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1.7146in"/>
    </style:style>
    <style:style style:name="co4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</office:automatic-styles>
  <office:body>
    <office:spreadsheet>
      <table:table table:name="Prob_Collision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table:style-name="ce3" office:value-type="string">
            <text:p>The Birthday Problem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Days/Slots</text:p>
          </table:table-cell>
          <table:table-cell office:value-type="string">
            <text:p>Conditional</text:p>
          </table:table-cell>
          <table:table-cell table:number-columns-repeated="2" office:value-type="string">
            <text:p>Probability</text:p>
          </table:table-cell>
          <table:table-cell office:value-type="string">
            <text:p>Expected</text:p>
          </table:table-cell>
          <table:table-cell office:value-type="string">
            <text:p>Approx</text:p>
          </table:table-cell>
          <table:table-cell office:value-type="string">
            <text:p>Further</text:p>
          </table:table-cell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of</text:p>
          </table:table-cell>
          <table:table-cell office:value-type="string">
            <text:p>Probability of</text:p>
          </table:table-cell>
          <table:table-cell office:value-type="string">
            <text:p>of no collision</text:p>
          </table:table-cell>
          <table:table-cell office:value-type="string">
            <text:p>of a</text:p>
          </table:table-cell>
          <table:table-cell office:value-type="string">
            <text:p>Sum</text:p>
          </table:table-cell>
          <table:table-cell office:value-type="string">
            <text:p>Probability</text:p>
          </table:table-cell>
          <table:table-cell office:value-type="string">
            <text:p>Approximation</text:p>
          </table:table-cell>
          <table:table-cell/>
        </table:table-row>
        <table:table-row table:style-name="ro1">
          <table:table-cell/>
          <table:table-cell office:value-type="string">
            <text:p>the Year</text:p>
          </table:table-cell>
          <table:table-cell office:value-type="string">
            <text:p>no collision</text:p>
          </table:table-cell>
          <table:table-cell/>
          <table:table-cell office:value-type="string">
            <text:p>collision</text:p>
          </table:table-cell>
          <table:table-cell/>
          <table:table-cell office:value-type="string">
            <text:p>of no collision</text:p>
          </table:table-cell>
          <table:table-cell office:value-type="string">
            <text:p>Probability of a C</text:p>
          </table:table-cell>
          <table:table-cell/>
        </table:table-row>
        <table:table-row table:style-name="ro3">
          <table:table-cell/>
          <table:table-cell office:value-type="string">
            <text:p>n-m</text:p>
          </table:table-cell>
          <table:table-cell office:value-type="string">
            <text:p>delta P</text:p>
          </table:table-cell>
          <table:table-cell office:value-type="string">
            <text:p>P(~c)</text:p>
          </table:table-cell>
          <table:table-cell office:value-type="string">
            <text:p>P(c)</text:p>
          </table:table-cell>
          <table:table-cell office:value-type="string">
            <text:p>E(sum)</text:p>
          </table:table-cell>
          <table:table-cell office:value-type="string">
            <text:p>Pa<text:span text:style-name="T1">1</text:span>=exp(-m*(m-1)/2n)</text:p>
          </table:table-cell>
          <table:table-cell office:value-type="string">
            <text:p>Pa<text:span text:style-name="T1">2</text:span>=1-exp(-m^2/2n)</text:p>
          </table:table-cell>
          <table:table-cell/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365-[.B11])/365" office:value-type="float" office:value="1">
            <text:p>1.0000</text:p>
          </table:table-cell>
          <table:table-cell table:formula="of:=[.C12]" office:value-type="float" office:value="1">
            <text:p>1.0000</text:p>
          </table:table-cell>
          <table:table-cell table:formula="of:=1-[.D12]" office:value-type="float" office:value="0">
            <text:p>0.0000</text:p>
          </table:table-cell>
          <table:table-cell table:formula="of:=1" office:value-type="float" office:value="1">
            <text:p>1.0000</text:p>
          </table:table-cell>
          <table:table-cell table:formula="of:=EXP(-[.B12]*([.B12]-1)/730)" office:value-type="float" office:value="1">
            <text:p>1.0000</text:p>
          </table:table-cell>
          <table:table-cell table:formula="of:=1-EXP(-[.B12]*[.B12]/730)" office:value-type="float" office:value="0.00136892517964404">
            <text:p>0.001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365-[.B12])/365" office:value-type="float" office:value="0.997260273972603">
            <text:p>0.9973</text:p>
          </table:table-cell>
          <table:table-cell table:formula="of:=[.D12]*[.C13]" office:value-type="float" office:value="0.997260273972603">
            <text:p>0.9973</text:p>
          </table:table-cell>
          <table:table-cell table:formula="of:=1-[.D13]" office:value-type="float" office:value="0.00273972602739725">
            <text:p>0.0027</text:p>
          </table:table-cell>
          <table:table-cell table:formula="of:=(364)/365*[.F12]+1" office:value-type="float" office:value="1.9972602739726">
            <text:p>1.9973</text:p>
          </table:table-cell>
          <table:table-cell table:formula="of:=EXP(-[.B13]*([.B13]-1)/730)" office:value-type="float" office:value="0.997264023596859">
            <text:p>0.9973</text:p>
          </table:table-cell>
          <table:table-cell table:formula="of:=1-EXP(-[.B13]*[.B13]/730)" office:value-type="float" office:value="0.00546446723940286">
            <text:p>0.005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365-[.B13])/365" office:value-type="float" office:value="0.994520547945205">
            <text:p>0.9945</text:p>
          </table:table-cell>
          <table:table-cell table:formula="of:=[.D13]*[.C14]" office:value-type="float" office:value="0.991795834115219">
            <text:p>0.9918</text:p>
          </table:table-cell>
          <table:table-cell table:formula="of:=1-[.D14]" office:value-type="float" office:value="0.00820416588478135">
            <text:p>0.0082</text:p>
          </table:table-cell>
          <table:table-cell table:formula="of:=(364)/365*[.F13]+1" office:value-type="float" office:value="2.99178832801651">
            <text:p>2.9918</text:p>
          </table:table-cell>
          <table:table-cell table:formula="of:=EXP(-[.B14]*([.B14]-1)/730)" office:value-type="float" office:value="0.991814507010879">
            <text:p>0.9918</text:p>
          </table:table-cell>
          <table:table-cell table:formula="of:=1-EXP(-[.B14]*[.B14]/730)" office:value-type="float" office:value="0.0122530792393011">
            <text:p>0.012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365-[.B14])/365" office:value-type="float" office:value="0.991780821917808">
            <text:p>0.9918</text:p>
          </table:table-cell>
          <table:table-cell table:formula="of:=[.D14]*[.C15]" office:value-type="float" office:value="0.98364408753345">
            <text:p>0.9836</text:p>
          </table:table-cell>
          <table:table-cell table:formula="of:=1-[.D15]" office:value-type="float" office:value="0.0163559124665502">
            <text:p>0.0164</text:p>
          </table:table-cell>
          <table:table-cell table:formula="of:=(364)/365*[.F14]+1" office:value-type="float" office:value="3.98359164766578">
            <text:p>3.9836</text:p>
          </table:table-cell>
          <table:table-cell table:formula="of:=EXP(-[.B15]*([.B15]-1)/730)" office:value-type="float" office:value="0.983696016317233">
            <text:p>0.9837</text:p>
          </table:table-cell>
          <table:table-cell table:formula="of:=1-EXP(-[.B15]*[.B15]/730)" office:value-type="float" office:value="0.0216793583374634">
            <text:p>0.021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365-[.B15])/365" office:value-type="float" office:value="0.989041095890411">
            <text:p>0.9890</text:p>
          </table:table-cell>
          <table:table-cell table:formula="of:=[.D15]*[.C16]" office:value-type="float" office:value="0.972864426300207">
            <text:p>0.9729</text:p>
          </table:table-cell>
          <table:table-cell table:formula="of:=1-[.D16]" office:value-type="float" office:value="0.0271355736997935">
            <text:p>0.0271</text:p>
          </table:table-cell>
          <table:table-cell table:formula="of:=(364)/365*[.F15]+1" office:value-type="float" office:value="4.97267769794615">
            <text:p>4.9727</text:p>
          </table:table-cell>
          <table:table-cell table:formula="of:=EXP(-[.B16]*([.B16]-1)/730)" office:value-type="float" office:value="0.97297464056654">
            <text:p>0.9730</text:p>
          </table:table-cell>
          <table:table-cell table:formula="of:=1-EXP(-[.B16]*[.B16]/730)" office:value-type="float" office:value="0.0336667986811984">
            <text:p>0.0337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365-[.B16])/365" office:value-type="float" office:value="0.986301369863014">
            <text:p>0.9863</text:p>
          </table:table-cell>
          <table:table-cell table:formula="of:=[.D16]*[.C17]" office:value-type="float" office:value="0.959537516350889">
            <text:p>0.9595</text:p>
          </table:table-cell>
          <table:table-cell table:formula="of:=1-[.D17]" office:value-type="float" office:value="0.0404624836491114">
            <text:p>0.0405</text:p>
          </table:table-cell>
          <table:table-cell table:formula="of:=(364)/365*[.F16]+1" office:value-type="float" office:value="5.95905392343123">
            <text:p>5.9591</text:p>
          </table:table-cell>
          <table:table-cell table:formula="of:=EXP(-[.B17]*([.B17]-1)/730)" office:value-type="float" office:value="0.959737095950737">
            <text:p>0.9597</text:p>
          </table:table-cell>
          <table:table-cell table:formula="of:=1-EXP(-[.B17]*[.B17]/730)" office:value-type="float" office:value="0.0481188253195667">
            <text:p>0.048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365-[.B17])/365" office:value-type="float" office:value="0.983561643835616">
            <text:p>0.9836</text:p>
          </table:table-cell>
          <table:table-cell table:formula="of:=[.D17]*[.C18]" office:value-type="float" office:value="0.943764296904025">
            <text:p>0.9438</text:p>
          </table:table-cell>
          <table:table-cell table:formula="of:=1-[.D18]" office:value-type="float" office:value="0.0562357030959754">
            <text:p>0.0562</text:p>
          </table:table-cell>
          <table:table-cell table:formula="of:=(364)/365*[.F17]+1" office:value-type="float" office:value="6.94272774829854">
            <text:p>6.9427</text:p>
          </table:table-cell>
          <table:table-cell table:formula="of:=EXP(-[.B18]*([.B18]-1)/730)" office:value-type="float" office:value="0.944089557998611">
            <text:p>0.9441</text:p>
          </table:table-cell>
          <table:table-cell table:formula="of:=1-EXP(-[.B18]*[.B18]/730)" office:value-type="float" office:value="0.0649200895946231">
            <text:p>0.0649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365-[.B18])/365" office:value-type="float" office:value="0.980821917808219">
            <text:p>0.9808</text:p>
          </table:table-cell>
          <table:table-cell table:formula="of:=[.D18]*[.C19]" office:value-type="float" office:value="0.925664707648331">
            <text:p>0.9257</text:p>
          </table:table-cell>
          <table:table-cell table:formula="of:=1-[.D19]" office:value-type="float" office:value="0.074335292351669">
            <text:p>0.0743</text:p>
          </table:table-cell>
          <table:table-cell table:formula="of:=(364)/365*[.F18]+1" office:value-type="float" office:value="7.9237065763854">
            <text:p>7.9237</text:p>
          </table:table-cell>
          <table:table-cell table:formula="of:=EXP(-[.B19]*([.B19]-1)/730)" office:value-type="float" office:value="0.926156243796751">
            <text:p>0.9262</text:p>
          </table:table-cell>
          <table:table-cell table:formula="of:=1-EXP(-[.B19]*[.B19]/730)" office:value-type="float" office:value="0.0839380017108915">
            <text:p>0.0839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365-[.B19])/365" office:value-type="float" office:value="0.978082191780822">
            <text:p>0.9781</text:p>
          </table:table-cell>
          <table:table-cell table:formula="of:=[.D19]*[.C20]" office:value-type="float" office:value="0.905376166110833">
            <text:p>0.9054</text:p>
          </table:table-cell>
          <table:table-cell table:formula="of:=1-[.D20]" office:value-type="float" office:value="0.0946238338891667">
            <text:p>0.0946</text:p>
          </table:table-cell>
          <table:table-cell table:formula="of:=(364)/365*[.F19]+1" office:value-type="float" office:value="8.90199779124461">
            <text:p>8.9020</text:p>
          </table:table-cell>
          <table:table-cell table:formula="of:=EXP(-[.B20]*([.B20]-1)/730)" office:value-type="float" office:value="0.906077770711002">
            <text:p>0.9061</text:p>
          </table:table-cell>
          <table:table-cell table:formula="of:=1-EXP(-[.B20]*[.B20]/730)" office:value-type="float" office:value="0.10502447201049">
            <text:p>0.105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365-[.B20])/365" office:value-type="float" office:value="0.975342465753425">
            <text:p>0.9753</text:p>
          </table:table-cell>
          <table:table-cell table:formula="of:=[.D20]*[.C21]" office:value-type="float" office:value="0.883051822288922">
            <text:p>0.8831</text:p>
          </table:table-cell>
          <table:table-cell table:formula="of:=1-[.D21]" office:value-type="float" office:value="0.116948177711078">
            <text:p>0.1169</text:p>
          </table:table-cell>
          <table:table-cell table:formula="of:=(364)/365*[.F20]+1" office:value-type="float" office:value="9.87760875620011">
            <text:p>9.8776</text:p>
          </table:table-cell>
          <table:table-cell table:formula="of:=EXP(-[.B21]*([.B21]-1)/730)" office:value-type="float" office:value="0.88400932192782">
            <text:p>0.8840</text:p>
          </table:table-cell>
          <table:table-cell table:formula="of:=1-EXP(-[.B21]*[.B21]/730)" office:value-type="float" office:value="0.128017828988458">
            <text:p>0.1280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365-[.B21])/365" office:value-type="float" office:value="0.972602739726027">
            <text:p>0.9726</text:p>
          </table:table-cell>
          <table:table-cell table:formula="of:=[.D21]*[.C22]" office:value-type="float" office:value="0.858858621678267">
            <text:p>0.8589</text:p>
          </table:table-cell>
          <table:table-cell table:formula="of:=1-[.D22]" office:value-type="float" office:value="0.141141378321733">
            <text:p>0.1411</text:p>
          </table:table-cell>
          <table:table-cell table:formula="of:=(364)/365*[.F21]+1" office:value-type="float" office:value="10.8505468144023">
            <text:p>10.8505</text:p>
          </table:table-cell>
          <table:table-cell table:formula="of:=EXP(-[.B22]*([.B22]-1)/730)" office:value-type="float" office:value="0.860118652260191">
            <text:p>0.8601</text:p>
          </table:table-cell>
          <table:table-cell table:formula="of:=1-EXP(-[.B22]*[.B22]/730)" office:value-type="float" office:value="0.152744879343253">
            <text:p>0.1527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365-[.B22])/365" office:value-type="float" office:value="0.96986301369863">
            <text:p>0.9699</text:p>
          </table:table-cell>
          <table:table-cell table:formula="of:=[.D22]*[.C23]" office:value-type="float" office:value="0.832975211161936">
            <text:p>0.8330</text:p>
          </table:table-cell>
          <table:table-cell table:formula="of:=1-[.D23]" office:value-type="float" office:value="0.167024788838064">
            <text:p>0.1670</text:p>
          </table:table-cell>
          <table:table-cell table:formula="of:=(364)/365*[.F22]+1" office:value-type="float" office:value="11.8208192888834">
            <text:p>11.8208</text:p>
          </table:table-cell>
          <table:table-cell table:formula="of:=EXP(-[.B23]*([.B23]-1)/730)" office:value-type="float" office:value="0.834583970005487">
            <text:p>0.8346</text:p>
          </table:table-cell>
          <table:table-cell table:formula="of:=1-EXP(-[.B23]*[.B23]/730)" office:value-type="float" office:value="0.179023073423382">
            <text:p>0.179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365-[.B23])/365" office:value-type="float" office:value="0.967123287671233">
            <text:p>0.9671</text:p>
          </table:table-cell>
          <table:table-cell table:formula="of:=[.D23]*[.C24]" office:value-type="float" office:value="0.80558972476757">
            <text:p>0.8056</text:p>
          </table:table-cell>
          <table:table-cell table:formula="of:=1-[.D24]" office:value-type="float" office:value="0.194410275232429">
            <text:p>0.1944</text:p>
          </table:table-cell>
          <table:table-cell table:formula="of:=(364)/365*[.F23]+1" office:value-type="float" office:value="12.7884334826125">
            <text:p>12.7884</text:p>
          </table:table-cell>
          <table:table-cell table:formula="of:=EXP(-[.B24]*([.B24]-1)/730)" office:value-type="float" office:value="0.807591732161785">
            <text:p>0.8076</text:p>
          </table:table-cell>
          <table:table-cell table:formula="of:=1-EXP(-[.B24]*[.B24]/730)" office:value-type="float" office:value="0.206662738332345">
            <text:p>0.2067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365-[.B24])/365" office:value-type="float" office:value="0.964383561643836">
            <text:p>0.9644</text:p>
          </table:table-cell>
          <table:table-cell table:formula="of:=[.D24]*[.C25]" office:value-type="float" office:value="0.776897487995027">
            <text:p>0.7769</text:p>
          </table:table-cell>
          <table:table-cell table:formula="of:=1-[.D25]" office:value-type="float" office:value="0.223102512004973">
            <text:p>0.2231</text:p>
          </table:table-cell>
          <table:table-cell table:formula="of:=(364)/365*[.F24]+1" office:value-type="float" office:value="13.7533966785505">
            <text:p>13.7534</text:p>
          </table:table-cell>
          <table:table-cell table:formula="of:=EXP(-[.B25]*([.B25]-1)/730)" office:value-type="float" office:value="0.779334390986865">
            <text:p>0.7793</text:p>
          </table:table-cell>
          <table:table-cell table:formula="of:=1-EXP(-[.B25]*[.B25]/730)" office:value-type="float" office:value="0.235469340696717">
            <text:p>0.2355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365-[.B25])/365" office:value-type="float" office:value="0.961643835616438">
            <text:p>0.9616</text:p>
          </table:table-cell>
          <table:table-cell table:formula="of:=[.D25]*[.C26]" office:value-type="float" office:value="0.747098680236314">
            <text:p>0.7471</text:p>
          </table:table-cell>
          <table:table-cell table:formula="of:=1-[.D26]" office:value-type="float" office:value="0.252901319763686">
            <text:p>0.2529</text:p>
          </table:table-cell>
          <table:table-cell table:formula="of:=(364)/365*[.F25]+1" office:value-type="float" office:value="14.7157161397052">
            <text:p>14.7157</text:p>
          </table:table-cell>
          <table:table-cell table:formula="of:=EXP(-[.B26]*([.B26]-1)/730)" office:value-type="float" office:value="0.750008129725363">
            <text:p>0.7500</text:p>
          </table:table-cell>
          <table:table-cell table:formula="of:=1-EXP(-[.B26]*[.B26]/730)" office:value-type="float" office:value="0.265245741669885">
            <text:p>0.2652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(365-[.B26])/365" office:value-type="float" office:value="0.958904109589041">
            <text:p>0.9589</text:p>
          </table:table-cell>
          <table:table-cell table:formula="of:=[.D26]*[.C27]" office:value-type="float" office:value="0.71639599474715">
            <text:p>0.7164</text:p>
          </table:table-cell>
          <table:table-cell table:formula="of:=1-[.D27]" office:value-type="float" office:value="0.28360400525285">
            <text:p>0.2836</text:p>
          </table:table-cell>
          <table:table-cell table:formula="of:=(364)/365*[.F26]+1" office:value-type="float" office:value="15.6753991091854">
            <text:p>15.6754</text:p>
          </table:table-cell>
          <table:table-cell table:formula="of:=EXP(-[.B27]*([.B27]-1)/730)" office:value-type="float" office:value="0.719810624362064">
            <text:p>0.7198</text:p>
          </table:table-cell>
          <table:table-cell table:formula="of:=1-EXP(-[.B27]*[.B27]/730)" office:value-type="float" office:value="0.295794408098595">
            <text:p>0.2958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(365-[.B27])/365" office:value-type="float" office:value="0.956164383561644">
            <text:p>0.9562</text:p>
          </table:table-cell>
          <table:table-cell table:formula="of:=[.D27]*[.C28]" office:value-type="float" office:value="0.684992334703439">
            <text:p>0.6850</text:p>
          </table:table-cell>
          <table:table-cell table:formula="of:=1-[.D28]" office:value-type="float" office:value="0.315007665296561">
            <text:p>0.3150</text:p>
          </table:table-cell>
          <table:table-cell table:formula="of:=(364)/365*[.F27]+1" office:value-type="float" office:value="16.6324528102562">
            <text:p>16.6325</text:p>
          </table:table-cell>
          <table:table-cell table:formula="of:=EXP(-[.B28]*([.B28]-1)/730)" office:value-type="float" office:value="0.688938866531329">
            <text:p>0.6889</text:p>
          </table:table-cell>
          <table:table-cell table:formula="of:=1-EXP(-[.B28]*[.B28]/730)" office:value-type="float" office:value="0.326919545862683">
            <text:p>0.326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(365-[.B28])/365" office:value-type="float" office:value="0.953424657534247">
            <text:p>0.9534</text:p>
          </table:table-cell>
          <table:table-cell table:formula="of:=[.D28]*[.C29]" office:value-type="float" office:value="0.65308858212821">
            <text:p>0.6531</text:p>
          </table:table-cell>
          <table:table-cell table:formula="of:=1-[.D29]" office:value-type="float" office:value="0.34691141787179">
            <text:p>0.3469</text:p>
          </table:table-cell>
          <table:table-cell table:formula="of:=(364)/365*[.F28]+1" office:value-type="float" office:value="17.5868844463925">
            <text:p>17.5869</text:p>
          </table:table-cell>
          <table:table-cell table:formula="of:=EXP(-[.B29]*([.B29]-1)/730)" office:value-type="float" office:value="0.657587080291536">
            <text:p>0.6576</text:p>
          </table:table-cell>
          <table:table-cell table:formula="of:=1-EXP(-[.B29]*[.B29]/730)" office:value-type="float" office:value="0.358429124134833">
            <text:p>0.3584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(365-[.B29])/365" office:value-type="float" office:value="0.950684931506849">
            <text:p>0.9507</text:p>
          </table:table-cell>
          <table:table-cell table:formula="of:=[.D29]*[.C30]" office:value-type="float" office:value="0.620881473968463">
            <text:p>0.6209</text:p>
          </table:table-cell>
          <table:table-cell table:formula="of:=1-[.D30]" office:value-type="float" office:value="0.379118526031537">
            <text:p>0.3791</text:p>
          </table:table-cell>
          <table:table-cell table:formula="of:=(364)/365*[.F29]+1" office:value-type="float" office:value="18.5387012013338">
            <text:p>18.5387</text:p>
          </table:table-cell>
          <table:table-cell table:formula="of:=EXP(-[.B30]*([.B30]-1)/730)" office:value-type="float" office:value="0.625944762442583">
            <text:p>0.6259</text:p>
          </table:table-cell>
          <table:table-cell table:formula="of:=1-EXP(-[.B30]*[.B30]/730)" office:value-type="float" office:value="0.390136762606111">
            <text:p>0.3901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(365-[.B30])/365" office:value-type="float" office:value="0.947945205479452">
            <text:p>0.9479</text:p>
          </table:table-cell>
          <table:table-cell table:formula="of:=[.D30]*[.C31]" office:value-type="float" office:value="0.58856161641942">
            <text:p>0.5886</text:p>
          </table:table-cell>
          <table:table-cell table:formula="of:=1-[.D31]" office:value-type="float" office:value="0.41143838358058">
            <text:p>0.4114</text:p>
          </table:table-cell>
          <table:table-cell table:formula="of:=(364)/365*[.F30]+1" office:value-type="float" office:value="19.4879102391384">
            <text:p>19.4879</text:p>
          </table:table-cell>
          <table:table-cell table:formula="of:=EXP(-[.B31]*([.B31]-1)/730)" office:value-type="float" office:value="0.594194872520674">
            <text:p>0.5942</text:p>
          </table:table-cell>
          <table:table-cell table:formula="of:=1-EXP(-[.B31]*[.B31]/730)" office:value-type="float" office:value="0.421863457482716">
            <text:p>0.4219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(365-[.B31])/365" office:value-type="float" office:value="0.945205479452055">
            <text:p>0.9452</text:p>
          </table:table-cell>
          <table:table-cell table:formula="of:=[.D31]*[.C32]" office:value-type="float" office:value="0.556311664834794">
            <text:p>0.5563</text:p>
          </table:table-cell>
          <table:table-cell table:formula="of:=1-[.D32]" office:value-type="float" office:value="0.443688335165206">
            <text:p>0.4437</text:p>
          </table:table-cell>
          <table:table-cell table:formula="of:=(364)/365*[.F31]+1" office:value-type="float" office:value="20.4345187042367">
            <text:p>20.4345</text:p>
          </table:table-cell>
          <table:table-cell table:formula="of:=EXP(-[.B32]*([.B32]-1)/730)" office:value-type="float" office:value="0.562512194654137">
            <text:p>0.5625</text:p>
          </table:table-cell>
          <table:table-cell table:formula="of:=1-EXP(-[.B32]*[.B32]/730)" office:value-type="float" office:value="0.453439126169618">
            <text:p>0.4534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(365-[.B32])/365" office:value-type="float" office:value="0.942465753424658">
            <text:p>0.9425</text:p>
          </table:table-cell>
          <table:table-cell table:formula="of:=[.D32]*[.C33]" office:value-type="float" office:value="0.52430469233745">
            <text:p>0.5243</text:p>
          </table:table-cell>
          <table:table-cell table:formula="of:=1-[.D33]" office:value-type="float" office:value="0.47569530766255">
            <text:p>0.4757</text:p>
          </table:table-cell>
          <table:table-cell table:formula="of:=(364)/365*[.F32]+1" office:value-type="float" office:value="21.3785337214853">
            <text:p>21.3785</text:p>
          </table:table-cell>
          <table:table-cell table:formula="of:=EXP(-[.B33]*([.B33]-1)/730)" office:value-type="float" office:value="0.531061889219852">
            <text:p>0.5311</text:p>
          </table:table-cell>
          <table:table-cell table:formula="of:=1-EXP(-[.B33]*[.B33]/730)" office:value-type="float" office:value="0.48470395490314">
            <text:p>0.4847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(365-[.B33])/365" office:value-type="float" office:value="0.93972602739726">
            <text:p>0.9397</text:p>
          </table:table-cell>
          <table:table-cell table:formula="of:=[.D33]*[.C34]" office:value-type="float" office:value="0.492702765676014">
            <text:p>0.4927</text:p>
          </table:table-cell>
          <table:table-cell table:formula="of:=1-[.D34]" office:value-type="float" office:value="0.507297234323986">
            <text:p>0.5073</text:p>
          </table:table-cell>
          <table:table-cell table:formula="of:=(364)/365*[.F33]+1" office:value-type="float" office:value="22.319962396221">
            <text:p>22.3200</text:p>
          </table:table-cell>
          <table:table-cell table:formula="of:=EXP(-[.B34]*([.B34]-1)/730)" office:value-type="float" office:value="0.499998247817289">
            <text:p>0.5000</text:p>
          </table:table-cell>
          <table:table-cell table:formula="of:=1-EXP(-[.B34]*[.B34]/730)" office:value-type="float" office:value="0.515509538061517">
            <text:p>0.5155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(365-[.B34])/365" office:value-type="float" office:value="0.936986301369863">
            <text:p>0.9370</text:p>
          </table:table-cell>
          <table:table-cell table:formula="of:=[.D34]*[.C35]" office:value-type="float" office:value="0.461655742085471">
            <text:p>0.4617</text:p>
          </table:table-cell>
          <table:table-cell table:formula="of:=1-[.D35]" office:value-type="float" office:value="0.538344257914529">
            <text:p>0.5383</text:p>
          </table:table-cell>
          <table:table-cell table:formula="of:=(364)/365*[.F34]+1" office:value-type="float" office:value="23.2588118143135">
            <text:p>23.2588</text:p>
          </table:table-cell>
          <table:table-cell table:formula="of:=EXP(-[.B35]*([.B35]-1)/730)" office:value-type="float" office:value="0.469463660590948">
            <text:p>0.4695</text:p>
          </table:table-cell>
          <table:table-cell table:formula="of:=1-EXP(-[.B35]*[.B35]/730)" office:value-type="float" office:value="0.545719802357139">
            <text:p>0.5457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(365-[.B35])/365" office:value-type="float" office:value="0.934246575342466">
            <text:p>0.9342</text:p>
          </table:table-cell>
          <table:table-cell table:formula="of:=[.D35]*[.C36]" office:value-type="float" office:value="0.431300296030536">
            <text:p>0.4313</text:p>
          </table:table-cell>
          <table:table-cell table:formula="of:=1-[.D36]" office:value-type="float" office:value="0.568699703969464">
            <text:p>0.5687</text:p>
          </table:table-cell>
          <table:table-cell table:formula="of:=(364)/365*[.F35]+1" office:value-type="float" office:value="24.1950890422195">
            <text:p>24.1951</text:p>
          </table:table-cell>
          <table:table-cell table:formula="of:=EXP(-[.B36]*([.B36]-1)/730)" office:value-type="float" office:value="0.439587800492723">
            <text:p>0.4396</text:p>
          </table:table-cell>
          <table:table-cell table:formula="of:=1-EXP(-[.B36]*[.B36]/730)" office:value-type="float" office:value="0.575211713489176">
            <text:p>0.5752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(365-[.B36])/365" office:value-type="float" office:value="0.931506849315068">
            <text:p>0.9315</text:p>
          </table:table-cell>
          <table:table-cell table:formula="of:=[.D36]*[.C37]" office:value-type="float" office:value="0.401759179864061">
            <text:p>0.4018</text:p>
          </table:table-cell>
          <table:table-cell table:formula="of:=1-[.D37]" office:value-type="float" office:value="0.598240820135939">
            <text:p>0.5982</text:p>
          </table:table-cell>
          <table:table-cell table:formula="of:=(364)/365*[.F36]+1" office:value-type="float" office:value="25.1288011270354">
            <text:p>25.1288</text:p>
          </table:table-cell>
          <table:table-cell table:formula="of:=EXP(-[.B37]*([.B37]-1)/730)" office:value-type="float" office:value="0.410487024786733">
            <text:p>0.4105</text:p>
          </table:table-cell>
          <table:table-cell table:formula="of:=1-EXP(-[.B37]*[.B37]/730)" office:value-type="float" office:value="0.603875767011825">
            <text:p>0.6039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(365-[.B37])/365" office:value-type="float" office:value="0.928767123287671">
            <text:p>0.9288</text:p>
          </table:table-cell>
          <table:table-cell table:formula="of:=[.D37]*[.C38]" office:value-type="float" office:value="0.373140717736758">
            <text:p>0.3731</text:p>
          </table:table-cell>
          <table:table-cell table:formula="of:=1-[.D38]" office:value-type="float" office:value="0.626859282263242">
            <text:p>0.6269</text:p>
          </table:table-cell>
          <table:table-cell table:formula="of:=(364)/365*[.F37]+1" office:value-type="float" office:value="26.0599550965503">
            <text:p>26.0600</text:p>
          </table:table-cell>
          <table:table-cell table:formula="of:=EXP(-[.B38]*([.B38]-1)/730)" office:value-type="float" office:value="0.382263990054239">
            <text:p>0.3823</text:p>
          </table:table-cell>
          <table:table-cell table:formula="of:=1-EXP(-[.B38]*[.B38]/730)" office:value-type="float" office:value="0.631616269063507">
            <text:p>0.6316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(365-[.B38])/365" office:value-type="float" office:value="0.926027397260274">
            <text:p>0.9260</text:p>
          </table:table-cell>
          <table:table-cell table:formula="of:=[.D38]*[.C39]" office:value-type="float" office:value="0.3455385276576">
            <text:p>0.3455</text:p>
          </table:table-cell>
          <table:table-cell table:formula="of:=1-[.D39]" office:value-type="float" office:value="0.654461472342399">
            <text:p>0.6545</text:p>
          </table:table-cell>
          <table:table-cell table:formula="of:=(364)/365*[.F38]+1" office:value-type="float" office:value="26.9885579592995">
            <text:p>26.9886</text:p>
          </table:table-cell>
          <table:table-cell table:formula="of:=EXP(-[.B39]*([.B39]-1)/730)" office:value-type="float" office:value="0.355007473237108">
            <text:p>0.3550</text:p>
          </table:table-cell>
          <table:table-cell table:formula="of:=1-EXP(-[.B39]*[.B39]/730)" office:value-type="float" office:value="0.658351416130977">
            <text:p>0.6584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(365-[.B39])/365" office:value-type="float" office:value="0.923287671232877">
            <text:p>0.9233</text:p>
          </table:table-cell>
          <table:table-cell table:formula="of:=[.D39]*[.C40]" office:value-type="float" office:value="0.319031462522223">
            <text:p>0.3190</text:p>
          </table:table-cell>
          <table:table-cell table:formula="of:=1-[.D40]" office:value-type="float" office:value="0.680968537477777">
            <text:p>0.6810</text:p>
          </table:table-cell>
          <table:table-cell table:formula="of:=(364)/365*[.F39]+1" office:value-type="float" office:value="27.9146167046165">
            <text:p>27.9146</text:p>
          </table:table-cell>
          <table:table-cell table:formula="of:=EXP(-[.B40]*([.B40]-1)/730)" office:value-type="float" office:value="0.328792387933055">
            <text:p>0.3288</text:p>
          </table:table-cell>
          <table:table-cell table:formula="of:=1-EXP(-[.B40]*[.B40]/730)" office:value-type="float" office:value="0.684013186128477">
            <text:p>0.684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(365-[.B40])/365" office:value-type="float" office:value="0.920547945205479">
            <text:p>0.9205</text:p>
          </table:table-cell>
          <table:table-cell table:formula="of:=[.D40]*[.C41]" office:value-type="float" office:value="0.293683757280731">
            <text:p>0.2937</text:p>
          </table:table-cell>
          <table:table-cell table:formula="of:=1-[.D41]" office:value-type="float" office:value="0.706316242719269">
            <text:p>0.7063</text:p>
          </table:table-cell>
          <table:table-cell table:formula="of:=(364)/365*[.F40]+1" office:value-type="float" office:value="28.838138302686">
            <text:p>28.8381</text:p>
          </table:table-cell>
          <table:table-cell table:formula="of:=EXP(-[.B41]*([.B41]-1)/730)" office:value-type="float" office:value="0.303679982278076">
            <text:p>0.3037</text:p>
          </table:table-cell>
          <table:table-cell table:formula="of:=1-EXP(-[.B41]*[.B41]/730)" office:value-type="float" office:value="0.708547055710068">
            <text:p>0.7085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(365-[.B41])/365" office:value-type="float" office:value="0.917808219178082">
            <text:p>0.9178</text:p>
          </table:table-cell>
          <table:table-cell table:formula="of:=[.D41]*[.C42]" office:value-type="float" office:value="0.269545366271356">
            <text:p>0.2695</text:p>
          </table:table-cell>
          <table:table-cell table:formula="of:=1-[.D42]" office:value-type="float" office:value="0.730454633728644">
            <text:p>0.7305</text:p>
          </table:table-cell>
          <table:table-cell table:formula="of:=(364)/365*[.F41]+1" office:value-type="float" office:value="29.7591297045965">
            <text:p>29.7591</text:p>
          </table:table-cell>
          <table:table-cell table:formula="of:=EXP(-[.B42]*([.B42]-1)/730)" office:value-type="float" office:value="0.279718202359111">
            <text:p>0.2797</text:p>
          </table:table-cell>
          <table:table-cell table:formula="of:=1-EXP(-[.B42]*[.B42]/730)" office:value-type="float" office:value="0.731911560872649">
            <text:p>0.7319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(365-[.B42])/365" office:value-type="float" office:value="0.915068493150685">
            <text:p>0.9151</text:p>
          </table:table-cell>
          <table:table-cell table:formula="of:=[.D42]*[.C43]" office:value-type="float" office:value="0.246652472149679">
            <text:p>0.2467</text:p>
          </table:table-cell>
          <table:table-cell table:formula="of:=1-[.D43]" office:value-type="float" office:value="0.753347527850321">
            <text:p>0.7533</text:p>
          </table:table-cell>
          <table:table-cell table:formula="of:=(364)/365*[.F42]+1" office:value-type="float" office:value="30.6775978423921">
            <text:p>30.6776</text:p>
          </table:table-cell>
          <table:table-cell table:formula="of:=EXP(-[.B43]*([.B43]-1)/730)" office:value-type="float" office:value="0.256942203215894">
            <text:p>0.2569</text:p>
          </table:table-cell>
          <table:table-cell table:formula="of:=1-EXP(-[.B43]*[.B43]/730)" office:value-type="float" office:value="0.754077719532824">
            <text:p>0.7541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(365-[.B43])/365" office:value-type="float" office:value="0.912328767123288">
            <text:p>0.9123</text:p>
          </table:table-cell>
          <table:table-cell table:formula="of:=[.D43]*[.C44]" office:value-type="float" office:value="0.225028145824228">
            <text:p>0.2250</text:p>
          </table:table-cell>
          <table:table-cell table:formula="of:=1-[.D44]" office:value-type="float" office:value="0.774971854175772">
            <text:p>0.7750</text:p>
          </table:table-cell>
          <table:table-cell table:formula="of:=(364)/365*[.F43]+1" office:value-type="float" office:value="31.5935496291253">
            <text:p>31.5935</text:p>
          </table:table-cell>
          <table:table-cell table:formula="of:=EXP(-[.B44]*([.B44]-1)/730)" office:value-type="float" office:value="0.235374988122758">
            <text:p>0.2354</text:p>
          </table:table-cell>
          <table:table-cell table:formula="of:=1-EXP(-[.B44]*[.B44]/730)" office:value-type="float" office:value="0.7750283358721">
            <text:p>0.7750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(365-[.B44])/365" office:value-type="float" office:value="0.90958904109589">
            <text:p>0.9096</text:p>
          </table:table-cell>
          <table:table-cell table:formula="of:=[.D44]*[.C45]" office:value-type="float" office:value="0.204683135379846">
            <text:p>0.2047</text:p>
          </table:table-cell>
          <table:table-cell table:formula="of:=1-[.D45]" office:value-type="float" office:value="0.795316864620154">
            <text:p>0.7953</text:p>
          </table:table-cell>
          <table:table-cell table:formula="of:=(364)/365*[.F44]+1" office:value-type="float" office:value="32.5069919589085">
            <text:p>32.5070</text:p>
          </table:table-cell>
          <table:table-cell table:formula="of:=EXP(-[.B45]*([.B45]-1)/730)" office:value-type="float" office:value="0.215028155982657">
            <text:p>0.2150</text:p>
          </table:table-cell>
          <table:table-cell table:formula="of:=1-EXP(-[.B45]*[.B45]/730)" office:value-type="float" office:value="0.794757206854901">
            <text:p>0.7948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(365-[.B45])/365" office:value-type="float" office:value="0.906849315068493">
            <text:p>0.9068</text:p>
          </table:table-cell>
          <table:table-cell table:formula="of:=[.D45]*[.C46]" office:value-type="float" office:value="0.185616761125285">
            <text:p>0.1856</text:p>
          </table:table-cell>
          <table:table-cell table:formula="of:=1-[.D46]" office:value-type="float" office:value="0.814383238874715">
            <text:p>0.8144</text:p>
          </table:table-cell>
          <table:table-cell table:formula="of:=(364)/365*[.F45]+1" office:value-type="float" office:value="33.4179317069663">
            <text:p>33.4179</text:p>
          </table:table-cell>
          <table:table-cell table:formula="of:=EXP(-[.B46]*([.B46]-1)/730)" office:value-type="float" office:value="0.19590273629747">
            <text:p>0.1959</text:p>
          </table:table-cell>
          <table:table-cell table:formula="of:=1-EXP(-[.B46]*[.B46]/730)" office:value-type="float" office:value="0.813268251457634">
            <text:p>0.8133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(365-[.B46])/365" office:value-type="float" office:value="0.904109589041096">
            <text:p>0.9041</text:p>
          </table:table-cell>
          <table:table-cell table:formula="of:=[.D46]*[.C47]" office:value-type="float" office:value="0.16781789362012">
            <text:p>0.1678</text:p>
          </table:table-cell>
          <table:table-cell table:formula="of:=1-[.D47]" office:value-type="float" office:value="0.83218210637988">
            <text:p>0.8322</text:p>
          </table:table-cell>
          <table:table-cell table:formula="of:=(364)/365*[.F46]+1" office:value-type="float" office:value="34.3263757296869">
            <text:p>34.3264</text:p>
          </table:table-cell>
          <table:table-cell table:formula="of:=EXP(-[.B47]*([.B47]-1)/730)" office:value-type="float" office:value="0.177990091270305">
            <text:p>0.1780</text:p>
          </table:table-cell>
          <table:table-cell table:formula="of:=1-EXP(-[.B47]*[.B47]/730)" office:value-type="float" office:value="0.830574582840144">
            <text:p>0.8306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(365-[.B47])/365" office:value-type="float" office:value="0.901369863013699">
            <text:p>0.9014</text:p>
          </table:table-cell>
          <table:table-cell table:formula="of:=[.D47]*[.C48]" office:value-type="float" office:value="0.151265991783615">
            <text:p>0.1513</text:p>
          </table:table-cell>
          <table:table-cell table:formula="of:=1-[.D48]" office:value-type="float" office:value="0.848734008216385">
            <text:p>0.8487</text:p>
          </table:table-cell>
          <table:table-cell table:formula="of:=(364)/365*[.F47]+1" office:value-type="float" office:value="35.2323308646741">
            <text:p>35.2323</text:p>
          </table:table-cell>
          <table:table-cell table:formula="of:=EXP(-[.B48]*([.B48]-1)/730)" office:value-type="float" office:value="0.161272865106846">
            <text:p>0.1613</text:p>
          </table:table-cell>
          <table:table-cell table:formula="of:=1-EXP(-[.B48]*[.B48]/730)" office:value-type="float" office:value="0.846697542987411">
            <text:p>0.8467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(365-[.B48])/365" office:value-type="float" office:value="0.898630136986301">
            <text:p>0.8986</text:p>
          </table:table-cell>
          <table:table-cell table:formula="of:=[.D48]*[.C49]" office:value-type="float" office:value="0.135932178917879">
            <text:p>0.1359</text:p>
          </table:table-cell>
          <table:table-cell table:formula="of:=1-[.D49]" office:value-type="float" office:value="0.864067821082121">
            <text:p>0.8641</text:p>
          </table:table-cell>
          <table:table-cell table:formula="of:=(364)/365*[.F48]+1" office:value-type="float" office:value="36.1358039307983">
            <text:p>36.1358</text:p>
          </table:table-cell>
          <table:table-cell table:formula="of:=EXP(-[.B49]*([.B49]-1)/730)" office:value-type="float" office:value="0.145725961466156">
            <text:p>0.1457</text:p>
          </table:table-cell>
          <table:table-cell table:formula="of:=1-EXP(-[.B49]*[.B49]/730)" office:value-type="float" office:value="0.861665718300059">
            <text:p>0.8617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(365-[.B49])/365" office:value-type="float" office:value="0.895890410958904">
            <text:p>0.8959</text:p>
          </table:table-cell>
          <table:table-cell table:formula="of:=[.D49]*[.C50]" office:value-type="float" office:value="0.121780335633278">
            <text:p>0.1218</text:p>
          </table:table-cell>
          <table:table-cell table:formula="of:=1-[.D50]" office:value-type="float" office:value="0.878219664366722">
            <text:p>0.8782</text:p>
          </table:table-cell>
          <table:table-cell table:formula="of:=(364)/365*[.F49]+1" office:value-type="float" office:value="37.0368017282481">
            <text:p>37.0368</text:p>
          </table:table-cell>
          <table:table-cell table:formula="of:=EXP(-[.B50]*([.B50]-1)/730)" office:value-type="float" office:value="0.131317531213428">
            <text:p>0.1313</text:p>
          </table:table-cell>
          <table:table-cell table:formula="of:=1-EXP(-[.B50]*[.B50]/730)" office:value-type="float" office:value="0.87551395327244">
            <text:p>0.8755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365-[.B50])/365" office:value-type="float" office:value="0.893150684931507">
            <text:p>0.8932</text:p>
          </table:table-cell>
          <table:table-cell table:formula="of:=[.D50]*[.C51]" office:value-type="float" office:value="0.108768190182051">
            <text:p>0.1088</text:p>
          </table:table-cell>
          <table:table-cell table:formula="of:=1-[.D51]" office:value-type="float" office:value="0.891231809817949">
            <text:p>0.8912</text:p>
          </table:table-cell>
          <table:table-cell table:formula="of:=(364)/365*[.F50]+1" office:value-type="float" office:value="37.9353310385817">
            <text:p>37.9353</text:p>
          </table:table-cell>
          <table:table-cell table:formula="of:=EXP(-[.B51]*([.B51]-1)/730)" office:value-type="float" office:value="0.118009954091123">
            <text:p>0.1180</text:p>
          </table:table-cell>
          <table:table-cell table:formula="of:=1-EXP(-[.B51]*[.B51]/730)" office:value-type="float" office:value="0.888282377824588">
            <text:p>0.8883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(365-[.B51])/365" office:value-type="float" office:value="0.89041095890411">
            <text:p>0.8904</text:p>
          </table:table-cell>
          <table:table-cell table:formula="of:=[.D51]*[.C52]" office:value-type="float" office:value="0.0968483885182646">
            <text:p>0.0968</text:p>
          </table:table-cell>
          <table:table-cell table:formula="of:=1-[.D52]" office:value-type="float" office:value="0.903151611481735">
            <text:p>0.9032</text:p>
          </table:table-cell>
          <table:table-cell table:formula="of:=(364)/365*[.F51]+1" office:value-type="float" office:value="38.8313986247774">
            <text:p>38.8314</text:p>
          </table:table-cell>
          <table:table-cell table:formula="of:=EXP(-[.B52]*([.B52]-1)/730)" office:value-type="float" office:value="0.105760799592302">
            <text:p>0.1058</text:p>
          </table:table-cell>
          <table:table-cell table:formula="of:=1-EXP(-[.B52]*[.B52]/730)" office:value-type="float" office:value="0.900015462107828">
            <text:p>0.9000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(365-[.B52])/365" office:value-type="float" office:value="0.887671232876712">
            <text:p>0.8877</text:p>
          </table:table-cell>
          <table:table-cell table:formula="of:=[.D52]*[.C53]" office:value-type="float" office:value="0.0859695284381307">
            <text:p>0.0860</text:p>
          </table:table-cell>
          <table:table-cell table:formula="of:=1-[.D53]" office:value-type="float" office:value="0.914030471561869">
            <text:p>0.9140</text:p>
          </table:table-cell>
          <table:table-cell table:formula="of:=(364)/365*[.F52]+1" office:value-type="float" office:value="39.7250112312848">
            <text:p>39.7250</text:p>
          </table:table-cell>
          <table:table-cell table:formula="of:=EXP(-[.B53]*([.B53]-1)/730)" office:value-type="float" office:value="0.0945237541324223">
            <text:p>0.0945</text:p>
          </table:table-cell>
          <table:table-cell table:formula="of:=1-EXP(-[.B53]*[.B53]/730)" office:value-type="float" office:value="0.910761110740752">
            <text:p>0.9108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(365-[.B53])/365" office:value-type="float" office:value="0.884931506849315">
            <text:p>0.8849</text:p>
          </table:table-cell>
          <table:table-cell table:formula="of:=[.D53]*[.C54]" office:value-type="float" office:value="0.0760771443438801">
            <text:p>0.0761</text:p>
          </table:table-cell>
          <table:table-cell table:formula="of:=1-[.D54]" office:value-type="float" office:value="0.92392285565612">
            <text:p>0.9239</text:p>
          </table:table-cell>
          <table:table-cell table:formula="of:=(364)/365*[.F53]+1" office:value-type="float" office:value="40.6161755840758">
            <text:p>40.6162</text:p>
          </table:table-cell>
          <table:table-cell table:formula="of:=EXP(-[.B54]*([.B54]-1)/730)" office:value-type="float" office:value="0.0842495035170503">
            <text:p>0.0842</text:p>
          </table:table-cell>
          <table:table-cell table:formula="of:=1-EXP(-[.B54]*[.B54]/730)" office:value-type="float" office:value="0.920569806507623">
            <text:p>0.9206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(365-[.B54])/365" office:value-type="float" office:value="0.882191780821918">
            <text:p>0.8822</text:p>
          </table:table-cell>
          <table:table-cell table:formula="of:=[.D54]*[.C55]" office:value-type="float" office:value="0.0671146314485737">
            <text:p>0.0671</text:p>
          </table:table-cell>
          <table:table-cell table:formula="of:=1-[.D55]" office:value-type="float" office:value="0.932885368551426">
            <text:p>0.9329</text:p>
          </table:table-cell>
          <table:table-cell table:formula="of:=(364)/365*[.F54]+1" office:value-type="float" office:value="41.5048983906948">
            <text:p>41.5049</text:p>
          </table:table-cell>
          <table:table-cell table:formula="of:=EXP(-[.B55]*([.B55]-1)/730)" office:value-type="float" office:value="0.0748865616396143">
            <text:p>0.0749</text:p>
          </table:table-cell>
          <table:table-cell table:formula="of:=1-EXP(-[.B55]*[.B55]/730)" office:value-type="float" office:value="0.929493811616055">
            <text:p>0.9295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(365-[.B55])/365" office:value-type="float" office:value="0.879452054794521">
            <text:p>0.8795</text:p>
          </table:table-cell>
          <table:table-cell table:formula="of:=[.D55]*[.C56]" office:value-type="float" office:value="0.0590241005342251">
            <text:p>0.0590</text:p>
          </table:table-cell>
          <table:table-cell table:formula="of:=1-[.D56]" office:value-type="float" office:value="0.940975899465775">
            <text:p>0.9410</text:p>
          </table:table-cell>
          <table:table-cell table:formula="of:=(364)/365*[.F55]+1" office:value-type="float" office:value="42.3911863403094">
            <text:p>42.3912</text:p>
          </table:table-cell>
          <table:table-cell table:formula="of:=EXP(-[.B56]*([.B56]-1)/730)" office:value-type="float" office:value="0.0663820382668317">
            <text:p>0.0664</text:p>
          </table:table-cell>
          <table:table-cell table:formula="of:=1-EXP(-[.B56]*[.B56]/730)" office:value-type="float" office:value="0.937586432711181">
            <text:p>0.9376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(365-[.B56])/365" office:value-type="float" office:value="0.876712328767123">
            <text:p>0.8767</text:p>
          </table:table-cell>
          <table:table-cell table:formula="of:=[.D56]*[.C57]" office:value-type="float" office:value="0.0517471566327453">
            <text:p>0.0517</text:p>
          </table:table-cell>
          <table:table-cell table:formula="of:=1-[.D57]" office:value-type="float" office:value="0.948252843367255">
            <text:p>0.9483</text:p>
          </table:table-cell>
          <table:table-cell table:formula="of:=(364)/365*[.F56]+1" office:value-type="float" office:value="43.2750461037606">
            <text:p>43.2750</text:p>
          </table:table-cell>
          <table:table-cell table:formula="of:=EXP(-[.B57]*([.B57]-1)/730)" office:value-type="float" office:value="0.0586823406364485">
            <text:p>0.0587</text:p>
          </table:table-cell>
          <table:table-cell table:formula="of:=1-EXP(-[.B57]*[.B57]/730)" office:value-type="float" office:value="0.944901354019746">
            <text:p>0.9449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(365-[.B57])/365" office:value-type="float" office:value="0.873972602739726">
            <text:p>0.8740</text:p>
          </table:table-cell>
          <table:table-cell table:formula="of:=[.D57]*[.C58]" office:value-type="float" office:value="0.0452255971667007">
            <text:p>0.0452</text:p>
          </table:table-cell>
          <table:table-cell table:formula="of:=1-[.D58]" office:value-type="float" office:value="0.954774402833299">
            <text:p>0.9548</text:p>
          </table:table-cell>
          <table:table-cell table:formula="of:=(364)/365*[.F57]+1" office:value-type="float" office:value="44.1564843336133">
            <text:p>44.1565</text:p>
          </table:table-cell>
          <table:table-cell table:formula="of:=EXP(-[.B58]*([.B58]-1)/730)" office:value-type="float" office:value="0.0517338053651481">
            <text:p>0.0517</text:p>
          </table:table-cell>
          <table:table-cell table:formula="of:=1-EXP(-[.B58]*[.B58]/730)" office:value-type="float" office:value="0.951492041283816">
            <text:p>0.9515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(365-[.B58])/365" office:value-type="float" office:value="0.871232876712329">
            <text:p>0.8712</text:p>
          </table:table-cell>
          <table:table-cell table:formula="of:=[.D58]*[.C59]" office:value-type="float" office:value="0.0394020271205775">
            <text:p>0.0394</text:p>
          </table:table-cell>
          <table:table-cell table:formula="of:=1-[.D59]" office:value-type="float" office:value="0.960597972879422">
            <text:p>0.9606</text:p>
          </table:table-cell>
          <table:table-cell table:formula="of:=(364)/365*[.F58]+1" office:value-type="float" office:value="45.0355076642061">
            <text:p>45.0355</text:p>
          </table:table-cell>
          <table:table-cell table:formula="of:=EXP(-[.B59]*([.B59]-1)/730)" office:value-type="float" office:value="0.0454832588131276">
            <text:p>0.0455</text:p>
          </table:table-cell>
          <table:table-cell table:formula="of:=1-EXP(-[.B59]*[.B59]/730)" office:value-type="float" office:value="0.957411217567434">
            <text:p>0.9574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(365-[.B59])/365" office:value-type="float" office:value="0.868493150684932">
            <text:p>0.8685</text:p>
          </table:table-cell>
          <table:table-cell table:formula="of:=[.D59]*[.C60]" office:value-type="float" office:value="0.0342203906773235">
            <text:p>0.0342</text:p>
          </table:table-cell>
          <table:table-cell table:formula="of:=1-[.D60]" office:value-type="float" office:value="0.965779609322676">
            <text:p>0.9658</text:p>
          </table:table-cell>
          <table:table-cell table:formula="of:=(364)/365*[.F59]+1" office:value-type="float" office:value="45.9121227117014">
            <text:p>45.9121</text:p>
          </table:table-cell>
          <table:table-cell table:formula="of:=EXP(-[.B60]*([.B60]-1)/730)" office:value-type="float" office:value="0.0398785055516944">
            <text:p>0.0399</text:p>
          </table:table-cell>
          <table:table-cell table:formula="of:=1-EXP(-[.B60]*[.B60]/730)" office:value-type="float" office:value="0.962710410601621">
            <text:p>0.9627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(365-[.B60])/365" office:value-type="float" office:value="0.865753424657534">
            <text:p>0.8658</text:p>
          </table:table-cell>
          <table:table-cell table:formula="of:=[.D60]*[.C61]" office:value-type="float" office:value="0.0296264204220116">
            <text:p>0.0296</text:p>
          </table:table-cell>
          <table:table-cell table:formula="of:=1-[.D61]" office:value-type="float" office:value="0.970373579577988">
            <text:p>0.9704</text:p>
          </table:table-cell>
          <table:table-cell table:formula="of:=(364)/365*[.F60]+1" office:value-type="float" office:value="46.7863360741351">
            <text:p>46.7863</text:p>
          </table:table-cell>
          <table:table-cell table:formula="of:=EXP(-[.B61]*([.B61]-1)/730)" office:value-type="float" office:value="0.0348687459136893">
            <text:p>0.0349</text:p>
          </table:table-cell>
          <table:table-cell table:formula="of:=1-EXP(-[.B61]*[.B61]/730)" office:value-type="float" office:value="0.967439570087906">
            <text:p>0.9674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(365-[.B61])/365" office:value-type="float" office:value="0.863013698630137">
            <text:p>0.8630</text:p>
          </table:table-cell>
          <table:table-cell table:formula="of:=[.D61]*[.C62]" office:value-type="float" office:value="0.0255680066655716">
            <text:p>0.0256</text:p>
          </table:table-cell>
          <table:table-cell table:formula="of:=1-[.D62]" office:value-type="float" office:value="0.974431993334428">
            <text:p>0.9744</text:p>
          </table:table-cell>
          <table:table-cell table:formula="of:=(364)/365*[.F61]+1" office:value-type="float" office:value="47.6581543314663">
            <text:p>47.6582</text:p>
          </table:table-cell>
          <table:table-cell table:formula="of:=EXP(-[.B62]*([.B62]-1)/730)" office:value-type="float" office:value="0.0304049247622686">
            <text:p>0.0304</text:p>
          </table:table-cell>
          <table:table-cell table:formula="of:=1-EXP(-[.B62]*[.B62]/730)" office:value-type="float" office:value="0.971646752316439">
            <text:p>0.9716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(365-[.B62])/365" office:value-type="float" office:value="0.86027397260274">
            <text:p>0.8603</text:p>
          </table:table-cell>
          <table:table-cell table:formula="of:=[.D62]*[.C63]" office:value-type="float" office:value="0.0219954906657246">
            <text:p>0.0220</text:p>
          </table:table-cell>
          <table:table-cell table:formula="of:=1-[.D63]" office:value-type="float" office:value="0.978004509334275">
            <text:p>0.9780</text:p>
          </table:table-cell>
          <table:table-cell table:formula="of:=(364)/365*[.F62]+1" office:value-type="float" office:value="48.5275840456266">
            <text:p>48.5276</text:p>
          </table:table-cell>
          <table:table-cell table:formula="of:=EXP(-[.B63]*([.B63]-1)/730)" office:value-type="float" office:value="0.0264400145861558">
            <text:p>0.0264</text:p>
          </table:table-cell>
          <table:table-cell table:formula="of:=1-EXP(-[.B63]*[.B63]/730)" office:value-type="float" office:value="0.975377868574415">
            <text:p>0.9754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(365-[.B63])/365" office:value-type="float" office:value="0.857534246575342">
            <text:p>0.8575</text:p>
          </table:table-cell>
          <table:table-cell table:formula="of:=[.D63]*[.C64]" office:value-type="float" office:value="0.0188618865160872">
            <text:p>0.0189</text:p>
          </table:table-cell>
          <table:table-cell table:formula="of:=1-[.D64]" office:value-type="float" office:value="0.981138113483913">
            <text:p>0.9811</text:p>
          </table:table-cell>
          <table:table-cell table:formula="of:=(364)/365*[.F63]+1" office:value-type="float" office:value="49.3946317605701">
            <text:p>49.3946</text:p>
          </table:table-cell>
          <table:table-cell table:formula="of:=EXP(-[.B64]*([.B64]-1)/730)" office:value-type="float" office:value="0.0229292368188104">
            <text:p>0.0229</text:p>
          </table:table-cell>
          <table:table-cell table:formula="of:=1-EXP(-[.B64]*[.B64]/730)" office:value-type="float" office:value="0.978676493121561">
            <text:p>0.9787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(365-[.B64])/365" office:value-type="float" office:value="0.854794520547945">
            <text:p>0.8548</text:p>
          </table:table-cell>
          <table:table-cell table:formula="of:=[.D64]*[.C65]" office:value-type="float" office:value="0.0161230372411485">
            <text:p>0.0161</text:p>
          </table:table-cell>
          <table:table-cell table:formula="of:=1-[.D65]" office:value-type="float" office:value="0.983876962758851">
            <text:p>0.9839</text:p>
          </table:table-cell>
          <table:table-cell table:formula="of:=(364)/365*[.F64]+1" office:value-type="float" office:value="50.259304002322">
            <text:p>50.2593</text:p>
          </table:table-cell>
          <table:table-cell table:formula="of:=EXP(-[.B65]*([.B65]-1)/730)" office:value-type="float" office:value="0.019830225889674">
            <text:p>0.0198</text:p>
          </table:table-cell>
          <table:table-cell table:formula="of:=1-EXP(-[.B65]*[.B65]/730)" office:value-type="float" office:value="0.98158372598524">
            <text:p>0.9816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(365-[.B65])/365" office:value-type="float" office:value="0.852054794520548">
            <text:p>0.8521</text:p>
          </table:table-cell>
          <table:table-cell table:formula="of:=[.D65]*[.C66]" office:value-type="float" office:value="0.0137377111835539">
            <text:p>0.0137</text:p>
          </table:table-cell>
          <table:table-cell table:formula="of:=1-[.D66]" office:value-type="float" office:value="0.986262288816446">
            <text:p>0.9863</text:p>
          </table:table-cell>
          <table:table-cell table:formula="of:=(364)/365*[.F65]+1" office:value-type="float" office:value="51.121607279028">
            <text:p>51.1216</text:p>
          </table:table-cell>
          <table:table-cell table:formula="of:=EXP(-[.B66]*([.B66]-1)/730)" office:value-type="float" office:value="0.0171031409563176">
            <text:p>0.0171</text:p>
          </table:table-cell>
          <table:table-cell table:formula="of:=1-EXP(-[.B66]*[.B66]/730)" office:value-type="float" office:value="0.984138105467949">
            <text:p>0.9841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(365-[.B66])/365" office:value-type="float" office:value="0.849315068493151">
            <text:p>0.8493</text:p>
          </table:table-cell>
          <table:table-cell table:formula="of:=[.D66]*[.C67]" office:value-type="float" office:value="0.0116676451147992">
            <text:p>0.0117</text:p>
          </table:table-cell>
          <table:table-cell table:formula="of:=1-[.D67]" office:value-type="float" office:value="0.988332354885201">
            <text:p>0.9883</text:p>
          </table:table-cell>
          <table:table-cell table:formula="of:=(364)/365*[.F66]+1" office:value-type="float" office:value="51.9815480810032">
            <text:p>51.9815</text:p>
          </table:table-cell>
          <table:table-cell table:formula="of:=EXP(-[.B67]*([.B67]-1)/730)" office:value-type="float" office:value="0.014710730548764">
            <text:p>0.0147</text:p>
          </table:table-cell>
          <table:table-cell table:formula="of:=1-EXP(-[.B67]*[.B67]/730)" office:value-type="float" office:value="0.986375565051451">
            <text:p>0.9864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(365-[.B67])/365" office:value-type="float" office:value="0.846575342465753">
            <text:p>0.8466</text:p>
          </table:table-cell>
          <table:table-cell table:formula="of:=[.D67]*[.C68]" office:value-type="float" office:value="0.00987754065883002">
            <text:p>0.0099</text:p>
          </table:table-cell>
          <table:table-cell table:formula="of:=1-[.D68]" office:value-type="float" office:value="0.99012245934117">
            <text:p>0.9901</text:p>
          </table:table-cell>
          <table:table-cell table:formula="of:=(364)/365*[.F67]+1" office:value-type="float" office:value="52.8391328807813">
            <text:p>52.8391</text:p>
          </table:table-cell>
          <table:table-cell table:formula="of:=EXP(-[.B68]*([.B68]-1)/730)" office:value-type="float" office:value="0.0126183554958017">
            <text:p>0.0126</text:p>
          </table:table-cell>
          <table:table-cell table:formula="of:=1-EXP(-[.B68]*[.B68]/730)" office:value-type="float" office:value="0.988329429309313">
            <text:p>0.9883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(365-[.B68])/365" office:value-type="float" office:value="0.843835616438356">
            <text:p>0.8438</text:p>
          </table:table-cell>
          <table:table-cell table:formula="of:=[.D68]*[.C69]" office:value-type="float" office:value="0.00833502061073875">
            <text:p>0.0083</text:p>
          </table:table-cell>
          <table:table-cell table:formula="of:=1-[.D69]" office:value-type="float" office:value="0.991664979389261">
            <text:p>0.9917</text:p>
          </table:table-cell>
          <table:table-cell table:formula="of:=(364)/365*[.F68]+1" office:value-type="float" office:value="53.6943681331627">
            <text:p>53.6944</text:p>
          </table:table-cell>
          <table:table-cell table:formula="of:=EXP(-[.B69]*([.B69]-1)/730)" office:value-type="float" office:value="0.0107939755138173">
            <text:p>0.0108</text:p>
          </table:table-cell>
          <table:table-cell table:formula="of:=1-EXP(-[.B69]*[.B69]/730)" office:value-type="float" office:value="0.990030443486382">
            <text:p>0.9900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(365-[.B69])/365" office:value-type="float" office:value="0.841095890410959">
            <text:p>0.8411</text:p>
          </table:table-cell>
          <table:table-cell table:formula="of:=[.D69]*[.C70]" office:value-type="float" office:value="0.00701055158218301">
            <text:p>0.0070</text:p>
          </table:table-cell>
          <table:table-cell table:formula="of:=1-[.D70]" office:value-type="float" office:value="0.992989448417817">
            <text:p>0.9930</text:p>
          </table:table-cell>
          <table:table-cell table:formula="of:=(364)/365*[.F69]+1" office:value-type="float" office:value="54.5472602752636">
            <text:p>54.5473</text:p>
          </table:table-cell>
          <table:table-cell table:formula="of:=EXP(-[.B70]*([.B70]-1)/730)" office:value-type="float" office:value="0.00920810473870293">
            <text:p>0.0092</text:p>
          </table:table-cell>
          <table:table-cell table:formula="of:=1-EXP(-[.B70]*[.B70]/730)" office:value-type="float" office:value="0.99150683155242">
            <text:p>0.9915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365-[.B70])/365" office:value-type="float" office:value="0.838356164383562">
            <text:p>0.8384</text:p>
          </table:table-cell>
          <table:table-cell table:formula="of:=[.D70]*[.C71]" office:value-type="float" office:value="0.00587733913465206">
            <text:p>0.0059</text:p>
          </table:table-cell>
          <table:table-cell table:formula="of:=1-[.D71]" office:value-type="float" office:value="0.994122660865348">
            <text:p>0.9941</text:p>
          </table:table-cell>
          <table:table-cell table:formula="of:=(364)/365*[.F70]+1" office:value-type="float" office:value="55.3978157265643">
            <text:p>55.3978</text:p>
          </table:table-cell>
          <table:table-cell table:formula="of:=EXP(-[.B71]*([.B71]-1)/730)" office:value-type="float" office:value="0.00783374128834402">
            <text:p>0.0078</text:p>
          </table:table-cell>
          <table:table-cell table:formula="of:=1-EXP(-[.B71]*[.B71]/730)" office:value-type="float" office:value="0.992784377770032">
            <text:p>0.9928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(365-[.B71])/365" office:value-type="float" office:value="0.835616438356164">
            <text:p>0.8356</text:p>
          </table:table-cell>
          <table:table-cell table:formula="of:=[.D71]*[.C72]" office:value-type="float" office:value="0.00491120119470925">
            <text:p>0.0049</text:p>
          </table:table-cell>
          <table:table-cell table:formula="of:=1-[.D72]" office:value-type="float" office:value="0.995088798805291">
            <text:p>0.9951</text:p>
          </table:table-cell>
          <table:table-cell table:formula="of:=(364)/365*[.F71]+1" office:value-type="float" office:value="56.2460408889573">
            <text:p>56.2460</text:p>
          </table:table-cell>
          <table:table-cell table:formula="of:=EXP(-[.B72]*([.B72]-1)/730)" office:value-type="float" office:value="0.00664627567457143">
            <text:p>0.0066</text:p>
          </table:table-cell>
          <table:table-cell table:formula="of:=1-EXP(-[.B72]*[.B72]/730)" office:value-type="float" office:value="0.993886527116935">
            <text:p>0.9939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(365-[.B72])/365" office:value-type="float" office:value="0.832876712328767">
            <text:p>0.8329</text:p>
          </table:table-cell>
          <table:table-cell table:formula="of:=[.D72]*[.C73]" office:value-type="float" office:value="0.00409042510463455">
            <text:p>0.0041</text:p>
          </table:table-cell>
          <table:table-cell table:formula="of:=1-[.D73]" office:value-type="float" office:value="0.995909574895365">
            <text:p>0.9959</text:p>
          </table:table-cell>
          <table:table-cell table:formula="of:=(364)/365*[.F72]+1" office:value-type="float" office:value="57.0919421467957">
            <text:p>57.0919</text:p>
          </table:table-cell>
          <table:table-cell table:formula="of:=EXP(-[.B73]*([.B73]-1)/730)" office:value-type="float" office:value="0.0056233825561833">
            <text:p>0.0056</text:p>
          </table:table-cell>
          <table:table-cell table:formula="of:=1-EXP(-[.B73]*[.B73]/730)" office:value-type="float" office:value="0.99483450025302">
            <text:p>0.9948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(365-[.B73])/365" office:value-type="float" office:value="0.83013698630137">
            <text:p>0.8301</text:p>
          </table:table-cell>
          <table:table-cell table:formula="of:=[.D73]*[.C74]" office:value-type="float" office:value="0.00339561316905279">
            <text:p>0.0034</text:p>
          </table:table-cell>
          <table:table-cell table:formula="of:=1-[.D74]" office:value-type="float" office:value="0.996604386830947">
            <text:p>0.9966</text:p>
          </table:table-cell>
          <table:table-cell table:formula="of:=(364)/365*[.F73]+1" office:value-type="float" office:value="57.9355258669415">
            <text:p>57.9355</text:p>
          </table:table-cell>
          <table:table-cell table:formula="of:=EXP(-[.B74]*([.B74]-1)/730)" office:value-type="float" office:value="0.00474489995469128">
            <text:p>0.0047</text:p>
          </table:table-cell>
          <table:table-cell table:formula="of:=1-EXP(-[.B74]*[.B74]/730)" office:value-type="float" office:value="0.995647419108244">
            <text:p>0.9956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(365-[.B74])/365" office:value-type="float" office:value="0.827397260273973">
            <text:p>0.8274</text:p>
          </table:table-cell>
          <table:table-cell table:formula="of:=[.D74]*[.C75]" office:value-type="float" office:value="0.0028095210330245">
            <text:p>0.0028</text:p>
          </table:table-cell>
          <table:table-cell table:formula="of:=1-[.D75]" office:value-type="float" office:value="0.997190478966976">
            <text:p>0.9972</text:p>
          </table:table-cell>
          <table:table-cell table:formula="of:=(364)/365*[.F74]+1" office:value-type="float" office:value="58.7767983988129">
            <text:p>58.7768</text:p>
          </table:table-cell>
          <table:table-cell table:formula="of:=EXP(-[.B75]*([.B75]-1)/730)" office:value-type="float" office:value="0.00399269965651114">
            <text:p>0.0040</text:p>
          </table:table-cell>
          <table:table-cell table:formula="of:=1-EXP(-[.B75]*[.B75]/730)" office:value-type="float" office:value="0.996342439574088">
            <text:p>0.9963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(365-[.B75])/365" office:value-type="float" office:value="0.824657534246575">
            <text:p>0.8247</text:p>
          </table:table-cell>
          <table:table-cell table:formula="of:=[.D75]*[.C76]" office:value-type="float" office:value="0.00231689268750788">
            <text:p>0.0023</text:p>
          </table:table-cell>
          <table:table-cell table:formula="of:=1-[.D76]" office:value-type="float" office:value="0.997683107312492">
            <text:p>0.9977</text:p>
          </table:table-cell>
          <table:table-cell table:formula="of:=(364)/365*[.F75]+1" office:value-type="float" office:value="59.6157660744326">
            <text:p>59.6158</text:p>
          </table:table-cell>
          <table:table-cell table:formula="of:=EXP(-[.B76]*([.B76]-1)/730)" office:value-type="float" office:value="0.00335055211262395">
            <text:p>0.0034</text:p>
          </table:table-cell>
          <table:table-cell table:formula="of:=1-EXP(-[.B76]*[.B76]/730)" office:value-type="float" office:value="0.996934888196823">
            <text:p>0.9969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(365-[.B76])/365" office:value-type="float" office:value="0.821917808219178">
            <text:p>0.8219</text:p>
          </table:table-cell>
          <table:table-cell table:formula="of:=[.D76]*[.C77]" office:value-type="float" office:value="0.00190429535959552">
            <text:p>0.0019</text:p>
          </table:table-cell>
          <table:table-cell table:formula="of:=1-[.D77]" office:value-type="float" office:value="0.998095704640405">
            <text:p>0.9981</text:p>
          </table:table-cell>
          <table:table-cell table:formula="of:=(364)/365*[.F76]+1" office:value-type="float" office:value="60.4524352084752">
            <text:p>60.4524</text:p>
          </table:table-cell>
          <table:table-cell table:formula="of:=EXP(-[.B77]*([.B77]-1)/730)" office:value-type="float" office:value="0.00280398873086629">
            <text:p>0.0028</text:p>
          </table:table-cell>
          <table:table-cell table:formula="of:=1-EXP(-[.B77]*[.B77]/730)" office:value-type="float" office:value="0.997438400184306">
            <text:p>0.9974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(365-[.B77])/365" office:value-type="float" office:value="0.819178082191781">
            <text:p>0.8192</text:p>
          </table:table-cell>
          <table:table-cell table:formula="of:=[.D77]*[.C78]" office:value-type="float" office:value="0.00155995702060016">
            <text:p>0.0016</text:p>
          </table:table-cell>
          <table:table-cell table:formula="of:=1-[.D78]" office:value-type="float" office:value="0.9984400429794">
            <text:p>0.9984</text:p>
          </table:table-cell>
          <table:table-cell table:formula="of:=(364)/365*[.F77]+1" office:value-type="float" office:value="61.286812098315">
            <text:p>61.2868</text:p>
          </table:table-cell>
          <table:table-cell table:formula="of:=EXP(-[.B78]*([.B78]-1)/730)" office:value-type="float" office:value="0.00234016404685704">
            <text:p>0.0023</text:p>
          </table:table-cell>
          <table:table-cell table:formula="of:=1-EXP(-[.B78]*[.B78]/730)" office:value-type="float" office:value="0.997865056440523">
            <text:p>0.9979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(365-[.B78])/365" office:value-type="float" office:value="0.816438356164383">
            <text:p>0.8164</text:p>
          </table:table-cell>
          <table:table-cell table:formula="of:=[.D78]*[.C79]" office:value-type="float" office:value="0.00127360874558589">
            <text:p>0.0013</text:p>
          </table:table-cell>
          <table:table-cell table:formula="of:=1-[.D79]" office:value-type="float" office:value="0.998726391254414">
            <text:p>0.9987</text:p>
          </table:table-cell>
          <table:table-cell table:formula="of:=(364)/365*[.F78]+1" office:value-type="float" office:value="62.1189030240731">
            <text:p>62.1189</text:p>
          </table:table-cell>
          <table:table-cell table:formula="of:=EXP(-[.B79]*([.B79]-1)/730)" office:value-type="float" office:value="0.00194771986531193">
            <text:p>0.0019</text:p>
          </table:table-cell>
          <table:table-cell table:formula="of:=1-EXP(-[.B79]*[.B79]/730)" office:value-type="float" office:value="0.998225517726217">
            <text:p>0.9982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(365-[.B79])/365" office:value-type="float" office:value="0.813698630136986">
            <text:p>0.8137</text:p>
          </table:table-cell>
          <table:table-cell table:formula="of:=[.D79]*[.C80]" office:value-type="float" office:value="0.00103633369161372">
            <text:p>0.0010</text:p>
          </table:table-cell>
          <table:table-cell table:formula="of:=1-[.D80]" office:value-type="float" office:value="0.998963666308386">
            <text:p>0.9990</text:p>
          </table:table-cell>
          <table:table-cell table:formula="of:=(364)/365*[.F79]+1" office:value-type="float" office:value="62.9487142486647">
            <text:p>62.9487</text:p>
          </table:table-cell>
          <table:table-cell table:formula="of:=EXP(-[.B80]*([.B80]-1)/730)" office:value-type="float" office:value="0.00161665309064713">
            <text:p>0.0016</text:p>
          </table:table-cell>
          <table:table-cell table:formula="of:=1-EXP(-[.B80]*[.B80]/730)" office:value-type="float" office:value="0.998529154404026">
            <text:p>0.9985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(365-[.B80])/365" office:value-type="float" office:value="0.810958904109589">
            <text:p>0.8110</text:p>
          </table:table-cell>
          <table:table-cell table:formula="of:=[.D80]*[.C81]" office:value-type="float" office:value="0.000840424034842908">
            <text:p>0.0008</text:p>
          </table:table-cell>
          <table:table-cell table:formula="of:=1-[.D81]" office:value-type="float" office:value="0.999159575965157">
            <text:p>0.9992</text:p>
          </table:table-cell>
          <table:table-cell table:formula="of:=(364)/365*[.F80]+1" office:value-type="float" office:value="63.7762520178464">
            <text:p>63.7763</text:p>
          </table:table-cell>
          <table:table-cell table:formula="of:=EXP(-[.B81]*([.B81]-1)/730)" office:value-type="float" office:value="0.00133818861926115">
            <text:p>0.0013</text:p>
          </table:table-cell>
          <table:table-cell table:formula="of:=1-EXP(-[.B81]*[.B81]/730)" office:value-type="float" office:value="0.998784170558407">
            <text:p>0.9988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(365-[.B81])/365" office:value-type="float" office:value="0.808219178082192">
            <text:p>0.8082</text:p>
          </table:table-cell>
          <table:table-cell table:formula="of:=[.D81]*[.C82]" office:value-type="float" office:value="0.000679246822681255">
            <text:p>0.0007</text:p>
          </table:table-cell>
          <table:table-cell table:formula="of:=1-[.D82]" office:value-type="float" office:value="0.999320753177319">
            <text:p>0.9993</text:p>
          </table:table-cell>
          <table:table-cell table:formula="of:=(364)/365*[.F81]+1" office:value-type="float" office:value="64.6015225602632">
            <text:p>64.6015</text:p>
          </table:table-cell>
          <table:table-cell table:formula="of:=EXP(-[.B82]*([.B82]-1)/730)" office:value-type="float" office:value="0.00110465834918066">
            <text:p>0.0011</text:p>
          </table:table-cell>
          <table:table-cell table:formula="of:=1-EXP(-[.B82]*[.B82]/730)" office:value-type="float" office:value="0.998997721581413">
            <text:p>0.9990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(365-[.B82])/365" office:value-type="float" office:value="0.805479452054795">
            <text:p>0.8055</text:p>
          </table:table-cell>
          <table:table-cell table:formula="of:=[.D82]*[.C83]" office:value-type="float" office:value="0.000547119358543257">
            <text:p>0.0005</text:p>
          </table:table-cell>
          <table:table-cell table:formula="of:=1-[.D83]" office:value-type="float" office:value="0.999452880641457">
            <text:p>0.9995</text:p>
          </table:table-cell>
          <table:table-cell table:formula="of:=(364)/365*[.F82]+1" office:value-type="float" office:value="65.4245320874954">
            <text:p>65.4245</text:p>
          </table:table-cell>
          <table:table-cell table:formula="of:=EXP(-[.B83]*([.B83]-1)/730)" office:value-type="float" office:value="0.000909387078014309">
            <text:p>0.0009</text:p>
          </table:table-cell>
          <table:table-cell table:formula="of:=1-EXP(-[.B83]*[.B83]/730)" office:value-type="float" office:value="0.999176024583639">
            <text:p>0.9992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(365-[.B83])/365" office:value-type="float" office:value="0.802739726027397">
            <text:p>0.8027</text:p>
          </table:table-cell>
          <table:table-cell table:formula="of:=[.D83]*[.C84]" office:value-type="float" office:value="0.0004391944439813">
            <text:p>0.0004</text:p>
          </table:table-cell>
          <table:table-cell table:formula="of:=1-[.D84]" office:value-type="float" office:value="0.999560805556019">
            <text:p>0.9996</text:p>
          </table:table-cell>
          <table:table-cell table:formula="of:=(364)/365*[.F83]+1" office:value-type="float" office:value="66.245286794105">
            <text:p>66.2453</text:p>
          </table:table-cell>
          <table:table-cell table:formula="of:=EXP(-[.B84]*([.B84]-1)/730)" office:value-type="float" office:value="0.000746585808376679">
            <text:p>0.0007</text:p>
          </table:table-cell>
          <table:table-cell table:formula="of:=1-EXP(-[.B84]*[.B84]/730)" office:value-type="float" office:value="0.999324461224806">
            <text:p>0.9993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(365-[.B84])/365" office:value-type="float" office:value="0.8">
            <text:p>0.8000</text:p>
          </table:table-cell>
          <table:table-cell table:formula="of:=[.D84]*[.C85]" office:value-type="float" office:value="0.00035135555518504">
            <text:p>0.0004</text:p>
          </table:table-cell>
          <table:table-cell table:formula="of:=1-[.D85]" office:value-type="float" office:value="0.999648644444815">
            <text:p>0.9996</text:p>
          </table:table-cell>
          <table:table-cell table:formula="of:=(364)/365*[.F84]+1" office:value-type="float" office:value="67.0637928576828">
            <text:p>67.0638</text:p>
          </table:table-cell>
          <table:table-cell table:formula="of:=EXP(-[.B85]*([.B85]-1)/730)" office:value-type="float" office:value="0.000611252761129572">
            <text:p>0.0006</text:p>
          </table:table-cell>
          <table:table-cell table:formula="of:=1-EXP(-[.B85]*[.B85]/730)" office:value-type="float" office:value="0.999447672760973">
            <text:p>0.9994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(365-[.B85])/365" office:value-type="float" office:value="0.797260273972603">
            <text:p>0.7973</text:p>
          </table:table-cell>
          <table:table-cell table:formula="of:=[.D85]*[.C86]" office:value-type="float" office:value="0.000280121826188621">
            <text:p>0.0003</text:p>
          </table:table-cell>
          <table:table-cell table:formula="of:=1-[.D86]" office:value-type="float" office:value="0.999719878173811">
            <text:p>0.9997</text:p>
          </table:table-cell>
          <table:table-cell table:formula="of:=(364)/365*[.F85]+1" office:value-type="float" office:value="67.8800564388946">
            <text:p>67.8801</text:p>
          </table:table-cell>
          <table:table-cell table:formula="of:=EXP(-[.B86]*([.B86]-1)/730)" office:value-type="float" office:value="0.000499082210127799">
            <text:p>0.0005</text:p>
          </table:table-cell>
          <table:table-cell table:formula="of:=1-EXP(-[.B86]*[.B86]/730)" office:value-type="float" office:value="0.999549647276419">
            <text:p>0.9995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(365-[.B86])/365" office:value-type="float" office:value="0.794520547945205">
            <text:p>0.7945</text:p>
          </table:table-cell>
          <table:table-cell table:formula="of:=[.D86]*[.C87]" office:value-type="float" office:value="0.000222562546834794">
            <text:p>0.0002</text:p>
          </table:table-cell>
          <table:table-cell table:formula="of:=1-[.D87]" office:value-type="float" office:value="0.999777437453165">
            <text:p>0.9998</text:p>
          </table:table-cell>
          <table:table-cell table:formula="of:=(364)/365*[.F86]+1" office:value-type="float" office:value="68.6940836815278">
            <text:p>68.6941</text:p>
          </table:table-cell>
          <table:table-cell table:formula="of:=EXP(-[.B87]*([.B87]-1)/730)" office:value-type="float" office:value="0.00040638109618195">
            <text:p>0.0004</text:p>
          </table:table-cell>
          <table:table-cell table:formula="of:=1-EXP(-[.B87]*[.B87]/730)" office:value-type="float" office:value="0.99963379920952">
            <text:p>0.9996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(365-[.B87])/365" office:value-type="float" office:value="0.791780821917808">
            <text:p>0.7918</text:p>
          </table:table-cell>
          <table:table-cell table:formula="of:=[.D87]*[.C88]" office:value-type="float" office:value="0.000176220756260974">
            <text:p>0.0002</text:p>
          </table:table-cell>
          <table:table-cell table:formula="of:=1-[.D88]" office:value-type="float" office:value="0.999823779243739">
            <text:p>0.9998</text:p>
          </table:table-cell>
          <table:table-cell table:formula="of:=(364)/365*[.F87]+1" office:value-type="float" office:value="69.5058807125373">
            <text:p>69.5059</text:p>
          </table:table-cell>
          <table:table-cell table:formula="of:=EXP(-[.B88]*([.B88]-1)/730)" office:value-type="float" office:value="0.000329993250691011">
            <text:p>0.0003</text:p>
          </table:table-cell>
          <table:table-cell table:formula="of:=1-EXP(-[.B88]*[.B88]/730)" office:value-type="float" office:value="0.999703041395665">
            <text:p>0.9997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(365-[.B88])/365" office:value-type="float" office:value="0.789041095890411">
            <text:p>0.7890</text:p>
          </table:table-cell>
          <table:table-cell table:formula="of:=[.D88]*[.C89]" office:value-type="float" office:value="0.000139045418638796">
            <text:p>0.0001</text:p>
          </table:table-cell>
          <table:table-cell table:formula="of:=1-[.D89]" office:value-type="float" office:value="0.999860954581361">
            <text:p>0.9999</text:p>
          </table:table-cell>
          <table:table-cell table:formula="of:=(364)/365*[.F88]+1" office:value-type="float" office:value="70.315453642092">
            <text:p>70.3155</text:p>
          </table:table-cell>
          <table:table-cell table:formula="of:=EXP(-[.B89]*([.B89]-1)/730)" office:value-type="float" office:value="0.000267230958523962">
            <text:p>0.0003</text:p>
          </table:table-cell>
          <table:table-cell table:formula="of:=1-EXP(-[.B89]*[.B89]/730)" office:value-type="float" office:value="0.999759849938879">
            <text:p>0.9998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(365-[.B89])/365" office:value-type="float" office:value="0.786301369863014">
            <text:p>0.7863</text:p>
          </table:table-cell>
          <table:table-cell table:formula="of:=[.D89]*[.C90]" office:value-type="float" office:value="0.000109331603148862">
            <text:p>0.0001</text:p>
          </table:table-cell>
          <table:table-cell table:formula="of:=1-[.D90]" office:value-type="float" office:value="0.999890668396851">
            <text:p>0.9999</text:p>
          </table:table-cell>
          <table:table-cell table:formula="of:=(364)/365*[.F89]+1" office:value-type="float" office:value="71.1228085636205">
            <text:p>71.1228</text:p>
          </table:table-cell>
          <table:table-cell table:formula="of:=EXP(-[.B90]*([.B90]-1)/730)" office:value-type="float" office:value="0.000215813512681621">
            <text:p>0.0002</text:p>
          </table:table-cell>
          <table:table-cell table:formula="of:=1-EXP(-[.B90]*[.B90]/730)" office:value-type="float" office:value="0.999806322289896">
            <text:p>0.9998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365-[.B90])/365" office:value-type="float" office:value="0.783561643835616">
            <text:p>0.7836</text:p>
          </table:table-cell>
          <table:table-cell table:formula="of:=[.D90]*[.C91]" office:value-type="float" office:value="0.0000856680506865053">
            <text:p>0.0001</text:p>
          </table:table-cell>
          <table:table-cell table:formula="of:=1-[.D91]" office:value-type="float" office:value="0.999914331949313">
            <text:p>0.9999</text:p>
          </table:table-cell>
          <table:table-cell table:formula="of:=(364)/365*[.F90]+1" office:value-type="float" office:value="71.9279515538572">
            <text:p>71.9280</text:p>
          </table:table-cell>
          <table:table-cell table:formula="of:=EXP(-[.B91]*([.B91]-1)/730)" office:value-type="float" office:value="0.000173812357368608">
            <text:p>0.0002</text:p>
          </table:table-cell>
          <table:table-cell table:formula="of:=1-EXP(-[.B91]*[.B91]/730)" office:value-type="float" office:value="0.999844228954787">
            <text:p>0.9998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(365-[.B91])/365" office:value-type="float" office:value="0.780821917808219">
            <text:p>0.7808</text:p>
          </table:table-cell>
          <table:table-cell table:formula="of:=[.D91]*[.C92]" office:value-type="float" office:value="0.0000668914916319288">
            <text:p>0.0001</text:p>
          </table:table-cell>
          <table:table-cell table:formula="of:=1-[.D92]" office:value-type="float" office:value="0.999933108508368">
            <text:p>0.9999</text:p>
          </table:table-cell>
          <table:table-cell table:formula="of:=(364)/365*[.F91]+1" office:value-type="float" office:value="72.7308886728877">
            <text:p>72.7309</text:p>
          </table:table-cell>
          <table:table-cell table:formula="of:=EXP(-[.B92]*([.B92]-1)/730)" office:value-type="float" office:value="0.00013960237864636">
            <text:p>0.0001</text:p>
          </table:table-cell>
          <table:table-cell table:formula="of:=1-EXP(-[.B92]*[.B92]/730)" office:value-type="float" office:value="0.999875059287462">
            <text:p>0.9999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(365-[.B92])/365" office:value-type="float" office:value="0.778082191780822">
            <text:p>0.7781</text:p>
          </table:table-cell>
          <table:table-cell table:formula="of:=[.D92]*[.C93]" office:value-type="float" office:value="0.0000520470784204596">
            <text:p>0.0001</text:p>
          </table:table-cell>
          <table:table-cell table:formula="of:=1-[.D93]" office:value-type="float" office:value="0.99994795292158">
            <text:p>0.9999</text:p>
          </table:table-cell>
          <table:table-cell table:formula="of:=(364)/365*[.F92]+1" office:value-type="float" office:value="73.5316259641949">
            <text:p>73.5316</text:p>
          </table:table-cell>
          <table:table-cell table:formula="of:=EXP(-[.B93]*([.B93]-1)/730)" office:value-type="float" office:value="0.00011181888017074">
            <text:p>0.0001</text:p>
          </table:table-cell>
          <table:table-cell table:formula="of:=1-EXP(-[.B93]*[.B93]/730)" office:value-type="float" office:value="0.999900061834088">
            <text:p>0.9999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(365-[.B93])/365" office:value-type="float" office:value="0.775342465753425">
            <text:p>0.7753</text:p>
          </table:table-cell>
          <table:table-cell table:formula="of:=[.D93]*[.C94]" office:value-type="float" office:value="0.000040354310117781">
            <text:p>0.0000</text:p>
          </table:table-cell>
          <table:table-cell table:formula="of:=1-[.D94]" office:value-type="float" office:value="0.999959645689882">
            <text:p>1.0000</text:p>
          </table:table-cell>
          <table:table-cell table:formula="of:=(364)/365*[.F93]+1" office:value-type="float" office:value="74.3301694547039">
            <text:p>74.3302</text:p>
          </table:table-cell>
          <table:table-cell table:formula="of:=EXP(-[.B94]*([.B94]-1)/730)" office:value-type="float" office:value="0.0000893197731060014">
            <text:p>0.0001</text:p>
          </table:table-cell>
          <table:table-cell table:formula="of:=1-EXP(-[.B94]*[.B94]/730)" office:value-type="float" office:value="0.999920279700153">
            <text:p>0.9999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(365-[.B94])/365" office:value-type="float" office:value="0.772602739726027">
            <text:p>0.7726</text:p>
          </table:table-cell>
          <table:table-cell table:formula="of:=[.D94]*[.C95]" office:value-type="float" office:value="0.0000311778505567514">
            <text:p>0.0000</text:p>
          </table:table-cell>
          <table:table-cell table:formula="of:=1-[.D95]" office:value-type="float" office:value="0.999968822149443">
            <text:p>1.0000</text:p>
          </table:table-cell>
          <table:table-cell table:formula="of:=(364)/365*[.F94]+1" office:value-type="float" office:value="75.126525154828">
            <text:p>75.1265</text:p>
          </table:table-cell>
          <table:table-cell table:formula="of:=EXP(-[.B95]*([.B95]-1)/730)" office:value-type="float" office:value="0.0000711525117760543">
            <text:p>0.0001</text:p>
          </table:table-cell>
          <table:table-cell table:formula="of:=1-EXP(-[.B95]*[.B95]/730)" office:value-type="float" office:value="0.999936581403837">
            <text:p>0.9999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(365-[.B95])/365" office:value-type="float" office:value="0.76986301369863">
            <text:p>0.7699</text:p>
          </table:table-cell>
          <table:table-cell table:formula="of:=[.D95]*[.C96]" office:value-type="float" office:value="0.0000240026739902661">
            <text:p>0.0000</text:p>
          </table:table-cell>
          <table:table-cell table:formula="of:=1-[.D96]" office:value-type="float" office:value="0.99997599732601">
            <text:p>1.0000</text:p>
          </table:table-cell>
          <table:table-cell table:formula="of:=(364)/365*[.F95]+1" office:value-type="float" office:value="75.9206990585134">
            <text:p>75.9207</text:p>
          </table:table-cell>
          <table:table-cell table:formula="of:=EXP(-[.B96]*([.B96]-1)/730)" office:value-type="float" office:value="0.0000565253177839923">
            <text:p>0.0001</text:p>
          </table:table-cell>
          <table:table-cell table:formula="of:=1-EXP(-[.B96]*[.B96]/730)" office:value-type="float" office:value="0.999949687664581">
            <text:p>0.9999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(365-[.B96])/365" office:value-type="float" office:value="0.767123287671233">
            <text:p>0.7671</text:p>
          </table:table-cell>
          <table:table-cell table:formula="of:=[.D96]*[.C97]" office:value-type="float" office:value="0.0000184130101843137">
            <text:p>0.0000</text:p>
          </table:table-cell>
          <table:table-cell table:formula="of:=1-[.D97]" office:value-type="float" office:value="0.999981586989816">
            <text:p>1.0000</text:p>
          </table:table-cell>
          <table:table-cell table:formula="of:=(364)/365*[.F96]+1" office:value-type="float" office:value="76.7126971432846">
            <text:p>76.7127</text:p>
          </table:table-cell>
          <table:table-cell table:formula="of:=EXP(-[.B97]*([.B97]-1)/730)" office:value-type="float" office:value="0.0000447822532365733">
            <text:p>0.0000</text:p>
          </table:table-cell>
          <table:table-cell table:formula="of:=1-EXP(-[.B97]*[.B97]/730)" office:value-type="float" office:value="0.999960194555132">
            <text:p>1.0000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(365-[.B97])/365" office:value-type="float" office:value="0.764383561643836">
            <text:p>0.7644</text:p>
          </table:table-cell>
          <table:table-cell table:formula="of:=[.D97]*[.C98]" office:value-type="float" office:value="0.00001407460230527">
            <text:p>0.0000</text:p>
          </table:table-cell>
          <table:table-cell table:formula="of:=1-[.D98]" office:value-type="float" office:value="0.999985925397695">
            <text:p>1.0000</text:p>
          </table:table-cell>
          <table:table-cell table:formula="of:=(364)/365*[.F97]+1" office:value-type="float" office:value="77.5025253702893">
            <text:p>77.5025</text:p>
          </table:table-cell>
          <table:table-cell table:formula="of:=EXP(-[.B98]*([.B98]-1)/730)" office:value-type="float" office:value="0.0000353817266122926">
            <text:p>0.0000</text:p>
          </table:table-cell>
          <table:table-cell table:formula="of:=1-EXP(-[.B98]*[.B98]/730)" office:value-type="float" office:value="0.99996859342056">
            <text:p>1.0000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(365-[.B98])/365" office:value-type="float" office:value="0.761643835616438">
            <text:p>0.7616</text:p>
          </table:table-cell>
          <table:table-cell table:formula="of:=[.D98]*[.C99]" office:value-type="float" office:value="0.0000107198340845618">
            <text:p>0.0000</text:p>
          </table:table-cell>
          <table:table-cell table:formula="of:=1-[.D99]" office:value-type="float" office:value="0.999989280165915">
            <text:p>1.0000</text:p>
          </table:table-cell>
          <table:table-cell table:formula="of:=(364)/365*[.F98]+1" office:value-type="float" office:value="78.2901896843433">
            <text:p>78.2902</text:p>
          </table:table-cell>
          <table:table-cell table:formula="of:=EXP(-[.B99]*([.B99]-1)/730)" office:value-type="float" office:value="0.0000278780411975776">
            <text:p>0.0000</text:p>
          </table:table-cell>
          <table:table-cell table:formula="of:=1-EXP(-[.B99]*[.B99]/730)" office:value-type="float" office:value="0.999975287940091">
            <text:p>1.0000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(365-[.B99])/365" office:value-type="float" office:value="0.758904109589041">
            <text:p>0.7589</text:p>
          </table:table-cell>
          <table:table-cell table:formula="of:=[.D99]*[.C100]" office:value-type="float" office:value="0.00000813532614088661">
            <text:p>0.0000</text:p>
          </table:table-cell>
          <table:table-cell table:formula="of:=1-[.D100]" office:value-type="float" office:value="0.999991864673859">
            <text:p>1.0000</text:p>
          </table:table-cell>
          <table:table-cell table:formula="of:=(364)/365*[.F99]+1" office:value-type="float" office:value="79.0756960139753">
            <text:p>79.0757</text:p>
          </table:table-cell>
          <table:table-cell table:formula="of:=EXP(-[.B100]*([.B100]-1)/730)" office:value-type="float" office:value="0.0000219056245951669">
            <text:p>0.0000</text:p>
          </table:table-cell>
          <table:table-cell table:formula="of:=1-EXP(-[.B100]*[.B100]/730)" office:value-type="float" office:value="0.999980608678387">
            <text:p>1.0000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(365-[.B100])/365" office:value-type="float" office:value="0.756164383561644">
            <text:p>0.7562</text:p>
          </table:table-cell>
          <table:table-cell table:formula="of:=[.D100]*[.C101]" office:value-type="float" office:value="0.00000615164387639645">
            <text:p>0.0000</text:p>
          </table:table-cell>
          <table:table-cell table:formula="of:=1-[.D101]" office:value-type="float" office:value="0.999993848356124">
            <text:p>1.0000</text:p>
          </table:table-cell>
          <table:table-cell table:formula="of:=(364)/365*[.F100]+1" office:value-type="float" office:value="79.8590502714712">
            <text:p>79.8591</text:p>
          </table:table-cell>
          <table:table-cell table:formula="of:=EXP(-[.B101]*([.B101]-1)/730)" office:value-type="float" office:value="0.0000171656075029054">
            <text:p>0.0000</text:p>
          </table:table-cell>
          <table:table-cell table:formula="of:=1-EXP(-[.B101]*[.B101]/730)" office:value-type="float" office:value="0.999984825442951">
            <text:p>1.0000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(365-[.B101])/365" office:value-type="float" office:value="0.753424657534247">
            <text:p>0.7534</text:p>
          </table:table-cell>
          <table:table-cell table:formula="of:=[.D101]*[.C102]" office:value-type="float" office:value="0.00000463480018084664">
            <text:p>0.0000</text:p>
          </table:table-cell>
          <table:table-cell table:formula="of:=1-[.D102]" office:value-type="float" office:value="0.999995365199819">
            <text:p>1.0000</text:p>
          </table:table-cell>
          <table:table-cell table:formula="of:=(364)/365*[.F101]+1" office:value-type="float" office:value="80.6402583529193">
            <text:p>80.6403</text:p>
          </table:table-cell>
          <table:table-cell table:formula="of:=EXP(-[.B102]*([.B102]-1)/730)" office:value-type="float" office:value="0.0000134144498875498">
            <text:p>0.0000</text:p>
          </table:table-cell>
          <table:table-cell table:formula="of:=1-EXP(-[.B102]*[.B102]/730)" office:value-type="float" office:value="0.999988157734648">
            <text:p>1.0000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(365-[.B102])/365" office:value-type="float" office:value="0.750684931506849">
            <text:p>0.7507</text:p>
          </table:table-cell>
          <table:table-cell table:formula="of:=[.D102]*[.C103]" office:value-type="float" office:value="0.00000347927465630679">
            <text:p>0.0000</text:p>
          </table:table-cell>
          <table:table-cell table:formula="of:=1-[.D103]" office:value-type="float" office:value="0.999996520725344">
            <text:p>1.0000</text:p>
          </table:table-cell>
          <table:table-cell table:formula="of:=(364)/365*[.F102]+1" office:value-type="float" office:value="81.4193261382537">
            <text:p>81.4193</text:p>
          </table:table-cell>
          <table:table-cell table:formula="of:=EXP(-[.B103]*([.B103]-1)/730)" office:value-type="float" office:value="0.0000104543421335374">
            <text:p>0.0000</text:p>
          </table:table-cell>
          <table:table-cell table:formula="of:=1-EXP(-[.B103]*[.B103]/730)" office:value-type="float" office:value="0.999990783549271">
            <text:p>1.000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(365-[.B103])/365" office:value-type="float" office:value="0.747945205479452">
            <text:p>0.7479</text:p>
          </table:table-cell>
          <table:table-cell table:formula="of:=[.D103]*[.C104]" office:value-type="float" office:value="0.00000260230679773083">
            <text:p>0.0000</text:p>
          </table:table-cell>
          <table:table-cell table:formula="of:=1-[.D104]" office:value-type="float" office:value="0.999997397693202">
            <text:p>1.0000</text:p>
          </table:table-cell>
          <table:table-cell table:formula="of:=(364)/365*[.F103]+1" office:value-type="float" office:value="82.1962594912996">
            <text:p>82.1963</text:p>
          </table:table-cell>
          <table:table-cell table:formula="of:=EXP(-[.B104]*([.B104]-1)/730)" office:value-type="float" office:value="0.00000812513718806999">
            <text:p>0.0000</text:p>
          </table:table-cell>
          <table:table-cell table:formula="of:=1-EXP(-[.B104]*[.B104]/730)" office:value-type="float" office:value="0.999992846760346">
            <text:p>1.0000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(365-[.B104])/365" office:value-type="float" office:value="0.745205479452055">
            <text:p>0.7452</text:p>
          </table:table-cell>
          <table:table-cell table:formula="of:=[.D104]*[.C105]" office:value-type="float" office:value="0.00000193925328488435">
            <text:p>0.0000</text:p>
          </table:table-cell>
          <table:table-cell table:formula="of:=1-[.D105]" office:value-type="float" office:value="0.999998060746715">
            <text:p>1.0000</text:p>
          </table:table-cell>
          <table:table-cell table:formula="of:=(364)/365*[.F104]+1" office:value-type="float" office:value="82.9710642598166">
            <text:p>82.9711</text:p>
          </table:table-cell>
          <table:table-cell table:formula="of:=EXP(-[.B105]*([.B105]-1)/730)" office:value-type="float" office:value="0.00000629759674902295">
            <text:p>0.0000</text:p>
          </table:table-cell>
          <table:table-cell table:formula="of:=1-EXP(-[.B105]*[.B105]/730)" office:value-type="float" office:value="0.999994463287191">
            <text:p>1.0000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(365-[.B105])/365" office:value-type="float" office:value="0.742465753424658">
            <text:p>0.7425</text:p>
          </table:table-cell>
          <table:table-cell table:formula="of:=[.D105]*[.C106]" office:value-type="float" office:value="0.0000014398291512429">
            <text:p>0.0000</text:p>
          </table:table-cell>
          <table:table-cell table:formula="of:=1-[.D106]" office:value-type="float" office:value="0.999998560170849">
            <text:p>1.0000</text:p>
          </table:table-cell>
          <table:table-cell table:formula="of:=(364)/365*[.F105]+1" office:value-type="float" office:value="83.7437462755431">
            <text:p>83.7437</text:p>
          </table:table-cell>
          <table:table-cell table:formula="of:=EXP(-[.B106]*([.B106]-1)/730)" office:value-type="float" office:value="0.00000486775986996658">
            <text:p>0.0000</text:p>
          </table:table-cell>
          <table:table-cell table:formula="of:=1-EXP(-[.B106]*[.B106]/730)" office:value-type="float" office:value="0.999995726227788">
            <text:p>1.0000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(365-[.B106])/365" office:value-type="float" office:value="0.73972602739726">
            <text:p>0.7397</text:p>
          </table:table-cell>
          <table:table-cell table:formula="of:=[.D106]*[.C107]" office:value-type="float" office:value="0.00000106507909817968">
            <text:p>0.0000</text:p>
          </table:table-cell>
          <table:table-cell table:formula="of:=1-[.D107]" office:value-type="float" office:value="0.999998934920902">
            <text:p>1.0000</text:p>
          </table:table-cell>
          <table:table-cell table:formula="of:=(364)/365*[.F106]+1" office:value-type="float" office:value="84.5143113542403">
            <text:p>84.5143</text:p>
          </table:table-cell>
          <table:table-cell table:formula="of:=EXP(-[.B107]*([.B107]-1)/730)" office:value-type="float" office:value="0.0000037522658081818">
            <text:p>0.0000</text:p>
          </table:table-cell>
          <table:table-cell table:formula="of:=1-EXP(-[.B107]*[.B107]/730)" office:value-type="float" office:value="0.999996710113638">
            <text:p>1.0000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(365-[.B107])/365" office:value-type="float" office:value="0.736986301369863">
            <text:p>0.7370</text:p>
          </table:table-cell>
          <table:table-cell table:formula="of:=[.D107]*[.C108]" office:value-type="float" office:value="0.000000784948705233791">
            <text:p>0.0000</text:p>
          </table:table-cell>
          <table:table-cell table:formula="of:=1-[.D108]" office:value-type="float" office:value="0.999999215051295">
            <text:p>1.0000</text:p>
          </table:table-cell>
          <table:table-cell table:formula="of:=(364)/365*[.F107]+1" office:value-type="float" office:value="85.2827652957355">
            <text:p>85.2828</text:p>
          </table:table-cell>
          <table:table-cell table:formula="of:=EXP(-[.B108]*([.B108]-1)/730)" office:value-type="float" office:value="0.00000288448442284159">
            <text:p>0.0000</text:p>
          </table:table-cell>
          <table:table-cell table:formula="of:=1-EXP(-[.B108]*[.B108]/730)" office:value-type="float" office:value="0.999997474423226">
            <text:p>1.0000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(365-[.B108])/365" office:value-type="float" office:value="0.734246575342466">
            <text:p>0.7342</text:p>
          </table:table-cell>
          <table:table-cell table:formula="of:=[.D108]*[.C109]" office:value-type="float" office:value="0.000000576345898637413">
            <text:p>0.0000</text:p>
          </table:table-cell>
          <table:table-cell table:formula="of:=1-[.D109]" office:value-type="float" office:value="0.999999423654101">
            <text:p>1.0000</text:p>
          </table:table-cell>
          <table:table-cell table:formula="of:=(364)/365*[.F108]+1" office:value-type="float" office:value="86.0491138839664">
            <text:p>86.0491</text:p>
          </table:table-cell>
          <table:table-cell table:formula="of:=EXP(-[.B109]*([.B109]-1)/730)" office:value-type="float" office:value="0.0000022113269158064">
            <text:p>0.0000</text:p>
          </table:table-cell>
          <table:table-cell table:formula="of:=1-EXP(-[.B109]*[.B109]/730)" office:value-type="float" office:value="0.999998066472269">
            <text:p>1.000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(365-[.B109])/365" office:value-type="float" office:value="0.731506849315069">
            <text:p>0.7315</text:p>
          </table:table-cell>
          <table:table-cell table:formula="of:=[.D109]*[.C110]" office:value-type="float" office:value="0.000000421600972427916">
            <text:p>0.0000</text:p>
          </table:table-cell>
          <table:table-cell table:formula="of:=1-[.D110]" office:value-type="float" office:value="0.999999578399028">
            <text:p>1.0000</text:p>
          </table:table-cell>
          <table:table-cell table:formula="of:=(364)/365*[.F109]+1" office:value-type="float" office:value="86.813362887024">
            <text:p>86.8134</text:p>
          </table:table-cell>
          <table:table-cell table:formula="of:=EXP(-[.B110]*([.B110]-1)/730)" office:value-type="float" office:value="0.00000169062722487657">
            <text:p>0.0000</text:p>
          </table:table-cell>
          <table:table-cell table:formula="of:=1-EXP(-[.B110]*[.B110]/730)" office:value-type="float" office:value="0.999998523782371">
            <text:p>1.0000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365-[.B110])/365" office:value-type="float" office:value="0.728767123287671">
            <text:p>0.7288</text:p>
          </table:table-cell>
          <table:table-cell table:formula="of:=[.D110]*[.C111]" office:value-type="float" office:value="0.000000307248927851577">
            <text:p>0.0000</text:p>
          </table:table-cell>
          <table:table-cell table:formula="of:=1-[.D111]" office:value-type="float" office:value="0.999999692751072">
            <text:p>1.0000</text:p>
          </table:table-cell>
          <table:table-cell table:formula="of:=(364)/365*[.F110]+1" office:value-type="float" office:value="87.5755180571965">
            <text:p>87.5755</text:p>
          </table:table-cell>
          <table:table-cell table:formula="of:=EXP(-[.B111]*([.B111]-1)/730)" office:value-type="float" office:value="0.00000128899999792572">
            <text:p>0.0000</text:p>
          </table:table-cell>
          <table:table-cell table:formula="of:=1-EXP(-[.B111]*[.B111]/730)" office:value-type="float" office:value="0.999998876014983">
            <text:p>1.0000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(365-[.B111])/365" office:value-type="float" office:value="0.726027397260274">
            <text:p>0.7260</text:p>
          </table:table-cell>
          <table:table-cell table:formula="of:=[.D111]*[.C112]" office:value-type="float" office:value="0.00000022307113939909">
            <text:p>0.0000</text:p>
          </table:table-cell>
          <table:table-cell table:formula="of:=1-[.D112]" office:value-type="float" office:value="0.999999776928861">
            <text:p>1.0000</text:p>
          </table:table-cell>
          <table:table-cell table:formula="of:=(364)/365*[.F111]+1" office:value-type="float" office:value="88.3355851310124">
            <text:p>88.3356</text:p>
          </table:table-cell>
          <table:table-cell table:formula="of:=EXP(-[.B112]*([.B112]-1)/730)" office:value-type="float" office:value="0.000000980094894981238">
            <text:p>0.0000</text:p>
          </table:table-cell>
          <table:table-cell table:formula="of:=1-EXP(-[.B112]*[.B112]/730)" office:value-type="float" office:value="0.999999146544644">
            <text:p>1.0000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(365-[.B112])/365" office:value-type="float" office:value="0.723287671232877">
            <text:p>0.7233</text:p>
          </table:table-cell>
          <table:table-cell table:formula="of:=[.D112]*[.C113]" office:value-type="float" office:value="0.000000161344604935232">
            <text:p>0.0000</text:p>
          </table:table-cell>
          <table:table-cell table:formula="of:=1-[.D113]" office:value-type="float" office:value="0.999999838655395">
            <text:p>1.0000</text:p>
          </table:table-cell>
          <table:table-cell table:formula="of:=(364)/365*[.F112]+1" office:value-type="float" office:value="89.0935698292836">
            <text:p>89.0936</text:p>
          </table:table-cell>
          <table:table-cell table:formula="of:=EXP(-[.B113]*([.B113]-1)/730)" office:value-type="float" office:value="0.000000743179103236607">
            <text:p>0.0000</text:p>
          </table:table-cell>
          <table:table-cell table:formula="of:=1-EXP(-[.B113]*[.B113]/730)" office:value-type="float" office:value="0.999999353734091">
            <text:p>1.0000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(365-[.B113])/365" office:value-type="float" office:value="0.72054794520548">
            <text:p>0.7205</text:p>
          </table:table-cell>
          <table:table-cell table:formula="of:=[.D113]*[.C114]" office:value-type="float" office:value="0.000000116256523556072">
            <text:p>0.0000</text:p>
          </table:table-cell>
          <table:table-cell table:formula="of:=1-[.D114]" office:value-type="float" office:value="0.999999883743477">
            <text:p>1.0000</text:p>
          </table:table-cell>
          <table:table-cell table:formula="of:=(364)/365*[.F113]+1" office:value-type="float" office:value="89.8494778571486">
            <text:p>89.8495</text:p>
          </table:table-cell>
          <table:table-cell table:formula="of:=EXP(-[.B114]*([.B114]-1)/730)" office:value-type="float" office:value="0.000000561990538885459">
            <text:p>0.0000</text:p>
          </table:table-cell>
          <table:table-cell table:formula="of:=1-EXP(-[.B114]*[.B114]/730)" office:value-type="float" office:value="0.999999511964024">
            <text:p>1.0000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(365-[.B114])/365" office:value-type="float" office:value="0.717808219178082">
            <text:p>0.7178</text:p>
          </table:table-cell>
          <table:table-cell table:formula="of:=[.D114]*[.C115]" office:value-type="float" office:value="0.0000000834498881416185">
            <text:p>0.0000</text:p>
          </table:table-cell>
          <table:table-cell table:formula="of:=1-[.D115]" office:value-type="float" office:value="0.999999916550112">
            <text:p>1.0000</text:p>
          </table:table-cell>
          <table:table-cell table:formula="of:=(364)/365*[.F114]+1" office:value-type="float" office:value="90.6033149041153">
            <text:p>90.6033</text:p>
          </table:table-cell>
          <table:table-cell table:formula="of:=EXP(-[.B115]*([.B115]-1)/730)" office:value-type="float" office:value="0.000000423813387363701">
            <text:p>0.0000</text:p>
          </table:table-cell>
          <table:table-cell table:formula="of:=1-EXP(-[.B115]*[.B115]/730)" office:value-type="float" office:value="0.999999632461718">
            <text:p>1.0000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(365-[.B115])/365" office:value-type="float" office:value="0.715068493150685">
            <text:p>0.7151</text:p>
          </table:table-cell>
          <table:table-cell table:formula="of:=[.D115]*[.C116]" office:value-type="float" office:value="0.0000000596723857670203">
            <text:p>0.0000</text:p>
          </table:table-cell>
          <table:table-cell table:formula="of:=1-[.D116]" office:value-type="float" office:value="0.999999940327614">
            <text:p>1.0000</text:p>
          </table:table-cell>
          <table:table-cell table:formula="of:=(364)/365*[.F115]+1" office:value-type="float" office:value="91.3550866441041">
            <text:p>91.3551</text:p>
          </table:table-cell>
          <table:table-cell table:formula="of:=EXP(-[.B116]*([.B116]-1)/730)" office:value-type="float" office:value="0.000000318735538922555">
            <text:p>0.0000</text:p>
          </table:table-cell>
          <table:table-cell table:formula="of:=1-EXP(-[.B116]*[.B116]/730)" office:value-type="float" office:value="0.99999972396543">
            <text:p>1.0000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(365-[.B116])/365" office:value-type="float" office:value="0.712328767123288">
            <text:p>0.7123</text:p>
          </table:table-cell>
          <table:table-cell table:formula="of:=[.D116]*[.C117]" office:value-type="float" office:value="0.0000000425063569847268">
            <text:p>0.0000</text:p>
          </table:table-cell>
          <table:table-cell table:formula="of:=1-[.D117]" office:value-type="float" office:value="0.999999957493643">
            <text:p>1.0000</text:p>
          </table:table-cell>
          <table:table-cell table:formula="of:=(364)/365*[.F116]+1" office:value-type="float" office:value="92.1047987354901">
            <text:p>92.1048</text:p>
          </table:table-cell>
          <table:table-cell table:formula="of:=EXP(-[.B117]*([.B117]-1)/730)" office:value-type="float" office:value="0.000000239054245424311">
            <text:p>0.0000</text:p>
          </table:table-cell>
          <table:table-cell table:formula="of:=1-EXP(-[.B117]*[.B117]/730)" office:value-type="float" office:value="0.999999793255235">
            <text:p>1.0000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(365-[.B117])/365" office:value-type="float" office:value="0.70958904109589">
            <text:p>0.7096</text:p>
          </table:table-cell>
          <table:table-cell table:formula="of:=[.D117]*[.C118]" office:value-type="float" office:value="0.0000000301620450932719">
            <text:p>0.0000</text:p>
          </table:table-cell>
          <table:table-cell table:formula="of:=1-[.D118]" office:value-type="float" office:value="0.999999969837955">
            <text:p>1.0000</text:p>
          </table:table-cell>
          <table:table-cell table:formula="of:=(364)/365*[.F117]+1" office:value-type="float" office:value="92.8524568211463">
            <text:p>92.8525</text:p>
          </table:table-cell>
          <table:table-cell table:formula="of:=EXP(-[.B118]*([.B118]-1)/730)" office:value-type="float" office:value="0.000000178802087115461">
            <text:p>0.0000</text:p>
          </table:table-cell>
          <table:table-cell table:formula="of:=1-EXP(-[.B118]*[.B118]/730)" office:value-type="float" office:value="0.999999845575672">
            <text:p>1.0000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(365-[.B118])/365" office:value-type="float" office:value="0.706849315068493">
            <text:p>0.7068</text:p>
          </table:table-cell>
          <table:table-cell table:formula="of:=[.D118]*[.C119]" office:value-type="float" office:value="0.0000000213200209152442">
            <text:p>0.0000</text:p>
          </table:table-cell>
          <table:table-cell table:formula="of:=1-[.D119]" office:value-type="float" office:value="0.999999978679979">
            <text:p>1.0000</text:p>
          </table:table-cell>
          <table:table-cell table:formula="of:=(364)/365*[.F118]+1" office:value-type="float" office:value="93.5980665284856">
            <text:p>93.5981</text:p>
          </table:table-cell>
          <table:table-cell table:formula="of:=EXP(-[.B119]*([.B119]-1)/730)" office:value-type="float" office:value="0.000000133370217394709">
            <text:p>0.0000</text:p>
          </table:table-cell>
          <table:table-cell table:formula="of:=1-EXP(-[.B119]*[.B119]/730)" office:value-type="float" office:value="0.999999884971072">
            <text:p>1.0000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(365-[.B119])/365" office:value-type="float" office:value="0.704109589041096">
            <text:p>0.7041</text:p>
          </table:table-cell>
          <table:table-cell table:formula="of:=[.D119]*[.C120]" office:value-type="float" office:value="0.0000000150116311649802">
            <text:p>0.0000</text:p>
          </table:table-cell>
          <table:table-cell table:formula="of:=1-[.D120]" office:value-type="float" office:value="0.999999984988369">
            <text:p>1.0000</text:p>
          </table:table-cell>
          <table:table-cell table:formula="of:=(364)/365*[.F119]+1" office:value-type="float" office:value="94.3416334695035">
            <text:p>94.3416</text:p>
          </table:table-cell>
          <table:table-cell table:formula="of:=EXP(-[.B120]*([.B120]-1)/730)" office:value-type="float" office:value="0.0000000992099626994605">
            <text:p>0.0000</text:p>
          </table:table-cell>
          <table:table-cell table:formula="of:=1-EXP(-[.B120]*[.B120]/730)" office:value-type="float" office:value="0.999999914550687">
            <text:p>1.0000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(365-[.B120])/365" office:value-type="float" office:value="0.701369863013699">
            <text:p>0.7014</text:p>
          </table:table-cell>
          <table:table-cell table:formula="of:=[.D120]*[.C121]" office:value-type="float" office:value="0.0000000105287056937943">
            <text:p>0.0000</text:p>
          </table:table-cell>
          <table:table-cell table:formula="of:=1-[.D121]" office:value-type="float" office:value="0.999999989471294">
            <text:p>1.0000</text:p>
          </table:table-cell>
          <table:table-cell table:formula="of:=(364)/365*[.F120]+1" office:value-type="float" office:value="95.0831632408199">
            <text:p>95.0832</text:p>
          </table:table-cell>
          <table:table-cell table:formula="of:=EXP(-[.B121]*([.B121]-1)/730)" office:value-type="float" office:value="0.0000000735972972342517">
            <text:p>0.0000</text:p>
          </table:table-cell>
          <table:table-cell table:formula="of:=1-EXP(-[.B121]*[.B121]/730)" office:value-type="float" office:value="0.999999936697592">
            <text:p>1.0000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(365-[.B121])/365" office:value-type="float" office:value="0.698630136986301">
            <text:p>0.6986</text:p>
          </table:table-cell>
          <table:table-cell table:formula="of:=[.D121]*[.C122]" office:value-type="float" office:value="0.00000000735567110114398">
            <text:p>0.0000</text:p>
          </table:table-cell>
          <table:table-cell table:formula="of:=1-[.D122]" office:value-type="float" office:value="0.999999992644329">
            <text:p>1.0000</text:p>
          </table:table-cell>
          <table:table-cell table:formula="of:=(364)/365*[.F121]+1" office:value-type="float" office:value="95.8226614237218">
            <text:p>95.8227</text:p>
          </table:table-cell>
          <table:table-cell table:formula="of:=EXP(-[.B122]*([.B122]-1)/730)" office:value-type="float" office:value="0.0000000544475819459182">
            <text:p>0.0000</text:p>
          </table:table-cell>
          <table:table-cell table:formula="of:=1-EXP(-[.B122]*[.B122]/730)" office:value-type="float" office:value="0.999999953232728">
            <text:p>1.0000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(365-[.B122])/365" office:value-type="float" office:value="0.695890410958904">
            <text:p>0.6959</text:p>
          </table:table-cell>
          <table:table-cell table:formula="of:=[.D122]*[.C123]" office:value-type="float" office:value="0.00000000511874098545362">
            <text:p>0.0000</text:p>
          </table:table-cell>
          <table:table-cell table:formula="of:=1-[.D123]" office:value-type="float" office:value="0.999999994881259">
            <text:p>1.0000</text:p>
          </table:table-cell>
          <table:table-cell table:formula="of:=(364)/365*[.F122]+1" office:value-type="float" office:value="96.5601335842047">
            <text:p>96.5601</text:p>
          </table:table-cell>
          <table:table-cell table:formula="of:=EXP(-[.B123]*([.B123]-1)/730)" office:value-type="float" office:value="0.0000000401703375207586">
            <text:p>0.0000</text:p>
          </table:table-cell>
          <table:table-cell table:formula="of:=1-EXP(-[.B123]*[.B123]/730)" office:value-type="float" office:value="0.999999965543275">
            <text:p>1.0000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(365-[.B123])/365" office:value-type="float" office:value="0.693150684931507">
            <text:p>0.6932</text:p>
          </table:table-cell>
          <table:table-cell table:formula="of:=[.D123]*[.C124]" office:value-type="float" office:value="0.00000000354805882005415">
            <text:p>0.0000</text:p>
          </table:table-cell>
          <table:table-cell table:formula="of:=1-[.D124]" office:value-type="float" office:value="0.999999996451941">
            <text:p>1.0000</text:p>
          </table:table-cell>
          <table:table-cell table:formula="of:=(364)/365*[.F123]+1" office:value-type="float" office:value="97.2955852730151">
            <text:p>97.2956</text:p>
          </table:table-cell>
          <table:table-cell table:formula="of:=EXP(-[.B124]*([.B124]-1)/730)" office:value-type="float" office:value="0.000000029555786211885">
            <text:p>0.0000</text:p>
          </table:table-cell>
          <table:table-cell table:formula="of:=1-EXP(-[.B124]*[.B124]/730)" office:value-type="float" office:value="0.999999974682774">
            <text:p>1.0000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(365-[.B124])/365" office:value-type="float" office:value="0.69041095890411">
            <text:p>0.6904</text:p>
          </table:table-cell>
          <table:table-cell table:formula="of:=[.D124]*[.C125]" office:value-type="float" office:value="0.00000000244961869220177">
            <text:p>0.0000</text:p>
          </table:table-cell>
          <table:table-cell table:formula="of:=1-[.D125]" office:value-type="float" office:value="0.999999997550381">
            <text:p>1.0000</text:p>
          </table:table-cell>
          <table:table-cell table:formula="of:=(364)/365*[.F124]+1" office:value-type="float" office:value="98.0290220256918">
            <text:p>98.0290</text:p>
          </table:table-cell>
          <table:table-cell table:formula="of:=EXP(-[.B125]*([.B125]-1)/730)" office:value-type="float" office:value="0.0000000216865118700384">
            <text:p>0.0000</text:p>
          </table:table-cell>
          <table:table-cell table:formula="of:=1-EXP(-[.B125]*[.B125]/730)" office:value-type="float" office:value="0.999999981448955">
            <text:p>1.0000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(365-[.B125])/365" office:value-type="float" office:value="0.687671232876712">
            <text:p>0.6877</text:p>
          </table:table-cell>
          <table:table-cell table:formula="of:=[.D125]*[.C126]" office:value-type="float" office:value="0.00000000168453230614423">
            <text:p>0.0000</text:p>
          </table:table-cell>
          <table:table-cell table:formula="of:=1-[.D126]" office:value-type="float" office:value="0.999999998315468">
            <text:p>1.0000</text:p>
          </table:table-cell>
          <table:table-cell table:formula="of:=(364)/365*[.F125]+1" office:value-type="float" office:value="98.7604493626077">
            <text:p>98.7604</text:p>
          </table:table-cell>
          <table:table-cell table:formula="of:=EXP(-[.B126]*([.B126]-1)/730)" office:value-type="float" office:value="0.0000000158689080676052">
            <text:p>0.0000</text:p>
          </table:table-cell>
          <table:table-cell table:formula="of:=1-EXP(-[.B126]*[.B126]/730)" office:value-type="float" office:value="0.999999986444024">
            <text:p>1.0000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(365-[.B126])/365" office:value-type="float" office:value="0.684931506849315">
            <text:p>0.6849</text:p>
          </table:table-cell>
          <table:table-cell table:formula="of:=[.D126]*[.C127]" office:value-type="float" office:value="0.00000000115378925078372">
            <text:p>0.0000</text:p>
          </table:table-cell>
          <table:table-cell table:formula="of:=1-[.D127]" office:value-type="float" office:value="0.999999998846211">
            <text:p>1.0000</text:p>
          </table:table-cell>
          <table:table-cell table:formula="of:=(364)/365*[.F126]+1" office:value-type="float" office:value="99.4898727890115">
            <text:p>99.4899</text:p>
          </table:table-cell>
          <table:table-cell table:formula="of:=EXP(-[.B127]*([.B127]-1)/730)" office:value-type="float" office:value="0.0000000115801593657727">
            <text:p>0.0000</text:p>
          </table:table-cell>
          <table:table-cell table:formula="of:=1-EXP(-[.B127]*[.B127]/730)" office:value-type="float" office:value="0.999999990121219">
            <text:p>1.0000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(365-[.B127])/365" office:value-type="float" office:value="0.682191780821918">
            <text:p>0.6822</text:p>
          </table:table-cell>
          <table:table-cell table:formula="of:=[.D127]*[.C128]" office:value-type="float" office:value="0.000000000787105543685333">
            <text:p>0.0000</text:p>
          </table:table-cell>
          <table:table-cell table:formula="of:=1-[.D128]" office:value-type="float" office:value="0.999999999212895">
            <text:p>1.0000</text:p>
          </table:table-cell>
          <table:table-cell table:formula="of:=(364)/365*[.F127]+1" office:value-type="float" office:value="100.217297795069">
            <text:p>100.2173</text:p>
          </table:table-cell>
          <table:table-cell table:formula="of:=EXP(-[.B128]*([.B128]-1)/730)" office:value-type="float" office:value="0.00000000842737229823856">
            <text:p>0.0000</text:p>
          </table:table-cell>
          <table:table-cell table:formula="of:=1-EXP(-[.B128]*[.B128]/730)" office:value-type="float" office:value="0.999999992820634">
            <text:p>1.0000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(365-[.B128])/365" office:value-type="float" office:value="0.679452054794521">
            <text:p>0.6795</text:p>
          </table:table-cell>
          <table:table-cell table:formula="of:=[.D128]*[.C129]" office:value-type="float" office:value="0.000000000534800478997158">
            <text:p>0.0000</text:p>
          </table:table-cell>
          <table:table-cell table:formula="of:=1-[.D129]" office:value-type="float" office:value="0.9999999994652">
            <text:p>1.0000</text:p>
          </table:table-cell>
          <table:table-cell table:formula="of:=(364)/365*[.F128]+1" office:value-type="float" office:value="100.942729855904">
            <text:p>100.9427</text:p>
          </table:table-cell>
          <table:table-cell table:formula="of:=EXP(-[.B129]*([.B129]-1)/730)" office:value-type="float" office:value="0.00000000611617603175481">
            <text:p>0.0000</text:p>
          </table:table-cell>
          <table:table-cell table:formula="of:=1-EXP(-[.B129]*[.B129]/730)" office:value-type="float" office:value="0.999999994796699">
            <text:p>1.0000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(365-[.B129])/365" office:value-type="float" office:value="0.676712328767123">
            <text:p>0.6767</text:p>
          </table:table-cell>
          <table:table-cell table:formula="of:=[.D129]*[.C130]" office:value-type="float" office:value="0.00000000036190607756794">
            <text:p>0.0000</text:p>
          </table:table-cell>
          <table:table-cell table:formula="of:=1-[.D130]" office:value-type="float" office:value="0.999999999638094">
            <text:p>1.0000</text:p>
          </table:table-cell>
          <table:table-cell table:formula="of:=(364)/365*[.F129]+1" office:value-type="float" office:value="101.666174431642">
            <text:p>101.6662</text:p>
          </table:table-cell>
          <table:table-cell table:formula="of:=EXP(-[.B130]*([.B130]-1)/730)" office:value-type="float" office:value="0.00000000442667792462422">
            <text:p>0.0000</text:p>
          </table:table-cell>
          <table:table-cell table:formula="of:=1-EXP(-[.B130]*[.B130]/730)" office:value-type="float" office:value="0.999999996239185">
            <text:p>1.0000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(365-[.B130])/365" office:value-type="float" office:value="0.673972602739726">
            <text:p>0.6740</text:p>
          </table:table-cell>
          <table:table-cell table:formula="of:=[.D130]*[.C131]" office:value-type="float" office:value="0.000000000243914781045789">
            <text:p>0.0000</text:p>
          </table:table-cell>
          <table:table-cell table:formula="of:=1-[.D131]" office:value-type="float" office:value="0.999999999756085">
            <text:p>1.0000</text:p>
          </table:table-cell>
          <table:table-cell table:formula="of:=(364)/365*[.F130]+1" office:value-type="float" office:value="102.387636967445">
            <text:p>102.3876</text:p>
          </table:table-cell>
          <table:table-cell table:formula="of:=EXP(-[.B131]*([.B131]-1)/730)" office:value-type="float" office:value="0.00000000319511155058132">
            <text:p>0.0000</text:p>
          </table:table-cell>
          <table:table-cell table:formula="of:=1-EXP(-[.B131]*[.B131]/730)" office:value-type="float" office:value="0.999999997289214">
            <text:p>1.0000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(365-[.B131])/365" office:value-type="float" office:value="0.671232876712329">
            <text:p>0.6712</text:p>
          </table:table-cell>
          <table:table-cell table:formula="of:=[.D131]*[.C132]" office:value-type="float" office:value="0.000000000163723620154023">
            <text:p>0.0000</text:p>
          </table:table-cell>
          <table:table-cell table:formula="of:=1-[.D132]" office:value-type="float" office:value="0.999999999836276">
            <text:p>1.0000</text:p>
          </table:table-cell>
          <table:table-cell table:formula="of:=(364)/365*[.F131]+1" office:value-type="float" office:value="103.107122893562">
            <text:p>103.1071</text:p>
          </table:table-cell>
          <table:table-cell table:formula="of:=EXP(-[.B132]*([.B132]-1)/730)" office:value-type="float" office:value="0.00000000229987524013038">
            <text:p>0.0000</text:p>
          </table:table-cell>
          <table:table-cell table:formula="of:=1-EXP(-[.B132]*[.B132]/730)" office:value-type="float" office:value="0.999999998051419">
            <text:p>1.0000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(365-[.B132])/365" office:value-type="float" office:value="0.668493150684932">
            <text:p>0.6685</text:p>
          </table:table-cell>
          <table:table-cell table:formula="of:=[.D132]*[.C133]" office:value-type="float" office:value="0.000000000109448118678306">
            <text:p>0.0000</text:p>
          </table:table-cell>
          <table:table-cell table:formula="of:=1-[.D133]" office:value-type="float" office:value="0.999999999890552">
            <text:p>1.0000</text:p>
          </table:table-cell>
          <table:table-cell table:formula="of:=(364)/365*[.F132]+1" office:value-type="float" office:value="103.82463762536">
            <text:p>103.8246</text:p>
          </table:table-cell>
          <table:table-cell table:formula="of:=EXP(-[.B133]*([.B133]-1)/730)" office:value-type="float" office:value="0.00000000165094529302243">
            <text:p>0.0000</text:p>
          </table:table-cell>
          <table:table-cell table:formula="of:=1-EXP(-[.B133]*[.B133]/730)" office:value-type="float" office:value="0.999999998603143">
            <text:p>1.0000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(365-[.B133])/365" office:value-type="float" office:value="0.665753424657534">
            <text:p>0.6658</text:p>
          </table:table-cell>
          <table:table-cell table:formula="of:=[.D133]*[.C134]" office:value-type="float" office:value="0.0000000000728654598324064">
            <text:p>0.0000</text:p>
          </table:table-cell>
          <table:table-cell table:formula="of:=1-[.D134]" office:value-type="float" office:value="0.999999999927134">
            <text:p>1.0000</text:p>
          </table:table-cell>
          <table:table-cell table:formula="of:=(364)/365*[.F133]+1" office:value-type="float" office:value="104.540186563373">
            <text:p>104.5402</text:p>
          </table:table-cell>
          <table:table-cell table:formula="of:=EXP(-[.B134]*([.B134]-1)/730)" office:value-type="float" office:value="0.00000000118187416436052">
            <text:p>0.0000</text:p>
          </table:table-cell>
          <table:table-cell table:formula="of:=1-EXP(-[.B134]*[.B134]/730)" office:value-type="float" office:value="0.999999999001391">
            <text:p>1.0000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(365-[.B134])/365" office:value-type="float" office:value="0.663013698630137">
            <text:p>0.6630</text:p>
          </table:table-cell>
          <table:table-cell table:formula="of:=[.D134]*[.C135]" office:value-type="float" office:value="0.0000000000483107980258694">
            <text:p>0.0000</text:p>
          </table:table-cell>
          <table:table-cell table:formula="of:=1-[.D135]" office:value-type="float" office:value="0.999999999951689">
            <text:p>1.0000</text:p>
          </table:table-cell>
          <table:table-cell table:formula="of:=(364)/365*[.F134]+1" office:value-type="float" office:value="105.253775093337">
            <text:p>105.2538</text:p>
          </table:table-cell>
          <table:table-cell table:formula="of:=EXP(-[.B135]*([.B135]-1)/730)" office:value-type="float" office:value="0.000000000843761971893626">
            <text:p>0.0000</text:p>
          </table:table-cell>
          <table:table-cell table:formula="of:=1-EXP(-[.B135]*[.B135]/730)" office:value-type="float" office:value="0.99999999928805">
            <text:p>1.0000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(365-[.B135])/365" office:value-type="float" office:value="0.66027397260274">
            <text:p>0.6603</text:p>
          </table:table-cell>
          <table:table-cell table:formula="of:=[.D135]*[.C136]" office:value-type="float" office:value="0.0000000000318983625321494">
            <text:p>0.0000</text:p>
          </table:table-cell>
          <table:table-cell table:formula="of:=1-[.D136]" office:value-type="float" office:value="0.999999999968102">
            <text:p>1.0000</text:p>
          </table:table-cell>
          <table:table-cell table:formula="of:=(364)/365*[.F135]+1" office:value-type="float" office:value="105.965408586232">
            <text:p>105.9654</text:p>
          </table:table-cell>
          <table:table-cell table:formula="of:=EXP(-[.B136]*([.B136]-1)/730)" office:value-type="float" office:value="0.000000000600729291893576">
            <text:p>0.0000</text:p>
          </table:table-cell>
          <table:table-cell table:formula="of:=1-EXP(-[.B136]*[.B136]/730)" office:value-type="float" office:value="0.99999999949381">
            <text:p>1.0000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(365-[.B136])/365" office:value-type="float" office:value="0.657534246575342">
            <text:p>0.6575</text:p>
          </table:table-cell>
          <table:table-cell table:formula="of:=[.D136]*[.C137]" office:value-type="float" office:value="0.000000000020974265774564">
            <text:p>0.0000</text:p>
          </table:table-cell>
          <table:table-cell table:formula="of:=1-[.D137]" office:value-type="float" office:value="0.999999999979026">
            <text:p>1.0000</text:p>
          </table:table-cell>
          <table:table-cell table:formula="of:=(364)/365*[.F136]+1" office:value-type="float" office:value="106.675092398324">
            <text:p>106.6751</text:p>
          </table:table-cell>
          <table:table-cell table:formula="of:=EXP(-[.B137]*([.B137]-1)/730)" office:value-type="float" office:value="0.000000000426528270740233">
            <text:p>0.0000</text:p>
          </table:table-cell>
          <table:table-cell table:formula="of:=1-EXP(-[.B137]*[.B137]/730)" office:value-type="float" office:value="0.999999999641088">
            <text:p>1.0000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(365-[.B137])/365" office:value-type="float" office:value="0.654794520547945">
            <text:p>0.6548</text:p>
          </table:table-cell>
          <table:table-cell table:formula="of:=[.D137]*[.C138]" office:value-type="float" office:value="0.0000000000137338343017008">
            <text:p>0.0000</text:p>
          </table:table-cell>
          <table:table-cell table:formula="of:=1-[.D138]" office:value-type="float" office:value="0.999999999986266">
            <text:p>1.0000</text:p>
          </table:table-cell>
          <table:table-cell table:formula="of:=(364)/365*[.F137]+1" office:value-type="float" office:value="107.382831871205">
            <text:p>107.3828</text:p>
          </table:table-cell>
          <table:table-cell table:formula="of:=EXP(-[.B138]*([.B138]-1)/730)" office:value-type="float" office:value="0.00000000030201393863281">
            <text:p>0.0000</text:p>
          </table:table-cell>
          <table:table-cell table:formula="of:=1-EXP(-[.B138]*[.B138]/730)" office:value-type="float" office:value="0.999999999746212">
            <text:p>1.0000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(365-[.B138])/365" office:value-type="float" office:value="0.652054794520548">
            <text:p>0.6521</text:p>
          </table:table-cell>
          <table:table-cell table:formula="of:=[.D138]*[.C139]" office:value-type="float" office:value="0.00000000000895521250357477">
            <text:p>0.0000</text:p>
          </table:table-cell>
          <table:table-cell table:formula="of:=1-[.D139]" office:value-type="float" office:value="0.999999999991045">
            <text:p>1.0000</text:p>
          </table:table-cell>
          <table:table-cell table:formula="of:=(364)/365*[.F138]+1" office:value-type="float" office:value="108.088632331832">
            <text:p>108.0886</text:p>
          </table:table-cell>
          <table:table-cell table:formula="of:=EXP(-[.B139]*([.B139]-1)/730)" office:value-type="float" office:value="0.000000000213263388014655">
            <text:p>0.0000</text:p>
          </table:table-cell>
          <table:table-cell table:formula="of:=1-EXP(-[.B139]*[.B139]/730)" office:value-type="float" office:value="0.999999999821036">
            <text:p>1.0000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(365-[.B139])/365" office:value-type="float" office:value="0.649315068493151">
            <text:p>0.6493</text:p>
          </table:table-cell>
          <table:table-cell table:formula="of:=[.D139]*[.C140]" office:value-type="float" office:value="0.00000000000581475442012937">
            <text:p>0.0000</text:p>
          </table:table-cell>
          <table:table-cell table:formula="of:=1-[.D140]" office:value-type="float" office:value="0.999999999994185">
            <text:p>1.0000</text:p>
          </table:table-cell>
          <table:table-cell table:formula="of:=(364)/365*[.F139]+1" office:value-type="float" office:value="108.792499092567">
            <text:p>108.7925</text:p>
          </table:table-cell>
          <table:table-cell table:formula="of:=EXP(-[.B140]*([.B140]-1)/730)" office:value-type="float" office:value="0.000000000150181270387759">
            <text:p>0.0000</text:p>
          </table:table-cell>
          <table:table-cell table:formula="of:=1-EXP(-[.B140]*[.B140]/730)" office:value-type="float" office:value="0.999999999874145">
            <text:p>1.0000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(365-[.B140])/365" office:value-type="float" office:value="0.646575342465753">
            <text:p>0.6466</text:p>
          </table:table-cell>
          <table:table-cell table:formula="of:=[.D140]*[.C141]" office:value-type="float" office:value="0.0000000000037596768305494">
            <text:p>0.0000</text:p>
          </table:table-cell>
          <table:table-cell table:formula="of:=1-[.D141]" office:value-type="float" office:value="0.99999999999624">
            <text:p>1.0000</text:p>
          </table:table-cell>
          <table:table-cell table:formula="of:=(364)/365*[.F140]+1" office:value-type="float" office:value="109.494437451217">
            <text:p>109.4944</text:p>
          </table:table-cell>
          <table:table-cell table:formula="of:=EXP(-[.B141]*([.B141]-1)/730)" office:value-type="float" office:value="0.000000000105469137671735">
            <text:p>0.0000</text:p>
          </table:table-cell>
          <table:table-cell table:formula="of:=1-EXP(-[.B141]*[.B141]/730)" office:value-type="float" office:value="0.999999999911736">
            <text:p>1.0000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(365-[.B141])/365" office:value-type="float" office:value="0.643835616438356">
            <text:p>0.6438</text:p>
          </table:table-cell>
          <table:table-cell table:formula="of:=[.D141]*[.C142]" office:value-type="float" office:value="0.00000000000242061384980578">
            <text:p>0.0000</text:p>
          </table:table-cell>
          <table:table-cell table:formula="of:=1-[.D142]" office:value-type="float" office:value="0.999999999997579">
            <text:p>1.0000</text:p>
          </table:table-cell>
          <table:table-cell table:formula="of:=(364)/365*[.F141]+1" office:value-type="float" office:value="110.194452691077">
            <text:p>110.1945</text:p>
          </table:table-cell>
          <table:table-cell table:formula="of:=EXP(-[.B142]*([.B142]-1)/730)" office:value-type="float" office:value="0.0000000000738660998482367">
            <text:p>0.0000</text:p>
          </table:table-cell>
          <table:table-cell table:formula="of:=1-EXP(-[.B142]*[.B142]/730)" office:value-type="float" office:value="0.999999999938268">
            <text:p>1.0000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(365-[.B142])/365" office:value-type="float" office:value="0.641095890410959">
            <text:p>0.6411</text:p>
          </table:table-cell>
          <table:table-cell table:formula="of:=[.D142]*[.C143]" office:value-type="float" office:value="0.00000000000155184559138233">
            <text:p>0.0000</text:p>
          </table:table-cell>
          <table:table-cell table:formula="of:=1-[.D143]" office:value-type="float" office:value="0.999999999998448">
            <text:p>1.0000</text:p>
          </table:table-cell>
          <table:table-cell table:formula="of:=(364)/365*[.F142]+1" office:value-type="float" office:value="110.892550080965">
            <text:p>110.8926</text:p>
          </table:table-cell>
          <table:table-cell table:formula="of:=EXP(-[.B143]*([.B143]-1)/730)" office:value-type="float" office:value="0.0000000000515911364264747">
            <text:p>0.0000</text:p>
          </table:table-cell>
          <table:table-cell table:formula="of:=1-EXP(-[.B143]*[.B143]/730)" office:value-type="float" office:value="0.999999999956943">
            <text:p>1.0000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(365-[.B143])/365" office:value-type="float" office:value="0.638356164383562">
            <text:p>0.6384</text:p>
          </table:table-cell>
          <table:table-cell table:formula="of:=[.D143]*[.C144]" office:value-type="float" office:value="0.000000000000990630199430367">
            <text:p>0.0000</text:p>
          </table:table-cell>
          <table:table-cell table:formula="of:=1-[.D144]" office:value-type="float" office:value="0.999999999999009">
            <text:p>1.0000</text:p>
          </table:table-cell>
          <table:table-cell table:formula="of:=(364)/365*[.F143]+1" office:value-type="float" office:value="111.588734875263">
            <text:p>111.5887</text:p>
          </table:table-cell>
          <table:table-cell table:formula="of:=EXP(-[.B144]*([.B144]-1)/730)" office:value-type="float" office:value="0.0000000000359347950458507">
            <text:p>0.0000</text:p>
          </table:table-cell>
          <table:table-cell table:formula="of:=1-EXP(-[.B144]*[.B144]/730)" office:value-type="float" office:value="0.99999999997005">
            <text:p>1.0000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(365-[.B144])/365" office:value-type="float" office:value="0.635616438356164">
            <text:p>0.6356</text:p>
          </table:table-cell>
          <table:table-cell table:formula="of:=[.D144]*[.C145]" office:value-type="float" office:value="0.000000000000629660839089987">
            <text:p>0.0000</text:p>
          </table:table-cell>
          <table:table-cell table:formula="of:=1-[.D145]" office:value-type="float" office:value="0.99999999999937">
            <text:p>1.0000</text:p>
          </table:table-cell>
          <table:table-cell table:formula="of:=(364)/365*[.F144]+1" office:value-type="float" office:value="112.283012313961">
            <text:p>112.2830</text:p>
          </table:table-cell>
          <table:table-cell table:formula="of:=EXP(-[.B145]*([.B145]-1)/730)" office:value-type="float" office:value="0.000000000024961196668252">
            <text:p>0.0000</text:p>
          </table:table-cell>
          <table:table-cell table:formula="of:=1-EXP(-[.B145]*[.B145]/730)" office:value-type="float" office:value="0.999999999979225">
            <text:p>1.0000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(365-[.B145])/365" office:value-type="float" office:value="0.632876712328767">
            <text:p>0.6329</text:p>
          </table:table-cell>
          <table:table-cell table:formula="of:=[.D145]*[.C146]" office:value-type="float" office:value="0.000000000000398497681725444">
            <text:p>0.0000</text:p>
          </table:table-cell>
          <table:table-cell table:formula="of:=1-[.D146]" office:value-type="float" office:value="0.999999999999602">
            <text:p>1.0000</text:p>
          </table:table-cell>
          <table:table-cell table:formula="of:=(364)/365*[.F145]+1" office:value-type="float" office:value="112.97538762269">
            <text:p>112.9754</text:p>
          </table:table-cell>
          <table:table-cell table:formula="of:=EXP(-[.B146]*([.B146]-1)/730)" office:value-type="float" office:value="0.0000000000172912258772264">
            <text:p>0.0000</text:p>
          </table:table-cell>
          <table:table-cell table:formula="of:=1-EXP(-[.B146]*[.B146]/730)" office:value-type="float" office:value="0.999999999985628">
            <text:p>1.0000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(365-[.B146])/365" office:value-type="float" office:value="0.63013698630137">
            <text:p>0.6301</text:p>
          </table:table-cell>
          <table:table-cell table:formula="of:=[.D146]*[.C147]" office:value-type="float" office:value="0.000000000000251108128210554">
            <text:p>0.0000</text:p>
          </table:table-cell>
          <table:table-cell table:formula="of:=1-[.D147]" office:value-type="float" office:value="0.999999999999749">
            <text:p>1.0000</text:p>
          </table:table-cell>
          <table:table-cell table:formula="of:=(364)/365*[.F146]+1" office:value-type="float" office:value="113.665866012765">
            <text:p>113.6659</text:p>
          </table:table-cell>
          <table:table-cell table:formula="of:=EXP(-[.B147]*([.B147]-1)/730)" office:value-type="float" office:value="0.0000000000119452795597981">
            <text:p>0.0000</text:p>
          </table:table-cell>
          <table:table-cell table:formula="of:=1-EXP(-[.B147]*[.B147]/730)" office:value-type="float" office:value="0.999999999990085">
            <text:p>1.0000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(365-[.B147])/365" office:value-type="float" office:value="0.627397260273973">
            <text:p>0.6274</text:p>
          </table:table-cell>
          <table:table-cell table:formula="of:=[.D147]*[.C148]" office:value-type="float" office:value="0.000000000000157544551671827">
            <text:p>0.0000</text:p>
          </table:table-cell>
          <table:table-cell table:formula="of:=1-[.D148]" office:value-type="float" office:value="0.999999999999842">
            <text:p>1.0000</text:p>
          </table:table-cell>
          <table:table-cell table:formula="of:=(364)/365*[.F147]+1" office:value-type="float" office:value="114.354452681223">
            <text:p>114.3545</text:p>
          </table:table-cell>
          <table:table-cell table:formula="of:=EXP(-[.B148]*([.B148]-1)/730)" office:value-type="float" office:value="0.00000000000822956736032713">
            <text:p>0.0000</text:p>
          </table:table-cell>
          <table:table-cell table:formula="of:=1-EXP(-[.B148]*[.B148]/730)" office:value-type="float" office:value="0.999999999993178">
            <text:p>1.0000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(365-[.B148])/365" office:value-type="float" office:value="0.624657534246575">
            <text:p>0.6247</text:p>
          </table:table-cell>
          <table:table-cell table:formula="of:=[.D148]*[.C149]" office:value-type="float" office:value="0.0000000000000984113911813055">
            <text:p>0.0000</text:p>
          </table:table-cell>
          <table:table-cell table:formula="of:=1-[.D149]" office:value-type="float" office:value="0.999999999999902">
            <text:p>1.0000</text:p>
          </table:table-cell>
          <table:table-cell table:formula="of:=(364)/365*[.F148]+1" office:value-type="float" office:value="115.041152810864">
            <text:p>115.0412</text:p>
          </table:table-cell>
          <table:table-cell table:formula="of:=EXP(-[.B149]*([.B149]-1)/730)" office:value-type="float" office:value="0.0000000000056541567291912">
            <text:p>0.0000</text:p>
          </table:table-cell>
          <table:table-cell table:formula="of:=1-EXP(-[.B149]*[.B149]/730)" office:value-type="float" office:value="0.99999999999532">
            <text:p>1.0000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(365-[.B149])/365" office:value-type="float" office:value="0.621917808219178">
            <text:p>0.6219</text:p>
          </table:table-cell>
          <table:table-cell table:formula="of:=[.D149]*[.C150]" office:value-type="float" office:value="0.0000000000000612037967072777">
            <text:p>0.0000</text:p>
          </table:table-cell>
          <table:table-cell table:formula="of:=1-[.D150]" office:value-type="float" office:value="0.999999999999939">
            <text:p>1.0000</text:p>
          </table:table-cell>
          <table:table-cell table:formula="of:=(364)/365*[.F149]+1" office:value-type="float" office:value="115.725971570286">
            <text:p>115.7260</text:p>
          </table:table-cell>
          <table:table-cell table:formula="of:=EXP(-[.B150]*([.B150]-1)/730)" office:value-type="float" office:value="0.00000000000387408221558463">
            <text:p>0.0000</text:p>
          </table:table-cell>
          <table:table-cell table:formula="of:=1-EXP(-[.B150]*[.B150]/730)" office:value-type="float" office:value="0.999999999996798">
            <text:p>1.0000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(365-[.B150])/365" office:value-type="float" office:value="0.619178082191781">
            <text:p>0.6192</text:p>
          </table:table-cell>
          <table:table-cell table:formula="of:=[.D150]*[.C151]" office:value-type="float" office:value="0.0000000000000378960494680678">
            <text:p>0.0000</text:p>
          </table:table-cell>
          <table:table-cell table:formula="of:=1-[.D151]" office:value-type="float" office:value="0.999999999999962">
            <text:p>1.0000</text:p>
          </table:table-cell>
          <table:table-cell table:formula="of:=(364)/365*[.F150]+1" office:value-type="float" office:value="116.408914113929">
            <text:p>116.4089</text:p>
          </table:table-cell>
          <table:table-cell table:formula="of:=EXP(-[.B151]*([.B151]-1)/730)" office:value-type="float" office:value="0.00000000000264715868210466">
            <text:p>0.0000</text:p>
          </table:table-cell>
          <table:table-cell table:formula="of:=1-EXP(-[.B151]*[.B151]/730)" office:value-type="float" office:value="0.999999999997815">
            <text:p>1.0000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(365-[.B151])/365" office:value-type="float" office:value="0.616438356164384">
            <text:p>0.6164</text:p>
          </table:table-cell>
          <table:table-cell table:formula="of:=[.D151]*[.C152]" office:value-type="float" office:value="0.0000000000000233605784392199">
            <text:p>0.0000</text:p>
          </table:table-cell>
          <table:table-cell table:formula="of:=1-[.D152]" office:value-type="float" office:value="0.999999999999977">
            <text:p>1.0000</text:p>
          </table:table-cell>
          <table:table-cell table:formula="of:=(364)/365*[.F151]+1" office:value-type="float" office:value="117.08998558211">
            <text:p>117.0900</text:p>
          </table:table-cell>
          <table:table-cell table:formula="of:=EXP(-[.B152]*([.B152]-1)/730)" office:value-type="float" office:value="0.00000000000180385352814095">
            <text:p>0.0000</text:p>
          </table:table-cell>
          <table:table-cell table:formula="of:=1-EXP(-[.B152]*[.B152]/730)" office:value-type="float" office:value="0.999999999998513">
            <text:p>1.0000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(365-[.B152])/365" office:value-type="float" office:value="0.613698630136986">
            <text:p>0.6137</text:p>
          </table:table-cell>
          <table:table-cell table:formula="of:=[.D152]*[.C153]" office:value-type="float" office:value="0.0000000000000143363549873569">
            <text:p>0.0000</text:p>
          </table:table-cell>
          <table:table-cell table:formula="of:=1-[.D153]" office:value-type="float" office:value="0.999999999999986">
            <text:p>1.0000</text:p>
          </table:table-cell>
          <table:table-cell table:formula="of:=(364)/365*[.F152]+1" office:value-type="float" office:value="117.769191101063">
            <text:p>117.7692</text:p>
          </table:table-cell>
          <table:table-cell table:formula="of:=EXP(-[.B153]*([.B153]-1)/730)" office:value-type="float" office:value="0.00000000000122583697508024">
            <text:p>0.0000</text:p>
          </table:table-cell>
          <table:table-cell table:formula="of:=1-EXP(-[.B153]*[.B153]/730)" office:value-type="float" office:value="0.999999999998991">
            <text:p>1.0000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(365-[.B153])/365" office:value-type="float" office:value="0.610958904109589">
            <text:p>0.6110</text:p>
          </table:table-cell>
          <table:table-cell table:formula="of:=[.D153]*[.C154]" office:value-type="float" office:value="8.75892373200159E-015">
            <text:p>0.0000</text:p>
          </table:table-cell>
          <table:table-cell table:formula="of:=1-[.D154]" office:value-type="float" office:value="0.999999999999991">
            <text:p>1.0000</text:p>
          </table:table-cell>
          <table:table-cell table:formula="of:=(364)/365*[.F153]+1" office:value-type="float" office:value="118.446535782978">
            <text:p>118.4465</text:p>
          </table:table-cell>
          <table:table-cell table:formula="of:=EXP(-[.B154]*([.B154]-1)/730)" office:value-type="float" office:value="0.000000000000830757586037896">
            <text:p>0.0000</text:p>
          </table:table-cell>
          <table:table-cell table:formula="of:=1-EXP(-[.B154]*[.B154]/730)" office:value-type="float" office:value="0.999999999999317">
            <text:p>1.0000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(365-[.B154])/365" office:value-type="float" office:value="0.608219178082192">
            <text:p>0.6082</text:p>
          </table:table-cell>
          <table:table-cell table:formula="of:=[.D154]*[.C155]" office:value-type="float" office:value="5.32734539316261E-015">
            <text:p>0.0000</text:p>
          </table:table-cell>
          <table:table-cell table:formula="of:=1-[.D155]" office:value-type="float" office:value="0.999999999999995">
            <text:p>1.0000</text:p>
          </table:table-cell>
          <table:table-cell table:formula="of:=(364)/365*[.F154]+1" office:value-type="float" office:value="119.122024726038">
            <text:p>119.1220</text:p>
          </table:table-cell>
          <table:table-cell table:formula="of:=EXP(-[.B155]*([.B155]-1)/730)" office:value-type="float" office:value="0.000000000000561469366883611">
            <text:p>0.0000</text:p>
          </table:table-cell>
          <table:table-cell table:formula="of:=1-EXP(-[.B155]*[.B155]/730)" office:value-type="float" office:value="0.999999999999539">
            <text:p>1.0000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(365-[.B155])/365" office:value-type="float" office:value="0.605479452054794">
            <text:p>0.6055</text:p>
          </table:table-cell>
          <table:table-cell table:formula="of:=[.D155]*[.C156]" office:value-type="float" office:value="3.22559816955873E-015">
            <text:p>0.0000</text:p>
          </table:table-cell>
          <table:table-cell table:formula="of:=1-[.D156]" office:value-type="float" office:value="0.999999999999997">
            <text:p>1.0000</text:p>
          </table:table-cell>
          <table:table-cell table:formula="of:=(364)/365*[.F155]+1" office:value-type="float" office:value="119.79566301446">
            <text:p>119.7957</text:p>
          </table:table-cell>
          <table:table-cell table:formula="of:=EXP(-[.B156]*([.B156]-1)/730)" office:value-type="float" office:value="0.000000000000378432101678986">
            <text:p>0.0000</text:p>
          </table:table-cell>
          <table:table-cell table:formula="of:=1-EXP(-[.B156]*[.B156]/730)" office:value-type="float" office:value="0.99999999999969">
            <text:p>1.0000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(365-[.B156])/365" office:value-type="float" office:value="0.602739726027397">
            <text:p>0.6027</text:p>
          </table:table-cell>
          <table:table-cell table:formula="of:=[.D156]*[.C157]" office:value-type="float" office:value="1.9441961569943E-015">
            <text:p>0.0000</text:p>
          </table:table-cell>
          <table:table-cell table:formula="of:=1-[.D157]" office:value-type="float" office:value="0.999999999999998">
            <text:p>1.0000</text:p>
          </table:table-cell>
          <table:table-cell table:formula="of:=(364)/365*[.F156]+1" office:value-type="float" office:value="120.46745571853">
            <text:p>120.4675</text:p>
          </table:table-cell>
          <table:table-cell table:formula="of:=EXP(-[.B157]*([.B157]-1)/730)" office:value-type="float" office:value="0.000000000000254366564737692">
            <text:p>0.0000</text:p>
          </table:table-cell>
          <table:table-cell table:formula="of:=1-EXP(-[.B157]*[.B157]/730)" office:value-type="float" office:value="0.999999999999792">
            <text:p>1.0000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(365-[.B157])/365" office:value-type="float" office:value="0.6">
            <text:p>0.6000</text:p>
          </table:table-cell>
          <table:table-cell table:formula="of:=[.D157]*[.C158]" office:value-type="float" office:value="1.16651769419658E-015">
            <text:p>0.0000</text:p>
          </table:table-cell>
          <table:table-cell table:formula="of:=1-[.D158]" office:value-type="float" office:value="0.999999999999999">
            <text:p>1.0000</text:p>
          </table:table-cell>
          <table:table-cell table:formula="of:=(364)/365*[.F157]+1" office:value-type="float" office:value="121.137407894644">
            <text:p>121.1374</text:p>
          </table:table-cell>
          <table:table-cell table:formula="of:=EXP(-[.B158]*([.B158]-1)/730)" office:value-type="float" office:value="0.000000000000170507007384898">
            <text:p>0.0000</text:p>
          </table:table-cell>
          <table:table-cell table:formula="of:=1-EXP(-[.B158]*[.B158]/730)" office:value-type="float" office:value="0.999999999999861">
            <text:p>1.0000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(365-[.B158])/365" office:value-type="float" office:value="0.597260273972603">
            <text:p>0.5973</text:p>
          </table:table-cell>
          <table:table-cell table:formula="of:=[.D158]*[.C159]" office:value-type="float" office:value="6.9671467762974E-016">
            <text:p>0.0000</text:p>
          </table:table-cell>
          <table:table-cell table:formula="of:=1-[.D159]" office:value-type="float" office:value="1">
            <text:p>1.0000</text:p>
          </table:table-cell>
          <table:table-cell table:formula="of:=(364)/365*[.F158]+1" office:value-type="float" office:value="121.805524585343">
            <text:p>121.8055</text:p>
          </table:table-cell>
          <table:table-cell table:formula="of:=EXP(-[.B159]*([.B159]-1)/730)" office:value-type="float" office:value="0.000000000000113981558627481">
            <text:p>0.0000</text:p>
          </table:table-cell>
          <table:table-cell table:formula="of:=1-EXP(-[.B159]*[.B159]/730)" office:value-type="float" office:value="0.999999999999907">
            <text:p>1.0000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(365-[.B159])/365" office:value-type="float" office:value="0.594520547945205">
            <text:p>0.5945</text:p>
          </table:table-cell>
          <table:table-cell table:formula="of:=[.D159]*[.C160]" office:value-type="float" office:value="4.142111919059E-016">
            <text:p>0.0000</text:p>
          </table:table-cell>
          <table:table-cell table:formula="of:=1-[.D160]" office:value-type="float" office:value="1">
            <text:p>1.0000</text:p>
          </table:table-cell>
          <table:table-cell table:formula="of:=(364)/365*[.F159]+1" office:value-type="float" office:value="122.471810819356">
            <text:p>122.4718</text:p>
          </table:table-cell>
          <table:table-cell table:formula="of:=EXP(-[.B160]*([.B160]-1)/730)" office:value-type="float" office:value="0.0000000000000759866157958751">
            <text:p>0.0000</text:p>
          </table:table-cell>
          <table:table-cell table:formula="of:=1-EXP(-[.B160]*[.B160]/730)" office:value-type="float" office:value="0.999999999999938">
            <text:p>1.0000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(365-[.B160])/365" office:value-type="float" office:value="0.591780821917808">
            <text:p>0.5918</text:p>
          </table:table-cell>
          <table:table-cell table:formula="of:=[.D160]*[.C161]" office:value-type="float" office:value="2.45122239593628E-016">
            <text:p>0.0000</text:p>
          </table:table-cell>
          <table:table-cell table:formula="of:=1-[.D161]" office:value-type="float" office:value="1">
            <text:p>1.0000</text:p>
          </table:table-cell>
          <table:table-cell table:formula="of:=(364)/365*[.F160]+1" office:value-type="float" office:value="123.136271611632">
            <text:p>123.1363</text:p>
          </table:table-cell>
          <table:table-cell table:formula="of:=EXP(-[.B161]*([.B161]-1)/730)" office:value-type="float" office:value="0.0000000000000505184208333394">
            <text:p>0.0000</text:p>
          </table:table-cell>
          <table:table-cell table:formula="of:=1-EXP(-[.B161]*[.B161]/730)" office:value-type="float" office:value="0.999999999999959">
            <text:p>1.0000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(365-[.B161])/365" office:value-type="float" office:value="0.589041095890411">
            <text:p>0.5890</text:p>
          </table:table-cell>
          <table:table-cell table:formula="of:=[.D161]*[.C162]" office:value-type="float" office:value="1.44387072637343E-016">
            <text:p>0.0000</text:p>
          </table:table-cell>
          <table:table-cell table:formula="of:=1-[.D162]" office:value-type="float" office:value="1">
            <text:p>1.0000</text:p>
          </table:table-cell>
          <table:table-cell table:formula="of:=(364)/365*[.F161]+1" office:value-type="float" office:value="123.798911963381">
            <text:p>123.7989</text:p>
          </table:table-cell>
          <table:table-cell table:formula="of:=EXP(-[.B162]*([.B162]-1)/730)" office:value-type="float" office:value="0.0000000000000334944292727212">
            <text:p>0.0000</text:p>
          </table:table-cell>
          <table:table-cell table:formula="of:=1-EXP(-[.B162]*[.B162]/730)" office:value-type="float" office:value="0.999999999999973">
            <text:p>1.0000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(365-[.B162])/365" office:value-type="float" office:value="0.586301369863014">
            <text:p>0.5863</text:p>
          </table:table-cell>
          <table:table-cell table:formula="of:=[.D162]*[.C163]" office:value-type="float" office:value="8.46543384777845E-017">
            <text:p>0.0000</text:p>
          </table:table-cell>
          <table:table-cell table:formula="of:=1-[.D163]" office:value-type="float" office:value="1">
            <text:p>1.0000</text:p>
          </table:table-cell>
          <table:table-cell table:formula="of:=(364)/365*[.F162]+1" office:value-type="float" office:value="124.459736862111">
            <text:p>124.4597</text:p>
          </table:table-cell>
          <table:table-cell table:formula="of:=EXP(-[.B163]*([.B163]-1)/730)" office:value-type="float" office:value="0.0000000000000221465229003356">
            <text:p>0.0000</text:p>
          </table:table-cell>
          <table:table-cell table:formula="of:=1-EXP(-[.B163]*[.B163]/730)" office:value-type="float" office:value="0.999999999999982">
            <text:p>1.0000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(365-[.B163])/365" office:value-type="float" office:value="0.583561643835616">
            <text:p>0.5836</text:p>
          </table:table-cell>
          <table:table-cell table:formula="of:=[.D163]*[.C164]" office:value-type="float" office:value="4.94010249199126E-017">
            <text:p>0.0000</text:p>
          </table:table-cell>
          <table:table-cell table:formula="of:=1-[.D164]" office:value-type="float" office:value="1">
            <text:p>1.0000</text:p>
          </table:table-cell>
          <table:table-cell table:formula="of:=(364)/365*[.F163]+1" office:value-type="float" office:value="125.118751281667">
            <text:p>125.1188</text:p>
          </table:table-cell>
          <table:table-cell table:formula="of:=EXP(-[.B164]*([.B164]-1)/730)" office:value-type="float" office:value="0.0000000000000146032214018065">
            <text:p>0.0000</text:p>
          </table:table-cell>
          <table:table-cell table:formula="of:=1-EXP(-[.B164]*[.B164]/730)" office:value-type="float" office:value="0.999999999999988">
            <text:p>1.0000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(365-[.B164])/365" office:value-type="float" office:value="0.580821917808219">
            <text:p>0.5808</text:p>
          </table:table-cell>
          <table:table-cell table:formula="of:=[.D164]*[.C165]" office:value-type="float" office:value="2.86931980356753E-017">
            <text:p>0.0000</text:p>
          </table:table-cell>
          <table:table-cell table:formula="of:=1-[.D165]" office:value-type="float" office:value="1">
            <text:p>1.0000</text:p>
          </table:table-cell>
          <table:table-cell table:formula="of:=(364)/365*[.F164]+1" office:value-type="float" office:value="125.775960182265">
            <text:p>125.7760</text:p>
          </table:table-cell>
          <table:table-cell table:formula="of:=EXP(-[.B165]*([.B165]-1)/730)" office:value-type="float" office:value="9.60288972446479E-015">
            <text:p>0.0000</text:p>
          </table:table-cell>
          <table:table-cell table:formula="of:=1-EXP(-[.B165]*[.B165]/730)" office:value-type="float" office:value="0.999999999999992">
            <text:p>1.0000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(365-[.B165])/365" office:value-type="float" office:value="0.578082191780822">
            <text:p>0.5781</text:p>
          </table:table-cell>
          <table:table-cell table:formula="of:=[.D165]*[.C166]" office:value-type="float" office:value="1.65870268096643E-017">
            <text:p>0.0000</text:p>
          </table:table-cell>
          <table:table-cell table:formula="of:=1-[.D166]" office:value-type="float" office:value="1">
            <text:p>1.0000</text:p>
          </table:table-cell>
          <table:table-cell table:formula="of:=(364)/365*[.F165]+1" office:value-type="float" office:value="126.431368510533">
            <text:p>126.4314</text:p>
          </table:table-cell>
          <table:table-cell table:formula="of:=EXP(-[.B166]*([.B166]-1)/730)" office:value-type="float" office:value="6.29745924699262E-015">
            <text:p>0.0000</text:p>
          </table:table-cell>
          <table:table-cell table:formula="of:=1-EXP(-[.B166]*[.B166]/730)" office:value-type="float" office:value="0.999999999999995">
            <text:p>1.0000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(365-[.B166])/365" office:value-type="float" office:value="0.575342465753425">
            <text:p>0.5753</text:p>
          </table:table-cell>
          <table:table-cell table:formula="of:=[.D166]*[.C167]" office:value-type="float" office:value="9.54322090419044E-018">
            <text:p>0.0000</text:p>
          </table:table-cell>
          <table:table-cell table:formula="of:=1-[.D167]" office:value-type="float" office:value="1">
            <text:p>1.0000</text:p>
          </table:table-cell>
          <table:table-cell table:formula="of:=(364)/365*[.F166]+1" office:value-type="float" office:value="127.084981199545">
            <text:p>127.0850</text:p>
          </table:table-cell>
          <table:table-cell table:formula="of:=EXP(-[.B167]*([.B167]-1)/730)" office:value-type="float" office:value="4.11849878207178E-015">
            <text:p>0.0000</text:p>
          </table:table-cell>
          <table:table-cell table:formula="of:=1-EXP(-[.B167]*[.B167]/730)" office:value-type="float" office:value="0.999999999999997">
            <text:p>1.0000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(365-[.B167])/365" office:value-type="float" office:value="0.572602739726027">
            <text:p>0.5726</text:p>
          </table:table-cell>
          <table:table-cell table:formula="of:=[.D167]*[.C168]" office:value-type="float" office:value="5.46447443555014E-018">
            <text:p>0.0000</text:p>
          </table:table-cell>
          <table:table-cell table:formula="of:=1-[.D168]" office:value-type="float" office:value="1">
            <text:p>1.0000</text:p>
          </table:table-cell>
          <table:table-cell table:formula="of:=(364)/365*[.F167]+1" office:value-type="float" office:value="127.736803168862">
            <text:p>127.7368</text:p>
          </table:table-cell>
          <table:table-cell table:formula="of:=EXP(-[.B168]*([.B168]-1)/730)" office:value-type="float" office:value="2.68610305118007E-015">
            <text:p>0.0000</text:p>
          </table:table-cell>
          <table:table-cell table:formula="of:=1-EXP(-[.B168]*[.B168]/730)" office:value-type="float" office:value="0.999999999999998">
            <text:p>1.0000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(365-[.B168])/365" office:value-type="float" office:value="0.56986301369863">
            <text:p>0.5699</text:p>
          </table:table-cell>
          <table:table-cell table:formula="of:=[.D168]*[.C169]" office:value-type="float" office:value="3.11400187012172E-018">
            <text:p>0.0000</text:p>
          </table:table-cell>
          <table:table-cell table:formula="of:=1-[.D169]" office:value-type="float" office:value="1">
            <text:p>1.0000</text:p>
          </table:table-cell>
          <table:table-cell table:formula="of:=(364)/365*[.F168]+1" office:value-type="float" office:value="128.386839324563">
            <text:p>128.3868</text:p>
          </table:table-cell>
          <table:table-cell table:formula="of:=EXP(-[.B169]*([.B169]-1)/730)" office:value-type="float" office:value="1.74709511966502E-015">
            <text:p>0.0000</text:p>
          </table:table-cell>
          <table:table-cell table:formula="of:=1-EXP(-[.B169]*[.B169]/730)" office:value-type="float" office:value="0.999999999999999">
            <text:p>1.0000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(365-[.B169])/365" office:value-type="float" office:value="0.567123287671233">
            <text:p>0.5671</text:p>
          </table:table-cell>
          <table:table-cell table:formula="of:=[.D169]*[.C170]" office:value-type="float" office:value="1.7660229783978E-018">
            <text:p>0.0000</text:p>
          </table:table-cell>
          <table:table-cell table:formula="of:=1-[.D170]" office:value-type="float" office:value="1">
            <text:p>1.0000</text:p>
          </table:table-cell>
          <table:table-cell table:formula="of:=(364)/365*[.F169]+1" office:value-type="float" office:value="129.035094559291">
            <text:p>129.0351</text:p>
          </table:table-cell>
          <table:table-cell table:formula="of:=EXP(-[.B170]*([.B170]-1)/730)" office:value-type="float" office:value="1.13323657552622E-015">
            <text:p>0.0000</text:p>
          </table:table-cell>
          <table:table-cell table:formula="of:=1-EXP(-[.B170]*[.B170]/730)" office:value-type="float" office:value="0.999999999999999">
            <text:p>1.0000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(365-[.B170])/365" office:value-type="float" office:value="0.564383561643836">
            <text:p>0.5644</text:p>
          </table:table-cell>
          <table:table-cell table:formula="of:=[.D170]*[.C171]" office:value-type="float" office:value="9.96714338493005E-019">
            <text:p>0.0000</text:p>
          </table:table-cell>
          <table:table-cell table:formula="of:=1-[.D171]" office:value-type="float" office:value="1">
            <text:p>1.0000</text:p>
          </table:table-cell>
          <table:table-cell table:formula="of:=(364)/365*[.F170]+1" office:value-type="float" office:value="129.681573752279">
            <text:p>129.6816</text:p>
          </table:table-cell>
          <table:table-cell table:formula="of:=EXP(-[.B171]*([.B171]-1)/730)" office:value-type="float" office:value="7.33051974117598E-016">
            <text:p>0.0000</text:p>
          </table:table-cell>
          <table:table-cell table:formula="of:=1-EXP(-[.B171]*[.B17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(365-[.B171])/365" office:value-type="float" office:value="0.561643835616438">
            <text:p>0.5616</text:p>
          </table:table-cell>
          <table:table-cell table:formula="of:=[.D171]*[.C172]" office:value-type="float" office:value="5.59798464085112E-019">
            <text:p>0.0000</text:p>
          </table:table-cell>
          <table:table-cell table:formula="of:=1-[.D172]" office:value-type="float" office:value="1">
            <text:p>1.0000</text:p>
          </table:table-cell>
          <table:table-cell table:formula="of:=(364)/365*[.F171]+1" office:value-type="float" office:value="130.326281769396">
            <text:p>130.3263</text:p>
          </table:table-cell>
          <table:table-cell table:formula="of:=EXP(-[.B172]*([.B172]-1)/730)" office:value-type="float" office:value="4.72888882897789E-016">
            <text:p>0.0000</text:p>
          </table:table-cell>
          <table:table-cell table:formula="of:=1-EXP(-[.B172]*[.B17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(365-[.B172])/365" office:value-type="float" office:value="0.558904109589041">
            <text:p>0.5589</text:p>
          </table:table-cell>
          <table:table-cell table:formula="of:=[.D172]*[.C173]" office:value-type="float" office:value="3.12873662118803E-019">
            <text:p>0.0000</text:p>
          </table:table-cell>
          <table:table-cell table:formula="of:=1-[.D173]" office:value-type="float" office:value="1">
            <text:p>1.0000</text:p>
          </table:table-cell>
          <table:table-cell table:formula="of:=(364)/365*[.F172]+1" office:value-type="float" office:value="130.969223463178">
            <text:p>130.9692</text:p>
          </table:table-cell>
          <table:table-cell table:formula="of:=EXP(-[.B173]*([.B173]-1)/730)" office:value-type="float" office:value="3.04224084704652E-016">
            <text:p>0.0000</text:p>
          </table:table-cell>
          <table:table-cell table:formula="of:=1-EXP(-[.B173]*[.B17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(365-[.B173])/365" office:value-type="float" office:value="0.556164383561644">
            <text:p>0.5562</text:p>
          </table:table-cell>
          <table:table-cell table:formula="of:=[.D173]*[.C174]" office:value-type="float" office:value="1.74009187424978E-019">
            <text:p>0.0000</text:p>
          </table:table-cell>
          <table:table-cell table:formula="of:=1-[.D174]" office:value-type="float" office:value="1">
            <text:p>1.0000</text:p>
          </table:table-cell>
          <table:table-cell table:formula="of:=(364)/365*[.F173]+1" office:value-type="float" office:value="131.610403672868">
            <text:p>131.6104</text:p>
          </table:table-cell>
          <table:table-cell table:formula="of:=EXP(-[.B174]*([.B174]-1)/730)" office:value-type="float" office:value="1.95181312483244E-016">
            <text:p>0.0000</text:p>
          </table:table-cell>
          <table:table-cell table:formula="of:=1-EXP(-[.B174]*[.B17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(365-[.B174])/365" office:value-type="float" office:value="0.553424657534247">
            <text:p>0.5534</text:p>
          </table:table-cell>
          <table:table-cell table:formula="of:=[.D174]*[.C175]" office:value-type="float" office:value="9.63009749584809E-020">
            <text:p>0.0000</text:p>
          </table:table-cell>
          <table:table-cell table:formula="of:=1-[.D175]" office:value-type="float" office:value="1">
            <text:p>1.0000</text:p>
          </table:table-cell>
          <table:table-cell table:formula="of:=(364)/365*[.F174]+1" office:value-type="float" office:value="132.249827224449">
            <text:p>132.2498</text:p>
          </table:table-cell>
          <table:table-cell table:formula="of:=EXP(-[.B175]*([.B175]-1)/730)" office:value-type="float" office:value="1.2488003939888E-016">
            <text:p>0.0000</text:p>
          </table:table-cell>
          <table:table-cell table:formula="of:=1-EXP(-[.B175]*[.B17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(365-[.B175])/365" office:value-type="float" office:value="0.550684931506849">
            <text:p>0.5507</text:p>
          </table:table-cell>
          <table:table-cell table:formula="of:=[.D175]*[.C176]" office:value-type="float" office:value="5.30314957990539E-020">
            <text:p>0.0000</text:p>
          </table:table-cell>
          <table:table-cell table:formula="of:=1-[.D176]" office:value-type="float" office:value="1">
            <text:p>1.0000</text:p>
          </table:table-cell>
          <table:table-cell table:formula="of:=(364)/365*[.F175]+1" office:value-type="float" office:value="132.887498930684">
            <text:p>132.8875</text:p>
          </table:table-cell>
          <table:table-cell table:formula="of:=EXP(-[.B176]*([.B176]-1)/730)" office:value-type="float" office:value="7.96815864391388E-017">
            <text:p>0.0000</text:p>
          </table:table-cell>
          <table:table-cell table:formula="of:=1-EXP(-[.B176]*[.B17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(365-[.B176])/365" office:value-type="float" office:value="0.547945205479452">
            <text:p>0.5479</text:p>
          </table:table-cell>
          <table:table-cell table:formula="of:=[.D176]*[.C177]" office:value-type="float" office:value="2.90583538624953E-020">
            <text:p>0.0000</text:p>
          </table:table-cell>
          <table:table-cell table:formula="of:=1-[.D177]" office:value-type="float" office:value="1">
            <text:p>1.0000</text:p>
          </table:table-cell>
          <table:table-cell table:formula="of:=(364)/365*[.F176]+1" office:value-type="float" office:value="133.523423591148">
            <text:p>133.5234</text:p>
          </table:table-cell>
          <table:table-cell table:formula="of:=EXP(-[.B177]*([.B177]-1)/730)" office:value-type="float" office:value="5.07029314619184E-017">
            <text:p>0.0000</text:p>
          </table:table-cell>
          <table:table-cell table:formula="of:=1-EXP(-[.B177]*[.B17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(365-[.B177])/365" office:value-type="float" office:value="0.545205479452055">
            <text:p>0.5452</text:p>
          </table:table-cell>
          <table:table-cell table:formula="of:=[.D177]*[.C178]" office:value-type="float" office:value="1.58427737496892E-020">
            <text:p>0.0000</text:p>
          </table:table-cell>
          <table:table-cell table:formula="of:=1-[.D178]" office:value-type="float" office:value="1">
            <text:p>1.0000</text:p>
          </table:table-cell>
          <table:table-cell table:formula="of:=(364)/365*[.F177]+1" office:value-type="float" office:value="134.157605992268">
            <text:p>134.1576</text:p>
          </table:table-cell>
          <table:table-cell table:formula="of:=EXP(-[.B178]*([.B178]-1)/730)" office:value-type="float" office:value="3.21749824536003E-017">
            <text:p>0.0000</text:p>
          </table:table-cell>
          <table:table-cell table:formula="of:=1-EXP(-[.B178]*[.B17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(365-[.B178])/365" office:value-type="float" office:value="0.542465753424658">
            <text:p>0.5425</text:p>
          </table:table-cell>
          <table:table-cell table:formula="of:=[.D178]*[.C179]" office:value-type="float" office:value="8.59416219846154E-021">
            <text:p>0.0000</text:p>
          </table:table-cell>
          <table:table-cell table:formula="of:=1-[.D179]" office:value-type="float" office:value="1">
            <text:p>1.0000</text:p>
          </table:table-cell>
          <table:table-cell table:formula="of:=(364)/365*[.F178]+1" office:value-type="float" office:value="134.790050907358">
            <text:p>134.7901</text:p>
          </table:table-cell>
          <table:table-cell table:formula="of:=EXP(-[.B179]*([.B179]-1)/730)" office:value-type="float" office:value="2.03616852645356E-017">
            <text:p>0.0000</text:p>
          </table:table-cell>
          <table:table-cell table:formula="of:=1-EXP(-[.B179]*[.B17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(365-[.B179])/365" office:value-type="float" office:value="0.53972602739726">
            <text:p>0.5397</text:p>
          </table:table-cell>
          <table:table-cell table:formula="of:=[.D179]*[.C180]" office:value-type="float" office:value="4.63849302218335E-021">
            <text:p>0.0000</text:p>
          </table:table-cell>
          <table:table-cell table:formula="of:=1-[.D180]" office:value-type="float" office:value="1">
            <text:p>1.0000</text:p>
          </table:table-cell>
          <table:table-cell table:formula="of:=(364)/365*[.F179]+1" office:value-type="float" office:value="135.420763096652">
            <text:p>135.4208</text:p>
          </table:table-cell>
          <table:table-cell table:formula="of:=EXP(-[.B180]*([.B180]-1)/730)" office:value-type="float" office:value="1.28504777412987E-017">
            <text:p>0.0000</text:p>
          </table:table-cell>
          <table:table-cell table:formula="of:=1-EXP(-[.B180]*[.B18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(365-[.B180])/365" office:value-type="float" office:value="0.536986301369863">
            <text:p>0.5370</text:p>
          </table:table-cell>
          <table:table-cell table:formula="of:=[.D180]*[.C181]" office:value-type="float" office:value="2.49080721191216E-021">
            <text:p>0.0000</text:p>
          </table:table-cell>
          <table:table-cell table:formula="of:=1-[.D181]" office:value-type="float" office:value="1">
            <text:p>1.0000</text:p>
          </table:table-cell>
          <table:table-cell table:formula="of:=(364)/365*[.F180]+1" office:value-type="float" office:value="136.049747307347">
            <text:p>136.0497</text:p>
          </table:table-cell>
          <table:table-cell table:formula="of:=EXP(-[.B181]*([.B181]-1)/730)" office:value-type="float" office:value="8.08788522087647E-018">
            <text:p>0.0000</text:p>
          </table:table-cell>
          <table:table-cell table:formula="of:=1-EXP(-[.B181]*[.B18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(365-[.B181])/365" office:value-type="float" office:value="0.534246575342466">
            <text:p>0.5342</text:p>
          </table:table-cell>
          <table:table-cell table:formula="of:=[.D181]*[.C182]" office:value-type="float" office:value="1.33070522280238E-021">
            <text:p>0.0000</text:p>
          </table:table-cell>
          <table:table-cell table:formula="of:=1-[.D182]" office:value-type="float" office:value="1">
            <text:p>1.0000</text:p>
          </table:table-cell>
          <table:table-cell table:formula="of:=(364)/365*[.F181]+1" office:value-type="float" office:value="136.677008273628">
            <text:p>136.6770</text:p>
          </table:table-cell>
          <table:table-cell table:formula="of:=EXP(-[.B182]*([.B182]-1)/730)" office:value-type="float" office:value="5.07645846381292E-018">
            <text:p>0.0000</text:p>
          </table:table-cell>
          <table:table-cell table:formula="of:=1-EXP(-[.B182]*[.B18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(365-[.B182])/365" office:value-type="float" office:value="0.531506849315069">
            <text:p>0.5315</text:p>
          </table:table-cell>
          <table:table-cell table:formula="of:=[.D182]*[.C183]" office:value-type="float" office:value="7.07278940338802E-022">
            <text:p>0.0000</text:p>
          </table:table-cell>
          <table:table-cell table:formula="of:=1-[.D183]" office:value-type="float" office:value="1">
            <text:p>1.0000</text:p>
          </table:table-cell>
          <table:table-cell table:formula="of:=(364)/365*[.F182]+1" office:value-type="float" office:value="137.302550716714">
            <text:p>137.3026</text:p>
          </table:table-cell>
          <table:table-cell table:formula="of:=EXP(-[.B183]*([.B183]-1)/730)" office:value-type="float" office:value="3.177582587181E-018">
            <text:p>0.0000</text:p>
          </table:table-cell>
          <table:table-cell table:formula="of:=1-EXP(-[.B183]*[.B18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(365-[.B183])/365" office:value-type="float" office:value="0.528767123287671">
            <text:p>0.5288</text:p>
          </table:table-cell>
          <table:table-cell table:formula="of:=[.D183]*[.C184]" office:value-type="float" office:value="3.73985850644901E-022">
            <text:p>0.0000</text:p>
          </table:table-cell>
          <table:table-cell table:formula="of:=1-[.D184]" office:value-type="float" office:value="1">
            <text:p>1.0000</text:p>
          </table:table-cell>
          <table:table-cell table:formula="of:=(364)/365*[.F183]+1" office:value-type="float" office:value="137.926379344887">
            <text:p>137.9264</text:p>
          </table:table-cell>
          <table:table-cell table:formula="of:=EXP(-[.B184]*([.B184]-1)/730)" office:value-type="float" office:value="1.98354934474653E-018">
            <text:p>0.0000</text:p>
          </table:table-cell>
          <table:table-cell table:formula="of:=1-EXP(-[.B184]*[.B18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(365-[.B184])/365" office:value-type="float" office:value="0.526027397260274">
            <text:p>0.5260</text:p>
          </table:table-cell>
          <table:table-cell table:formula="of:=[.D184]*[.C185]" office:value-type="float" office:value="1.96726803626907E-022">
            <text:p>0.0000</text:p>
          </table:table-cell>
          <table:table-cell table:formula="of:=1-[.D185]" office:value-type="float" office:value="1">
            <text:p>1.0000</text:p>
          </table:table-cell>
          <table:table-cell table:formula="of:=(364)/365*[.F184]+1" office:value-type="float" office:value="138.548498853531">
            <text:p>138.5485</text:p>
          </table:table-cell>
          <table:table-cell table:formula="of:=EXP(-[.B185]*([.B185]-1)/730)" office:value-type="float" office:value="1.23480768281465E-018">
            <text:p>0.0000</text:p>
          </table:table-cell>
          <table:table-cell table:formula="of:=1-EXP(-[.B185]*[.B18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(365-[.B185])/365" office:value-type="float" office:value="0.523287671232877">
            <text:p>0.5233</text:p>
          </table:table-cell>
          <table:table-cell table:formula="of:=[.D185]*[.C186]" office:value-type="float" office:value="1.02944710939011E-022">
            <text:p>0.0000</text:p>
          </table:table-cell>
          <table:table-cell table:formula="of:=1-[.D186]" office:value-type="float" office:value="1">
            <text:p>1.0000</text:p>
          </table:table-cell>
          <table:table-cell table:formula="of:=(364)/365*[.F185]+1" office:value-type="float" office:value="139.168913925165">
            <text:p>139.1689</text:p>
          </table:table-cell>
          <table:table-cell table:formula="of:=EXP(-[.B186]*([.B186]-1)/730)" office:value-type="float" office:value="7.66594658967085E-019">
            <text:p>0.0000</text:p>
          </table:table-cell>
          <table:table-cell table:formula="of:=1-EXP(-[.B186]*[.B18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(365-[.B186])/365" office:value-type="float" office:value="0.520547945205479">
            <text:p>0.5205</text:p>
          </table:table-cell>
          <table:table-cell table:formula="of:=[.D186]*[.C187]" office:value-type="float" office:value="5.35876577490744E-023">
            <text:p>0.0000</text:p>
          </table:table-cell>
          <table:table-cell table:formula="of:=1-[.D187]" office:value-type="float" office:value="1">
            <text:p>1.0000</text:p>
          </table:table-cell>
          <table:table-cell table:formula="of:=(364)/365*[.F186]+1" office:value-type="float" office:value="139.78762922948">
            <text:p>139.7876</text:p>
          </table:table-cell>
          <table:table-cell table:formula="of:=EXP(-[.B187]*([.B187]-1)/730)" office:value-type="float" office:value="4.74616035559969E-019">
            <text:p>0.0000</text:p>
          </table:table-cell>
          <table:table-cell table:formula="of:=1-EXP(-[.B187]*[.B18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(365-[.B187])/365" office:value-type="float" office:value="0.517808219178082">
            <text:p>0.5178</text:p>
          </table:table-cell>
          <table:table-cell table:formula="of:=[.D187]*[.C188]" office:value-type="float" office:value="2.77481296289728E-023">
            <text:p>0.0000</text:p>
          </table:table-cell>
          <table:table-cell table:formula="of:=1-[.D188]" office:value-type="float" office:value="1">
            <text:p>1.0000</text:p>
          </table:table-cell>
          <table:table-cell table:formula="of:=(364)/365*[.F187]+1" office:value-type="float" office:value="140.404649423372">
            <text:p>140.4046</text:p>
          </table:table-cell>
          <table:table-cell table:formula="of:=EXP(-[.B188]*([.B188]-1)/730)" office:value-type="float" office:value="2.93041533091027E-019">
            <text:p>0.0000</text:p>
          </table:table-cell>
          <table:table-cell table:formula="of:=1-EXP(-[.B188]*[.B18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(365-[.B188])/365" office:value-type="float" office:value="0.515068493150685">
            <text:p>0.5151</text:p>
          </table:table-cell>
          <table:table-cell table:formula="of:=[.D188]*[.C189]" office:value-type="float" office:value="1.42921873157449E-023">
            <text:p>0.0000</text:p>
          </table:table-cell>
          <table:table-cell table:formula="of:=1-[.D189]" office:value-type="float" office:value="1">
            <text:p>1.0000</text:p>
          </table:table-cell>
          <table:table-cell table:formula="of:=(364)/365*[.F188]+1" office:value-type="float" office:value="141.019979150979">
            <text:p>141.0200</text:p>
          </table:table-cell>
          <table:table-cell table:formula="of:=EXP(-[.B189]*([.B189]-1)/730)" office:value-type="float" office:value="1.80437208749348E-019">
            <text:p>0.0000</text:p>
          </table:table-cell>
          <table:table-cell table:formula="of:=1-EXP(-[.B189]*[.B18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(365-[.B189])/365" office:value-type="float" office:value="0.512328767123288">
            <text:p>0.5123</text:p>
          </table:table-cell>
          <table:table-cell table:formula="of:=[.D189]*[.C190]" office:value-type="float" office:value="7.32229870697067E-024">
            <text:p>0.0000</text:p>
          </table:table-cell>
          <table:table-cell table:formula="of:=1-[.D190]" office:value-type="float" office:value="1">
            <text:p>1.0000</text:p>
          </table:table-cell>
          <table:table-cell table:formula="of:=(364)/365*[.F189]+1" office:value-type="float" office:value="141.633623043716">
            <text:p>141.6336</text:p>
          </table:table-cell>
          <table:table-cell table:formula="of:=EXP(-[.B190]*([.B190]-1)/730)" office:value-type="float" office:value="1.10798319852178E-019">
            <text:p>0.0000</text:p>
          </table:table-cell>
          <table:table-cell table:formula="of:=1-EXP(-[.B190]*[.B19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(365-[.B190])/365" office:value-type="float" office:value="0.50958904109589">
            <text:p>0.5096</text:p>
          </table:table-cell>
          <table:table-cell table:formula="of:=[.D190]*[.C191]" office:value-type="float" office:value="3.73136317670286E-024">
            <text:p>0.0000</text:p>
          </table:table-cell>
          <table:table-cell table:formula="of:=1-[.D191]" office:value-type="float" office:value="1">
            <text:p>1.0000</text:p>
          </table:table-cell>
          <table:table-cell table:formula="of:=(364)/365*[.F190]+1" office:value-type="float" office:value="142.245585720309">
            <text:p>142.2456</text:p>
          </table:table-cell>
          <table:table-cell table:formula="of:=EXP(-[.B191]*([.B191]-1)/730)" office:value-type="float" office:value="6.78500858455173E-020">
            <text:p>0.0000</text:p>
          </table:table-cell>
          <table:table-cell table:formula="of:=1-EXP(-[.B191]*[.B19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(365-[.B191])/365" office:value-type="float" office:value="0.506849315068493">
            <text:p>0.5068</text:p>
          </table:table-cell>
          <table:table-cell table:formula="of:=[.D191]*[.C192]" office:value-type="float" office:value="1.89123887038364E-024">
            <text:p>0.0000</text:p>
          </table:table-cell>
          <table:table-cell table:formula="of:=1-[.D192]" office:value-type="float" office:value="1">
            <text:p>1.0000</text:p>
          </table:table-cell>
          <table:table-cell table:formula="of:=(364)/365*[.F191]+1" office:value-type="float" office:value="142.855871786828">
            <text:p>142.8559</text:p>
          </table:table-cell>
          <table:table-cell table:formula="of:=EXP(-[.B192]*([.B192]-1)/730)" office:value-type="float" office:value="4.14359957891799E-020">
            <text:p>0.0000</text:p>
          </table:table-cell>
          <table:table-cell table:formula="of:=1-EXP(-[.B192]*[.B19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(365-[.B192])/365" office:value-type="float" office:value="0.504109589041096">
            <text:p>0.5041</text:p>
          </table:table-cell>
          <table:table-cell table:formula="of:=[.D192]*[.C193]" office:value-type="float" office:value="9.53391649727644E-025">
            <text:p>0.0000</text:p>
          </table:table-cell>
          <table:table-cell table:formula="of:=1-[.D193]" office:value-type="float" office:value="1">
            <text:p>1.0000</text:p>
          </table:table-cell>
          <table:table-cell table:formula="of:=(364)/365*[.F192]+1" office:value-type="float" office:value="143.464485836728">
            <text:p>143.4645</text:p>
          </table:table-cell>
          <table:table-cell table:formula="of:=EXP(-[.B193]*([.B193]-1)/730)" office:value-type="float" office:value="2.52356973996164E-020">
            <text:p>0.0000</text:p>
          </table:table-cell>
          <table:table-cell table:formula="of:=1-EXP(-[.B193]*[.B19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(365-[.B193])/365" office:value-type="float" office:value="0.501369863013699">
            <text:p>0.5014</text:p>
          </table:table-cell>
          <table:table-cell table:formula="of:=[.D193]*[.C194]" office:value-type="float" office:value="4.78001840822353E-025">
            <text:p>0.0000</text:p>
          </table:table-cell>
          <table:table-cell table:formula="of:=1-[.D194]" office:value-type="float" office:value="1">
            <text:p>1.0000</text:p>
          </table:table-cell>
          <table:table-cell table:formula="of:=(364)/365*[.F193]+1" office:value-type="float" office:value="144.071432450873">
            <text:p>144.0714</text:p>
          </table:table-cell>
          <table:table-cell table:formula="of:=EXP(-[.B194]*([.B194]-1)/730)" office:value-type="float" office:value="1.53272059903114E-020">
            <text:p>0.0000</text:p>
          </table:table-cell>
          <table:table-cell table:formula="of:=1-EXP(-[.B194]*[.B19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(365-[.B194])/365" office:value-type="float" office:value="0.498630136986301">
            <text:p>0.4986</text:p>
          </table:table-cell>
          <table:table-cell table:formula="of:=[.D194]*[.C195]" office:value-type="float" office:value="2.38346123368954E-025">
            <text:p>0.0000</text:p>
          </table:table-cell>
          <table:table-cell table:formula="of:=1-[.D195]" office:value-type="float" office:value="1">
            <text:p>1.0000</text:p>
          </table:table-cell>
          <table:table-cell table:formula="of:=(364)/365*[.F194]+1" office:value-type="float" office:value="144.676716197583">
            <text:p>144.6767</text:p>
          </table:table-cell>
          <table:table-cell table:formula="of:=EXP(-[.B195]*([.B195]-1)/730)" office:value-type="float" office:value="9.28369425694248E-021">
            <text:p>0.0000</text:p>
          </table:table-cell>
          <table:table-cell table:formula="of:=1-EXP(-[.B195]*[.B19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(365-[.B195])/365" office:value-type="float" office:value="0.495890410958904">
            <text:p>0.4959</text:p>
          </table:table-cell>
          <table:table-cell table:formula="of:=[.D195]*[.C196]" office:value-type="float" office:value="1.18193557067892E-025">
            <text:p>0.0000</text:p>
          </table:table-cell>
          <table:table-cell table:formula="of:=1-[.D196]" office:value-type="float" office:value="1">
            <text:p>1.0000</text:p>
          </table:table-cell>
          <table:table-cell table:formula="of:=(364)/365*[.F195]+1" office:value-type="float" office:value="145.280341632659">
            <text:p>145.2803</text:p>
          </table:table-cell>
          <table:table-cell table:formula="of:=EXP(-[.B196]*([.B196]-1)/730)" office:value-type="float" office:value="5.60775222631975E-021">
            <text:p>0.0000</text:p>
          </table:table-cell>
          <table:table-cell table:formula="of:=1-EXP(-[.B196]*[.B19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(365-[.B196])/365" office:value-type="float" office:value="0.493150684931507">
            <text:p>0.4932</text:p>
          </table:table-cell>
          <table:table-cell table:formula="of:=[.D196]*[.C197]" office:value-type="float" office:value="5.82872336225223E-026">
            <text:p>0.0000</text:p>
          </table:table-cell>
          <table:table-cell table:formula="of:=1-[.D197]" office:value-type="float" office:value="1">
            <text:p>1.0000</text:p>
          </table:table-cell>
          <table:table-cell table:formula="of:=(364)/365*[.F196]+1" office:value-type="float" office:value="145.882313299418">
            <text:p>145.8823</text:p>
          </table:table-cell>
          <table:table-cell table:formula="of:=EXP(-[.B197]*([.B197]-1)/730)" office:value-type="float" office:value="3.37805686275621E-021">
            <text:p>0.0000</text:p>
          </table:table-cell>
          <table:table-cell table:formula="of:=1-EXP(-[.B197]*[.B19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(365-[.B197])/365" office:value-type="float" office:value="0.49041095890411">
            <text:p>0.4904</text:p>
          </table:table-cell>
          <table:table-cell table:formula="of:=[.D197]*[.C198]" office:value-type="float" office:value="2.8584698132689E-026">
            <text:p>0.0000</text:p>
          </table:table-cell>
          <table:table-cell table:formula="of:=1-[.D198]" office:value-type="float" office:value="1">
            <text:p>1.0000</text:p>
          </table:table-cell>
          <table:table-cell table:formula="of:=(364)/365*[.F197]+1" office:value-type="float" office:value="146.482635728735">
            <text:p>146.4826</text:p>
          </table:table-cell>
          <table:table-cell table:formula="of:=EXP(-[.B198]*([.B198]-1)/730)" office:value-type="float" office:value="2.02934201589096E-021">
            <text:p>0.0000</text:p>
          </table:table-cell>
          <table:table-cell table:formula="of:=1-EXP(-[.B198]*[.B19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(365-[.B198])/365" office:value-type="float" office:value="0.487671232876712">
            <text:p>0.4877</text:p>
          </table:table-cell>
          <table:table-cell table:formula="of:=[.D198]*[.C199]" office:value-type="float" office:value="1.39399349797771E-026">
            <text:p>0.0000</text:p>
          </table:table-cell>
          <table:table-cell table:formula="of:=1-[.D199]" office:value-type="float" office:value="1">
            <text:p>1.0000</text:p>
          </table:table-cell>
          <table:table-cell table:formula="of:=(364)/365*[.F198]+1" office:value-type="float" office:value="147.081313439067">
            <text:p>147.0813</text:p>
          </table:table-cell>
          <table:table-cell table:formula="of:=EXP(-[.B199]*([.B199]-1)/730)" office:value-type="float" office:value="1.21577634921603E-021">
            <text:p>0.0000</text:p>
          </table:table-cell>
          <table:table-cell table:formula="of:=1-EXP(-[.B199]*[.B19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(365-[.B199])/365" office:value-type="float" office:value="0.484931506849315">
            <text:p>0.4849</text:p>
          </table:table-cell>
          <table:table-cell table:formula="of:=[.D199]*[.C200]" office:value-type="float" office:value="6.75991367512479E-027">
            <text:p>0.0000</text:p>
          </table:table-cell>
          <table:table-cell table:formula="of:=1-[.D200]" office:value-type="float" office:value="1">
            <text:p>1.0000</text:p>
          </table:table-cell>
          <table:table-cell table:formula="of:=(364)/365*[.F199]+1" office:value-type="float" office:value="147.678350936494">
            <text:p>147.6784</text:p>
          </table:table-cell>
          <table:table-cell table:formula="of:=EXP(-[.B200]*([.B200]-1)/730)" office:value-type="float" office:value="7.2637733800303E-022">
            <text:p>0.0000</text:p>
          </table:table-cell>
          <table:table-cell table:formula="of:=1-EXP(-[.B200]*[.B20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(365-[.B200])/365" office:value-type="float" office:value="0.482191780821918">
            <text:p>0.4822</text:p>
          </table:table-cell>
          <table:table-cell table:formula="of:=[.D200]*[.C201]" office:value-type="float" office:value="3.25957481321086E-027">
            <text:p>0.0000</text:p>
          </table:table-cell>
          <table:table-cell table:formula="of:=1-[.D201]" office:value-type="float" office:value="1">
            <text:p>1.0000</text:p>
          </table:table-cell>
          <table:table-cell table:formula="of:=(364)/365*[.F200]+1" office:value-type="float" office:value="148.273752714751">
            <text:p>148.2738</text:p>
          </table:table-cell>
          <table:table-cell table:formula="of:=EXP(-[.B201]*([.B201]-1)/730)" office:value-type="float" office:value="4.32793803390116E-022">
            <text:p>0.0000</text:p>
          </table:table-cell>
          <table:table-cell table:formula="of:=1-EXP(-[.B201]*[.B20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(365-[.B201])/365" office:value-type="float" office:value="0.479452054794521">
            <text:p>0.4795</text:p>
          </table:table-cell>
          <table:table-cell table:formula="of:=[.D201]*[.C202]" office:value-type="float" office:value="1.56280984195041E-027">
            <text:p>0.0000</text:p>
          </table:table-cell>
          <table:table-cell table:formula="of:=1-[.D202]" office:value-type="float" office:value="1">
            <text:p>1.0000</text:p>
          </table:table-cell>
          <table:table-cell table:formula="of:=(364)/365*[.F201]+1" office:value-type="float" office:value="148.867523255258">
            <text:p>148.8675</text:p>
          </table:table-cell>
          <table:table-cell table:formula="of:=EXP(-[.B202]*([.B202]-1)/730)" office:value-type="float" office:value="2.57163858833128E-022">
            <text:p>0.0000</text:p>
          </table:table-cell>
          <table:table-cell table:formula="of:=1-EXP(-[.B202]*[.B20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(365-[.B202])/365" office:value-type="float" office:value="0.476712328767123">
            <text:p>0.4767</text:p>
          </table:table-cell>
          <table:table-cell table:formula="of:=[.D202]*[.C203]" office:value-type="float" office:value="7.4501071917636E-028">
            <text:p>0.0000</text:p>
          </table:table-cell>
          <table:table-cell table:formula="of:=1-[.D203]" office:value-type="float" office:value="1">
            <text:p>1.0000</text:p>
          </table:table-cell>
          <table:table-cell table:formula="of:=(364)/365*[.F202]+1" office:value-type="float" office:value="149.459667027162">
            <text:p>149.4597</text:p>
          </table:table-cell>
          <table:table-cell table:formula="of:=EXP(-[.B203]*([.B203]-1)/730)" office:value-type="float" office:value="1.52387374220882E-022">
            <text:p>0.0000</text:p>
          </table:table-cell>
          <table:table-cell table:formula="of:=1-EXP(-[.B203]*[.B20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(365-[.B203])/365" office:value-type="float" office:value="0.473972602739726">
            <text:p>0.4740</text:p>
          </table:table-cell>
          <table:table-cell table:formula="of:=[.D203]*[.C204]" office:value-type="float" office:value="3.53114669637014E-028">
            <text:p>0.0000</text:p>
          </table:table-cell>
          <table:table-cell table:formula="of:=1-[.D204]" office:value-type="float" office:value="1">
            <text:p>1.0000</text:p>
          </table:table-cell>
          <table:table-cell table:formula="of:=(364)/365*[.F203]+1" office:value-type="float" office:value="150.050188487361">
            <text:p>150.0502</text:p>
          </table:table-cell>
          <table:table-cell table:formula="of:=EXP(-[.B204]*([.B204]-1)/730)" office:value-type="float" office:value="9.00530009319154E-023">
            <text:p>0.0000</text:p>
          </table:table-cell>
          <table:table-cell table:formula="of:=1-EXP(-[.B204]*[.B20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(365-[.B204])/365" office:value-type="float" office:value="0.471232876712329">
            <text:p>0.4712</text:p>
          </table:table-cell>
          <table:table-cell table:formula="of:=[.D204]*[.C205]" office:value-type="float" office:value="1.66399241582374E-028">
            <text:p>0.0000</text:p>
          </table:table-cell>
          <table:table-cell table:formula="of:=1-[.D205]" office:value-type="float" office:value="1">
            <text:p>1.0000</text:p>
          </table:table-cell>
          <table:table-cell table:formula="of:=(364)/365*[.F204]+1" office:value-type="float" office:value="150.639092080546">
            <text:p>150.6391</text:p>
          </table:table-cell>
          <table:table-cell table:formula="of:=EXP(-[.B205]*([.B205]-1)/730)" office:value-type="float" office:value="5.30710336073919E-023">
            <text:p>0.0000</text:p>
          </table:table-cell>
          <table:table-cell table:formula="of:=1-EXP(-[.B205]*[.B20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(365-[.B205])/365" office:value-type="float" office:value="0.468493150684932">
            <text:p>0.4685</text:p>
          </table:table-cell>
          <table:table-cell table:formula="of:=[.D205]*[.C206]" office:value-type="float" office:value="7.79569049605095E-029">
            <text:p>0.0000</text:p>
          </table:table-cell>
          <table:table-cell table:formula="of:=1-[.D206]" office:value-type="float" office:value="1">
            <text:p>1.0000</text:p>
          </table:table-cell>
          <table:table-cell table:formula="of:=(364)/365*[.F205]+1" office:value-type="float" office:value="151.22638223923">
            <text:p>151.2264</text:p>
          </table:table-cell>
          <table:table-cell table:formula="of:=EXP(-[.B206]*([.B206]-1)/730)" office:value-type="float" office:value="3.11908388045169E-023">
            <text:p>0.0000</text:p>
          </table:table-cell>
          <table:table-cell table:formula="of:=1-EXP(-[.B206]*[.B20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(365-[.B206])/365" office:value-type="float" office:value="0.465753424657534">
            <text:p>0.4658</text:p>
          </table:table-cell>
          <table:table-cell table:formula="of:=[.D206]*[.C207]" office:value-type="float" office:value="3.63086954610592E-029">
            <text:p>0.0000</text:p>
          </table:table-cell>
          <table:table-cell table:formula="of:=1-[.D207]" office:value-type="float" office:value="1">
            <text:p>1.0000</text:p>
          </table:table-cell>
          <table:table-cell table:formula="of:=(364)/365*[.F206]+1" office:value-type="float" office:value="151.81206338378">
            <text:p>151.8121</text:p>
          </table:table-cell>
          <table:table-cell table:formula="of:=EXP(-[.B207]*([.B207]-1)/730)" office:value-type="float" office:value="1.82812848050346E-023">
            <text:p>0.0000</text:p>
          </table:table-cell>
          <table:table-cell table:formula="of:=1-EXP(-[.B207]*[.B20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(365-[.B207])/365" office:value-type="float" office:value="0.463013698630137">
            <text:p>0.4630</text:p>
          </table:table-cell>
          <table:table-cell table:formula="of:=[.D207]*[.C208]" office:value-type="float" office:value="1.68114233778603E-029">
            <text:p>0.0000</text:p>
          </table:table-cell>
          <table:table-cell table:formula="of:=1-[.D208]" office:value-type="float" office:value="1">
            <text:p>1.0000</text:p>
          </table:table-cell>
          <table:table-cell table:formula="of:=(364)/365*[.F207]+1" office:value-type="float" office:value="152.396139922455">
            <text:p>152.3961</text:p>
          </table:table-cell>
          <table:table-cell table:formula="of:=EXP(-[.B208]*([.B208]-1)/730)" office:value-type="float" office:value="1.0685541296091E-023">
            <text:p>0.0000</text:p>
          </table:table-cell>
          <table:table-cell table:formula="of:=1-EXP(-[.B208]*[.B20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(365-[.B208])/365" office:value-type="float" office:value="0.46027397260274">
            <text:p>0.4603</text:p>
          </table:table-cell>
          <table:table-cell table:formula="of:=[.D208]*[.C209]" office:value-type="float" office:value="7.73786062323432E-030">
            <text:p>0.0000</text:p>
          </table:table-cell>
          <table:table-cell table:formula="of:=1-[.D209]" office:value-type="float" office:value="1">
            <text:p>1.0000</text:p>
          </table:table-cell>
          <table:table-cell table:formula="of:=(364)/365*[.F208]+1" office:value-type="float" office:value="152.978616251434">
            <text:p>152.9786</text:p>
          </table:table-cell>
          <table:table-cell table:formula="of:=EXP(-[.B209]*([.B209]-1)/730)" office:value-type="float" office:value="6.22868677174928E-024">
            <text:p>0.0000</text:p>
          </table:table-cell>
          <table:table-cell table:formula="of:=1-EXP(-[.B209]*[.B20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(365-[.B209])/365" office:value-type="float" office:value="0.457534246575342">
            <text:p>0.4575</text:p>
          </table:table-cell>
          <table:table-cell table:formula="of:=[.D209]*[.C210]" office:value-type="float" office:value="3.54033623035653E-030">
            <text:p>0.0000</text:p>
          </table:table-cell>
          <table:table-cell table:formula="of:=1-[.D210]" office:value-type="float" office:value="1">
            <text:p>1.0000</text:p>
          </table:table-cell>
          <table:table-cell table:formula="of:=(364)/365*[.F209]+1" office:value-type="float" office:value="153.559496754855">
            <text:p>153.5595</text:p>
          </table:table-cell>
          <table:table-cell table:formula="of:=EXP(-[.B210]*([.B210]-1)/730)" office:value-type="float" office:value="3.62081727200501E-024">
            <text:p>0.0000</text:p>
          </table:table-cell>
          <table:table-cell table:formula="of:=1-EXP(-[.B210]*[.B21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(365-[.B210])/365" office:value-type="float" office:value="0.454794520547945">
            <text:p>0.4548</text:p>
          </table:table-cell>
          <table:table-cell table:formula="of:=[.D210]*[.C211]" office:value-type="float" office:value="1.61012551846352E-030">
            <text:p>0.0000</text:p>
          </table:table-cell>
          <table:table-cell table:formula="of:=1-[.D211]" office:value-type="float" office:value="1">
            <text:p>1.0000</text:p>
          </table:table-cell>
          <table:table-cell table:formula="of:=(364)/365*[.F210]+1" office:value-type="float" office:value="154.138785804842">
            <text:p>154.1388</text:p>
          </table:table-cell>
          <table:table-cell table:formula="of:=EXP(-[.B211]*([.B211]-1)/730)" office:value-type="float" office:value="2.09906978412175E-024">
            <text:p>0.0000</text:p>
          </table:table-cell>
          <table:table-cell table:formula="of:=1-EXP(-[.B211]*[.B21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(365-[.B211])/365" office:value-type="float" office:value="0.452054794520548">
            <text:p>0.4521</text:p>
          </table:table-cell>
          <table:table-cell table:formula="of:=[.D211]*[.C212]" office:value-type="float" office:value="7.27864960401315E-031">
            <text:p>0.0000</text:p>
          </table:table-cell>
          <table:table-cell table:formula="of:=1-[.D212]" office:value-type="float" office:value="1">
            <text:p>1.0000</text:p>
          </table:table-cell>
          <table:table-cell table:formula="of:=(364)/365*[.F211]+1" office:value-type="float" office:value="154.716487761541">
            <text:p>154.7165</text:p>
          </table:table-cell>
          <table:table-cell table:formula="of:=EXP(-[.B212]*([.B212]-1)/730)" office:value-type="float" office:value="1.21354894749465E-024">
            <text:p>0.0000</text:p>
          </table:table-cell>
          <table:table-cell table:formula="of:=1-EXP(-[.B212]*[.B21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(365-[.B212])/365" office:value-type="float" office:value="0.449315068493151">
            <text:p>0.4493</text:p>
          </table:table-cell>
          <table:table-cell table:formula="of:=[.D212]*[.C213]" office:value-type="float" office:value="3.27040694536481E-031">
            <text:p>0.0000</text:p>
          </table:table-cell>
          <table:table-cell table:formula="of:=1-[.D213]" office:value-type="float" office:value="1">
            <text:p>1.0000</text:p>
          </table:table-cell>
          <table:table-cell table:formula="of:=(364)/365*[.F212]+1" office:value-type="float" office:value="155.292606973153">
            <text:p>155.2926</text:p>
          </table:table-cell>
          <table:table-cell table:formula="of:=EXP(-[.B213]*([.B213]-1)/730)" office:value-type="float" office:value="6.99677439863559E-025">
            <text:p>0.0000</text:p>
          </table:table-cell>
          <table:table-cell table:formula="of:=1-EXP(-[.B213]*[.B21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(365-[.B213])/365" office:value-type="float" office:value="0.446575342465753">
            <text:p>0.4466</text:p>
          </table:table-cell>
          <table:table-cell table:formula="of:=[.D213]*[.C214]" office:value-type="float" office:value="1.46048310162867E-031">
            <text:p>0.0000</text:p>
          </table:table-cell>
          <table:table-cell table:formula="of:=1-[.D214]" office:value-type="float" office:value="1">
            <text:p>1.0000</text:p>
          </table:table-cell>
          <table:table-cell table:formula="of:=(364)/365*[.F213]+1" office:value-type="float" office:value="155.867147775966">
            <text:p>155.8671</text:p>
          </table:table-cell>
          <table:table-cell table:formula="of:=EXP(-[.B214]*([.B214]-1)/730)" office:value-type="float" office:value="4.0229866925715E-025">
            <text:p>0.0000</text:p>
          </table:table-cell>
          <table:table-cell table:formula="of:=1-EXP(-[.B214]*[.B21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(365-[.B214])/365" office:value-type="float" office:value="0.443835616438356">
            <text:p>0.4438</text:p>
          </table:table-cell>
          <table:table-cell table:formula="of:=[.D214]*[.C215]" office:value-type="float" office:value="6.48214417709163E-032">
            <text:p>0.0000</text:p>
          </table:table-cell>
          <table:table-cell table:formula="of:=1-[.D215]" office:value-type="float" office:value="1">
            <text:p>1.0000</text:p>
          </table:table-cell>
          <table:table-cell table:formula="of:=(364)/365*[.F214]+1" office:value-type="float" office:value="156.440114494388">
            <text:p>156.4401</text:p>
          </table:table-cell>
          <table:table-cell table:formula="of:=EXP(-[.B215]*([.B215]-1)/730)" office:value-type="float" office:value="2.30679750589922E-025">
            <text:p>0.0000</text:p>
          </table:table-cell>
          <table:table-cell table:formula="of:=1-EXP(-[.B215]*[.B21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(365-[.B215])/365" office:value-type="float" office:value="0.441095890410959">
            <text:p>0.4411</text:p>
          </table:table-cell>
          <table:table-cell table:formula="of:=[.D215]*[.C216]" office:value-type="float" office:value="2.85924715756645E-032">
            <text:p>0.0000</text:p>
          </table:table-cell>
          <table:table-cell table:formula="of:=1-[.D216]" office:value-type="float" office:value="1">
            <text:p>1.0000</text:p>
          </table:table-cell>
          <table:table-cell table:formula="of:=(364)/365*[.F215]+1" office:value-type="float" office:value="157.011511440979">
            <text:p>157.0115</text:p>
          </table:table-cell>
          <table:table-cell table:formula="of:=EXP(-[.B216]*([.B216]-1)/730)" office:value-type="float" office:value="1.31910845031581E-025">
            <text:p>0.0000</text:p>
          </table:table-cell>
          <table:table-cell table:formula="of:=1-EXP(-[.B216]*[.B21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(365-[.B216])/365" office:value-type="float" office:value="0.438356164383562">
            <text:p>0.4384</text:p>
          </table:table-cell>
          <table:table-cell table:formula="of:=[.D216]*[.C217]" office:value-type="float" office:value="1.25336861701543E-032">
            <text:p>0.0000</text:p>
          </table:table-cell>
          <table:table-cell table:formula="of:=1-[.D217]" office:value-type="float" office:value="1">
            <text:p>1.0000</text:p>
          </table:table-cell>
          <table:table-cell table:formula="of:=(364)/365*[.F216]+1" office:value-type="float" office:value="157.581342916483">
            <text:p>157.5813</text:p>
          </table:table-cell>
          <table:table-cell table:formula="of:=EXP(-[.B217]*([.B217]-1)/730)" office:value-type="float" office:value="7.52249112217624E-026">
            <text:p>0.0000</text:p>
          </table:table-cell>
          <table:table-cell table:formula="of:=1-EXP(-[.B217]*[.B21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(365-[.B217])/365" office:value-type="float" office:value="0.435616438356164">
            <text:p>0.4356</text:p>
          </table:table-cell>
          <table:table-cell table:formula="of:=[.D217]*[.C218]" office:value-type="float" office:value="5.45987972891653E-033">
            <text:p>0.0000</text:p>
          </table:table-cell>
          <table:table-cell table:formula="of:=1-[.D218]" office:value-type="float" office:value="1">
            <text:p>1.0000</text:p>
          </table:table-cell>
          <table:table-cell table:formula="of:=(364)/365*[.F217]+1" office:value-type="float" office:value="158.149613209862">
            <text:p>158.1496</text:p>
          </table:table-cell>
          <table:table-cell table:formula="of:=EXP(-[.B218]*([.B218]-1)/730)" office:value-type="float" office:value="4.27812054310957E-026">
            <text:p>0.0000</text:p>
          </table:table-cell>
          <table:table-cell table:formula="of:=1-EXP(-[.B218]*[.B21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(365-[.B218])/365" office:value-type="float" office:value="0.432876712328767">
            <text:p>0.4329</text:p>
          </table:table-cell>
          <table:table-cell table:formula="of:=[.D218]*[.C219]" office:value-type="float" office:value="2.36345478676387E-033">
            <text:p>0.0000</text:p>
          </table:table-cell>
          <table:table-cell table:formula="of:=1-[.D219]" office:value-type="float" office:value="1">
            <text:p>1.0000</text:p>
          </table:table-cell>
          <table:table-cell table:formula="of:=(364)/365*[.F218]+1" office:value-type="float" office:value="158.716326598329">
            <text:p>158.7163</text:p>
          </table:table-cell>
          <table:table-cell table:formula="of:=EXP(-[.B219]*([.B219]-1)/730)" office:value-type="float" office:value="2.42635589486604E-026">
            <text:p>0.0000</text:p>
          </table:table-cell>
          <table:table-cell table:formula="of:=1-EXP(-[.B219]*[.B21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(365-[.B219])/365" office:value-type="float" office:value="0.43013698630137">
            <text:p>0.4301</text:p>
          </table:table-cell>
          <table:table-cell table:formula="of:=[.D219]*[.C220]" office:value-type="float" office:value="1.01660931923816E-033">
            <text:p>0.0000</text:p>
          </table:table-cell>
          <table:table-cell table:formula="of:=1-[.D220]" office:value-type="float" office:value="1">
            <text:p>1.0000</text:p>
          </table:table-cell>
          <table:table-cell table:formula="of:=(364)/365*[.F219]+1" office:value-type="float" office:value="159.281487347374">
            <text:p>159.2815</text:p>
          </table:table-cell>
          <table:table-cell table:formula="of:=EXP(-[.B220]*([.B220]-1)/730)" office:value-type="float" office:value="1.37235396270315E-026">
            <text:p>0.0000</text:p>
          </table:table-cell>
          <table:table-cell table:formula="of:=1-EXP(-[.B220]*[.B22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(365-[.B220])/365" office:value-type="float" office:value="0.427397260273973">
            <text:p>0.4274</text:p>
          </table:table-cell>
          <table:table-cell table:formula="of:=[.D220]*[.C221]" office:value-type="float" office:value="4.34496037811376E-034">
            <text:p>0.0000</text:p>
          </table:table-cell>
          <table:table-cell table:formula="of:=1-[.D221]" office:value-type="float" office:value="1">
            <text:p>1.0000</text:p>
          </table:table-cell>
          <table:table-cell table:formula="of:=(364)/365*[.F220]+1" office:value-type="float" office:value="159.845099710806">
            <text:p>159.8451</text:p>
          </table:table-cell>
          <table:table-cell table:formula="of:=EXP(-[.B221]*([.B221]-1)/730)" office:value-type="float" office:value="7.74083714178503E-027">
            <text:p>0.0000</text:p>
          </table:table-cell>
          <table:table-cell table:formula="of:=1-EXP(-[.B221]*[.B22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(365-[.B221])/365" office:value-type="float" office:value="0.424657534246575">
            <text:p>0.4247</text:p>
          </table:table-cell>
          <table:table-cell table:formula="of:=[.D221]*[.C222]" office:value-type="float" office:value="1.84512016056886E-034">
            <text:p>0.0000</text:p>
          </table:table-cell>
          <table:table-cell table:formula="of:=1-[.D222]" office:value-type="float" office:value="1">
            <text:p>1.0000</text:p>
          </table:table-cell>
          <table:table-cell table:formula="of:=(364)/365*[.F221]+1" office:value-type="float" office:value="160.407167930777">
            <text:p>160.4072</text:p>
          </table:table-cell>
          <table:table-cell table:formula="of:=EXP(-[.B222]*([.B222]-1)/730)" office:value-type="float" office:value="4.35431528908573E-027">
            <text:p>0.0000</text:p>
          </table:table-cell>
          <table:table-cell table:formula="of:=1-EXP(-[.B222]*[.B22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(365-[.B222])/365" office:value-type="float" office:value="0.421917808219178">
            <text:p>0.4219</text:p>
          </table:table-cell>
          <table:table-cell table:formula="of:=[.D222]*[.C223]" office:value-type="float" office:value="7.7848905404823E-035">
            <text:p>0.0000</text:p>
          </table:table-cell>
          <table:table-cell table:formula="of:=1-[.D223]" office:value-type="float" office:value="1">
            <text:p>1.0000</text:p>
          </table:table-cell>
          <table:table-cell table:formula="of:=(364)/365*[.F222]+1" office:value-type="float" office:value="160.967696237815">
            <text:p>160.9677</text:p>
          </table:table-cell>
          <table:table-cell table:formula="of:=EXP(-[.B223]*([.B223]-1)/730)" office:value-type="float" office:value="2.44265407076699E-027">
            <text:p>0.0000</text:p>
          </table:table-cell>
          <table:table-cell table:formula="of:=1-EXP(-[.B223]*[.B22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(365-[.B223])/365" office:value-type="float" office:value="0.419178082191781">
            <text:p>0.4192</text:p>
          </table:table-cell>
          <table:table-cell table:formula="of:=[.D223]*[.C224]" office:value-type="float" office:value="3.26325548683231E-035">
            <text:p>0.0000</text:p>
          </table:table-cell>
          <table:table-cell table:formula="of:=1-[.D224]" office:value-type="float" office:value="1">
            <text:p>1.0000</text:p>
          </table:table-cell>
          <table:table-cell table:formula="of:=(364)/365*[.F223]+1" office:value-type="float" office:value="161.526688850863">
            <text:p>161.5267</text:p>
          </table:table-cell>
          <table:table-cell table:formula="of:=EXP(-[.B224]*([.B224]-1)/730)" office:value-type="float" office:value="1.36651440008603E-027">
            <text:p>0.0000</text:p>
          </table:table-cell>
          <table:table-cell table:formula="of:=1-EXP(-[.B224]*[.B22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(365-[.B224])/365" office:value-type="float" office:value="0.416438356164384">
            <text:p>0.4164</text:p>
          </table:table-cell>
          <table:table-cell table:formula="of:=[.D224]*[.C225]" office:value-type="float" office:value="1.35894475068085E-035">
            <text:p>0.0000</text:p>
          </table:table-cell>
          <table:table-cell table:formula="of:=1-[.D225]" office:value-type="float" office:value="1">
            <text:p>1.0000</text:p>
          </table:table-cell>
          <table:table-cell table:formula="of:=(364)/365*[.F224]+1" office:value-type="float" office:value="162.084149977299">
            <text:p>162.0841</text:p>
          </table:table-cell>
          <table:table-cell table:formula="of:=EXP(-[.B225]*([.B225]-1)/730)" office:value-type="float" office:value="7.62388981166117E-028">
            <text:p>0.0000</text:p>
          </table:table-cell>
          <table:table-cell table:formula="of:=1-EXP(-[.B225]*[.B22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(365-[.B225])/365" office:value-type="float" office:value="0.413698630136986">
            <text:p>0.4137</text:p>
          </table:table-cell>
          <table:table-cell table:formula="of:=[.D225]*[.C226]" office:value-type="float" office:value="5.62193581788517E-036">
            <text:p>0.0000</text:p>
          </table:table-cell>
          <table:table-cell table:formula="of:=1-[.D226]" office:value-type="float" office:value="1">
            <text:p>1.0000</text:p>
          </table:table-cell>
          <table:table-cell table:formula="of:=(364)/365*[.F225]+1" office:value-type="float" office:value="162.640083812977">
            <text:p>162.6401</text:p>
          </table:table-cell>
          <table:table-cell table:formula="of:=EXP(-[.B226]*([.B226]-1)/730)" office:value-type="float" office:value="4.24178997282167E-028">
            <text:p>0.0000</text:p>
          </table:table-cell>
          <table:table-cell table:formula="of:=1-EXP(-[.B226]*[.B22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(365-[.B226])/365" office:value-type="float" office:value="0.410958904109589">
            <text:p>0.4110</text:p>
          </table:table-cell>
          <table:table-cell table:formula="of:=[.D226]*[.C227]" office:value-type="float" office:value="2.31038458269253E-036">
            <text:p>0.0000</text:p>
          </table:table-cell>
          <table:table-cell table:formula="of:=1-[.D227]" office:value-type="float" office:value="1">
            <text:p>1.0000</text:p>
          </table:table-cell>
          <table:table-cell table:formula="of:=(364)/365*[.F226]+1" office:value-type="float" office:value="163.194494542257">
            <text:p>163.1945</text:p>
          </table:table-cell>
          <table:table-cell table:formula="of:=EXP(-[.B227]*([.B227]-1)/730)" office:value-type="float" office:value="2.35359570892948E-028">
            <text:p>0.0000</text:p>
          </table:table-cell>
          <table:table-cell table:formula="of:=1-EXP(-[.B227]*[.B22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(365-[.B227])/365" office:value-type="float" office:value="0.408219178082192">
            <text:p>0.4082</text:p>
          </table:table-cell>
          <table:table-cell table:formula="of:=[.D227]*[.C228]" office:value-type="float" office:value="9.43143295400514E-037">
            <text:p>0.0000</text:p>
          </table:table-cell>
          <table:table-cell table:formula="of:=1-[.D228]" office:value-type="float" office:value="1">
            <text:p>1.0000</text:p>
          </table:table-cell>
          <table:table-cell table:formula="of:=(364)/365*[.F227]+1" office:value-type="float" office:value="163.747386338031">
            <text:p>163.7474</text:p>
          </table:table-cell>
          <table:table-cell table:formula="of:=EXP(-[.B228]*([.B228]-1)/730)" office:value-type="float" office:value="1.30234101496894E-028">
            <text:p>0.0000</text:p>
          </table:table-cell>
          <table:table-cell table:formula="of:=1-EXP(-[.B228]*[.B22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(365-[.B228])/365" office:value-type="float" office:value="0.405479452054794">
            <text:p>0.4055</text:p>
          </table:table-cell>
          <table:table-cell table:formula="of:=[.D228]*[.C229]" office:value-type="float" office:value="3.82425226628154E-037">
            <text:p>0.0000</text:p>
          </table:table-cell>
          <table:table-cell table:formula="of:=1-[.D229]" office:value-type="float" office:value="1">
            <text:p>1.0000</text:p>
          </table:table-cell>
          <table:table-cell table:formula="of:=(364)/365*[.F228]+1" office:value-type="float" office:value="164.298763361763">
            <text:p>164.2988</text:p>
          </table:table-cell>
          <table:table-cell table:formula="of:=EXP(-[.B229]*([.B229]-1)/730)" office:value-type="float" office:value="7.18667035649805E-029">
            <text:p>0.0000</text:p>
          </table:table-cell>
          <table:table-cell table:formula="of:=1-EXP(-[.B229]*[.B22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(365-[.B229])/365" office:value-type="float" office:value="0.402739726027397">
            <text:p>0.4027</text:p>
          </table:table-cell>
          <table:table-cell table:formula="of:=[.D229]*[.C230]" office:value-type="float" office:value="1.54017830998188E-037">
            <text:p>0.0000</text:p>
          </table:table-cell>
          <table:table-cell table:formula="of:=1-[.D230]" office:value-type="float" office:value="1">
            <text:p>1.0000</text:p>
          </table:table-cell>
          <table:table-cell table:formula="of:=(364)/365*[.F229]+1" office:value-type="float" office:value="164.848629763511">
            <text:p>164.8486</text:p>
          </table:table-cell>
          <table:table-cell table:formula="of:=EXP(-[.B230]*([.B230]-1)/730)" office:value-type="float" office:value="3.95494896345776E-029">
            <text:p>0.0000</text:p>
          </table:table-cell>
          <table:table-cell table:formula="of:=1-EXP(-[.B230]*[.B23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(365-[.B230])/365" office:value-type="float" office:value="0.4">
            <text:p>0.4000</text:p>
          </table:table-cell>
          <table:table-cell table:formula="of:=[.D230]*[.C231]" office:value-type="float" office:value="6.16071323992752E-038">
            <text:p>0.0000</text:p>
          </table:table-cell>
          <table:table-cell table:formula="of:=1-[.D231]" office:value-type="float" office:value="1">
            <text:p>1.0000</text:p>
          </table:table-cell>
          <table:table-cell table:formula="of:=(364)/365*[.F230]+1" office:value-type="float" office:value="165.396989681967">
            <text:p>165.3970</text:p>
          </table:table-cell>
          <table:table-cell table:formula="of:=EXP(-[.B231]*([.B231]-1)/730)" office:value-type="float" office:value="2.17052201130364E-029">
            <text:p>0.0000</text:p>
          </table:table-cell>
          <table:table-cell table:formula="of:=1-EXP(-[.B231]*[.B23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(365-[.B231])/365" office:value-type="float" office:value="0.397260273972603">
            <text:p>0.3973</text:p>
          </table:table-cell>
          <table:table-cell table:formula="of:=[.D231]*[.C232]" office:value-type="float" office:value="2.44740662956025E-038">
            <text:p>0.0000</text:p>
          </table:table-cell>
          <table:table-cell table:formula="of:=1-[.D232]" office:value-type="float" office:value="1">
            <text:p>1.0000</text:p>
          </table:table-cell>
          <table:table-cell table:formula="of:=(364)/365*[.F231]+1" office:value-type="float" office:value="165.943847244483">
            <text:p>165.9438</text:p>
          </table:table-cell>
          <table:table-cell table:formula="of:=EXP(-[.B232]*([.B232]-1)/730)" office:value-type="float" office:value="1.18794861994416E-029">
            <text:p>0.0000</text:p>
          </table:table-cell>
          <table:table-cell table:formula="of:=1-EXP(-[.B232]*[.B23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(365-[.B232])/365" office:value-type="float" office:value="0.394520547945205">
            <text:p>0.3945</text:p>
          </table:table-cell>
          <table:table-cell table:formula="of:=[.D232]*[.C233]" office:value-type="float" office:value="9.65552204538837E-039">
            <text:p>0.0000</text:p>
          </table:table-cell>
          <table:table-cell table:formula="of:=1-[.D233]" office:value-type="float" office:value="1">
            <text:p>1.0000</text:p>
          </table:table-cell>
          <table:table-cell table:formula="of:=(364)/365*[.F232]+1" office:value-type="float" office:value="166.489206567101">
            <text:p>166.4892</text:p>
          </table:table-cell>
          <table:table-cell table:formula="of:=EXP(-[.B233]*([.B233]-1)/730)" office:value-type="float" office:value="6.4839741150532E-030">
            <text:p>0.0000</text:p>
          </table:table-cell>
          <table:table-cell table:formula="of:=1-EXP(-[.B233]*[.B23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(365-[.B233])/365" office:value-type="float" office:value="0.391780821917808">
            <text:p>0.3918</text:p>
          </table:table-cell>
          <table:table-cell table:formula="of:=[.D233]*[.C234]" office:value-type="float" office:value="3.78284836298777E-039">
            <text:p>0.0000</text:p>
          </table:table-cell>
          <table:table-cell table:formula="of:=1-[.D234]" office:value-type="float" office:value="1">
            <text:p>1.0000</text:p>
          </table:table-cell>
          <table:table-cell table:formula="of:=(364)/365*[.F233]+1" office:value-type="float" office:value="167.033071754588">
            <text:p>167.0331</text:p>
          </table:table-cell>
          <table:table-cell table:formula="of:=EXP(-[.B234]*([.B234]-1)/730)" office:value-type="float" office:value="3.52935252575987E-030">
            <text:p>0.0000</text:p>
          </table:table-cell>
          <table:table-cell table:formula="of:=1-EXP(-[.B234]*[.B23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(365-[.B234])/365" office:value-type="float" office:value="0.389041095890411">
            <text:p>0.3890</text:p>
          </table:table-cell>
          <table:table-cell table:formula="of:=[.D234]*[.C235]" office:value-type="float" office:value="1.47168347272401E-039">
            <text:p>0.0000</text:p>
          </table:table-cell>
          <table:table-cell table:formula="of:=1-[.D235]" office:value-type="float" office:value="1">
            <text:p>1.0000</text:p>
          </table:table-cell>
          <table:table-cell table:formula="of:=(364)/365*[.F234]+1" office:value-type="float" office:value="167.575446900466">
            <text:p>167.5754</text:p>
          </table:table-cell>
          <table:table-cell table:formula="of:=EXP(-[.B235]*([.B235]-1)/730)" office:value-type="float" office:value="1.91583877538118E-030">
            <text:p>0.0000</text:p>
          </table:table-cell>
          <table:table-cell table:formula="of:=1-EXP(-[.B235]*[.B23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(365-[.B235])/365" office:value-type="float" office:value="0.386301369863014">
            <text:p>0.3863</text:p>
          </table:table-cell>
          <table:table-cell table:formula="of:=[.D235]*[.C236]" office:value-type="float" office:value="5.68513341518042E-040">
            <text:p>0.0000</text:p>
          </table:table-cell>
          <table:table-cell table:formula="of:=1-[.D236]" office:value-type="float" office:value="1">
            <text:p>1.0000</text:p>
          </table:table-cell>
          <table:table-cell table:formula="of:=(364)/365*[.F235]+1" office:value-type="float" office:value="168.11633608704">
            <text:p>168.1163</text:p>
          </table:table-cell>
          <table:table-cell table:formula="of:=EXP(-[.B236]*([.B236]-1)/730)" office:value-type="float" office:value="1.03712960215709E-030">
            <text:p>0.0000</text:p>
          </table:table-cell>
          <table:table-cell table:formula="of:=1-EXP(-[.B236]*[.B23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(365-[.B236])/365" office:value-type="float" office:value="0.383561643835616">
            <text:p>0.3836</text:p>
          </table:table-cell>
          <table:table-cell table:formula="of:=[.D236]*[.C237]" office:value-type="float" office:value="2.18059911815139E-040">
            <text:p>0.0000</text:p>
          </table:table-cell>
          <table:table-cell table:formula="of:=1-[.D237]" office:value-type="float" office:value="1">
            <text:p>1.0000</text:p>
          </table:table-cell>
          <table:table-cell table:formula="of:=(364)/365*[.F236]+1" office:value-type="float" office:value="168.655743385432">
            <text:p>168.6557</text:p>
          </table:table-cell>
          <table:table-cell table:formula="of:=EXP(-[.B237]*([.B237]-1)/730)" office:value-type="float" office:value="5.59908748994828E-031">
            <text:p>0.0000</text:p>
          </table:table-cell>
          <table:table-cell table:formula="of:=1-EXP(-[.B237]*[.B23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(365-[.B237])/365" office:value-type="float" office:value="0.380821917808219">
            <text:p>0.3808</text:p>
          </table:table-cell>
          <table:table-cell table:formula="of:=[.D237]*[.C238]" office:value-type="float" office:value="8.30419938145325E-041">
            <text:p>0.0000</text:p>
          </table:table-cell>
          <table:table-cell table:formula="of:=1-[.D238]" office:value-type="float" office:value="1">
            <text:p>1.0000</text:p>
          </table:table-cell>
          <table:table-cell table:formula="of:=(364)/365*[.F237]+1" office:value-type="float" office:value="169.193672855608">
            <text:p>169.1937</text:p>
          </table:table-cell>
          <table:table-cell table:formula="of:=EXP(-[.B238]*([.B238]-1)/730)" office:value-type="float" office:value="3.01447460324887E-031">
            <text:p>0.0000</text:p>
          </table:table-cell>
          <table:table-cell table:formula="of:=1-EXP(-[.B238]*[.B23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(365-[.B238])/365" office:value-type="float" office:value="0.378082191780822">
            <text:p>0.3781</text:p>
          </table:table-cell>
          <table:table-cell table:formula="of:=[.D238]*[.C239]" office:value-type="float" office:value="3.13966990312479E-041">
            <text:p>0.0000</text:p>
          </table:table-cell>
          <table:table-cell table:formula="of:=1-[.D239]" office:value-type="float" office:value="1">
            <text:p>1.0000</text:p>
          </table:table-cell>
          <table:table-cell table:formula="of:=(364)/365*[.F238]+1" office:value-type="float" office:value="169.730128546415">
            <text:p>169.7301</text:p>
          </table:table-cell>
          <table:table-cell table:formula="of:=EXP(-[.B239]*([.B239]-1)/730)" office:value-type="float" office:value="1.61851286946483E-031">
            <text:p>0.0000</text:p>
          </table:table-cell>
          <table:table-cell table:formula="of:=1-EXP(-[.B239]*[.B23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(365-[.B239])/365" office:value-type="float" office:value="0.375342465753425">
            <text:p>0.3753</text:p>
          </table:table-cell>
          <table:table-cell table:formula="of:=[.D239]*[.C240]" office:value-type="float" office:value="1.17845144309068E-041">
            <text:p>0.0000</text:p>
          </table:table-cell>
          <table:table-cell table:formula="of:=1-[.D240]" office:value-type="float" office:value="1">
            <text:p>1.0000</text:p>
          </table:table-cell>
          <table:table-cell table:formula="of:=(364)/365*[.F239]+1" office:value-type="float" office:value="170.265114495603">
            <text:p>170.2651</text:p>
          </table:table-cell>
          <table:table-cell table:formula="of:=EXP(-[.B240]*([.B240]-1)/730)" office:value-type="float" office:value="8.66624248898189E-032">
            <text:p>0.0000</text:p>
          </table:table-cell>
          <table:table-cell table:formula="of:=1-EXP(-[.B240]*[.B24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(365-[.B240])/365" office:value-type="float" office:value="0.372602739726027">
            <text:p>0.3726</text:p>
          </table:table-cell>
          <table:table-cell table:formula="of:=[.D240]*[.C241]" office:value-type="float" office:value="4.39094236329676E-042">
            <text:p>0.0000</text:p>
          </table:table-cell>
          <table:table-cell table:formula="of:=1-[.D241]" office:value-type="float" office:value="1">
            <text:p>1.0000</text:p>
          </table:table-cell>
          <table:table-cell table:formula="of:=(364)/365*[.F240]+1" office:value-type="float" office:value="170.798634729861">
            <text:p>170.7986</text:p>
          </table:table-cell>
          <table:table-cell table:formula="of:=EXP(-[.B241]*([.B241]-1)/730)" office:value-type="float" office:value="4.62759846886633E-032">
            <text:p>0.0000</text:p>
          </table:table-cell>
          <table:table-cell table:formula="of:=1-EXP(-[.B241]*[.B24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(365-[.B241])/365" office:value-type="float" office:value="0.36986301369863">
            <text:p>0.3699</text:p>
          </table:table-cell>
          <table:table-cell table:formula="of:=[.D241]*[.C242]" office:value-type="float" office:value="1.62404717546593E-042">
            <text:p>0.0000</text:p>
          </table:table-cell>
          <table:table-cell table:formula="of:=1-[.D242]" office:value-type="float" office:value="1">
            <text:p>1.0000</text:p>
          </table:table-cell>
          <table:table-cell table:formula="of:=(364)/365*[.F241]+1" office:value-type="float" office:value="171.330693264848">
            <text:p>171.3307</text:p>
          </table:table-cell>
          <table:table-cell table:formula="of:=EXP(-[.B242]*([.B242]-1)/730)" office:value-type="float" office:value="2.46428340667835E-032">
            <text:p>0.0000</text:p>
          </table:table-cell>
          <table:table-cell table:formula="of:=1-EXP(-[.B242]*[.B24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(365-[.B242])/365" office:value-type="float" office:value="0.367123287671233">
            <text:p>0.3671</text:p>
          </table:table-cell>
          <table:table-cell table:formula="of:=[.D242]*[.C243]" office:value-type="float" office:value="5.9622553839023E-043">
            <text:p>0.0000</text:p>
          </table:table-cell>
          <table:table-cell table:formula="of:=1-[.D243]" office:value-type="float" office:value="1">
            <text:p>1.0000</text:p>
          </table:table-cell>
          <table:table-cell table:formula="of:=(364)/365*[.F242]+1" office:value-type="float" office:value="171.861294105218">
            <text:p>171.8613</text:p>
          </table:table-cell>
          <table:table-cell table:formula="of:=EXP(-[.B243]*([.B243]-1)/730)" office:value-type="float" office:value="1.30868700152374E-032">
            <text:p>0.0000</text:p>
          </table:table-cell>
          <table:table-cell table:formula="of:=1-EXP(-[.B243]*[.B24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(365-[.B243])/365" office:value-type="float" office:value="0.364383561643836">
            <text:p>0.3644</text:p>
          </table:table-cell>
          <table:table-cell table:formula="of:=[.D243]*[.C244]" office:value-type="float" office:value="2.17254785221646E-043">
            <text:p>0.0000</text:p>
          </table:table-cell>
          <table:table-cell table:formula="of:=1-[.D244]" office:value-type="float" office:value="1">
            <text:p>1.0000</text:p>
          </table:table-cell>
          <table:table-cell table:formula="of:=(364)/365*[.F243]+1" office:value-type="float" office:value="172.390441244656">
            <text:p>172.3904</text:p>
          </table:table-cell>
          <table:table-cell table:formula="of:=EXP(-[.B244]*([.B244]-1)/730)" office:value-type="float" office:value="6.93092304812996E-033">
            <text:p>0.0000</text:p>
          </table:table-cell>
          <table:table-cell table:formula="of:=1-EXP(-[.B244]*[.B24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(365-[.B244])/365" office:value-type="float" office:value="0.361643835616438">
            <text:p>0.3616</text:p>
          </table:table-cell>
          <table:table-cell table:formula="of:=[.D244]*[.C245]" office:value-type="float" office:value="7.85688538335814E-044">
            <text:p>0.0000</text:p>
          </table:table-cell>
          <table:table-cell table:formula="of:=1-[.D245]" office:value-type="float" office:value="1">
            <text:p>1.0000</text:p>
          </table:table-cell>
          <table:table-cell table:formula="of:=(364)/365*[.F244]+1" office:value-type="float" office:value="172.918138665904">
            <text:p>172.9181</text:p>
          </table:table-cell>
          <table:table-cell table:formula="of:=EXP(-[.B245]*([.B245]-1)/730)" office:value-type="float" office:value="3.66063575516958E-033">
            <text:p>0.0000</text:p>
          </table:table-cell>
          <table:table-cell table:formula="of:=1-EXP(-[.B245]*[.B24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(365-[.B245])/365" office:value-type="float" office:value="0.358904109589041">
            <text:p>0.3589</text:p>
          </table:table-cell>
          <table:table-cell table:formula="of:=[.D245]*[.C246]" office:value-type="float" office:value="2.81986845265731E-044">
            <text:p>0.0000</text:p>
          </table:table-cell>
          <table:table-cell table:formula="of:=1-[.D246]" office:value-type="float" office:value="1">
            <text:p>1.0000</text:p>
          </table:table-cell>
          <table:table-cell table:formula="of:=(364)/365*[.F245]+1" office:value-type="float" office:value="173.444390340792">
            <text:p>173.4444</text:p>
          </table:table-cell>
          <table:table-cell table:formula="of:=EXP(-[.B246]*([.B246]-1)/730)" office:value-type="float" office:value="1.92811134391836E-033">
            <text:p>0.0000</text:p>
          </table:table-cell>
          <table:table-cell table:formula="of:=1-EXP(-[.B246]*[.B24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(365-[.B246])/365" office:value-type="float" office:value="0.356164383561644">
            <text:p>0.3562</text:p>
          </table:table-cell>
          <table:table-cell table:formula="of:=[.D246]*[.C247]" office:value-type="float" office:value="1.00433670916562E-044">
            <text:p>0.0000</text:p>
          </table:table-cell>
          <table:table-cell table:formula="of:=1-[.D247]" office:value-type="float" office:value="1">
            <text:p>1.0000</text:p>
          </table:table-cell>
          <table:table-cell table:formula="of:=(364)/365*[.F246]+1" office:value-type="float" office:value="173.969200230269">
            <text:p>173.9692</text:p>
          </table:table-cell>
          <table:table-cell table:formula="of:=EXP(-[.B247]*([.B247]-1)/730)" office:value-type="float" office:value="1.01278638468659E-033">
            <text:p>0.0000</text:p>
          </table:table-cell>
          <table:table-cell table:formula="of:=1-EXP(-[.B247]*[.B24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(365-[.B247])/365" office:value-type="float" office:value="0.353424657534247">
            <text:p>0.3534</text:p>
          </table:table-cell>
          <table:table-cell table:formula="of:=[.D247]*[.C248]" office:value-type="float" office:value="3.5495735748593E-045">
            <text:p>0.0000</text:p>
          </table:table-cell>
          <table:table-cell table:formula="of:=1-[.D248]" office:value-type="float" office:value="1">
            <text:p>1.0000</text:p>
          </table:table-cell>
          <table:table-cell table:formula="of:=(364)/365*[.F247]+1" office:value-type="float" office:value="174.492572284433">
            <text:p>174.4926</text:p>
          </table:table-cell>
          <table:table-cell table:formula="of:=EXP(-[.B248]*([.B248]-1)/730)" office:value-type="float" office:value="5.30534646781214E-034">
            <text:p>0.0000</text:p>
          </table:table-cell>
          <table:table-cell table:formula="of:=1-EXP(-[.B248]*[.B24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(365-[.B248])/365" office:value-type="float" office:value="0.350684931506849">
            <text:p>0.3507</text:p>
          </table:table-cell>
          <table:table-cell table:formula="of:=[.D248]*[.C249]" office:value-type="float" office:value="1.24478196597806E-045">
            <text:p>0.0000</text:p>
          </table:table-cell>
          <table:table-cell table:formula="of:=1-[.D249]" office:value-type="float" office:value="1">
            <text:p>1.0000</text:p>
          </table:table-cell>
          <table:table-cell table:formula="of:=(364)/365*[.F248]+1" office:value-type="float" office:value="175.014510442557">
            <text:p>175.0145</text:p>
          </table:table-cell>
          <table:table-cell table:formula="of:=EXP(-[.B249]*([.B249]-1)/730)" office:value-type="float" office:value="2.77153137698013E-034">
            <text:p>0.0000</text:p>
          </table:table-cell>
          <table:table-cell table:formula="of:=1-EXP(-[.B249]*[.B24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(365-[.B249])/365" office:value-type="float" office:value="0.347945205479452">
            <text:p>0.3479</text:p>
          </table:table-cell>
          <table:table-cell table:formula="of:=[.D249]*[.C250]" office:value-type="float" office:value="4.33115916929351E-046">
            <text:p>0.0000</text:p>
          </table:table-cell>
          <table:table-cell table:formula="of:=1-[.D250]" office:value-type="float" office:value="1">
            <text:p>1.0000</text:p>
          </table:table-cell>
          <table:table-cell table:formula="of:=(364)/365*[.F249]+1" office:value-type="float" office:value="175.535018633126">
            <text:p>175.5350</text:p>
          </table:table-cell>
          <table:table-cell table:formula="of:=EXP(-[.B250]*([.B250]-1)/730)" office:value-type="float" office:value="1.44389629004382E-034">
            <text:p>0.0000</text:p>
          </table:table-cell>
          <table:table-cell table:formula="of:=1-EXP(-[.B250]*[.B25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(365-[.B250])/365" office:value-type="float" office:value="0.345205479452055">
            <text:p>0.3452</text:p>
          </table:table-cell>
          <table:table-cell table:formula="of:=[.D250]*[.C251]" office:value-type="float" office:value="1.49513987761913E-046">
            <text:p>0.0000</text:p>
          </table:table-cell>
          <table:table-cell table:formula="of:=1-[.D251]" office:value-type="float" office:value="1">
            <text:p>1.0000</text:p>
          </table:table-cell>
          <table:table-cell table:formula="of:=(364)/365*[.F250]+1" office:value-type="float" office:value="176.054100773857">
            <text:p>176.0541</text:p>
          </table:table-cell>
          <table:table-cell table:formula="of:=EXP(-[.B251]*([.B251]-1)/730)" office:value-type="float" office:value="7.5017459669145E-035">
            <text:p>0.0000</text:p>
          </table:table-cell>
          <table:table-cell table:formula="of:=1-EXP(-[.B251]*[.B25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(365-[.B251])/365" office:value-type="float" office:value="0.342465753424657">
            <text:p>0.3425</text:p>
          </table:table-cell>
          <table:table-cell table:formula="of:=[.D251]*[.C252]" office:value-type="float" office:value="5.12034204664085E-047">
            <text:p>0.0000</text:p>
          </table:table-cell>
          <table:table-cell table:formula="of:=1-[.D252]" office:value-type="float" office:value="1">
            <text:p>1.0000</text:p>
          </table:table-cell>
          <table:table-cell table:formula="of:=(364)/365*[.F251]+1" office:value-type="float" office:value="176.571760771737">
            <text:p>176.5718</text:p>
          </table:table-cell>
          <table:table-cell table:formula="of:=EXP(-[.B252]*([.B252]-1)/730)" office:value-type="float" office:value="3.88685964526811E-035">
            <text:p>0.0000</text:p>
          </table:table-cell>
          <table:table-cell table:formula="of:=1-EXP(-[.B252]*[.B25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(365-[.B252])/365" office:value-type="float" office:value="0.33972602739726">
            <text:p>0.3397</text:p>
          </table:table-cell>
          <table:table-cell table:formula="of:=[.D252]*[.C253]" office:value-type="float" office:value="1.73951346242045E-047">
            <text:p>0.0000</text:p>
          </table:table-cell>
          <table:table-cell table:formula="of:=1-[.D253]" office:value-type="float" office:value="1">
            <text:p>1.0000</text:p>
          </table:table-cell>
          <table:table-cell table:formula="of:=(364)/365*[.F252]+1" office:value-type="float" office:value="177.088002523047">
            <text:p>177.0880</text:p>
          </table:table-cell>
          <table:table-cell table:formula="of:=EXP(-[.B253]*([.B253]-1)/730)" office:value-type="float" office:value="2.00837827863213E-035">
            <text:p>0.0000</text:p>
          </table:table-cell>
          <table:table-cell table:formula="of:=1-EXP(-[.B253]*[.B25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(365-[.B253])/365" office:value-type="float" office:value="0.336986301369863">
            <text:p>0.3370</text:p>
          </table:table-cell>
          <table:table-cell table:formula="of:=[.D253]*[.C254]" office:value-type="float" office:value="5.86192207884153E-048">
            <text:p>0.0000</text:p>
          </table:table-cell>
          <table:table-cell table:formula="of:=1-[.D254]" office:value-type="float" office:value="1">
            <text:p>1.0000</text:p>
          </table:table-cell>
          <table:table-cell table:formula="of:=(364)/365*[.F253]+1" office:value-type="float" office:value="177.602829913395">
            <text:p>177.6028</text:p>
          </table:table-cell>
          <table:table-cell table:formula="of:=EXP(-[.B254]*([.B254]-1)/730)" office:value-type="float" office:value="1.03490938403758E-035">
            <text:p>0.0000</text:p>
          </table:table-cell>
          <table:table-cell table:formula="of:=1-EXP(-[.B254]*[.B25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(365-[.B254])/365" office:value-type="float" office:value="0.334246575342466">
            <text:p>0.3342</text:p>
          </table:table-cell>
          <table:table-cell table:formula="of:=[.D254]*[.C255]" office:value-type="float" office:value="1.95932737977717E-048">
            <text:p>0.0000</text:p>
          </table:table-cell>
          <table:table-cell table:formula="of:=1-[.D255]" office:value-type="float" office:value="1">
            <text:p>1.0000</text:p>
          </table:table-cell>
          <table:table-cell table:formula="of:=(364)/365*[.F254]+1" office:value-type="float" office:value="178.116246817742">
            <text:p>178.1162</text:p>
          </table:table-cell>
          <table:table-cell table:formula="of:=EXP(-[.B255]*([.B255]-1)/730)" office:value-type="float" office:value="5.31825658238291E-036">
            <text:p>0.0000</text:p>
          </table:table-cell>
          <table:table-cell table:formula="of:=1-EXP(-[.B255]*[.B25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(365-[.B255])/365" office:value-type="float" office:value="0.331506849315068">
            <text:p>0.3315</text:p>
          </table:table-cell>
          <table:table-cell table:formula="of:=[.D255]*[.C256]" office:value-type="float" office:value="6.49530446446678E-049">
            <text:p>0.0000</text:p>
          </table:table-cell>
          <table:table-cell table:formula="of:=1-[.D256]" office:value-type="float" office:value="1">
            <text:p>1.0000</text:p>
          </table:table-cell>
          <table:table-cell table:formula="of:=(364)/365*[.F255]+1" office:value-type="float" office:value="178.628257100433">
            <text:p>178.6283</text:p>
          </table:table-cell>
          <table:table-cell table:formula="of:=EXP(-[.B256]*([.B256]-1)/730)" office:value-type="float" office:value="2.72550133920019E-036">
            <text:p>0.0000</text:p>
          </table:table-cell>
          <table:table-cell table:formula="of:=1-EXP(-[.B256]*[.B25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(365-[.B256])/365" office:value-type="float" office:value="0.328767123287671">
            <text:p>0.3288</text:p>
          </table:table-cell>
          <table:table-cell table:formula="of:=[.D256]*[.C257]" office:value-type="float" office:value="2.13544256366031E-049">
            <text:p>0.0000</text:p>
          </table:table-cell>
          <table:table-cell table:formula="of:=1-[.D257]" office:value-type="float" office:value="1">
            <text:p>1.0000</text:p>
          </table:table-cell>
          <table:table-cell table:formula="of:=(364)/365*[.F256]+1" office:value-type="float" office:value="179.138864615226">
            <text:p>179.1389</text:p>
          </table:table-cell>
          <table:table-cell table:formula="of:=EXP(-[.B257]*([.B257]-1)/730)" office:value-type="float" office:value="1.39294402672314E-036">
            <text:p>0.0000</text:p>
          </table:table-cell>
          <table:table-cell table:formula="of:=1-EXP(-[.B257]*[.B25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(365-[.B257])/365" office:value-type="float" office:value="0.326027397260274">
            <text:p>0.3260</text:p>
          </table:table-cell>
          <table:table-cell table:formula="of:=[.D257]*[.C258]" office:value-type="float" office:value="6.96212781028978E-050">
            <text:p>0.0000</text:p>
          </table:table-cell>
          <table:table-cell table:formula="of:=1-[.D258]" office:value-type="float" office:value="1">
            <text:p>1.0000</text:p>
          </table:table-cell>
          <table:table-cell table:formula="of:=(364)/365*[.F257]+1" office:value-type="float" office:value="179.648073205321">
            <text:p>179.6481</text:p>
          </table:table-cell>
          <table:table-cell table:formula="of:=EXP(-[.B258]*([.B258]-1)/730)" office:value-type="float" office:value="7.09955426446359E-037">
            <text:p>0.0000</text:p>
          </table:table-cell>
          <table:table-cell table:formula="of:=1-EXP(-[.B258]*[.B25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(365-[.B258])/365" office:value-type="float" office:value="0.323287671232877">
            <text:p>0.3233</text:p>
          </table:table-cell>
          <table:table-cell table:formula="of:=[.D258]*[.C259]" office:value-type="float" office:value="2.25077008661423E-050">
            <text:p>0.0000</text:p>
          </table:table-cell>
          <table:table-cell table:formula="of:=1-[.D259]" office:value-type="float" office:value="1">
            <text:p>1.0000</text:p>
          </table:table-cell>
          <table:table-cell table:formula="of:=(364)/365*[.F258]+1" office:value-type="float" office:value="180.155886703389">
            <text:p>180.1559</text:p>
          </table:table-cell>
          <table:table-cell table:formula="of:=EXP(-[.B259]*([.B259]-1)/730)" office:value-type="float" office:value="3.60859923556994E-037">
            <text:p>0.0000</text:p>
          </table:table-cell>
          <table:table-cell table:formula="of:=1-EXP(-[.B259]*[.B25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(365-[.B259])/365" office:value-type="float" office:value="0.320547945205479">
            <text:p>0.3205</text:p>
          </table:table-cell>
          <table:table-cell table:formula="of:=[.D259]*[.C260]" office:value-type="float" office:value="7.21479726394151E-051">
            <text:p>0.0000</text:p>
          </table:table-cell>
          <table:table-cell table:formula="of:=1-[.D260]" office:value-type="float" office:value="1">
            <text:p>1.0000</text:p>
          </table:table-cell>
          <table:table-cell table:formula="of:=(364)/365*[.F259]+1" office:value-type="float" office:value="180.662308931599">
            <text:p>180.6623</text:p>
          </table:table-cell>
          <table:table-cell table:formula="of:=EXP(-[.B260]*([.B260]-1)/730)" office:value-type="float" office:value="1.82917970707773E-037">
            <text:p>0.0000</text:p>
          </table:table-cell>
          <table:table-cell table:formula="of:=1-EXP(-[.B260]*[.B26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(365-[.B260])/365" office:value-type="float" office:value="0.317808219178082">
            <text:p>0.3178</text:p>
          </table:table-cell>
          <table:table-cell table:formula="of:=[.D260]*[.C261]" office:value-type="float" office:value="2.29292187018415E-051">
            <text:p>0.0000</text:p>
          </table:table-cell>
          <table:table-cell table:formula="of:=1-[.D261]" office:value-type="float" office:value="1">
            <text:p>1.0000</text:p>
          </table:table-cell>
          <table:table-cell table:formula="of:=(364)/365*[.F260]+1" office:value-type="float" office:value="181.167343701649">
            <text:p>181.1673</text:p>
          </table:table-cell>
          <table:table-cell table:formula="of:=EXP(-[.B261]*([.B261]-1)/730)" office:value-type="float" office:value="9.24664636854893E-038">
            <text:p>0.0000</text:p>
          </table:table-cell>
          <table:table-cell table:formula="of:=1-EXP(-[.B261]*[.B26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(365-[.B261])/365" office:value-type="float" office:value="0.315068493150685">
            <text:p>0.3151</text:p>
          </table:table-cell>
          <table:table-cell table:formula="of:=[.D261]*[.C262]" office:value-type="float" office:value="7.22427438551171E-052">
            <text:p>0.0000</text:p>
          </table:table-cell>
          <table:table-cell table:formula="of:=1-[.D262]" office:value-type="float" office:value="1">
            <text:p>1.0000</text:p>
          </table:table-cell>
          <table:table-cell table:formula="of:=(364)/365*[.F261]+1" office:value-type="float" office:value="181.670994814796">
            <text:p>181.6710</text:p>
          </table:table-cell>
          <table:table-cell table:formula="of:=EXP(-[.B262]*([.B262]-1)/730)" office:value-type="float" office:value="4.66146335809734E-038">
            <text:p>0.0000</text:p>
          </table:table-cell>
          <table:table-cell table:formula="of:=1-EXP(-[.B262]*[.B26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(365-[.B262])/365" office:value-type="float" office:value="0.312328767123288">
            <text:p>0.3123</text:p>
          </table:table-cell>
          <table:table-cell table:formula="of:=[.D262]*[.C263]" office:value-type="float" office:value="2.25634871218722E-052">
            <text:p>0.0000</text:p>
          </table:table-cell>
          <table:table-cell table:formula="of:=1-[.D263]" office:value-type="float" office:value="1">
            <text:p>1.0000</text:p>
          </table:table-cell>
          <table:table-cell table:formula="of:=(364)/365*[.F262]+1" office:value-type="float" office:value="182.173266061878">
            <text:p>182.1733</text:p>
          </table:table-cell>
          <table:table-cell table:formula="of:=EXP(-[.B263]*([.B263]-1)/730)" office:value-type="float" office:value="2.34352965232286E-038">
            <text:p>0.0000</text:p>
          </table:table-cell>
          <table:table-cell table:formula="of:=1-EXP(-[.B263]*[.B26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(365-[.B263])/365" office:value-type="float" office:value="0.30958904109589">
            <text:p>0.3096</text:p>
          </table:table-cell>
          <table:table-cell table:formula="of:=[.D263]*[.C264]" office:value-type="float" office:value="6.98540834183988E-053">
            <text:p>0.0000</text:p>
          </table:table-cell>
          <table:table-cell table:formula="of:=1-[.D264]" office:value-type="float" office:value="1">
            <text:p>1.0000</text:p>
          </table:table-cell>
          <table:table-cell table:formula="of:=(364)/365*[.F263]+1" office:value-type="float" office:value="182.674161223353">
            <text:p>182.6742</text:p>
          </table:table-cell>
          <table:table-cell table:formula="of:=EXP(-[.B264]*([.B264]-1)/730)" office:value-type="float" office:value="1.17497542490611E-038">
            <text:p>0.0000</text:p>
          </table:table-cell>
          <table:table-cell table:formula="of:=1-EXP(-[.B264]*[.B26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(365-[.B264])/365" office:value-type="float" office:value="0.306849315068493">
            <text:p>0.3068</text:p>
          </table:table-cell>
          <table:table-cell table:formula="of:=[.D264]*[.C265]" office:value-type="float" office:value="2.14346776516731E-053">
            <text:p>0.0000</text:p>
          </table:table-cell>
          <table:table-cell table:formula="of:=1-[.D265]" office:value-type="float" office:value="1">
            <text:p>1.0000</text:p>
          </table:table-cell>
          <table:table-cell table:formula="of:=(364)/365*[.F264]+1" office:value-type="float" office:value="183.173684069316">
            <text:p>183.1737</text:p>
          </table:table-cell>
          <table:table-cell table:formula="of:=EXP(-[.B265]*([.B265]-1)/730)" office:value-type="float" office:value="5.87485653681426E-039">
            <text:p>0.0000</text:p>
          </table:table-cell>
          <table:table-cell table:formula="of:=1-EXP(-[.B265]*[.B26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(365-[.B265])/365" office:value-type="float" office:value="0.304109589041096">
            <text:p>0.3041</text:p>
          </table:table-cell>
          <table:table-cell table:formula="of:=[.D265]*[.C266]" office:value-type="float" office:value="6.51849101187866E-054">
            <text:p>0.0000</text:p>
          </table:table-cell>
          <table:table-cell table:formula="of:=1-[.D266]" office:value-type="float" office:value="1">
            <text:p>1.0000</text:p>
          </table:table-cell>
          <table:table-cell table:formula="of:=(364)/365*[.F265]+1" office:value-type="float" office:value="183.671838359537">
            <text:p>183.6718</text:p>
          </table:table-cell>
          <table:table-cell table:formula="of:=EXP(-[.B266]*([.B266]-1)/730)" office:value-type="float" office:value="2.92938126832048E-039">
            <text:p>0.0000</text:p>
          </table:table-cell>
          <table:table-cell table:formula="of:=1-EXP(-[.B266]*[.B26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(365-[.B266])/365" office:value-type="float" office:value="0.301369863013699">
            <text:p>0.3014</text:p>
          </table:table-cell>
          <table:table-cell table:formula="of:=[.D266]*[.C267]" office:value-type="float" office:value="1.9644767433059E-054">
            <text:p>0.0000</text:p>
          </table:table-cell>
          <table:table-cell table:formula="of:=1-[.D267]" office:value-type="float" office:value="1">
            <text:p>1.0000</text:p>
          </table:table-cell>
          <table:table-cell table:formula="of:=(364)/365*[.F266]+1" office:value-type="float" office:value="184.168627843484">
            <text:p>184.1686</text:p>
          </table:table-cell>
          <table:table-cell table:formula="of:=EXP(-[.B267]*([.B267]-1)/730)" office:value-type="float" office:value="1.45668177541087E-039">
            <text:p>0.0000</text:p>
          </table:table-cell>
          <table:table-cell table:formula="of:=1-EXP(-[.B267]*[.B26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(365-[.B267])/365" office:value-type="float" office:value="0.298630136986301">
            <text:p>0.2986</text:p>
          </table:table-cell>
          <table:table-cell table:formula="of:=[.D267]*[.C268]" office:value-type="float" office:value="5.86651958959843E-055">
            <text:p>0.0000</text:p>
          </table:table-cell>
          <table:table-cell table:formula="of:=1-[.D268]" office:value-type="float" office:value="1">
            <text:p>1.0000</text:p>
          </table:table-cell>
          <table:table-cell table:formula="of:=(364)/365*[.F267]+1" office:value-type="float" office:value="184.664056260351">
            <text:p>184.6641</text:p>
          </table:table-cell>
          <table:table-cell table:formula="of:=EXP(-[.B268]*([.B268]-1)/730)" office:value-type="float" office:value="7.22376526995238E-040">
            <text:p>0.0000</text:p>
          </table:table-cell>
          <table:table-cell table:formula="of:=1-EXP(-[.B268]*[.B26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(365-[.B268])/365" office:value-type="float" office:value="0.295890410958904">
            <text:p>0.2959</text:p>
          </table:table-cell>
          <table:table-cell table:formula="of:=[.D268]*[.C269]" office:value-type="float" office:value="1.73584689226474E-055">
            <text:p>0.0000</text:p>
          </table:table-cell>
          <table:table-cell table:formula="of:=1-[.D269]" office:value-type="float" office:value="1">
            <text:p>1.0000</text:p>
          </table:table-cell>
          <table:table-cell table:formula="of:=(364)/365*[.F268]+1" office:value-type="float" office:value="185.158127339089">
            <text:p>185.1581</text:p>
          </table:table-cell>
          <table:table-cell table:formula="of:=EXP(-[.B269]*([.B269]-1)/730)" office:value-type="float" office:value="3.57250393917847E-040">
            <text:p>0.0000</text:p>
          </table:table-cell>
          <table:table-cell table:formula="of:=1-EXP(-[.B269]*[.B26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(365-[.B269])/365" office:value-type="float" office:value="0.293150684931507">
            <text:p>0.2932</text:p>
          </table:table-cell>
          <table:table-cell table:formula="of:=[.D269]*[.C270]" office:value-type="float" office:value="5.08864705403637E-056">
            <text:p>0.0000</text:p>
          </table:table-cell>
          <table:table-cell table:formula="of:=1-[.D270]" office:value-type="float" office:value="1">
            <text:p>1.0000</text:p>
          </table:table-cell>
          <table:table-cell table:formula="of:=(364)/365*[.F269]+1" office:value-type="float" office:value="185.650844798434">
            <text:p>185.6508</text:p>
          </table:table-cell>
          <table:table-cell table:formula="of:=EXP(-[.B270]*([.B270]-1)/730)" office:value-type="float" office:value="1.76194342463529E-040">
            <text:p>0.0000</text:p>
          </table:table-cell>
          <table:table-cell table:formula="of:=1-EXP(-[.B270]*[.B27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(365-[.B270])/365" office:value-type="float" office:value="0.29041095890411">
            <text:p>0.2904</text:p>
          </table:table-cell>
          <table:table-cell table:formula="of:=[.D270]*[.C271]" office:value-type="float" office:value="1.47779887048727E-056">
            <text:p>0.0000</text:p>
          </table:table-cell>
          <table:table-cell table:formula="of:=1-[.D271]" office:value-type="float" office:value="1">
            <text:p>1.0000</text:p>
          </table:table-cell>
          <table:table-cell table:formula="of:=(364)/365*[.F270]+1" office:value-type="float" office:value="186.142212346932">
            <text:p>186.1422</text:p>
          </table:table-cell>
          <table:table-cell table:formula="of:=EXP(-[.B271]*([.B271]-1)/730)" office:value-type="float" office:value="8.66605326982662E-041">
            <text:p>0.0000</text:p>
          </table:table-cell>
          <table:table-cell table:formula="of:=1-EXP(-[.B271]*[.B27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(365-[.B271])/365" office:value-type="float" office:value="0.287671232876712">
            <text:p>0.2877</text:p>
          </table:table-cell>
          <table:table-cell table:formula="of:=[.D271]*[.C272]" office:value-type="float" office:value="4.25120223016887E-057">
            <text:p>0.0000</text:p>
          </table:table-cell>
          <table:table-cell table:formula="of:=1-[.D272]" office:value-type="float" office:value="1">
            <text:p>1.0000</text:p>
          </table:table-cell>
          <table:table-cell table:formula="of:=(364)/365*[.F271]+1" office:value-type="float" office:value="186.632233682968">
            <text:p>186.6322</text:p>
          </table:table-cell>
          <table:table-cell table:formula="of:=EXP(-[.B272]*([.B272]-1)/730)" office:value-type="float" office:value="4.25070436934216E-041">
            <text:p>0.0000</text:p>
          </table:table-cell>
          <table:table-cell table:formula="of:=1-EXP(-[.B272]*[.B27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(365-[.B272])/365" office:value-type="float" office:value="0.284931506849315">
            <text:p>0.2849</text:p>
          </table:table-cell>
          <table:table-cell table:formula="of:=[.D272]*[.C273]" office:value-type="float" office:value="1.21130145736318E-057">
            <text:p>0.0000</text:p>
          </table:table-cell>
          <table:table-cell table:formula="of:=1-[.D273]" office:value-type="float" office:value="1">
            <text:p>1.0000</text:p>
          </table:table-cell>
          <table:table-cell table:formula="of:=(364)/365*[.F272]+1" office:value-type="float" office:value="187.120912494795">
            <text:p>187.1209</text:p>
          </table:table-cell>
          <table:table-cell table:formula="of:=EXP(-[.B273]*([.B273]-1)/730)" office:value-type="float" office:value="2.07926862652368E-041">
            <text:p>0.0000</text:p>
          </table:table-cell>
          <table:table-cell table:formula="of:=1-EXP(-[.B273]*[.B27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(365-[.B273])/365" office:value-type="float" office:value="0.282191780821918">
            <text:p>0.2822</text:p>
          </table:table-cell>
          <table:table-cell table:formula="of:=[.D273]*[.C274]" office:value-type="float" office:value="3.41819315365501E-058">
            <text:p>0.0000</text:p>
          </table:table-cell>
          <table:table-cell table:formula="of:=1-[.D274]" office:value-type="float" office:value="1">
            <text:p>1.0000</text:p>
          </table:table-cell>
          <table:table-cell table:formula="of:=(364)/365*[.F273]+1" office:value-type="float" office:value="187.608252460563">
            <text:p>187.6083</text:p>
          </table:table-cell>
          <table:table-cell table:formula="of:=EXP(-[.B274]*([.B274]-1)/730)" office:value-type="float" office:value="1.01430940406342E-041">
            <text:p>0.0000</text:p>
          </table:table-cell>
          <table:table-cell table:formula="of:=1-EXP(-[.B274]*[.B27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(365-[.B274])/365" office:value-type="float" office:value="0.279452054794521">
            <text:p>0.2795</text:p>
          </table:table-cell>
          <table:table-cell table:formula="of:=[.D274]*[.C275]" office:value-type="float" office:value="9.55221100473456E-059">
            <text:p>0.0000</text:p>
          </table:table-cell>
          <table:table-cell table:formula="of:=1-[.D275]" office:value-type="float" office:value="1">
            <text:p>1.0000</text:p>
          </table:table-cell>
          <table:table-cell table:formula="of:=(364)/365*[.F274]+1" office:value-type="float" office:value="188.094257248342">
            <text:p>188.0943</text:p>
          </table:table-cell>
          <table:table-cell table:formula="of:=EXP(-[.B275]*([.B275]-1)/730)" office:value-type="float" office:value="4.93446934696496E-042">
            <text:p>0.0000</text:p>
          </table:table-cell>
          <table:table-cell table:formula="of:=1-EXP(-[.B275]*[.B27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(365-[.B275])/365" office:value-type="float" office:value="0.276712328767123">
            <text:p>0.2767</text:p>
          </table:table-cell>
          <table:table-cell table:formula="of:=[.D275]*[.C276]" office:value-type="float" office:value="2.64321455199504E-059">
            <text:p>0.0000</text:p>
          </table:table-cell>
          <table:table-cell table:formula="of:=1-[.D276]" office:value-type="float" office:value="1">
            <text:p>1.0000</text:p>
          </table:table-cell>
          <table:table-cell table:formula="of:=(364)/365*[.F275]+1" office:value-type="float" office:value="188.578930516155">
            <text:p>188.5789</text:p>
          </table:table-cell>
          <table:table-cell table:formula="of:=EXP(-[.B276]*([.B276]-1)/730)" office:value-type="float" office:value="2.39398051353688E-042">
            <text:p>0.0000</text:p>
          </table:table-cell>
          <table:table-cell table:formula="of:=1-EXP(-[.B276]*[.B27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(365-[.B276])/365" office:value-type="float" office:value="0.273972602739726">
            <text:p>0.2740</text:p>
          </table:table-cell>
          <table:table-cell table:formula="of:=[.D276]*[.C277]" office:value-type="float" office:value="7.241683704096E-060">
            <text:p>0.0000</text:p>
          </table:table-cell>
          <table:table-cell table:formula="of:=1-[.D277]" office:value-type="float" office:value="1">
            <text:p>1.0000</text:p>
          </table:table-cell>
          <table:table-cell table:formula="of:=(364)/365*[.F276]+1" office:value-type="float" office:value="189.062275912001">
            <text:p>189.0623</text:p>
          </table:table-cell>
          <table:table-cell table:formula="of:=EXP(-[.B277]*([.B277]-1)/730)" office:value-type="float" office:value="1.15827296232406E-042">
            <text:p>0.0000</text:p>
          </table:table-cell>
          <table:table-cell table:formula="of:=1-EXP(-[.B277]*[.B27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(365-[.B277])/365" office:value-type="float" office:value="0.271232876712329">
            <text:p>0.2712</text:p>
          </table:table-cell>
          <table:table-cell table:formula="of:=[.D277]*[.C278]" office:value-type="float" office:value="1.96418270330275E-060">
            <text:p>0.0000</text:p>
          </table:table-cell>
          <table:table-cell table:formula="of:=1-[.D278]" office:value-type="float" office:value="1">
            <text:p>1.0000</text:p>
          </table:table-cell>
          <table:table-cell table:formula="of:=(364)/365*[.F277]+1" office:value-type="float" office:value="189.544297073886">
            <text:p>189.5443</text:p>
          </table:table-cell>
          <table:table-cell table:formula="of:=EXP(-[.B278]*([.B278]-1)/730)" office:value-type="float" office:value="5.58870747689326E-043">
            <text:p>0.0000</text:p>
          </table:table-cell>
          <table:table-cell table:formula="of:=1-EXP(-[.B278]*[.B27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(365-[.B278])/365" office:value-type="float" office:value="0.268493150684932">
            <text:p>0.2685</text:p>
          </table:table-cell>
          <table:table-cell table:formula="of:=[.D278]*[.C279]" office:value-type="float" office:value="5.27369602530602E-061">
            <text:p>0.0000</text:p>
          </table:table-cell>
          <table:table-cell table:formula="of:=1-[.D279]" office:value-type="float" office:value="1">
            <text:p>1.0000</text:p>
          </table:table-cell>
          <table:table-cell table:formula="of:=(364)/365*[.F278]+1" office:value-type="float" office:value="190.024997629848">
            <text:p>190.0250</text:p>
          </table:table-cell>
          <table:table-cell table:formula="of:=EXP(-[.B279]*([.B279]-1)/730)" office:value-type="float" office:value="2.6891931127311E-043">
            <text:p>0.0000</text:p>
          </table:table-cell>
          <table:table-cell table:formula="of:=1-EXP(-[.B279]*[.B27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(365-[.B279])/365" office:value-type="float" office:value="0.265753424657534">
            <text:p>0.2658</text:p>
          </table:table-cell>
          <table:table-cell table:formula="of:=[.D279]*[.C280]" office:value-type="float" office:value="1.4015027793279E-061">
            <text:p>0.0000</text:p>
          </table:table-cell>
          <table:table-cell table:formula="of:=1-[.D280]" office:value-type="float" office:value="1">
            <text:p>1.0000</text:p>
          </table:table-cell>
          <table:table-cell table:formula="of:=(364)/365*[.F279]+1" office:value-type="float" office:value="190.504381197985">
            <text:p>190.5044</text:p>
          </table:table-cell>
          <table:table-cell table:formula="of:=EXP(-[.B280]*([.B280]-1)/730)" office:value-type="float" office:value="1.29045467199105E-043">
            <text:p>0.0000</text:p>
          </table:table-cell>
          <table:table-cell table:formula="of:=1-EXP(-[.B280]*[.B28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(365-[.B280])/365" office:value-type="float" office:value="0.263013698630137">
            <text:p>0.2630</text:p>
          </table:table-cell>
          <table:table-cell table:formula="of:=[.D280]*[.C281]" office:value-type="float" office:value="3.68614429631448E-062">
            <text:p>0.0000</text:p>
          </table:table-cell>
          <table:table-cell table:formula="of:=1-[.D281]" office:value-type="float" office:value="1">
            <text:p>1.0000</text:p>
          </table:table-cell>
          <table:table-cell table:formula="of:=(364)/365*[.F280]+1" office:value-type="float" office:value="190.982451386484">
            <text:p>190.9825</text:p>
          </table:table-cell>
          <table:table-cell table:formula="of:=EXP(-[.B281]*([.B281]-1)/730)" office:value-type="float" office:value="6.17552195956478E-044">
            <text:p>0.0000</text:p>
          </table:table-cell>
          <table:table-cell table:formula="of:=1-EXP(-[.B281]*[.B28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(365-[.B281])/365" office:value-type="float" office:value="0.26027397260274">
            <text:p>0.2603</text:p>
          </table:table-cell>
          <table:table-cell table:formula="of:=[.D281]*[.C282]" office:value-type="float" office:value="9.594074195887E-063">
            <text:p>0.0000</text:p>
          </table:table-cell>
          <table:table-cell table:formula="of:=1-[.D282]" office:value-type="float" office:value="1">
            <text:p>1.0000</text:p>
          </table:table-cell>
          <table:table-cell table:formula="of:=(364)/365*[.F281]+1" office:value-type="float" office:value="191.459211793644">
            <text:p>191.4592</text:p>
          </table:table-cell>
          <table:table-cell table:formula="of:=EXP(-[.B282]*([.B282]-1)/730)" office:value-type="float" office:value="2.94723481350577E-044">
            <text:p>0.0000</text:p>
          </table:table-cell>
          <table:table-cell table:formula="of:=1-EXP(-[.B282]*[.B28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(365-[.B282])/365" office:value-type="float" office:value="0.257534246575342">
            <text:p>0.2575</text:p>
          </table:table-cell>
          <table:table-cell table:formula="of:=[.D282]*[.C283]" office:value-type="float" office:value="2.47080266962569E-063">
            <text:p>0.0000</text:p>
          </table:table-cell>
          <table:table-cell table:formula="of:=1-[.D283]" office:value-type="float" office:value="1">
            <text:p>1.0000</text:p>
          </table:table-cell>
          <table:table-cell table:formula="of:=(364)/365*[.F282]+1" office:value-type="float" office:value="191.934666007908">
            <text:p>191.9347</text:p>
          </table:table-cell>
          <table:table-cell table:formula="of:=EXP(-[.B283]*([.B283]-1)/730)" office:value-type="float" office:value="1.4027037525657E-044">
            <text:p>0.0000</text:p>
          </table:table-cell>
          <table:table-cell table:formula="of:=1-EXP(-[.B283]*[.B28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(365-[.B283])/365" office:value-type="float" office:value="0.254794520547945">
            <text:p>0.2548</text:p>
          </table:table-cell>
          <table:table-cell table:formula="of:=[.D283]*[.C284]" office:value-type="float" office:value="6.29546981575862E-064">
            <text:p>0.0000</text:p>
          </table:table-cell>
          <table:table-cell table:formula="of:=1-[.D284]" office:value-type="float" office:value="1">
            <text:p>1.0000</text:p>
          </table:table-cell>
          <table:table-cell table:formula="of:=(364)/365*[.F283]+1" office:value-type="float" office:value="192.408817607887">
            <text:p>192.4088</text:p>
          </table:table-cell>
          <table:table-cell table:formula="of:=EXP(-[.B284]*([.B284]-1)/730)" office:value-type="float" office:value="6.65774766907002E-045">
            <text:p>0.0000</text:p>
          </table:table-cell>
          <table:table-cell table:formula="of:=1-EXP(-[.B284]*[.B28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(365-[.B284])/365" office:value-type="float" office:value="0.252054794520548">
            <text:p>0.2521</text:p>
          </table:table-cell>
          <table:table-cell table:formula="of:=[.D284]*[.C285]" office:value-type="float" office:value="1.58680335082135E-064">
            <text:p>0.0000</text:p>
          </table:table-cell>
          <table:table-cell table:formula="of:=1-[.D285]" office:value-type="float" office:value="1">
            <text:p>1.0000</text:p>
          </table:table-cell>
          <table:table-cell table:formula="of:=(364)/365*[.F284]+1" office:value-type="float" office:value="192.881670162386">
            <text:p>192.8817</text:p>
          </table:table-cell>
          <table:table-cell table:formula="of:=EXP(-[.B285]*([.B285]-1)/730)" office:value-type="float" office:value="3.15136607694142E-045">
            <text:p>0.0000</text:p>
          </table:table-cell>
          <table:table-cell table:formula="of:=1-EXP(-[.B285]*[.B28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(365-[.B285])/365" office:value-type="float" office:value="0.249315068493151">
            <text:p>0.2493</text:p>
          </table:table-cell>
          <table:table-cell table:formula="of:=[.D285]*[.C286]" office:value-type="float" office:value="3.95613986095186E-065">
            <text:p>0.0000</text:p>
          </table:table-cell>
          <table:table-cell table:formula="of:=1-[.D286]" office:value-type="float" office:value="1">
            <text:p>1.0000</text:p>
          </table:table-cell>
          <table:table-cell table:formula="of:=(364)/365*[.F285]+1" office:value-type="float" office:value="193.353227230434">
            <text:p>193.3532</text:p>
          </table:table-cell>
          <table:table-cell table:formula="of:=EXP(-[.B286]*([.B286]-1)/730)" office:value-type="float" office:value="1.48758069029113E-045">
            <text:p>0.0000</text:p>
          </table:table-cell>
          <table:table-cell table:formula="of:=1-EXP(-[.B286]*[.B28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(365-[.B286])/365" office:value-type="float" office:value="0.246575342465753">
            <text:p>0.2466</text:p>
          </table:table-cell>
          <table:table-cell table:formula="of:=[.D286]*[.C287]" office:value-type="float" office:value="9.75486541056622E-066">
            <text:p>0.0000</text:p>
          </table:table-cell>
          <table:table-cell table:formula="of:=1-[.D287]" office:value-type="float" office:value="1">
            <text:p>1.0000</text:p>
          </table:table-cell>
          <table:table-cell table:formula="of:=(364)/365*[.F286]+1" office:value-type="float" office:value="193.823492361309">
            <text:p>193.8235</text:p>
          </table:table-cell>
          <table:table-cell table:formula="of:=EXP(-[.B287]*([.B287]-1)/730)" office:value-type="float" office:value="7.00281028658457E-046">
            <text:p>0.0000</text:p>
          </table:table-cell>
          <table:table-cell table:formula="of:=1-EXP(-[.B287]*[.B28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(365-[.B287])/365" office:value-type="float" office:value="0.243835616438356">
            <text:p>0.2438</text:p>
          </table:table-cell>
          <table:table-cell table:formula="of:=[.D287]*[.C288]" office:value-type="float" office:value="2.37858362065861E-066">
            <text:p>0.0000</text:p>
          </table:table-cell>
          <table:table-cell table:formula="of:=1-[.D288]" office:value-type="float" office:value="1">
            <text:p>1.0000</text:p>
          </table:table-cell>
          <table:table-cell table:formula="of:=(364)/365*[.F287]+1" office:value-type="float" office:value="194.292469094566">
            <text:p>194.2925</text:p>
          </table:table-cell>
          <table:table-cell table:formula="of:=EXP(-[.B288]*([.B288]-1)/730)" office:value-type="float" office:value="3.28756495156396E-046">
            <text:p>0.0000</text:p>
          </table:table-cell>
          <table:table-cell table:formula="of:=1-EXP(-[.B288]*[.B28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(365-[.B288])/365" office:value-type="float" office:value="0.241095890410959">
            <text:p>0.2411</text:p>
          </table:table-cell>
          <table:table-cell table:formula="of:=[.D288]*[.C289]" office:value-type="float" office:value="5.73466735939611E-067">
            <text:p>0.0000</text:p>
          </table:table-cell>
          <table:table-cell table:formula="of:=1-[.D289]" office:value-type="float" office:value="1">
            <text:p>1.0000</text:p>
          </table:table-cell>
          <table:table-cell table:formula="of:=(364)/365*[.F288]+1" office:value-type="float" office:value="194.76016096006">
            <text:p>194.7602</text:p>
          </table:table-cell>
          <table:table-cell table:formula="of:=EXP(-[.B289]*([.B289]-1)/730)" office:value-type="float" office:value="1.53916959174218E-046">
            <text:p>0.0000</text:p>
          </table:table-cell>
          <table:table-cell table:formula="of:=1-EXP(-[.B289]*[.B28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(365-[.B289])/365" office:value-type="float" office:value="0.238356164383562">
            <text:p>0.2384</text:p>
          </table:table-cell>
          <table:table-cell table:formula="of:=[.D289]*[.C290]" office:value-type="float" office:value="1.36689331580126E-067">
            <text:p>0.0000</text:p>
          </table:table-cell>
          <table:table-cell table:formula="of:=1-[.D290]" office:value-type="float" office:value="1">
            <text:p>1.0000</text:p>
          </table:table-cell>
          <table:table-cell table:formula="of:=(364)/365*[.F289]+1" office:value-type="float" office:value="195.226571477978">
            <text:p>195.2266</text:p>
          </table:table-cell>
          <table:table-cell table:formula="of:=EXP(-[.B290]*([.B290]-1)/730)" office:value-type="float" office:value="7.18635653171168E-047">
            <text:p>0.0000</text:p>
          </table:table-cell>
          <table:table-cell table:formula="of:=1-EXP(-[.B290]*[.B29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(365-[.B290])/365" office:value-type="float" office:value="0.235616438356164">
            <text:p>0.2356</text:p>
          </table:table-cell>
          <table:table-cell table:formula="of:=[.D290]*[.C291]" office:value-type="float" office:value="3.22062534681942E-068">
            <text:p>0.0000</text:p>
          </table:table-cell>
          <table:table-cell table:formula="of:=1-[.D291]" office:value-type="float" office:value="1">
            <text:p>1.0000</text:p>
          </table:table-cell>
          <table:table-cell table:formula="of:=(364)/365*[.F290]+1" office:value-type="float" office:value="195.69170415886">
            <text:p>195.6917</text:p>
          </table:table-cell>
          <table:table-cell table:formula="of:=EXP(-[.B291]*([.B291]-1)/730)" office:value-type="float" office:value="3.34611757387564E-047">
            <text:p>0.0000</text:p>
          </table:table-cell>
          <table:table-cell table:formula="of:=1-EXP(-[.B291]*[.B29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(365-[.B291])/365" office:value-type="float" office:value="0.232876712328767">
            <text:p>0.2329</text:p>
          </table:table-cell>
          <table:table-cell table:formula="of:=[.D291]*[.C292]" office:value-type="float" office:value="7.50008642410001E-069">
            <text:p>0.0000</text:p>
          </table:table-cell>
          <table:table-cell table:formula="of:=1-[.D292]" office:value-type="float" office:value="1">
            <text:p>1.0000</text:p>
          </table:table-cell>
          <table:table-cell table:formula="of:=(364)/365*[.F291]+1" office:value-type="float" office:value="196.155562503631">
            <text:p>196.1556</text:p>
          </table:table-cell>
          <table:table-cell table:formula="of:=EXP(-[.B292]*([.B292]-1)/730)" office:value-type="float" office:value="1.55375946091998E-047">
            <text:p>0.0000</text:p>
          </table:table-cell>
          <table:table-cell table:formula="of:=1-EXP(-[.B292]*[.B29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(365-[.B292])/365" office:value-type="float" office:value="0.23013698630137">
            <text:p>0.2301</text:p>
          </table:table-cell>
          <table:table-cell table:formula="of:=[.D292]*[.C293]" office:value-type="float" office:value="1.72604728664219E-069">
            <text:p>0.0000</text:p>
          </table:table-cell>
          <table:table-cell table:formula="of:=1-[.D293]" office:value-type="float" office:value="1">
            <text:p>1.0000</text:p>
          </table:table-cell>
          <table:table-cell table:formula="of:=(364)/365*[.F292]+1" office:value-type="float" office:value="196.618150003621">
            <text:p>196.6182</text:p>
          </table:table-cell>
          <table:table-cell table:formula="of:=EXP(-[.B293]*([.B293]-1)/730)" office:value-type="float" office:value="7.1950949161164E-048">
            <text:p>0.0000</text:p>
          </table:table-cell>
          <table:table-cell table:formula="of:=1-EXP(-[.B293]*[.B29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(365-[.B293])/365" office:value-type="float" office:value="0.227397260273973">
            <text:p>0.2274</text:p>
          </table:table-cell>
          <table:table-cell table:formula="of:=[.D293]*[.C294]" office:value-type="float" office:value="3.92498424085759E-070">
            <text:p>0.0000</text:p>
          </table:table-cell>
          <table:table-cell table:formula="of:=1-[.D294]" office:value-type="float" office:value="1">
            <text:p>1.0000</text:p>
          </table:table-cell>
          <table:table-cell table:formula="of:=(364)/365*[.F293]+1" office:value-type="float" office:value="197.079470140597">
            <text:p>197.0795</text:p>
          </table:table-cell>
          <table:table-cell table:formula="of:=EXP(-[.B294]*([.B294]-1)/730)" office:value-type="float" office:value="3.32276342115268E-048">
            <text:p>0.0000</text:p>
          </table:table-cell>
          <table:table-cell table:formula="of:=1-EXP(-[.B294]*[.B29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(365-[.B294])/365" office:value-type="float" office:value="0.224657534246575">
            <text:p>0.2247</text:p>
          </table:table-cell>
          <table:table-cell table:formula="of:=[.D294]*[.C295]" office:value-type="float" office:value="8.81777281507734E-071">
            <text:p>0.0000</text:p>
          </table:table-cell>
          <table:table-cell table:formula="of:=1-[.D295]" office:value-type="float" office:value="1">
            <text:p>1.0000</text:p>
          </table:table-cell>
          <table:table-cell table:formula="of:=(364)/365*[.F294]+1" office:value-type="float" office:value="197.539526386787">
            <text:p>197.5395</text:p>
          </table:table-cell>
          <table:table-cell table:formula="of:=EXP(-[.B295]*([.B295]-1)/730)" office:value-type="float" office:value="1.53028551136117E-048">
            <text:p>0.0000</text:p>
          </table:table-cell>
          <table:table-cell table:formula="of:=1-EXP(-[.B295]*[.B29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(365-[.B295])/365" office:value-type="float" office:value="0.221917808219178">
            <text:p>0.2219</text:p>
          </table:table-cell>
          <table:table-cell table:formula="of:=[.D295]*[.C296]" office:value-type="float" office:value="1.95682081649661E-071">
            <text:p>0.0000</text:p>
          </table:table-cell>
          <table:table-cell table:formula="of:=1-[.D296]" office:value-type="float" office:value="1">
            <text:p>1.0000</text:p>
          </table:table-cell>
          <table:table-cell table:formula="of:=(364)/365*[.F295]+1" office:value-type="float" office:value="197.998322204906">
            <text:p>197.9983</text:p>
          </table:table-cell>
          <table:table-cell table:formula="of:=EXP(-[.B296]*([.B296]-1)/730)" office:value-type="float" office:value="7.02838695557941E-049">
            <text:p>0.0000</text:p>
          </table:table-cell>
          <table:table-cell table:formula="of:=1-EXP(-[.B296]*[.B29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(365-[.B296])/365" office:value-type="float" office:value="0.219178082191781">
            <text:p>0.2192</text:p>
          </table:table-cell>
          <table:table-cell table:formula="of:=[.D296]*[.C297]" office:value-type="float" office:value="4.28892233752683E-072">
            <text:p>0.0000</text:p>
          </table:table-cell>
          <table:table-cell table:formula="of:=1-[.D297]" office:value-type="float" office:value="1">
            <text:p>1.0000</text:p>
          </table:table-cell>
          <table:table-cell table:formula="of:=(364)/365*[.F296]+1" office:value-type="float" office:value="198.45586104818">
            <text:p>198.4559</text:p>
          </table:table-cell>
          <table:table-cell table:formula="of:=EXP(-[.B297]*([.B297]-1)/730)" office:value-type="float" office:value="3.21920781831852E-049">
            <text:p>0.0000</text:p>
          </table:table-cell>
          <table:table-cell table:formula="of:=1-EXP(-[.B297]*[.B29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(365-[.B297])/365" office:value-type="float" office:value="0.216438356164384">
            <text:p>0.2164</text:p>
          </table:table-cell>
          <table:table-cell table:formula="of:=[.D297]*[.C298]" office:value-type="float" office:value="9.28287300451012E-073">
            <text:p>0.0000</text:p>
          </table:table-cell>
          <table:table-cell table:formula="of:=1-[.D298]" office:value-type="float" office:value="1">
            <text:p>1.0000</text:p>
          </table:table-cell>
          <table:table-cell table:formula="of:=(364)/365*[.F297]+1" office:value-type="float" office:value="198.912146360377">
            <text:p>198.9121</text:p>
          </table:table-cell>
          <table:table-cell table:formula="of:=EXP(-[.B298]*([.B298]-1)/730)" office:value-type="float" office:value="1.4704576315135E-049">
            <text:p>0.0000</text:p>
          </table:table-cell>
          <table:table-cell table:formula="of:=1-EXP(-[.B298]*[.B29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(365-[.B298])/365" office:value-type="float" office:value="0.213698630136986">
            <text:p>0.2137</text:p>
          </table:table-cell>
          <table:table-cell table:formula="of:=[.D298]*[.C299]" office:value-type="float" office:value="1.98373724479942E-073">
            <text:p>0.0000</text:p>
          </table:table-cell>
          <table:table-cell table:formula="of:=1-[.D299]" office:value-type="float" office:value="1">
            <text:p>1.0000</text:p>
          </table:table-cell>
          <table:table-cell table:formula="of:=(364)/365*[.F298]+1" office:value-type="float" office:value="199.367181575828">
            <text:p>199.3672</text:p>
          </table:table-cell>
          <table:table-cell table:formula="of:=EXP(-[.B299]*([.B299]-1)/730)" office:value-type="float" office:value="6.69832429189732E-050">
            <text:p>0.0000</text:p>
          </table:table-cell>
          <table:table-cell table:formula="of:=1-EXP(-[.B299]*[.B29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(365-[.B299])/365" office:value-type="float" office:value="0.210958904109589">
            <text:p>0.2110</text:p>
          </table:table-cell>
          <table:table-cell table:formula="of:=[.D299]*[.C300]" office:value-type="float" office:value="4.18487035204262E-074">
            <text:p>0.0000</text:p>
          </table:table-cell>
          <table:table-cell table:formula="of:=1-[.D300]" office:value-type="float" office:value="1">
            <text:p>1.0000</text:p>
          </table:table-cell>
          <table:table-cell table:formula="of:=(364)/365*[.F299]+1" office:value-type="float" office:value="199.820970119455">
            <text:p>199.8210</text:p>
          </table:table-cell>
          <table:table-cell table:formula="of:=EXP(-[.B300]*([.B300]-1)/730)" office:value-type="float" office:value="3.04291608319909E-050">
            <text:p>0.0000</text:p>
          </table:table-cell>
          <table:table-cell table:formula="of:=1-EXP(-[.B300]*[.B30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(365-[.B300])/365" office:value-type="float" office:value="0.208219178082192">
            <text:p>0.2082</text:p>
          </table:table-cell>
          <table:table-cell table:formula="of:=[.D300]*[.C301]" office:value-type="float" office:value="8.71370265082846E-075">
            <text:p>0.0000</text:p>
          </table:table-cell>
          <table:table-cell table:formula="of:=1-[.D301]" office:value-type="float" office:value="1">
            <text:p>1.0000</text:p>
          </table:table-cell>
          <table:table-cell table:formula="of:=(364)/365*[.F300]+1" office:value-type="float" office:value="200.273515406799">
            <text:p>200.2735</text:p>
          </table:table-cell>
          <table:table-cell table:formula="of:=EXP(-[.B301]*([.B301]-1)/730)" office:value-type="float" office:value="1.37855447958726E-050">
            <text:p>0.0000</text:p>
          </table:table-cell>
          <table:table-cell table:formula="of:=1-EXP(-[.B301]*[.B30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(365-[.B301])/365" office:value-type="float" office:value="0.205479452054794">
            <text:p>0.2055</text:p>
          </table:table-cell>
          <table:table-cell table:formula="of:=[.D301]*[.C302]" office:value-type="float" office:value="1.79048684606064E-075">
            <text:p>0.0000</text:p>
          </table:table-cell>
          <table:table-cell table:formula="of:=1-[.D302]" office:value-type="float" office:value="1">
            <text:p>1.0000</text:p>
          </table:table-cell>
          <table:table-cell table:formula="of:=(364)/365*[.F301]+1" office:value-type="float" office:value="200.724820844041">
            <text:p>200.7248</text:p>
          </table:table-cell>
          <table:table-cell table:formula="of:=EXP(-[.B302]*([.B302]-1)/730)" office:value-type="float" office:value="6.22827878831767E-051">
            <text:p>0.0000</text:p>
          </table:table-cell>
          <table:table-cell table:formula="of:=1-EXP(-[.B302]*[.B30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(365-[.B302])/365" office:value-type="float" office:value="0.202739726027397">
            <text:p>0.2027</text:p>
          </table:table-cell>
          <table:table-cell table:formula="of:=[.D302]*[.C303]" office:value-type="float" office:value="3.63002812625993E-076">
            <text:p>0.0000</text:p>
          </table:table-cell>
          <table:table-cell table:formula="of:=1-[.D303]" office:value-type="float" office:value="1">
            <text:p>1.0000</text:p>
          </table:table-cell>
          <table:table-cell table:formula="of:=(364)/365*[.F302]+1" office:value-type="float" office:value="201.17488982803">
            <text:p>201.1749</text:p>
          </table:table-cell>
          <table:table-cell table:formula="of:=EXP(-[.B303]*([.B303]-1)/730)" office:value-type="float" office:value="2.80622381833692E-051">
            <text:p>0.0000</text:p>
          </table:table-cell>
          <table:table-cell table:formula="of:=1-EXP(-[.B303]*[.B30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(365-[.B303])/365" office:value-type="float" office:value="0.2">
            <text:p>0.2000</text:p>
          </table:table-cell>
          <table:table-cell table:formula="of:=[.D303]*[.C304]" office:value-type="float" office:value="7.26005625251987E-077">
            <text:p>0.0000</text:p>
          </table:table-cell>
          <table:table-cell table:formula="of:=1-[.D304]" office:value-type="float" office:value="1">
            <text:p>1.0000</text:p>
          </table:table-cell>
          <table:table-cell table:formula="of:=(364)/365*[.F303]+1" office:value-type="float" office:value="201.623725746309">
            <text:p>201.6237</text:p>
          </table:table-cell>
          <table:table-cell table:formula="of:=EXP(-[.B304]*([.B304]-1)/730)" office:value-type="float" office:value="1.26091764137441E-051">
            <text:p>0.0000</text:p>
          </table:table-cell>
          <table:table-cell table:formula="of:=1-EXP(-[.B304]*[.B30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(365-[.B304])/365" office:value-type="float" office:value="0.197260273972603">
            <text:p>0.1973</text:p>
          </table:table-cell>
          <table:table-cell table:formula="of:=[.D304]*[.C305]" office:value-type="float" office:value="1.43212068542858E-077">
            <text:p>0.0000</text:p>
          </table:table-cell>
          <table:table-cell table:formula="of:=1-[.D305]" office:value-type="float" office:value="1">
            <text:p>1.0000</text:p>
          </table:table-cell>
          <table:table-cell table:formula="of:=(364)/365*[.F304]+1" office:value-type="float" office:value="202.071331977141">
            <text:p>202.0713</text:p>
          </table:table-cell>
          <table:table-cell table:formula="of:=EXP(-[.B305]*([.B305]-1)/730)" office:value-type="float" office:value="5.65016704192038E-052">
            <text:p>0.0000</text:p>
          </table:table-cell>
          <table:table-cell table:formula="of:=1-EXP(-[.B305]*[.B30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(365-[.B305])/365" office:value-type="float" office:value="0.194520547945205">
            <text:p>0.1945</text:p>
          </table:table-cell>
          <table:table-cell table:formula="of:=[.D305]*[.C306]" office:value-type="float" office:value="2.7857690045323E-078">
            <text:p>0.0000</text:p>
          </table:table-cell>
          <table:table-cell table:formula="of:=1-[.D306]" office:value-type="float" office:value="1">
            <text:p>1.0000</text:p>
          </table:table-cell>
          <table:table-cell table:formula="of:=(364)/365*[.F305]+1" office:value-type="float" office:value="202.517711889533">
            <text:p>202.5177</text:p>
          </table:table-cell>
          <table:table-cell table:formula="of:=EXP(-[.B306]*([.B306]-1)/730)" office:value-type="float" office:value="2.52491060365671E-052">
            <text:p>0.0000</text:p>
          </table:table-cell>
          <table:table-cell table:formula="of:=1-EXP(-[.B306]*[.B30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(365-[.B306])/365" office:value-type="float" office:value="0.191780821917808">
            <text:p>0.1918</text:p>
          </table:table-cell>
          <table:table-cell table:formula="of:=[.D306]*[.C307]" office:value-type="float" office:value="5.34257069362359E-079">
            <text:p>0.0000</text:p>
          </table:table-cell>
          <table:table-cell table:formula="of:=1-[.D307]" office:value-type="float" office:value="1">
            <text:p>1.0000</text:p>
          </table:table-cell>
          <table:table-cell table:formula="of:=(364)/365*[.F306]+1" office:value-type="float" office:value="202.96286884326">
            <text:p>202.9629</text:p>
          </table:table-cell>
          <table:table-cell table:formula="of:=EXP(-[.B307]*([.B307]-1)/730)" office:value-type="float" office:value="1.12522889763643E-052">
            <text:p>0.0000</text:p>
          </table:table-cell>
          <table:table-cell table:formula="of:=1-EXP(-[.B307]*[.B30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(365-[.B307])/365" office:value-type="float" office:value="0.189041095890411">
            <text:p>0.1890</text:p>
          </table:table-cell>
          <table:table-cell table:formula="of:=[.D307]*[.C308]" office:value-type="float" office:value="1.0099654187946E-079">
            <text:p>0.0000</text:p>
          </table:table-cell>
          <table:table-cell table:formula="of:=1-[.D308]" office:value-type="float" office:value="1">
            <text:p>1.0000</text:p>
          </table:table-cell>
          <table:table-cell table:formula="of:=(364)/365*[.F307]+1" office:value-type="float" office:value="203.406806188895">
            <text:p>203.4068</text:p>
          </table:table-cell>
          <table:table-cell table:formula="of:=EXP(-[.B308]*([.B308]-1)/730)" office:value-type="float" office:value="5.00087385623529E-053">
            <text:p>0.0000</text:p>
          </table:table-cell>
          <table:table-cell table:formula="of:=1-EXP(-[.B308]*[.B30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(365-[.B308])/365" office:value-type="float" office:value="0.186301369863014">
            <text:p>0.1863</text:p>
          </table:table-cell>
          <table:table-cell table:formula="of:=[.D308]*[.C309]" office:value-type="float" office:value="1.88157941035706E-080">
            <text:p>0.0000</text:p>
          </table:table-cell>
          <table:table-cell table:formula="of:=1-[.D309]" office:value-type="float" office:value="1">
            <text:p>1.0000</text:p>
          </table:table-cell>
          <table:table-cell table:formula="of:=(364)/365*[.F308]+1" office:value-type="float" office:value="203.84952726783">
            <text:p>203.8495</text:p>
          </table:table-cell>
          <table:table-cell table:formula="of:=EXP(-[.B309]*([.B309]-1)/730)" office:value-type="float" office:value="2.21646600595642E-053">
            <text:p>0.0000</text:p>
          </table:table-cell>
          <table:table-cell table:formula="of:=1-EXP(-[.B309]*[.B30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(365-[.B309])/365" office:value-type="float" office:value="0.183561643835616">
            <text:p>0.1836</text:p>
          </table:table-cell>
          <table:table-cell table:formula="of:=[.D309]*[.C310]" office:value-type="float" office:value="3.45385809572391E-081">
            <text:p>0.0000</text:p>
          </table:table-cell>
          <table:table-cell table:formula="of:=1-[.D310]" office:value-type="float" office:value="1">
            <text:p>1.0000</text:p>
          </table:table-cell>
          <table:table-cell table:formula="of:=(364)/365*[.F309]+1" office:value-type="float" office:value="204.291035412301">
            <text:p>204.2910</text:p>
          </table:table-cell>
          <table:table-cell table:formula="of:=EXP(-[.B310]*([.B310]-1)/730)" office:value-type="float" office:value="9.79684872314979E-054">
            <text:p>0.0000</text:p>
          </table:table-cell>
          <table:table-cell table:formula="of:=1-EXP(-[.B310]*[.B31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(365-[.B310])/365" office:value-type="float" office:value="0.180821917808219">
            <text:p>0.1808</text:p>
          </table:table-cell>
          <table:table-cell table:formula="of:=[.D310]*[.C311]" office:value-type="float" office:value="6.24533244706241E-082">
            <text:p>0.0000</text:p>
          </table:table-cell>
          <table:table-cell table:formula="of:=1-[.D311]" office:value-type="float" office:value="1">
            <text:p>1.0000</text:p>
          </table:table-cell>
          <table:table-cell table:formula="of:=(364)/365*[.F310]+1" office:value-type="float" office:value="204.731333945418">
            <text:p>204.7313</text:p>
          </table:table-cell>
          <table:table-cell table:formula="of:=EXP(-[.B311]*([.B311]-1)/730)" office:value-type="float" office:value="4.31839019564419E-054">
            <text:p>0.0000</text:p>
          </table:table-cell>
          <table:table-cell table:formula="of:=1-EXP(-[.B311]*[.B31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(365-[.B311])/365" office:value-type="float" office:value="0.178082191780822">
            <text:p>0.1781</text:p>
          </table:table-cell>
          <table:table-cell table:formula="of:=[.D311]*[.C312]" office:value-type="float" office:value="1.11218249057276E-082">
            <text:p>0.0000</text:p>
          </table:table-cell>
          <table:table-cell table:formula="of:=1-[.D312]" office:value-type="float" office:value="1">
            <text:p>1.0000</text:p>
          </table:table-cell>
          <table:table-cell table:formula="of:=(364)/365*[.F311]+1" office:value-type="float" office:value="205.170426181184">
            <text:p>205.1704</text:p>
          </table:table-cell>
          <table:table-cell table:formula="of:=EXP(-[.B312]*([.B312]-1)/730)" office:value-type="float" office:value="1.89831164777259E-054">
            <text:p>0.0000</text:p>
          </table:table-cell>
          <table:table-cell table:formula="of:=1-EXP(-[.B312]*[.B31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(365-[.B312])/365" office:value-type="float" office:value="0.175342465753425">
            <text:p>0.1753</text:p>
          </table:table-cell>
          <table:table-cell table:formula="of:=[.D312]*[.C313]" office:value-type="float" office:value="1.95012820264812E-083">
            <text:p>0.0000</text:p>
          </table:table-cell>
          <table:table-cell table:formula="of:=1-[.D313]" office:value-type="float" office:value="1">
            <text:p>1.0000</text:p>
          </table:table-cell>
          <table:table-cell table:formula="of:=(364)/365*[.F312]+1" office:value-type="float" office:value="205.608315424523">
            <text:p>205.6083</text:p>
          </table:table-cell>
          <table:table-cell table:formula="of:=EXP(-[.B313]*([.B313]-1)/730)" office:value-type="float" office:value="8.3219153896482E-055">
            <text:p>0.0000</text:p>
          </table:table-cell>
          <table:table-cell table:formula="of:=1-EXP(-[.B313]*[.B31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(365-[.B313])/365" office:value-type="float" office:value="0.172602739726027">
            <text:p>0.1726</text:p>
          </table:table-cell>
          <table:table-cell table:formula="of:=[.D313]*[.C314]" office:value-type="float" office:value="3.3659747059406E-084">
            <text:p>0.0000</text:p>
          </table:table-cell>
          <table:table-cell table:formula="of:=1-[.D314]" office:value-type="float" office:value="1">
            <text:p>1.0000</text:p>
          </table:table-cell>
          <table:table-cell table:formula="of:=(364)/365*[.F313]+1" office:value-type="float" office:value="206.045004971306">
            <text:p>206.0450</text:p>
          </table:table-cell>
          <table:table-cell table:formula="of:=EXP(-[.B314]*([.B314]-1)/730)" office:value-type="float" office:value="3.63822229975922E-055">
            <text:p>0.0000</text:p>
          </table:table-cell>
          <table:table-cell table:formula="of:=1-EXP(-[.B314]*[.B31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(365-[.B314])/365" office:value-type="float" office:value="0.16986301369863">
            <text:p>0.1699</text:p>
          </table:table-cell>
          <table:table-cell table:formula="of:=[.D314]*[.C315]" office:value-type="float" office:value="5.7175460758443E-085">
            <text:p>0.0000</text:p>
          </table:table-cell>
          <table:table-cell table:formula="of:=1-[.D315]" office:value-type="float" office:value="1">
            <text:p>1.0000</text:p>
          </table:table-cell>
          <table:table-cell table:formula="of:=(364)/365*[.F314]+1" office:value-type="float" office:value="206.48049810837">
            <text:p>206.4805</text:p>
          </table:table-cell>
          <table:table-cell table:formula="of:=EXP(-[.B315]*([.B315]-1)/730)" office:value-type="float" office:value="1.58622693104504E-055">
            <text:p>0.0000</text:p>
          </table:table-cell>
          <table:table-cell table:formula="of:=1-EXP(-[.B315]*[.B31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(365-[.B315])/365" office:value-type="float" office:value="0.167123287671233">
            <text:p>0.1671</text:p>
          </table:table-cell>
          <table:table-cell table:formula="of:=[.D315]*[.C316]" office:value-type="float" office:value="9.55535097606856E-086">
            <text:p>0.0000</text:p>
          </table:table-cell>
          <table:table-cell table:formula="of:=1-[.D316]" office:value-type="float" office:value="1">
            <text:p>1.0000</text:p>
          </table:table-cell>
          <table:table-cell table:formula="of:=(364)/365*[.F315]+1" office:value-type="float" office:value="206.914798113553">
            <text:p>206.9148</text:p>
          </table:table-cell>
          <table:table-cell table:formula="of:=EXP(-[.B316]*([.B316]-1)/730)" office:value-type="float" office:value="6.8968623584991E-056">
            <text:p>0.0000</text:p>
          </table:table-cell>
          <table:table-cell table:formula="of:=1-EXP(-[.B316]*[.B31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(365-[.B316])/365" office:value-type="float" office:value="0.164383561643836">
            <text:p>0.1644</text:p>
          </table:table-cell>
          <table:table-cell table:formula="of:=[.D316]*[.C317]" office:value-type="float" office:value="1.57074262620305E-086">
            <text:p>0.0000</text:p>
          </table:table-cell>
          <table:table-cell table:formula="of:=1-[.D317]" office:value-type="float" office:value="1">
            <text:p>1.0000</text:p>
          </table:table-cell>
          <table:table-cell table:formula="of:=(364)/365*[.F316]+1" office:value-type="float" office:value="207.347908255708">
            <text:p>207.3479</text:p>
          </table:table-cell>
          <table:table-cell table:formula="of:=EXP(-[.B317]*([.B317]-1)/730)" office:value-type="float" office:value="2.99052853450305E-056">
            <text:p>0.0000</text:p>
          </table:table-cell>
          <table:table-cell table:formula="of:=1-EXP(-[.B317]*[.B31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(365-[.B317])/365" office:value-type="float" office:value="0.161643835616438">
            <text:p>0.1616</text:p>
          </table:table-cell>
          <table:table-cell table:formula="of:=[.D317]*[.C318]" office:value-type="float" office:value="2.53900862865699E-087">
            <text:p>0.0000</text:p>
          </table:table-cell>
          <table:table-cell table:formula="of:=1-[.D318]" office:value-type="float" office:value="1">
            <text:p>1.0000</text:p>
          </table:table-cell>
          <table:table-cell table:formula="of:=(364)/365*[.F317]+1" office:value-type="float" office:value="207.779831794733">
            <text:p>207.7798</text:p>
          </table:table-cell>
          <table:table-cell table:formula="of:=EXP(-[.B318]*([.B318]-1)/730)" office:value-type="float" office:value="1.29316664611319E-056">
            <text:p>0.0000</text:p>
          </table:table-cell>
          <table:table-cell table:formula="of:=1-EXP(-[.B318]*[.B31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(365-[.B318])/365" office:value-type="float" office:value="0.158904109589041">
            <text:p>0.1589</text:p>
          </table:table-cell>
          <table:table-cell table:formula="of:=[.D318]*[.C319]" office:value-type="float" office:value="4.03458905375631E-088">
            <text:p>0.0000</text:p>
          </table:table-cell>
          <table:table-cell table:formula="of:=1-[.D319]" office:value-type="float" office:value="1">
            <text:p>1.0000</text:p>
          </table:table-cell>
          <table:table-cell table:formula="of:=(364)/365*[.F318]+1" office:value-type="float" office:value="208.210571981597">
            <text:p>208.2106</text:p>
          </table:table-cell>
          <table:table-cell table:formula="of:=EXP(-[.B319]*([.B319]-1)/730)" office:value-type="float" office:value="5.57662178049322E-057">
            <text:p>0.0000</text:p>
          </table:table-cell>
          <table:table-cell table:formula="of:=1-EXP(-[.B319]*[.B31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(365-[.B319])/365" office:value-type="float" office:value="0.156164383561644">
            <text:p>0.1562</text:p>
          </table:table-cell>
          <table:table-cell table:formula="of:=[.D319]*[.C320]" office:value-type="float" office:value="6.3005911250441E-089">
            <text:p>0.0000</text:p>
          </table:table-cell>
          <table:table-cell table:formula="of:=1-[.D320]" office:value-type="float" office:value="1">
            <text:p>1.0000</text:p>
          </table:table-cell>
          <table:table-cell table:formula="of:=(364)/365*[.F319]+1" office:value-type="float" office:value="208.64013205836">
            <text:p>208.6401</text:p>
          </table:table-cell>
          <table:table-cell table:formula="of:=EXP(-[.B320]*([.B320]-1)/730)" office:value-type="float" office:value="2.39826980055812E-057">
            <text:p>0.0000</text:p>
          </table:table-cell>
          <table:table-cell table:formula="of:=1-EXP(-[.B320]*[.B32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(365-[.B320])/365" office:value-type="float" office:value="0.153424657534247">
            <text:p>0.1534</text:p>
          </table:table-cell>
          <table:table-cell table:formula="of:=[.D320]*[.C321]" office:value-type="float" office:value="9.66666035623204E-090">
            <text:p>0.0000</text:p>
          </table:table-cell>
          <table:table-cell table:formula="of:=1-[.D321]" office:value-type="float" office:value="1">
            <text:p>1.0000</text:p>
          </table:table-cell>
          <table:table-cell table:formula="of:=(364)/365*[.F320]+1" office:value-type="float" office:value="209.0685152582">
            <text:p>209.0685</text:p>
          </table:table-cell>
          <table:table-cell table:formula="of:=EXP(-[.B321]*([.B321]-1)/730)" office:value-type="float" office:value="1.02857280840312E-057">
            <text:p>0.0000</text:p>
          </table:table-cell>
          <table:table-cell table:formula="of:=1-EXP(-[.B321]*[.B32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(365-[.B321])/365" office:value-type="float" office:value="0.150684931506849">
            <text:p>0.1507</text:p>
          </table:table-cell>
          <table:table-cell table:formula="of:=[.D321]*[.C322]" office:value-type="float" office:value="1.4566200536788E-090">
            <text:p>0.0000</text:p>
          </table:table-cell>
          <table:table-cell table:formula="of:=1-[.D322]" office:value-type="float" office:value="1">
            <text:p>1.0000</text:p>
          </table:table-cell>
          <table:table-cell table:formula="of:=(364)/365*[.F321]+1" office:value-type="float" office:value="209.495724805438">
            <text:p>209.4957</text:p>
          </table:table-cell>
          <table:table-cell table:formula="of:=EXP(-[.B322]*([.B322]-1)/730)" office:value-type="float" office:value="4.39928594694646E-058">
            <text:p>0.0000</text:p>
          </table:table-cell>
          <table:table-cell table:formula="of:=1-EXP(-[.B322]*[.B32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(365-[.B322])/365" office:value-type="float" office:value="0.147945205479452">
            <text:p>0.1479</text:p>
          </table:table-cell>
          <table:table-cell table:formula="of:=[.D322]*[.C323]" office:value-type="float" office:value="2.15499953147001E-091">
            <text:p>0.0000</text:p>
          </table:table-cell>
          <table:table-cell table:formula="of:=1-[.D323]" office:value-type="float" office:value="1">
            <text:p>1.0000</text:p>
          </table:table-cell>
          <table:table-cell table:formula="of:=(364)/365*[.F322]+1" office:value-type="float" office:value="209.92176391556">
            <text:p>209.9218</text:p>
          </table:table-cell>
          <table:table-cell table:formula="of:=EXP(-[.B323]*([.B323]-1)/730)" office:value-type="float" office:value="1.87646079817822E-058">
            <text:p>0.0000</text:p>
          </table:table-cell>
          <table:table-cell table:formula="of:=1-EXP(-[.B323]*[.B32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(365-[.B323])/365" office:value-type="float" office:value="0.145205479452055">
            <text:p>0.1452</text:p>
          </table:table-cell>
          <table:table-cell table:formula="of:=[.D323]*[.C324]" office:value-type="float" office:value="3.12917740186056E-092">
            <text:p>0.0000</text:p>
          </table:table-cell>
          <table:table-cell table:formula="of:=1-[.D324]" office:value-type="float" office:value="1">
            <text:p>1.0000</text:p>
          </table:table-cell>
          <table:table-cell table:formula="of:=(364)/365*[.F323]+1" office:value-type="float" office:value="210.346635795243">
            <text:p>210.3466</text:p>
          </table:table-cell>
          <table:table-cell table:formula="of:=EXP(-[.B324]*([.B324]-1)/730)" office:value-type="float" office:value="7.98191231237464E-059">
            <text:p>0.0000</text:p>
          </table:table-cell>
          <table:table-cell table:formula="of:=1-EXP(-[.B324]*[.B32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(365-[.B324])/365" office:value-type="float" office:value="0.142465753424658">
            <text:p>0.1425</text:p>
          </table:table-cell>
          <table:table-cell table:formula="of:=[.D324]*[.C325]" office:value-type="float" office:value="4.45800616155477E-093">
            <text:p>0.0000</text:p>
          </table:table-cell>
          <table:table-cell table:formula="of:=1-[.D325]" office:value-type="float" office:value="1">
            <text:p>1.0000</text:p>
          </table:table-cell>
          <table:table-cell table:formula="of:=(364)/365*[.F324]+1" office:value-type="float" office:value="210.770343642379">
            <text:p>210.7703</text:p>
          </table:table-cell>
          <table:table-cell table:formula="of:=EXP(-[.B325]*([.B325]-1)/730)" office:value-type="float" office:value="3.38598134525341E-059">
            <text:p>0.0000</text:p>
          </table:table-cell>
          <table:table-cell table:formula="of:=1-EXP(-[.B325]*[.B32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(365-[.B325])/365" office:value-type="float" office:value="0.13972602739726">
            <text:p>0.1397</text:p>
          </table:table-cell>
          <table:table-cell table:formula="of:=[.D325]*[.C326]" office:value-type="float" office:value="6.22899491066556E-094">
            <text:p>0.0000</text:p>
          </table:table-cell>
          <table:table-cell table:formula="of:=1-[.D326]" office:value-type="float" office:value="1">
            <text:p>1.0000</text:p>
          </table:table-cell>
          <table:table-cell table:formula="of:=(364)/365*[.F325]+1" office:value-type="float" office:value="211.192890646099">
            <text:p>211.1929</text:p>
          </table:table-cell>
          <table:table-cell table:formula="of:=EXP(-[.B326]*([.B326]-1)/730)" office:value-type="float" office:value="1.43242641738812E-059">
            <text:p>0.0000</text:p>
          </table:table-cell>
          <table:table-cell table:formula="of:=1-EXP(-[.B326]*[.B32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(365-[.B326])/365" office:value-type="float" office:value="0.136986301369863">
            <text:p>0.1370</text:p>
          </table:table-cell>
          <table:table-cell table:formula="of:=[.D326]*[.C327]" office:value-type="float" office:value="8.53286974063776E-095">
            <text:p>0.0000</text:p>
          </table:table-cell>
          <table:table-cell table:formula="of:=1-[.D327]" office:value-type="float" office:value="1">
            <text:p>1.0000</text:p>
          </table:table-cell>
          <table:table-cell table:formula="of:=(364)/365*[.F326]+1" office:value-type="float" office:value="211.614279986794">
            <text:p>211.6143</text:p>
          </table:table-cell>
          <table:table-cell table:formula="of:=EXP(-[.B327]*([.B327]-1)/730)" office:value-type="float" office:value="6.04324546379946E-060">
            <text:p>0.0000</text:p>
          </table:table-cell>
          <table:table-cell table:formula="of:=1-EXP(-[.B327]*[.B32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(365-[.B327])/365" office:value-type="float" office:value="0.134246575342466">
            <text:p>0.1342</text:p>
          </table:table-cell>
          <table:table-cell table:formula="of:=[.D327]*[.C328]" office:value-type="float" office:value="1.14550854052397E-095">
            <text:p>0.0000</text:p>
          </table:table-cell>
          <table:table-cell table:formula="of:=1-[.D328]" office:value-type="float" office:value="1">
            <text:p>1.0000</text:p>
          </table:table-cell>
          <table:table-cell table:formula="of:=(364)/365*[.F327]+1" office:value-type="float" office:value="212.034514836146">
            <text:p>212.0345</text:p>
          </table:table-cell>
          <table:table-cell table:formula="of:=EXP(-[.B328]*([.B328]-1)/730)" office:value-type="float" office:value="2.54260150493911E-060">
            <text:p>0.0000</text:p>
          </table:table-cell>
          <table:table-cell table:formula="of:=1-EXP(-[.B328]*[.B32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(365-[.B328])/365" office:value-type="float" office:value="0.131506849315068">
            <text:p>0.1315</text:p>
          </table:table-cell>
          <table:table-cell table:formula="of:=[.D328]*[.C329]" office:value-type="float" office:value="1.5064221902781E-096">
            <text:p>0.0000</text:p>
          </table:table-cell>
          <table:table-cell table:formula="of:=1-[.D329]" office:value-type="float" office:value="1">
            <text:p>1.0000</text:p>
          </table:table-cell>
          <table:table-cell table:formula="of:=(364)/365*[.F328]+1" office:value-type="float" office:value="212.453598357143">
            <text:p>212.4536</text:p>
          </table:table-cell>
          <table:table-cell table:formula="of:=EXP(-[.B329]*([.B329]-1)/730)" office:value-type="float" office:value="1.06683318590426E-060">
            <text:p>0.0000</text:p>
          </table:table-cell>
          <table:table-cell table:formula="of:=1-EXP(-[.B329]*[.B32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(365-[.B329])/365" office:value-type="float" office:value="0.128767123287671">
            <text:p>0.1288</text:p>
          </table:table-cell>
          <table:table-cell table:formula="of:=[.D329]*[.C330]" office:value-type="float" office:value="1.93977651898824E-097">
            <text:p>0.0000</text:p>
          </table:table-cell>
          <table:table-cell table:formula="of:=1-[.D330]" office:value-type="float" office:value="1">
            <text:p>1.0000</text:p>
          </table:table-cell>
          <table:table-cell table:formula="of:=(364)/365*[.F329]+1" office:value-type="float" office:value="212.871533704109">
            <text:p>212.8715</text:p>
          </table:table-cell>
          <table:table-cell table:formula="of:=EXP(-[.B330]*([.B330]-1)/730)" office:value-type="float" office:value="4.46400719571198E-061">
            <text:p>0.0000</text:p>
          </table:table-cell>
          <table:table-cell table:formula="of:=1-EXP(-[.B330]*[.B33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(365-[.B330])/365" office:value-type="float" office:value="0.126027397260274">
            <text:p>0.1260</text:p>
          </table:table-cell>
          <table:table-cell table:formula="of:=[.D330]*[.C331]" office:value-type="float" office:value="2.44464985954682E-098">
            <text:p>0.0000</text:p>
          </table:table-cell>
          <table:table-cell table:formula="of:=1-[.D331]" office:value-type="float" office:value="1">
            <text:p>1.0000</text:p>
          </table:table-cell>
          <table:table-cell table:formula="of:=(364)/365*[.F330]+1" office:value-type="float" office:value="213.288324022728">
            <text:p>213.2883</text:p>
          </table:table-cell>
          <table:table-cell table:formula="of:=EXP(-[.B331]*([.B331]-1)/730)" office:value-type="float" office:value="1.86278789585279E-061">
            <text:p>0.0000</text:p>
          </table:table-cell>
          <table:table-cell table:formula="of:=1-EXP(-[.B331]*[.B33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(365-[.B331])/365" office:value-type="float" office:value="0.123287671232877">
            <text:p>0.1233</text:p>
          </table:table-cell>
          <table:table-cell table:formula="of:=[.D331]*[.C332]" office:value-type="float" office:value="3.01395188163307E-099">
            <text:p>0.0000</text:p>
          </table:table-cell>
          <table:table-cell table:formula="of:=1-[.D332]" office:value-type="float" office:value="1">
            <text:p>1.0000</text:p>
          </table:table-cell>
          <table:table-cell table:formula="of:=(364)/365*[.F331]+1" office:value-type="float" office:value="213.703972450063">
            <text:p>213.7040</text:p>
          </table:table-cell>
          <table:table-cell table:formula="of:=EXP(-[.B332]*([.B332]-1)/730)" office:value-type="float" office:value="7.75196995267887E-062">
            <text:p>0.0000</text:p>
          </table:table-cell>
          <table:table-cell table:formula="of:=1-EXP(-[.B332]*[.B33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(365-[.B332])/365" office:value-type="float" office:value="0.120547945205479">
            <text:p>0.1205</text:p>
          </table:table-cell>
          <table:table-cell table:formula="of:=[.D332]*[.C333]" office:value-type="float" office:value="3.63325706279055E-100">
            <text:p>0.0000</text:p>
          </table:table-cell>
          <table:table-cell table:formula="of:=1-[.D333]" office:value-type="float" office:value="1">
            <text:p>1.0000</text:p>
          </table:table-cell>
          <table:table-cell table:formula="of:=(364)/365*[.F332]+1" office:value-type="float" office:value="214.118482114584">
            <text:p>214.1185</text:p>
          </table:table-cell>
          <table:table-cell table:formula="of:=EXP(-[.B333]*([.B333]-1)/730)" office:value-type="float" office:value="3.2171470056411E-062">
            <text:p>0.0000</text:p>
          </table:table-cell>
          <table:table-cell table:formula="of:=1-EXP(-[.B333]*[.B33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(365-[.B333])/365" office:value-type="float" office:value="0.117808219178082">
            <text:p>0.1178</text:p>
          </table:table-cell>
          <table:table-cell table:formula="of:=[.D333]*[.C334]" office:value-type="float" office:value="4.28027544383544E-101">
            <text:p>0.0000</text:p>
          </table:table-cell>
          <table:table-cell table:formula="of:=1-[.D334]" office:value-type="float" office:value="1">
            <text:p>1.0000</text:p>
          </table:table-cell>
          <table:table-cell table:formula="of:=(364)/365*[.F333]+1" office:value-type="float" office:value="214.531856136187">
            <text:p>214.5319</text:p>
          </table:table-cell>
          <table:table-cell table:formula="of:=EXP(-[.B334]*([.B334]-1)/730)" office:value-type="float" office:value="1.33149605426437E-062">
            <text:p>0.0000</text:p>
          </table:table-cell>
          <table:table-cell table:formula="of:=1-EXP(-[.B334]*[.B33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(365-[.B334])/365" office:value-type="float" office:value="0.115068493150685">
            <text:p>0.1151</text:p>
          </table:table-cell>
          <table:table-cell table:formula="of:=[.D334]*[.C335]" office:value-type="float" office:value="4.92524845592024E-102">
            <text:p>0.0000</text:p>
          </table:table-cell>
          <table:table-cell table:formula="of:=1-[.D335]" office:value-type="float" office:value="1">
            <text:p>1.0000</text:p>
          </table:table-cell>
          <table:table-cell table:formula="of:=(364)/365*[.F334]+1" office:value-type="float" office:value="214.944097626225">
            <text:p>214.9441</text:p>
          </table:table-cell>
          <table:table-cell table:formula="of:=EXP(-[.B335]*([.B335]-1)/730)" office:value-type="float" office:value="5.49564933404773E-063">
            <text:p>0.0000</text:p>
          </table:table-cell>
          <table:table-cell table:formula="of:=1-EXP(-[.B335]*[.B33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(365-[.B335])/365" office:value-type="float" office:value="0.112328767123288">
            <text:p>0.1123</text:p>
          </table:table-cell>
          <table:table-cell table:formula="of:=[.D335]*[.C336]" office:value-type="float" office:value="5.53247086829396E-103">
            <text:p>0.0000</text:p>
          </table:table-cell>
          <table:table-cell table:formula="of:=1-[.D336]" office:value-type="float" office:value="1">
            <text:p>1.0000</text:p>
          </table:table-cell>
          <table:table-cell table:formula="of:=(364)/365*[.F335]+1" office:value-type="float" office:value="215.355209687523">
            <text:p>215.3552</text:p>
          </table:table-cell>
          <table:table-cell table:formula="of:=EXP(-[.B336]*([.B336]-1)/730)" office:value-type="float" office:value="2.26208174668538E-063">
            <text:p>0.0000</text:p>
          </table:table-cell>
          <table:table-cell table:formula="of:=1-EXP(-[.B336]*[.B33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(365-[.B336])/365" office:value-type="float" office:value="0.10958904109589">
            <text:p>0.1096</text:p>
          </table:table-cell>
          <table:table-cell table:formula="of:=[.D336]*[.C337]" office:value-type="float" office:value="6.06298177347284E-104">
            <text:p>0.0000</text:p>
          </table:table-cell>
          <table:table-cell table:formula="of:=1-[.D337]" office:value-type="float" office:value="1">
            <text:p>1.0000</text:p>
          </table:table-cell>
          <table:table-cell table:formula="of:=(364)/365*[.F336]+1" office:value-type="float" office:value="215.765195414407">
            <text:p>215.7652</text:p>
          </table:table-cell>
          <table:table-cell table:formula="of:=EXP(-[.B337]*([.B337]-1)/730)" office:value-type="float" office:value="9.28555206021254E-064">
            <text:p>0.0000</text:p>
          </table:table-cell>
          <table:table-cell table:formula="of:=1-EXP(-[.B337]*[.B33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(365-[.B337])/365" office:value-type="float" office:value="0.106849315068493">
            <text:p>0.1068</text:p>
          </table:table-cell>
          <table:table-cell table:formula="of:=[.D337]*[.C338]" office:value-type="float" office:value="6.4782544976833E-105">
            <text:p>0.0000</text:p>
          </table:table-cell>
          <table:table-cell table:formula="of:=1-[.D338]" office:value-type="float" office:value="1">
            <text:p>1.0000</text:p>
          </table:table-cell>
          <table:table-cell table:formula="of:=(364)/365*[.F337]+1" office:value-type="float" office:value="216.174057892723">
            <text:p>216.1741</text:p>
          </table:table-cell>
          <table:table-cell table:formula="of:=EXP(-[.B338]*([.B338]-1)/730)" office:value-type="float" office:value="3.80117019476527E-064">
            <text:p>0.0000</text:p>
          </table:table-cell>
          <table:table-cell table:formula="of:=1-EXP(-[.B338]*[.B33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(365-[.B338])/365" office:value-type="float" office:value="0.104109589041096">
            <text:p>0.1041</text:p>
          </table:table-cell>
          <table:table-cell table:formula="of:=[.D338]*[.C339]" office:value-type="float" office:value="6.7444841345744E-106">
            <text:p>0.0000</text:p>
          </table:table-cell>
          <table:table-cell table:formula="of:=1-[.D339]" office:value-type="float" office:value="1">
            <text:p>1.0000</text:p>
          </table:table-cell>
          <table:table-cell table:formula="of:=(364)/365*[.F338]+1" office:value-type="float" office:value="216.581800199867">
            <text:p>216.5818</text:p>
          </table:table-cell>
          <table:table-cell table:formula="of:=EXP(-[.B339]*([.B339]-1)/730)" office:value-type="float" office:value="1.55180466608486E-064">
            <text:p>0.0000</text:p>
          </table:table-cell>
          <table:table-cell table:formula="of:=1-EXP(-[.B339]*[.B33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(365-[.B339])/365" office:value-type="float" office:value="0.101369863013699">
            <text:p>0.1014</text:p>
          </table:table-cell>
          <table:table-cell table:formula="of:=[.D339]*[.C340]" office:value-type="float" office:value="6.8368743281987E-107">
            <text:p>0.0000</text:p>
          </table:table-cell>
          <table:table-cell table:formula="of:=1-[.D340]" office:value-type="float" office:value="1">
            <text:p>1.0000</text:p>
          </table:table-cell>
          <table:table-cell table:formula="of:=(364)/365*[.F339]+1" office:value-type="float" office:value="216.988425404799">
            <text:p>216.9884</text:p>
          </table:table-cell>
          <table:table-cell table:formula="of:=EXP(-[.B340]*([.B340]-1)/730)" office:value-type="float" office:value="6.31781556755074E-065">
            <text:p>0.0000</text:p>
          </table:table-cell>
          <table:table-cell table:formula="of:=1-EXP(-[.B340]*[.B34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(365-[.B340])/365" office:value-type="float" office:value="0.0986301369863014">
            <text:p>0.0986</text:p>
          </table:table-cell>
          <table:table-cell table:formula="of:=[.D340]*[.C341]" office:value-type="float" office:value="6.74321851548365E-108">
            <text:p>0.0000</text:p>
          </table:table-cell>
          <table:table-cell table:formula="of:=1-[.D341]" office:value-type="float" office:value="1">
            <text:p>1.0000</text:p>
          </table:table-cell>
          <table:table-cell table:formula="of:=(364)/365*[.F340]+1" office:value-type="float" office:value="217.393936568073">
            <text:p>217.3939</text:p>
          </table:table-cell>
          <table:table-cell table:formula="of:=EXP(-[.B341]*([.B341]-1)/730)" office:value-type="float" office:value="2.56511586040895E-065">
            <text:p>0.0000</text:p>
          </table:table-cell>
          <table:table-cell table:formula="of:=1-EXP(-[.B341]*[.B34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(365-[.B341])/365" office:value-type="float" office:value="0.0958904109589041">
            <text:p>0.0959</text:p>
          </table:table-cell>
          <table:table-cell table:formula="of:=[.D341]*[.C342]" office:value-type="float" office:value="6.46609994635419E-109">
            <text:p>0.0000</text:p>
          </table:table-cell>
          <table:table-cell table:formula="of:=1-[.D342]" office:value-type="float" office:value="1">
            <text:p>1.0000</text:p>
          </table:table-cell>
          <table:table-cell table:formula="of:=(364)/365*[.F341]+1" office:value-type="float" office:value="217.798336741859">
            <text:p>217.7983</text:p>
          </table:table-cell>
          <table:table-cell table:formula="of:=EXP(-[.B342]*([.B342]-1)/730)" office:value-type="float" office:value="1.03862119376685E-065">
            <text:p>0.0000</text:p>
          </table:table-cell>
          <table:table-cell table:formula="of:=1-EXP(-[.B342]*[.B34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(365-[.B342])/365" office:value-type="float" office:value="0.0931506849315069">
            <text:p>0.0932</text:p>
          </table:table-cell>
          <table:table-cell table:formula="of:=[.D342]*[.C343]" office:value-type="float" office:value="6.02321638838472E-110">
            <text:p>0.0000</text:p>
          </table:table-cell>
          <table:table-cell table:formula="of:=1-[.D343]" office:value-type="float" office:value="1">
            <text:p>1.0000</text:p>
          </table:table-cell>
          <table:table-cell table:formula="of:=(364)/365*[.F342]+1" office:value-type="float" office:value="218.201628969964">
            <text:p>218.2016</text:p>
          </table:table-cell>
          <table:table-cell table:formula="of:=EXP(-[.B343]*([.B343]-1)/730)" office:value-type="float" office:value="4.19389474767935E-066">
            <text:p>0.0000</text:p>
          </table:table-cell>
          <table:table-cell table:formula="of:=1-EXP(-[.B343]*[.B34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(365-[.B343])/365" office:value-type="float" office:value="0.0904109589041096">
            <text:p>0.0904</text:p>
          </table:table-cell>
          <table:table-cell table:formula="of:=[.D343]*[.C344]" office:value-type="float" office:value="5.44564769360811E-111">
            <text:p>0.0000</text:p>
          </table:table-cell>
          <table:table-cell table:formula="of:=1-[.D344]" office:value-type="float" office:value="1">
            <text:p>1.0000</text:p>
          </table:table-cell>
          <table:table-cell table:formula="of:=(364)/365*[.F343]+1" office:value-type="float" office:value="218.603816287854">
            <text:p>218.6038</text:p>
          </table:table-cell>
          <table:table-cell table:formula="of:=EXP(-[.B344]*([.B344]-1)/730)" office:value-type="float" office:value="1.68883812946321E-066">
            <text:p>0.0000</text:p>
          </table:table-cell>
          <table:table-cell table:formula="of:=1-EXP(-[.B344]*[.B34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(365-[.B344])/365" office:value-type="float" office:value="0.0876712328767123">
            <text:p>0.0877</text:p>
          </table:table-cell>
          <table:table-cell table:formula="of:=[.D344]*[.C345]" office:value-type="float" office:value="4.77426647110848E-112">
            <text:p>0.0000</text:p>
          </table:table-cell>
          <table:table-cell table:formula="of:=1-[.D345]" office:value-type="float" office:value="1">
            <text:p>1.0000</text:p>
          </table:table-cell>
          <table:table-cell table:formula="of:=(364)/365*[.F344]+1" office:value-type="float" office:value="219.004901722682">
            <text:p>219.0049</text:p>
          </table:table-cell>
          <table:table-cell table:formula="of:=EXP(-[.B345]*([.B345]-1)/730)" office:value-type="float" office:value="6.78217007643922E-067">
            <text:p>0.0000</text:p>
          </table:table-cell>
          <table:table-cell table:formula="of:=1-EXP(-[.B345]*[.B34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(365-[.B345])/365" office:value-type="float" office:value="0.0849315068493151">
            <text:p>0.0849</text:p>
          </table:table-cell>
          <table:table-cell table:formula="of:=[.D345]*[.C346]" office:value-type="float" office:value="4.05485645491405E-113">
            <text:p>0.0000</text:p>
          </table:table-cell>
          <table:table-cell table:formula="of:=1-[.D346]" office:value-type="float" office:value="1">
            <text:p>1.0000</text:p>
          </table:table-cell>
          <table:table-cell table:formula="of:=(364)/365*[.F345]+1" office:value-type="float" office:value="219.404888293305">
            <text:p>219.4049</text:p>
          </table:table-cell>
          <table:table-cell table:formula="of:=EXP(-[.B346]*([.B346]-1)/730)" office:value-type="float" office:value="2.71618583009285E-067">
            <text:p>0.0000</text:p>
          </table:table-cell>
          <table:table-cell table:formula="of:=1-EXP(-[.B346]*[.B34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(365-[.B346])/365" office:value-type="float" office:value="0.0821917808219178">
            <text:p>0.0822</text:p>
          </table:table-cell>
          <table:table-cell table:formula="of:=[.D346]*[.C347]" office:value-type="float" office:value="3.33275873006634E-114">
            <text:p>0.0000</text:p>
          </table:table-cell>
          <table:table-cell table:formula="of:=1-[.D347]" office:value-type="float" office:value="1">
            <text:p>1.0000</text:p>
          </table:table-cell>
          <table:table-cell table:formula="of:=(364)/365*[.F346]+1" office:value-type="float" office:value="219.803779010309">
            <text:p>219.8038</text:p>
          </table:table-cell>
          <table:table-cell table:formula="of:=EXP(-[.B347]*([.B347]-1)/730)" office:value-type="float" office:value="1.08482687134871E-067">
            <text:p>0.0000</text:p>
          </table:table-cell>
          <table:table-cell table:formula="of:=1-EXP(-[.B347]*[.B34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(365-[.B347])/365" office:value-type="float" office:value="0.0794520547945206">
            <text:p>0.0795</text:p>
          </table:table-cell>
          <table:table-cell table:formula="of:=[.D347]*[.C348]" office:value-type="float" office:value="2.64794529238148E-115">
            <text:p>0.0000</text:p>
          </table:table-cell>
          <table:table-cell table:formula="of:=1-[.D348]" office:value-type="float" office:value="1">
            <text:p>1.0000</text:p>
          </table:table-cell>
          <table:table-cell table:formula="of:=(364)/365*[.F347]+1" office:value-type="float" office:value="220.201576876035">
            <text:p>220.2016</text:p>
          </table:table-cell>
          <table:table-cell table:formula="of:=EXP(-[.B348]*([.B348]-1)/730)" office:value-type="float" office:value="4.32087339448941E-068">
            <text:p>0.0000</text:p>
          </table:table-cell>
          <table:table-cell table:formula="of:=1-EXP(-[.B348]*[.B34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(365-[.B348])/365" office:value-type="float" office:value="0.0767123287671233">
            <text:p>0.0767</text:p>
          </table:table-cell>
          <table:table-cell table:formula="of:=[.D348]*[.C349]" office:value-type="float" office:value="2.03130049826524E-116">
            <text:p>0.0000</text:p>
          </table:table-cell>
          <table:table-cell table:formula="of:=1-[.D349]" office:value-type="float" office:value="1">
            <text:p>1.0000</text:p>
          </table:table-cell>
          <table:table-cell table:formula="of:=(364)/365*[.F348]+1" office:value-type="float" office:value="220.598284884593">
            <text:p>220.5983</text:p>
          </table:table-cell>
          <table:table-cell table:formula="of:=EXP(-[.B349]*([.B349]-1)/730)" office:value-type="float" office:value="1.71629841118491E-068">
            <text:p>0.0000</text:p>
          </table:table-cell>
          <table:table-cell table:formula="of:=1-EXP(-[.B349]*[.B34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(365-[.B349])/365" office:value-type="float" office:value="0.073972602739726">
            <text:p>0.0740</text:p>
          </table:table-cell>
          <table:table-cell table:formula="of:=[.D349]*[.C350]" office:value-type="float" office:value="1.50260584803182E-117">
            <text:p>0.0000</text:p>
          </table:table-cell>
          <table:table-cell table:formula="of:=1-[.D350]" office:value-type="float" office:value="1">
            <text:p>1.0000</text:p>
          </table:table-cell>
          <table:table-cell table:formula="of:=(364)/365*[.F349]+1" office:value-type="float" office:value="220.993906021896">
            <text:p>220.9939</text:p>
          </table:table-cell>
          <table:table-cell table:formula="of:=EXP(-[.B350]*([.B350]-1)/730)" office:value-type="float" office:value="6.79867391709449E-069">
            <text:p>0.0000</text:p>
          </table:table-cell>
          <table:table-cell table:formula="of:=1-EXP(-[.B350]*[.B35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(365-[.B350])/365" office:value-type="float" office:value="0.0712328767123288">
            <text:p>0.0712</text:p>
          </table:table-cell>
          <table:table-cell table:formula="of:=[.D350]*[.C351]" office:value-type="float" office:value="1.07034937120075E-118">
            <text:p>0.0000</text:p>
          </table:table-cell>
          <table:table-cell table:formula="of:=1-[.D351]" office:value-type="float" office:value="1">
            <text:p>1.0000</text:p>
          </table:table-cell>
          <table:table-cell table:formula="of:=(364)/365*[.F350]+1" office:value-type="float" office:value="221.388443265672">
            <text:p>221.3884</text:p>
          </table:table-cell>
          <table:table-cell table:formula="of:=EXP(-[.B351]*([.B351]-1)/730)" office:value-type="float" office:value="2.68575117936821E-069">
            <text:p>0.0000</text:p>
          </table:table-cell>
          <table:table-cell table:formula="of:=1-EXP(-[.B351]*[.B35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(365-[.B351])/365" office:value-type="float" office:value="0.0684931506849315">
            <text:p>0.0685</text:p>
          </table:table-cell>
          <table:table-cell table:formula="of:=[.D351]*[.C352]" office:value-type="float" office:value="7.33116007671747E-120">
            <text:p>0.0000</text:p>
          </table:table-cell>
          <table:table-cell table:formula="of:=1-[.D352]" office:value-type="float" office:value="1">
            <text:p>1.0000</text:p>
          </table:table-cell>
          <table:table-cell table:formula="of:=(364)/365*[.F351]+1" office:value-type="float" office:value="221.781899585492">
            <text:p>221.7819</text:p>
          </table:table-cell>
          <table:table-cell table:formula="of:=EXP(-[.B352]*([.B352]-1)/730)" office:value-type="float" office:value="1.05807752772041E-069">
            <text:p>0.0000</text:p>
          </table:table-cell>
          <table:table-cell table:formula="of:=1-EXP(-[.B352]*[.B35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(365-[.B352])/365" office:value-type="float" office:value="0.0657534246575342">
            <text:p>0.0658</text:p>
          </table:table-cell>
          <table:table-cell table:formula="of:=[.D352]*[.C353]" office:value-type="float" office:value="4.82048881756765E-121">
            <text:p>0.0000</text:p>
          </table:table-cell>
          <table:table-cell table:formula="of:=1-[.D353]" office:value-type="float" office:value="1">
            <text:p>1.0000</text:p>
          </table:table-cell>
          <table:table-cell table:formula="of:=(364)/365*[.F352]+1" office:value-type="float" office:value="222.174277942792">
            <text:p>222.1743</text:p>
          </table:table-cell>
          <table:table-cell table:formula="of:=EXP(-[.B353]*([.B353]-1)/730)" office:value-type="float" office:value="4.15699362213204E-070">
            <text:p>0.0000</text:p>
          </table:table-cell>
          <table:table-cell table:formula="of:=1-EXP(-[.B353]*[.B35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(365-[.B353])/365" office:value-type="float" office:value="0.063013698630137">
            <text:p>0.0630</text:p>
          </table:table-cell>
          <table:table-cell table:formula="of:=[.D353]*[.C354]" office:value-type="float" office:value="3.03756829600153E-122">
            <text:p>0.0000</text:p>
          </table:table-cell>
          <table:table-cell table:formula="of:=1-[.D354]" office:value-type="float" office:value="1">
            <text:p>1.0000</text:p>
          </table:table-cell>
          <table:table-cell table:formula="of:=(364)/365*[.F353]+1" office:value-type="float" office:value="222.565581290894">
            <text:p>222.5656</text:p>
          </table:table-cell>
          <table:table-cell table:formula="of:=EXP(-[.B354]*([.B354]-1)/730)" office:value-type="float" office:value="1.62873855838867E-070">
            <text:p>0.0000</text:p>
          </table:table-cell>
          <table:table-cell table:formula="of:=1-EXP(-[.B354]*[.B35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(365-[.B354])/365" office:value-type="float" office:value="0.0602739726027397">
            <text:p>0.0603</text:p>
          </table:table-cell>
          <table:table-cell table:formula="of:=[.D354]*[.C355]" office:value-type="float" office:value="1.83086308252147E-123">
            <text:p>0.0000</text:p>
          </table:table-cell>
          <table:table-cell table:formula="of:=1-[.D355]" office:value-type="float" office:value="1">
            <text:p>1.0000</text:p>
          </table:table-cell>
          <table:table-cell table:formula="of:=(364)/365*[.F354]+1" office:value-type="float" office:value="222.955812575028">
            <text:p>222.9558</text:p>
          </table:table-cell>
          <table:table-cell table:formula="of:=EXP(-[.B355]*([.B355]-1)/730)" office:value-type="float" office:value="6.36404951066756E-071">
            <text:p>0.0000</text:p>
          </table:table-cell>
          <table:table-cell table:formula="of:=1-EXP(-[.B355]*[.B35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(365-[.B355])/365" office:value-type="float" office:value="0.0575342465753425">
            <text:p>0.0575</text:p>
          </table:table-cell>
          <table:table-cell table:formula="of:=[.D355]*[.C356]" office:value-type="float" office:value="1.05337328035482E-124">
            <text:p>0.0000</text:p>
          </table:table-cell>
          <table:table-cell table:formula="of:=1-[.D356]" office:value-type="float" office:value="1">
            <text:p>1.0000</text:p>
          </table:table-cell>
          <table:table-cell table:formula="of:=(364)/365*[.F355]+1" office:value-type="float" office:value="223.344974732357">
            <text:p>223.3450</text:p>
          </table:table-cell>
          <table:table-cell table:formula="of:=EXP(-[.B356]*([.B356]-1)/730)" office:value-type="float" office:value="2.47985263446287E-071">
            <text:p>0.0000</text:p>
          </table:table-cell>
          <table:table-cell table:formula="of:=1-EXP(-[.B356]*[.B35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(365-[.B356])/365" office:value-type="float" office:value="0.0547945205479452">
            <text:p>0.0548</text:p>
          </table:table-cell>
          <table:table-cell table:formula="of:=[.D356]*[.C357]" office:value-type="float" office:value="5.77190838550586E-126">
            <text:p>0.0000</text:p>
          </table:table-cell>
          <table:table-cell table:formula="of:=1-[.D357]" office:value-type="float" office:value="1">
            <text:p>1.0000</text:p>
          </table:table-cell>
          <table:table-cell table:formula="of:=(364)/365*[.F356]+1" office:value-type="float" office:value="223.733070691994">
            <text:p>223.7331</text:p>
          </table:table-cell>
          <table:table-cell table:formula="of:=EXP(-[.B357]*([.B357]-1)/730)" office:value-type="float" office:value="9.63670023128958E-072">
            <text:p>0.0000</text:p>
          </table:table-cell>
          <table:table-cell table:formula="of:=1-EXP(-[.B357]*[.B35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(365-[.B357])/365" office:value-type="float" office:value="0.052054794520548">
            <text:p>0.0521</text:p>
          </table:table-cell>
          <table:table-cell table:formula="of:=[.D357]*[.C358]" office:value-type="float" office:value="3.00455504998935E-127">
            <text:p>0.0000</text:p>
          </table:table-cell>
          <table:table-cell table:formula="of:=1-[.D358]" office:value-type="float" office:value="1">
            <text:p>1.0000</text:p>
          </table:table-cell>
          <table:table-cell table:formula="of:=(364)/365*[.F357]+1" office:value-type="float" office:value="224.12010337503">
            <text:p>224.1201</text:p>
          </table:table-cell>
          <table:table-cell table:formula="of:=EXP(-[.B358]*([.B358]-1)/730)" office:value-type="float" office:value="3.73457321212216E-072">
            <text:p>0.0000</text:p>
          </table:table-cell>
          <table:table-cell table:formula="of:=1-EXP(-[.B358]*[.B35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(365-[.B358])/365" office:value-type="float" office:value="0.0493150684931507">
            <text:p>0.0493</text:p>
          </table:table-cell>
          <table:table-cell table:formula="of:=[.D358]*[.C359]" office:value-type="float" office:value="1.48169838081667E-128">
            <text:p>0.0000</text:p>
          </table:table-cell>
          <table:table-cell table:formula="of:=1-[.D359]" office:value-type="float" office:value="1">
            <text:p>1.0000</text:p>
          </table:table-cell>
          <table:table-cell table:formula="of:=(364)/365*[.F358]+1" office:value-type="float" office:value="224.50607569455">
            <text:p>224.5061</text:p>
          </table:table-cell>
          <table:table-cell table:formula="of:=EXP(-[.B359]*([.B359]-1)/730)" office:value-type="float" office:value="1.44332374967975E-072">
            <text:p>0.0000</text:p>
          </table:table-cell>
          <table:table-cell table:formula="of:=1-EXP(-[.B359]*[.B35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(365-[.B359])/365" office:value-type="float" office:value="0.0465753424657534">
            <text:p>0.0466</text:p>
          </table:table-cell>
          <table:table-cell table:formula="of:=[.D359]*[.C360]" office:value-type="float" office:value="6.90106095174886E-130">
            <text:p>0.0000</text:p>
          </table:table-cell>
          <table:table-cell table:formula="of:=1-[.D360]" office:value-type="float" office:value="1">
            <text:p>1.0000</text:p>
          </table:table-cell>
          <table:table-cell table:formula="of:=(364)/365*[.F359]+1" office:value-type="float" office:value="224.890990555661">
            <text:p>224.8910</text:p>
          </table:table-cell>
          <table:table-cell table:formula="of:=EXP(-[.B360]*([.B360]-1)/730)" office:value-type="float" office:value="5.56284155547824E-073">
            <text:p>0.0000</text:p>
          </table:table-cell>
          <table:table-cell table:formula="of:=1-EXP(-[.B360]*[.B36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(365-[.B360])/365" office:value-type="float" office:value="0.0438356164383562">
            <text:p>0.0438</text:p>
          </table:table-cell>
          <table:table-cell table:formula="of:=[.D360]*[.C361]" office:value-type="float" office:value="3.0251226089858E-131">
            <text:p>0.0000</text:p>
          </table:table-cell>
          <table:table-cell table:formula="of:=1-[.D361]" office:value-type="float" office:value="1">
            <text:p>1.0000</text:p>
          </table:table-cell>
          <table:table-cell table:formula="of:=(364)/365*[.F360]+1" office:value-type="float" office:value="225.274850855509">
            <text:p>225.2749</text:p>
          </table:table-cell>
          <table:table-cell table:formula="of:=EXP(-[.B361]*([.B361]-1)/730)" office:value-type="float" office:value="2.13815790284947E-073">
            <text:p>0.0000</text:p>
          </table:table-cell>
          <table:table-cell table:formula="of:=1-EXP(-[.B361]*[.B36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(365-[.B361])/365" office:value-type="float" office:value="0.0410958904109589">
            <text:p>0.0411</text:p>
          </table:table-cell>
          <table:table-cell table:formula="of:=[.D361]*[.C362]" office:value-type="float" office:value="1.24320107218595E-132">
            <text:p>0.0000</text:p>
          </table:table-cell>
          <table:table-cell table:formula="of:=1-[.D362]" office:value-type="float" office:value="1">
            <text:p>1.0000</text:p>
          </table:table-cell>
          <table:table-cell table:formula="of:=(364)/365*[.F361]+1" office:value-type="float" office:value="225.657659483302">
            <text:p>225.6577</text:p>
          </table:table-cell>
          <table:table-cell table:formula="of:=EXP(-[.B362]*([.B362]-1)/730)" office:value-type="float" office:value="8.19583131417209E-074">
            <text:p>0.0000</text:p>
          </table:table-cell>
          <table:table-cell table:formula="of:=1-EXP(-[.B362]*[.B36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(365-[.B362])/365" office:value-type="float" office:value="0.0383561643835616">
            <text:p>0.0384</text:p>
          </table:table-cell>
          <table:table-cell table:formula="of:=[.D362]*[.C363]" office:value-type="float" office:value="4.76844246865842E-134">
            <text:p>0.0000</text:p>
          </table:table-cell>
          <table:table-cell table:formula="of:=1-[.D363]" office:value-type="float" office:value="1">
            <text:p>1.0000</text:p>
          </table:table-cell>
          <table:table-cell table:formula="of:=(364)/365*[.F362]+1" office:value-type="float" office:value="226.039419320334">
            <text:p>226.0394</text:p>
          </table:table-cell>
          <table:table-cell table:formula="of:=EXP(-[.B363]*([.B363]-1)/730)" office:value-type="float" office:value="3.13297117996684E-074">
            <text:p>0.0000</text:p>
          </table:table-cell>
          <table:table-cell table:formula="of:=1-EXP(-[.B363]*[.B36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(365-[.B363])/365" office:value-type="float" office:value="0.0356164383561644">
            <text:p>0.0356</text:p>
          </table:table-cell>
          <table:table-cell table:formula="of:=[.D363]*[.C364]" office:value-type="float" office:value="1.69834937239889E-135">
            <text:p>0.0000</text:p>
          </table:table-cell>
          <table:table-cell table:formula="of:=1-[.D364]" office:value-type="float" office:value="1">
            <text:p>1.0000</text:p>
          </table:table-cell>
          <table:table-cell table:formula="of:=(364)/365*[.F363]+1" office:value-type="float" office:value="226.420133240004">
            <text:p>226.4201</text:p>
          </table:table-cell>
          <table:table-cell table:formula="of:=EXP(-[.B364]*([.B364]-1)/730)" office:value-type="float" office:value="1.19434539827216E-074">
            <text:p>0.0000</text:p>
          </table:table-cell>
          <table:table-cell table:formula="of:=1-EXP(-[.B364]*[.B36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(365-[.B364])/365" office:value-type="float" office:value="0.0328767123287671">
            <text:p>0.0329</text:p>
          </table:table-cell>
          <table:table-cell table:formula="of:=[.D364]*[.C365]" office:value-type="float" office:value="5.58361437501005E-137">
            <text:p>0.0000</text:p>
          </table:table-cell>
          <table:table-cell table:formula="of:=1-[.D365]" office:value-type="float" office:value="1">
            <text:p>1.0000</text:p>
          </table:table-cell>
          <table:table-cell table:formula="of:=(364)/365*[.F364]+1" office:value-type="float" office:value="226.79980410784">
            <text:p>226.7998</text:p>
          </table:table-cell>
          <table:table-cell table:formula="of:=EXP(-[.B365]*([.B365]-1)/730)" office:value-type="float" office:value="4.5406040630842E-075">
            <text:p>0.0000</text:p>
          </table:table-cell>
          <table:table-cell table:formula="of:=1-EXP(-[.B365]*[.B36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(365-[.B365])/365" office:value-type="float" office:value="0.0301369863013699">
            <text:p>0.0301</text:p>
          </table:table-cell>
          <table:table-cell table:formula="of:=[.D365]*[.C366]" office:value-type="float" office:value="1.6827330993181E-138">
            <text:p>0.0000</text:p>
          </table:table-cell>
          <table:table-cell table:formula="of:=1-[.D366]" office:value-type="float" office:value="1">
            <text:p>1.0000</text:p>
          </table:table-cell>
          <table:table-cell table:formula="of:=(364)/365*[.F365]+1" office:value-type="float" office:value="227.178434781517">
            <text:p>227.1784</text:p>
          </table:table-cell>
          <table:table-cell table:formula="of:=EXP(-[.B366]*([.B366]-1)/730)" office:value-type="float" office:value="1.72150178907005E-075">
            <text:p>0.0000</text:p>
          </table:table-cell>
          <table:table-cell table:formula="of:=1-EXP(-[.B366]*[.B366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(365-[.B366])/365" office:value-type="float" office:value="0.0273972602739726">
            <text:p>0.0274</text:p>
          </table:table-cell>
          <table:table-cell table:formula="of:=[.D366]*[.C367]" office:value-type="float" office:value="4.61022766936465E-140">
            <text:p>0.0000</text:p>
          </table:table-cell>
          <table:table-cell table:formula="of:=1-[.D367]" office:value-type="float" office:value="1">
            <text:p>1.0000</text:p>
          </table:table-cell>
          <table:table-cell table:formula="of:=(364)/365*[.F366]+1" office:value-type="float" office:value="227.556028110883">
            <text:p>227.5560</text:p>
          </table:table-cell>
          <table:table-cell table:formula="of:=EXP(-[.B367]*([.B367]-1)/730)" office:value-type="float" office:value="6.50895809339869E-076">
            <text:p>0.0000</text:p>
          </table:table-cell>
          <table:table-cell table:formula="of:=1-EXP(-[.B367]*[.B367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(365-[.B367])/365" office:value-type="float" office:value="0.0246575342465753">
            <text:p>0.0247</text:p>
          </table:table-cell>
          <table:table-cell table:formula="of:=[.D367]*[.C368]" office:value-type="float" office:value="1.13676846641868E-141">
            <text:p>0.0000</text:p>
          </table:table-cell>
          <table:table-cell table:formula="of:=1-[.D368]" office:value-type="float" office:value="1">
            <text:p>1.0000</text:p>
          </table:table-cell>
          <table:table-cell table:formula="of:=(364)/365*[.F367]+1" office:value-type="float" office:value="227.932586937976">
            <text:p>227.9326</text:p>
          </table:table-cell>
          <table:table-cell table:formula="of:=EXP(-[.B368]*([.B368]-1)/730)" office:value-type="float" office:value="2.45428856876987E-076">
            <text:p>0.0000</text:p>
          </table:table-cell>
          <table:table-cell table:formula="of:=1-EXP(-[.B368]*[.B368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(365-[.B368])/365" office:value-type="float" office:value="0.0219178082191781">
            <text:p>0.0219</text:p>
          </table:table-cell>
          <table:table-cell table:formula="of:=[.D368]*[.C369]" office:value-type="float" office:value="2.49154732365738E-143">
            <text:p>0.0000</text:p>
          </table:table-cell>
          <table:table-cell table:formula="of:=1-[.D369]" office:value-type="float" office:value="1">
            <text:p>1.0000</text:p>
          </table:table-cell>
          <table:table-cell table:formula="of:=(364)/365*[.F368]+1" office:value-type="float" office:value="228.30811409705">
            <text:p>228.3081</text:p>
          </table:table-cell>
          <table:table-cell table:formula="of:=EXP(-[.B369]*([.B369]-1)/730)" office:value-type="float" office:value="9.22889969507518E-077">
            <text:p>0.0000</text:p>
          </table:table-cell>
          <table:table-cell table:formula="of:=1-EXP(-[.B369]*[.B369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(365-[.B369])/365" office:value-type="float" office:value="0.0191780821917808">
            <text:p>0.0192</text:p>
          </table:table-cell>
          <table:table-cell table:formula="of:=[.D369]*[.C370]" office:value-type="float" office:value="4.77830993578128E-145">
            <text:p>0.0000</text:p>
          </table:table-cell>
          <table:table-cell table:formula="of:=1-[.D370]" office:value-type="float" office:value="1">
            <text:p>1.0000</text:p>
          </table:table-cell>
          <table:table-cell table:formula="of:=(364)/365*[.F369]+1" office:value-type="float" office:value="228.682612414593">
            <text:p>228.6826</text:p>
          </table:table-cell>
          <table:table-cell table:formula="of:=EXP(-[.B370]*([.B370]-1)/730)" office:value-type="float" office:value="3.46086277169284E-077">
            <text:p>0.0000</text:p>
          </table:table-cell>
          <table:table-cell table:formula="of:=1-EXP(-[.B370]*[.B370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(365-[.B370])/365" office:value-type="float" office:value="0.0164383561643836">
            <text:p>0.0164</text:p>
          </table:table-cell>
          <table:table-cell table:formula="of:=[.D370]*[.C371]" office:value-type="float" office:value="7.85475605881855E-147">
            <text:p>0.0000</text:p>
          </table:table-cell>
          <table:table-cell table:formula="of:=1-[.D371]" office:value-type="float" office:value="1">
            <text:p>1.0000</text:p>
          </table:table-cell>
          <table:table-cell table:formula="of:=(364)/365*[.F370]+1" office:value-type="float" office:value="229.056084709347">
            <text:p>229.0561</text:p>
          </table:table-cell>
          <table:table-cell table:formula="of:=EXP(-[.B371]*([.B371]-1)/730)" office:value-type="float" office:value="1.29428221859425E-077">
            <text:p>0.0000</text:p>
          </table:table-cell>
          <table:table-cell table:formula="of:=1-EXP(-[.B371]*[.B371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formula="of:=(365-[.B371])/365" office:value-type="float" office:value="0.0136986301369863">
            <text:p>0.0137</text:p>
          </table:table-cell>
          <table:table-cell table:formula="of:=[.D371]*[.C372]" office:value-type="float" office:value="1.07599398066008E-148">
            <text:p>0.0000</text:p>
          </table:table-cell>
          <table:table-cell table:formula="of:=1-[.D372]" office:value-type="float" office:value="1">
            <text:p>1.0000</text:p>
          </table:table-cell>
          <table:table-cell table:formula="of:=(364)/365*[.F371]+1" office:value-type="float" office:value="229.428533792335">
            <text:p>229.4285</text:p>
          </table:table-cell>
          <table:table-cell table:formula="of:=EXP(-[.B372]*([.B372]-1)/730)" office:value-type="float" office:value="4.82707161671855E-078">
            <text:p>0.0000</text:p>
          </table:table-cell>
          <table:table-cell table:formula="of:=1-EXP(-[.B372]*[.B372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formula="of:=(365-[.B372])/365" office:value-type="float" office:value="0.010958904109589">
            <text:p>0.0110</text:p>
          </table:table-cell>
          <table:table-cell table:formula="of:=[.D372]*[.C373]" office:value-type="float" office:value="1.17917148565488E-150">
            <text:p>0.0000</text:p>
          </table:table-cell>
          <table:table-cell table:formula="of:=1-[.D373]" office:value-type="float" office:value="1">
            <text:p>1.0000</text:p>
          </table:table-cell>
          <table:table-cell table:formula="of:=(364)/365*[.F372]+1" office:value-type="float" office:value="229.799962466877">
            <text:p>229.8000</text:p>
          </table:table-cell>
          <table:table-cell table:formula="of:=EXP(-[.B373]*([.B373]-1)/730)" office:value-type="float" office:value="1.79534804013568E-078">
            <text:p>0.0000</text:p>
          </table:table-cell>
          <table:table-cell table:formula="of:=1-EXP(-[.B373]*[.B373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formula="of:=(365-[.B373])/365" office:value-type="float" office:value="0.00821917808219178">
            <text:p>0.0082</text:p>
          </table:table-cell>
          <table:table-cell table:formula="of:=[.D373]*[.C374]" office:value-type="float" office:value="9.69182043004008E-153">
            <text:p>0.0000</text:p>
          </table:table-cell>
          <table:table-cell table:formula="of:=1-[.D374]" office:value-type="float" office:value="1">
            <text:p>1.0000</text:p>
          </table:table-cell>
          <table:table-cell table:formula="of:=(364)/365*[.F373]+1" office:value-type="float" office:value="230.170373528611">
            <text:p>230.1704</text:p>
          </table:table-cell>
          <table:table-cell table:formula="of:=EXP(-[.B374]*([.B374]-1)/730)" office:value-type="float" office:value="6.65922537979281E-079">
            <text:p>0.0000</text:p>
          </table:table-cell>
          <table:table-cell table:formula="of:=1-EXP(-[.B374]*[.B374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formula="of:=(365-[.B374])/365" office:value-type="float" office:value="0.00547945205479452">
            <text:p>0.0055</text:p>
          </table:table-cell>
          <table:table-cell table:formula="of:=[.D374]*[.C375]" office:value-type="float" office:value="5.31058653700826E-155">
            <text:p>0.0000</text:p>
          </table:table-cell>
          <table:table-cell table:formula="of:=1-[.D375]" office:value-type="float" office:value="1">
            <text:p>1.0000</text:p>
          </table:table-cell>
          <table:table-cell table:formula="of:=(364)/365*[.F374]+1" office:value-type="float" office:value="230.539769765519">
            <text:p>230.5398</text:p>
          </table:table-cell>
          <table:table-cell table:formula="of:=EXP(-[.B375]*([.B375]-1)/730)" office:value-type="float" office:value="2.46325247379833E-079">
            <text:p>0.0000</text:p>
          </table:table-cell>
          <table:table-cell table:formula="of:=1-EXP(-[.B375]*[.B375]/730)" office:value-type="float" office:value="1">
            <text:p>1.0000</text:p>
          </table:table-cell>
          <table:table-cell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formula="of:=(365-[.B375])/365" office:value-type="float" office:value="0.00273972602739726">
            <text:p>0.0027</text:p>
          </table:table-cell>
          <table:table-cell table:formula="of:=[.D375]*[.C376]" office:value-type="float" office:value="1.4549552156187E-157">
            <text:p>0.0000</text:p>
          </table:table-cell>
          <table:table-cell table:formula="of:=1-[.D376]" office:value-type="float" office:value="1">
            <text:p>1.0000</text:p>
          </table:table-cell>
          <table:table-cell table:formula="of:=(364)/365*[.F375]+1" office:value-type="float" office:value="230.908153957942">
            <text:p>230.9082</text:p>
          </table:table-cell>
          <table:table-cell table:formula="of:=EXP(-[.B376]*([.B376]-1)/730)" office:value-type="float" office:value="9.08666032347931E-080">
            <text:p>0.0000</text:p>
          </table:table-cell>
          <table:table-cell table:formula="of:=1-EXP(-[.B376]*[.B376]/730)" office:value-type="float" office:value="1">
            <text:p>1.0000</text:p>
          </table:table-cell>
          <table:table-cell/>
        </table:table-row>
        <table:table-row table:style-name="ro1" table:number-rows-repeated="10481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obabilityPlot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>
            <draw:frame table:end-cell-address="ProbabilityPlots.L38" table:end-x="0.8228in" table:end-y="0.1256in" draw:z-index="0" draw:style-name="gr1" draw:text-style-name="P1" svg:width="9.7283in" svg:height="6.3516in" svg:x="0.8736in" svg:y="0.1752in">
              <draw:object draw:notify-on-update-of-ranges="Prob_Collision.B12:Prob_Collision.B71 Prob_Collision.D10:Prob_Collision.D10 Prob_Collision.D12:Prob_Collision.D71 Prob_Collision.B12:Prob_Collision.B71 Prob_Collision.E10:Prob_Collision.E10 Prob_Collision.E12:Prob_Collision.E71 Prob_Collision.B12:Prob_Collision.B71 Prob_Collision.H10:Prob_Collision.H10 Prob_Collision.H12:Prob_Collision.H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37">
          <table:table-cell table:number-columns-repeated="2"/>
        </table:table-row>
        <table:table-row table:style-name="ro1">
          <table:table-cell>
            <draw:frame table:end-cell-address="ProbabilityPlots.L74" table:end-x="0.8669in" table:end-y="0.1366in" draw:z-index="1" draw:style-name="gr1" draw:text-style-name="P1" svg:width="9.761in" svg:height="6.174in" svg:x="0.885in" svg:y="0.0079in">
              <draw:object draw:notify-on-update-of-ranges="Prob_Collision.B12:Prob_Collision.B376 Prob_Collision.F7:Prob_Collision.F8 Prob_Collision.F12:Prob_Collision.F3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>
            <draw:frame table:end-cell-address="ProbabilityPlots.L74" table:end-x="0.8398in" table:end-y="0.1457in" draw:z-index="2" draw:style-name="gr1" draw:text-style-name="P1" svg:width="9.7232in" svg:height="6.1677in" svg:x="0.0067in" svg:y="0.0232in">
              <draw:object draw:notify-on-update-of-ranges="Prob_Collision.B7:Prob_Collision.B7 Prob_Collision.B12:Prob_Collision.B376 Prob_Collision.B12:Prob_Collision.B376 Prob_Collision.F7:Prob_Collision.F8 Prob_Collision.F12:Prob_Collision.F376 Prob_Collision.B12:Prob_Collision.B37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3/27/2017</text:date>, <text:time>18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7-03-25T16:39:33.80</meta:creation-date>
    <dc:date>2017-03-27T18:32:35.73</dc:date>
    <dc:creator>Dr. Mark E. Lehr</dc:creator>
    <meta:editing-duration>PT52M13S</meta:editing-duration>
    <meta:editing-cycles>15</meta:editing-cycles>
    <meta:generator>OpenOffice/4.1.2$Win32 OpenOffice.org_project/412m3$Build-9782</meta:generator>
    <meta:document-statistic meta:table-count="2" meta:cell-count="25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60" chart:interval-minor-divis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display-label="true" chart:logarithmic="false" chart:maximum="1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11cm" svg:height="16.134cm" xlink:href=".." xlink:type="simple" chart:class="chart:scatter" chart:style-name="ch1">
        <chart:title svg:x="10.34cm" svg:y="0.458cm" chart:style-name="ch2">
          <text:p>Birthday Problem or</text:p>
        </chart:title>
        <chart:subtitle svg:x="9.705cm" svg:y="1.559cm" chart:style-name="ch3">
          <text:p>Collisions are Bound to Occur</text:p>
        </chart:subtitle>
        <chart:legend chart:legend-position="end" svg:x="20.298cm" svg:y="7.231cm" style:legend-expansion="high" chart:style-name="ch4"/>
        <chart:plot-area chart:style-name="ch5" table:cell-range-address="Prob_Collision.B12:Prob_Collision.B71 Prob_Collision.D10:Prob_Collision.E10 Prob_Collision.D12:Prob_Collision.E71 Prob_Collision.H10:Prob_Collision.H10 Prob_Collision.H12:Prob_Collision.H71" chart:data-source-has-labels="row" svg:x="1.532cm" svg:y="2.886cm" svg:width="17.778cm" svg:height="11.918cm">
          <chartooo:coordinate-region svg:x="2.815cm" svg:y="3.098cm" svg:width="16.308cm" svg:height="11.033cm"/>
          <chart:axis chart:dimension="x" chart:name="primary-x" chart:style-name="ch6">
            <chart:title svg:x="8.075cm" svg:y="15.127cm" chart:style-name="ch7">
              <text:p>m -&gt; Random Pulls from n=365</text:p>
            </chart:title>
            <chart:grid chart:style-name="ch8" chart:class="major"/>
          </chart:axis>
          <chart:axis chart:dimension="y" chart:name="primary-y" chart:style-name="ch9">
            <chart:title svg:x="0.451cm" svg:y="9.656cm" chart:style-name="ch10">
              <text:p>Probability</text:p>
            </chart:title>
            <chart:grid chart:style-name="ch8" chart:class="major"/>
          </chart:axis>
          <chart:series chart:style-name="ch11" chart:values-cell-range-address="Prob_Collision.D12:Prob_Collision.D71" chart:label-cell-address="Prob_Collision.D10:Prob_Collision.D10" chart:class="chart:scatter">
            <chart:domain table:cell-range-address="Prob_Collision.B12:Prob_Collision.B71"/>
            <chart:data-point chart:repeated="60"/>
          </chart:series>
          <chart:series chart:style-name="ch12" chart:values-cell-range-address="Prob_Collision.E12:Prob_Collision.E71" chart:label-cell-address="Prob_Collision.E10:Prob_Collision.E10" chart:class="chart:scatter">
            <chart:data-point chart:repeated="60"/>
          </chart:series>
          <chart:series chart:style-name="ch13" chart:values-cell-range-address="Prob_Collision.H12:Prob_Collision.H71" chart:label-cell-address="Prob_Collision.H10:Prob_Collision.H10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(~c)</text:p>
                <draw:g>
                  <svg:desc>Prob_Collision.D10:Prob_Collision.D10</svg:desc>
                </draw:g>
              </table:table-cell>
              <table:table-cell office:value-type="string">
                <text:p>P(c)</text:p>
                <draw:g>
                  <svg:desc>Prob_Collision.E10:Prob_Collision.E10</svg:desc>
                </draw:g>
              </table:table-cell>
              <table:table-cell office:value-type="string">
                <text:p>Pa2=1-exp(-m^2/2n)</text:p>
                <draw:g>
                  <svg:desc>Prob_Collision.H10:Prob_Collision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b_Collision.B12:Prob_Collision.B71</svg:desc>
                </draw:g>
              </table:table-cell>
              <table:table-cell office:value-type="float" office:value="1">
                <text:p>1</text:p>
                <draw:g>
                  <svg:desc>Prob_Collision.D12:Prob_Collision.D71</svg:desc>
                </draw:g>
              </table:table-cell>
              <table:table-cell office:value-type="float" office:value="0">
                <text:p>0</text:p>
                <draw:g>
                  <svg:desc>Prob_Collision.E12:Prob_Collision.E71</svg:desc>
                </draw:g>
              </table:table-cell>
              <table:table-cell office:value-type="float" office:value="0.00136892517964404">
                <text:p>0.00136892517964404</text:p>
                <draw:g>
                  <svg:desc>Prob_Collision.H12:Prob_Collision.H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00546446723940286">
                <text:p>0.0054644672394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00820416588478135">
                <text:p>0.00820416588478135</text:p>
              </table:table-cell>
              <table:table-cell office:value-type="float" office:value="0.0122530792393011">
                <text:p>0.0122530792393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0163559124665502">
                <text:p>0.0163559124665502</text:p>
              </table:table-cell>
              <table:table-cell office:value-type="float" office:value="0.0216793583374634">
                <text:p>0.021679358337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0271355736997935">
                <text:p>0.0271355736997935</text:p>
              </table:table-cell>
              <table:table-cell office:value-type="float" office:value="0.0336667986811984">
                <text:p>0.033666798681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0404624836491114">
                <text:p>0.0404624836491114</text:p>
              </table:table-cell>
              <table:table-cell office:value-type="float" office:value="0.0481188253195667">
                <text:p>0.0481188253195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0562357030959754">
                <text:p>0.0562357030959754</text:p>
              </table:table-cell>
              <table:table-cell office:value-type="float" office:value="0.0649200895946231">
                <text:p>0.0649200895946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074335292351669">
                <text:p>0.074335292351669</text:p>
              </table:table-cell>
              <table:table-cell office:value-type="float" office:value="0.0839380017108915">
                <text:p>0.083938001710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0946238338891667">
                <text:p>0.0946238338891667</text:p>
              </table:table-cell>
              <table:table-cell office:value-type="float" office:value="0.10502447201049">
                <text:p>0.10502447201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116948177711078">
                <text:p>0.116948177711078</text:p>
              </table:table-cell>
              <table:table-cell office:value-type="float" office:value="0.128017828988458">
                <text:p>0.12801782898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141141378321733">
                <text:p>0.141141378321733</text:p>
              </table:table-cell>
              <table:table-cell office:value-type="float" office:value="0.152744879343253">
                <text:p>0.152744879343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167024788838064">
                <text:p>0.167024788838064</text:p>
              </table:table-cell>
              <table:table-cell office:value-type="float" office:value="0.179023073423382">
                <text:p>0.179023073423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194410275232429">
                <text:p>0.194410275232429</text:p>
              </table:table-cell>
              <table:table-cell office:value-type="float" office:value="0.206662738332345">
                <text:p>0.2066627383323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223102512004973">
                <text:p>0.223102512004973</text:p>
              </table:table-cell>
              <table:table-cell office:value-type="float" office:value="0.235469340696717">
                <text:p>0.235469340696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252901319763686">
                <text:p>0.252901319763686</text:p>
              </table:table-cell>
              <table:table-cell office:value-type="float" office:value="0.265245741669885">
                <text:p>0.265245741669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28360400525285">
                <text:p>0.28360400525285</text:p>
              </table:table-cell>
              <table:table-cell office:value-type="float" office:value="0.295794408098595">
                <text:p>0.295794408098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315007665296561">
                <text:p>0.315007665296561</text:p>
              </table:table-cell>
              <table:table-cell office:value-type="float" office:value="0.326919545862683">
                <text:p>0.326919545862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5308858212821">
                <text:p>0.65308858212821</text:p>
              </table:table-cell>
              <table:table-cell office:value-type="float" office:value="0.34691141787179">
                <text:p>0.34691141787179</text:p>
              </table:table-cell>
              <table:table-cell office:value-type="float" office:value="0.358429124134833">
                <text:p>0.358429124134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379118526031537">
                <text:p>0.379118526031537</text:p>
              </table:table-cell>
              <table:table-cell office:value-type="float" office:value="0.390136762606111">
                <text:p>0.390136762606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41143838358058">
                <text:p>0.41143838358058</text:p>
              </table:table-cell>
              <table:table-cell office:value-type="float" office:value="0.421863457482716">
                <text:p>0.4218634574827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443688335165206">
                <text:p>0.443688335165206</text:p>
              </table:table-cell>
              <table:table-cell office:value-type="float" office:value="0.453439126169618">
                <text:p>0.453439126169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47569530766255">
                <text:p>0.47569530766255</text:p>
              </table:table-cell>
              <table:table-cell office:value-type="float" office:value="0.48470395490314">
                <text:p>0.48470395490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2702765676014">
                <text:p>0.492702765676014</text:p>
              </table:table-cell>
              <table:table-cell office:value-type="float" office:value="0.507297234323986">
                <text:p>0.507297234323986</text:p>
              </table:table-cell>
              <table:table-cell office:value-type="float" office:value="0.515509538061517">
                <text:p>0.515509538061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538344257914529">
                <text:p>0.538344257914529</text:p>
              </table:table-cell>
              <table:table-cell office:value-type="float" office:value="0.545719802357139">
                <text:p>0.545719802357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568699703969464">
                <text:p>0.568699703969464</text:p>
              </table:table-cell>
              <table:table-cell office:value-type="float" office:value="0.575211713489176">
                <text:p>0.57521171348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598240820135939">
                <text:p>0.598240820135939</text:p>
              </table:table-cell>
              <table:table-cell office:value-type="float" office:value="0.603875767011825">
                <text:p>0.603875767011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626859282263242">
                <text:p>0.626859282263242</text:p>
              </table:table-cell>
              <table:table-cell office:value-type="float" office:value="0.631616269063507">
                <text:p>0.631616269063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455385276576">
                <text:p>0.3455385276576</text:p>
              </table:table-cell>
              <table:table-cell office:value-type="float" office:value="0.654461472342399">
                <text:p>0.654461472342399</text:p>
              </table:table-cell>
              <table:table-cell office:value-type="float" office:value="0.658351416130977">
                <text:p>0.658351416130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680968537477777">
                <text:p>0.680968537477777</text:p>
              </table:table-cell>
              <table:table-cell office:value-type="float" office:value="0.684013186128477">
                <text:p>0.684013186128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706316242719269">
                <text:p>0.706316242719269</text:p>
              </table:table-cell>
              <table:table-cell office:value-type="float" office:value="0.708547055710068">
                <text:p>0.708547055710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730454633728644">
                <text:p>0.730454633728644</text:p>
              </table:table-cell>
              <table:table-cell office:value-type="float" office:value="0.731911560872649">
                <text:p>0.731911560872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753347527850321">
                <text:p>0.753347527850321</text:p>
              </table:table-cell>
              <table:table-cell office:value-type="float" office:value="0.754077719532824">
                <text:p>0.7540777195328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774971854175772">
                <text:p>0.774971854175772</text:p>
              </table:table-cell>
              <table:table-cell office:value-type="float" office:value="0.7750283358721">
                <text:p>0.7750283358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795316864620154">
                <text:p>0.795316864620154</text:p>
              </table:table-cell>
              <table:table-cell office:value-type="float" office:value="0.794757206854901">
                <text:p>0.794757206854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814383238874715">
                <text:p>0.814383238874715</text:p>
              </table:table-cell>
              <table:table-cell office:value-type="float" office:value="0.813268251457634">
                <text:p>0.8132682514576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83218210637988">
                <text:p>0.83218210637988</text:p>
              </table:table-cell>
              <table:table-cell office:value-type="float" office:value="0.830574582840144">
                <text:p>0.830574582840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848734008216385">
                <text:p>0.848734008216385</text:p>
              </table:table-cell>
              <table:table-cell office:value-type="float" office:value="0.846697542987411">
                <text:p>0.8466975429874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864067821082121">
                <text:p>0.864067821082121</text:p>
              </table:table-cell>
              <table:table-cell office:value-type="float" office:value="0.861665718300059">
                <text:p>0.86166571830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878219664366722">
                <text:p>0.878219664366722</text:p>
              </table:table-cell>
              <table:table-cell office:value-type="float" office:value="0.87551395327244">
                <text:p>0.87551395327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891231809817949">
                <text:p>0.891231809817949</text:p>
              </table:table-cell>
              <table:table-cell office:value-type="float" office:value="0.888282377824588">
                <text:p>0.8882823778245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903151611481735">
                <text:p>0.903151611481735</text:p>
              </table:table-cell>
              <table:table-cell office:value-type="float" office:value="0.900015462107828">
                <text:p>0.900015462107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859695284381307">
                <text:p>0.0859695284381307</text:p>
              </table:table-cell>
              <table:table-cell office:value-type="float" office:value="0.914030471561869">
                <text:p>0.914030471561869</text:p>
              </table:table-cell>
              <table:table-cell office:value-type="float" office:value="0.910761110740752">
                <text:p>0.910761110740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92392285565612">
                <text:p>0.92392285565612</text:p>
              </table:table-cell>
              <table:table-cell office:value-type="float" office:value="0.920569806507623">
                <text:p>0.920569806507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932885368551426">
                <text:p>0.932885368551426</text:p>
              </table:table-cell>
              <table:table-cell office:value-type="float" office:value="0.929493811616055">
                <text:p>0.929493811616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940975899465775">
                <text:p>0.940975899465775</text:p>
              </table:table-cell>
              <table:table-cell office:value-type="float" office:value="0.937586432711181">
                <text:p>0.93758643271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948252843367255">
                <text:p>0.948252843367255</text:p>
              </table:table-cell>
              <table:table-cell office:value-type="float" office:value="0.944901354019746">
                <text:p>0.944901354019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954774402833299">
                <text:p>0.954774402833299</text:p>
              </table:table-cell>
              <table:table-cell office:value-type="float" office:value="0.951492041283816">
                <text:p>0.951492041283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960597972879422">
                <text:p>0.960597972879422</text:p>
              </table:table-cell>
              <table:table-cell office:value-type="float" office:value="0.957411217567434">
                <text:p>0.957411217567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965779609322676">
                <text:p>0.965779609322676</text:p>
              </table:table-cell>
              <table:table-cell office:value-type="float" office:value="0.962710410601621">
                <text:p>0.9627104106016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970373579577988">
                <text:p>0.970373579577988</text:p>
              </table:table-cell>
              <table:table-cell office:value-type="float" office:value="0.967439570087906">
                <text:p>0.967439570087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974431993334428">
                <text:p>0.974431993334428</text:p>
              </table:table-cell>
              <table:table-cell office:value-type="float" office:value="0.971646752316439">
                <text:p>0.971646752316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978004509334275">
                <text:p>0.978004509334275</text:p>
              </table:table-cell>
              <table:table-cell office:value-type="float" office:value="0.975377868574415">
                <text:p>0.9753778685744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981138113483913">
                <text:p>0.981138113483913</text:p>
              </table:table-cell>
              <table:table-cell office:value-type="float" office:value="0.978676493121561">
                <text:p>0.97867649312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983876962758851">
                <text:p>0.983876962758851</text:p>
              </table:table-cell>
              <table:table-cell office:value-type="float" office:value="0.98158372598524">
                <text:p>0.98158372598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986262288816446">
                <text:p>0.986262288816446</text:p>
              </table:table-cell>
              <table:table-cell office:value-type="float" office:value="0.984138105467949">
                <text:p>0.984138105467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988332354885201">
                <text:p>0.988332354885201</text:p>
              </table:table-cell>
              <table:table-cell office:value-type="float" office:value="0.986375565051451">
                <text:p>0.986375565051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99012245934117">
                <text:p>0.99012245934117</text:p>
              </table:table-cell>
              <table:table-cell office:value-type="float" office:value="0.988329429309313">
                <text:p>0.988329429309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991664979389261">
                <text:p>0.991664979389261</text:p>
              </table:table-cell>
              <table:table-cell office:value-type="float" office:value="0.990030443486382">
                <text:p>0.990030443486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992989448417817">
                <text:p>0.992989448417817</text:p>
              </table:table-cell>
              <table:table-cell office:value-type="float" office:value="0.99150683155242">
                <text:p>0.99150683155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994122660865348">
                <text:p>0.994122660865348</text:p>
              </table:table-cell>
              <table:table-cell office:value-type="float" office:value="0.992784377770032">
                <text:p>0.99278437777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65" chart:interval-major="73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94cm" svg:height="15.683cm" xlink:href=".." xlink:type="simple" chart:class="chart:scatter" chart:style-name="ch1">
        <chart:title svg:x="9.589cm" svg:y="0.449cm" chart:style-name="ch2">
          <text:p>Number of Unique Birthdays</text:p>
        </chart:title>
        <chart:subtitle svg:x="10.144cm" svg:y="1.541cm" chart:style-name="ch3">
          <text:p>Up to the days of the year</text:p>
        </chart:subtitle>
        <chart:legend chart:legend-position="end" svg:x="21.175cm" svg:y="7.529cm" style:legend-expansion="high" chart:style-name="ch4"/>
        <chart:plot-area chart:style-name="ch5" table:cell-range-address="Prob_Collision.B12:Prob_Collision.B376 Prob_Collision.F7:Prob_Collision.F8 Prob_Collision.F12:Prob_Collision.F376" chart:data-source-has-labels="row" svg:x="1.533cm" svg:y="2.85cm" svg:width="18.652cm" svg:height="11.512cm">
          <chartooo:coordinate-region svg:x="3.186cm" svg:y="3.062cm" svg:width="16.719cm" svg:height="10.627cm"/>
          <chart:axis chart:dimension="x" chart:name="primary-x" chart:style-name="ch6">
            <chart:title svg:x="9.294cm" svg:y="14.676cm" chart:style-name="ch7">
              <text:p>Every Day of the Year</text:p>
            </chart:title>
            <chart:grid chart:style-name="ch8" chart:class="major"/>
          </chart:axis>
          <chart:axis chart:dimension="y" chart:name="primary-y" chart:style-name="ch9">
            <chart:title svg:x="0.451cm" svg:y="10.714cm" chart:style-name="ch10">
              <text:p>Expected Unique Occurence</text:p>
            </chart:title>
            <chart:grid chart:style-name="ch8" chart:class="major"/>
          </chart:axis>
          <chart:series chart:style-name="ch11" chart:values-cell-range-address="Prob_Collision.F12:Prob_Collision.F376" chart:label-cell-address="Prob_Collision.F7:Prob_Collision.F8" chart:class="chart:scatter">
            <chart:domain table:cell-range-address="Prob_Collision.B12:Prob_Collision.B376"/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cted Sum</text:p>
                <text:list>
                  <text:list-item>
                    <text:p>Expected</text:p>
                  </text:list-item>
                  <text:list-item>
                    <text:p>Sum</text:p>
                  </text:list-item>
                </text:list>
                <draw:g>
                  <svg:desc>Prob_Collision.F7:Prob_Collision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b_Collision.B12:Prob_Collision.B376</svg:desc>
                </draw:g>
              </table:table-cell>
              <table:table-cell office:value-type="float" office:value="1">
                <text:p>1</text:p>
                <draw:g>
                  <svg:desc>Prob_Collision.F12:Prob_Collision.F3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2602739726">
                <text:p>1.997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178832801651">
                <text:p>2.9917883280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359164766578">
                <text:p>3.9835916476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7267769794615">
                <text:p>4.97267769794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5905392343123">
                <text:p>5.95905392343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4272774829854">
                <text:p>6.94272774829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37065763854">
                <text:p>7.9237065763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0199779124461">
                <text:p>8.90199779124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87760875620011">
                <text:p>9.8776087562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505468144023">
                <text:p>10.8505468144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8208192888834">
                <text:p>11.820819288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7884334826125">
                <text:p>12.7884334826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7533966785505">
                <text:p>13.7533966785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7157161397052">
                <text:p>14.7157161397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6753991091854">
                <text:p>15.6753991091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6324528102562">
                <text:p>16.6324528102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5868844463925">
                <text:p>17.5868844463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5387012013338">
                <text:p>18.5387012013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4879102391384">
                <text:p>19.4879102391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.4345187042367">
                <text:p>20.4345187042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.3785337214853">
                <text:p>21.3785337214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319962396221">
                <text:p>22.319962396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2588118143135">
                <text:p>23.2588118143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.1950890422195">
                <text:p>24.1950890422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1288011270354">
                <text:p>25.1288011270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0599550965503">
                <text:p>26.0599550965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.9885579592995">
                <text:p>26.9885579592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9146167046165">
                <text:p>27.9146167046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838138302686">
                <text:p>28.83813830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.7591297045965">
                <text:p>29.7591297045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.6775978423921">
                <text:p>30.6775978423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.5935496291253">
                <text:p>31.5935496291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.5069919589085">
                <text:p>32.5069919589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4179317069663">
                <text:p>33.4179317069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3263757296869">
                <text:p>34.3263757296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.2323308646741">
                <text:p>35.2323308646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.1358039307983">
                <text:p>36.1358039307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.0368017282481">
                <text:p>37.0368017282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.9353310385817">
                <text:p>37.9353310385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.8313986247774">
                <text:p>38.8313986247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.7250112312848">
                <text:p>39.7250112312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.6161755840758">
                <text:p>40.6161755840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1.5048983906948">
                <text:p>41.5048983906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2.3911863403094">
                <text:p>42.3911863403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.2750461037606">
                <text:p>43.2750461037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.1564843336133">
                <text:p>44.1564843336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5.0355076642061">
                <text:p>45.0355076642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.9121227117014">
                <text:p>45.9121227117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.7863360741351">
                <text:p>46.7863360741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7.6581543314663">
                <text:p>47.6581543314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.5275840456266">
                <text:p>48.5275840456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.3946317605701">
                <text:p>49.3946317605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.259304002322">
                <text:p>50.259304002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1.121607279028">
                <text:p>51.121607279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1.9815480810032">
                <text:p>51.981548081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2.8391328807813">
                <text:p>52.8391328807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3.6943681331627">
                <text:p>53.6943681331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.5472602752636">
                <text:p>54.5472602752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5.3978157265643">
                <text:p>55.39781572656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6.2460408889573">
                <text:p>56.24604088895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7.0919421467957">
                <text:p>57.0919421467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9355258669415">
                <text:p>57.9355258669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.7767983988129">
                <text:p>58.7767983988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9.6157660744326">
                <text:p>59.6157660744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0.4524352084752">
                <text:p>60.4524352084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1.286812098315">
                <text:p>61.286812098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2.1189030240731">
                <text:p>62.1189030240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2.9487142486647">
                <text:p>62.9487142486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3.7762520178464">
                <text:p>63.7762520178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.6015225602632">
                <text:p>64.6015225602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5.4245320874954">
                <text:p>65.42453208749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6.245286794105">
                <text:p>66.245286794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7.0637928576828">
                <text:p>67.0637928576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7.8800564388946">
                <text:p>67.8800564388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8.6940836815278">
                <text:p>68.6940836815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9.5058807125373">
                <text:p>69.5058807125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.315453642092">
                <text:p>70.315453642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1.1228085636205">
                <text:p>71.1228085636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1.9279515538572">
                <text:p>71.9279515538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2.7308886728877">
                <text:p>72.7308886728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3.5316259641949">
                <text:p>73.5316259641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4.3301694547039">
                <text:p>74.3301694547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5.126525154828">
                <text:p>75.126525154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5.9206990585134">
                <text:p>75.9206990585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6.7126971432846">
                <text:p>76.7126971432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.5025253702893">
                <text:p>77.50252537028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.2901896843433">
                <text:p>78.2901896843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.0756960139753">
                <text:p>79.0756960139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.8590502714712">
                <text:p>79.8590502714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0.6402583529193">
                <text:p>80.6402583529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1.4193261382537">
                <text:p>81.4193261382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2.1962594912996">
                <text:p>82.1962594912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2.9710642598166">
                <text:p>82.9710642598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.7437462755431">
                <text:p>83.74374627554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4.5143113542403">
                <text:p>84.5143113542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5.2827652957355">
                <text:p>85.2827652957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.0491138839664">
                <text:p>86.0491138839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6.813362887024">
                <text:p>86.813362887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7.5755180571965">
                <text:p>87.5755180571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8.3355851310124">
                <text:p>88.3355851310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9.0935698292836">
                <text:p>89.09356982928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9.8494778571486">
                <text:p>89.8494778571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0.6033149041153">
                <text:p>90.6033149041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1.3550866441041">
                <text:p>91.35508664410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2.1047987354901">
                <text:p>92.1047987354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2.8524568211463">
                <text:p>92.85245682114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3.5980665284856">
                <text:p>93.5980665284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4.3416334695035">
                <text:p>94.3416334695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5.0831632408199">
                <text:p>95.0831632408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5.8226614237218">
                <text:p>95.8226614237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6.5601335842047">
                <text:p>96.56013358420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7.2955852730151">
                <text:p>97.29558527301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8.0290220256918">
                <text:p>98.0290220256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8.7604493626077">
                <text:p>98.7604493626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9.4898727890115">
                <text:p>99.4898727890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0.217297795069">
                <text:p>100.2172977950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0.942729855904">
                <text:p>100.9427298559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1.666174431642">
                <text:p>101.666174431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2.387636967445">
                <text:p>102.387636967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3.107122893562">
                <text:p>103.107122893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3.82463762536">
                <text:p>103.82463762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4.540186563373">
                <text:p>104.5401865633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5.253775093337">
                <text:p>105.2537750933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5.965408586232">
                <text:p>105.965408586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6.675092398324">
                <text:p>106.675092398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7.382831871205">
                <text:p>107.382831871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8.088632331832">
                <text:p>108.0886323318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8.792499092567">
                <text:p>108.7924990925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9.494437451217">
                <text:p>109.4944374512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0.194452691077">
                <text:p>110.1944526910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0.892550080965">
                <text:p>110.892550080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1.588734875263">
                <text:p>111.5887348752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2.283012313961">
                <text:p>112.283012313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2.97538762269">
                <text:p>112.97538762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3.665866012765">
                <text:p>113.665866012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4.354452681223">
                <text:p>114.354452681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5.041152810864">
                <text:p>115.0411528108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5.725971570286">
                <text:p>115.725971570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6.408914113929">
                <text:p>116.4089141139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7.08998558211">
                <text:p>117.08998558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7.769191101063">
                <text:p>117.769191101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8.446535782978">
                <text:p>118.446535782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9.122024726038">
                <text:p>119.122024726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9.79566301446">
                <text:p>119.79566301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0.46745571853">
                <text:p>120.46745571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1.137407894644">
                <text:p>121.137407894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1.805524585343">
                <text:p>121.805524585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2.471810819356">
                <text:p>122.4718108193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3.136271611632">
                <text:p>123.136271611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3.798911963381">
                <text:p>123.7989119633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4.459736862111">
                <text:p>124.459736862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5.118751281667">
                <text:p>125.118751281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5.775960182265">
                <text:p>125.775960182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6.431368510533">
                <text:p>126.431368510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7.084981199545">
                <text:p>127.08498119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7.736803168862">
                <text:p>127.736803168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8.386839324563">
                <text:p>128.386839324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9.035094559291">
                <text:p>129.035094559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9.681573752279">
                <text:p>129.6815737522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0.326281769396">
                <text:p>130.3262817693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0.969223463178">
                <text:p>130.969223463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1.610403672868">
                <text:p>131.610403672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2.249827224449">
                <text:p>132.249827224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2.887498930684">
                <text:p>132.887498930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3.523423591148">
                <text:p>133.523423591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4.157605992268">
                <text:p>134.1576059922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4.790050907358">
                <text:p>134.790050907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5.420763096652">
                <text:p>135.420763096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6.049747307347">
                <text:p>136.0497473073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36.677008273628">
                <text:p>136.677008273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7.302550716714">
                <text:p>137.302550716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7.926379344887">
                <text:p>137.926379344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8.548498853531">
                <text:p>138.548498853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9.168913925165">
                <text:p>139.1689139251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9.78762922948">
                <text:p>139.787629229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0.404649423372">
                <text:p>140.404649423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41.019979150979">
                <text:p>141.01997915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41.633623043716">
                <text:p>141.6336230437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2.245585720309">
                <text:p>142.2455857203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42.855871786828">
                <text:p>142.855871786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3.464485836728">
                <text:p>143.4644858367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44.071432450873">
                <text:p>144.0714324508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44.676716197583">
                <text:p>144.676716197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45.280341632659">
                <text:p>145.2803416326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45.882313299418">
                <text:p>145.882313299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46.482635728735">
                <text:p>146.4826357287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7.081313439067">
                <text:p>147.0813134390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47.678350936494">
                <text:p>147.6783509364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48.273752714751">
                <text:p>148.27375271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48.867523255258">
                <text:p>148.8675232552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49.459667027162">
                <text:p>149.459667027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50.050188487361">
                <text:p>150.050188487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0.639092080546">
                <text:p>150.639092080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51.22638223923">
                <text:p>151.226382239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51.81206338378">
                <text:p>151.81206338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52.396139922455">
                <text:p>152.396139922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52.978616251434">
                <text:p>152.978616251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3.559496754855">
                <text:p>153.5594967548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4.138785804842">
                <text:p>154.1387858048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54.716487761541">
                <text:p>154.716487761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55.292606973153">
                <text:p>155.292606973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55.867147775966">
                <text:p>155.867147775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56.440114494388">
                <text:p>156.4401144943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57.011511440979">
                <text:p>157.0115114409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57.581342916483">
                <text:p>157.581342916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58.149613209862">
                <text:p>158.1496132098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58.716326598329">
                <text:p>158.7163265983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59.281487347374">
                <text:p>159.2814873473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59.845099710806">
                <text:p>159.845099710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60.407167930777">
                <text:p>160.4071679307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60.967696237815">
                <text:p>160.967696237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61.526688850863">
                <text:p>161.5266888508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62.084149977299">
                <text:p>162.0841499772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62.640083812977">
                <text:p>162.640083812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63.194494542257">
                <text:p>163.1944945422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63.747386338031">
                <text:p>163.747386338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64.298763361763">
                <text:p>164.2987633617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64.848629763511">
                <text:p>164.848629763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65.396989681967">
                <text:p>165.3969896819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65.943847244483">
                <text:p>165.9438472444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66.489206567101">
                <text:p>166.489206567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67.033071754588">
                <text:p>167.033071754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67.575446900466">
                <text:p>167.5754469004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68.11633608704">
                <text:p>168.11633608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68.655743385432">
                <text:p>168.6557433854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69.193672855608">
                <text:p>169.1936728556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69.730128546415">
                <text:p>169.7301285464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70.265114495603">
                <text:p>170.2651144956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70.798634729861">
                <text:p>170.7986347298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1.330693264848">
                <text:p>171.330693264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71.861294105218">
                <text:p>171.8612941052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72.390441244656">
                <text:p>172.390441244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2.918138665904">
                <text:p>172.9181386659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73.444390340792">
                <text:p>173.4443903407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73.969200230269">
                <text:p>173.9692002302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4.492572284433">
                <text:p>174.4925722844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75.014510442557">
                <text:p>175.0145104425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5.535018633126">
                <text:p>175.535018633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76.054100773857">
                <text:p>176.054100773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76.571760771737">
                <text:p>176.571760771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77.088002523047">
                <text:p>177.088002523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77.602829913395">
                <text:p>177.6028299133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78.116246817742">
                <text:p>178.1162468177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78.628257100433">
                <text:p>178.6282571004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9.138864615226">
                <text:p>179.138864615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79.648073205321">
                <text:p>179.6480732053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0.155886703389">
                <text:p>180.1558867033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0.662308931599">
                <text:p>180.6623089315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1.167343701649">
                <text:p>181.1673437016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1.670994814796">
                <text:p>181.6709948147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2.173266061878">
                <text:p>182.1732660618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82.674161223353">
                <text:p>182.674161223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83.173684069316">
                <text:p>183.1736840693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3.671838359537">
                <text:p>183.6718383595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4.168627843484">
                <text:p>184.1686278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84.664056260351">
                <text:p>184.6640562603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85.158127339089">
                <text:p>185.1581273390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85.650844798434">
                <text:p>185.6508447984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86.142212346932">
                <text:p>186.1422123469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86.632233682968">
                <text:p>186.632233682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87.120912494795">
                <text:p>187.1209124947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87.608252460563">
                <text:p>187.6082524605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88.094257248342">
                <text:p>188.0942572483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88.578930516155">
                <text:p>188.5789305161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89.062275912001">
                <text:p>189.062275912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89.544297073886">
                <text:p>189.5442970738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0.024997629848">
                <text:p>190.024997629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90.504381197985">
                <text:p>190.5043811979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90.982451386484">
                <text:p>190.9824513864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91.459211793644">
                <text:p>191.459211793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91.934666007908">
                <text:p>191.9346660079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92.408817607887">
                <text:p>192.408817607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92.881670162386">
                <text:p>192.8816701623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93.353227230434">
                <text:p>193.353227230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93.823492361309">
                <text:p>193.8234923613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94.292469094566">
                <text:p>194.2924690945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94.76016096006">
                <text:p>194.760160960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95.226571477978">
                <text:p>195.226571477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95.69170415886">
                <text:p>195.691704158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96.155562503631">
                <text:p>196.1555625036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96.618150003621">
                <text:p>196.6181500036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97.079470140597">
                <text:p>197.0794701405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97.539526386787">
                <text:p>197.5395263867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97.998322204906">
                <text:p>197.9983222049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98.45586104818">
                <text:p>198.455861048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98.912146360377">
                <text:p>198.9121463603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99.367181575828">
                <text:p>199.367181575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99.820970119455">
                <text:p>199.820970119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00.273515406799">
                <text:p>200.2735154067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00.724820844041">
                <text:p>200.7248208440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01.17488982803">
                <text:p>201.174889828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01.623725746309">
                <text:p>201.623725746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02.071331977141">
                <text:p>202.071331977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02.517711889533">
                <text:p>202.5177118895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02.96286884326">
                <text:p>202.962868843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03.406806188895">
                <text:p>203.4068061888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03.84952726783">
                <text:p>203.849527267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04.291035412301">
                <text:p>204.2910354123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04.731333945418">
                <text:p>204.7313339454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05.170426181184">
                <text:p>205.170426181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05.608315424523">
                <text:p>205.608315424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06.045004971306">
                <text:p>206.045004971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06.48049810837">
                <text:p>206.480498108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06.914798113553">
                <text:p>206.9147981135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07.347908255708">
                <text:p>207.3479082557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7.779831794733">
                <text:p>207.7798317947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8.210571981597">
                <text:p>208.2105719815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08.64013205836">
                <text:p>208.640132058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09.0685152582">
                <text:p>209.0685152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09.495724805438">
                <text:p>209.4957248054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09.92176391556">
                <text:p>209.921763915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10.346635795243">
                <text:p>210.3466357952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0.770343642379">
                <text:p>210.7703436423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11.192890646099">
                <text:p>211.1928906460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11.614279986794">
                <text:p>211.6142799867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2.034514836146">
                <text:p>212.0345148361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2.453598357143">
                <text:p>212.4535983571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12.871533704109">
                <text:p>212.871533704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13.288324022728">
                <text:p>213.288324022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3.703972450063">
                <text:p>213.7039724500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14.118482114584">
                <text:p>214.1184821145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4.531856136187">
                <text:p>214.531856136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14.944097626225">
                <text:p>214.944097626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15.355209687523">
                <text:p>215.3552096875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15.765195414407">
                <text:p>215.7651954144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16.174057892723">
                <text:p>216.1740578927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16.581800199867">
                <text:p>216.5818001998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16.988425404799">
                <text:p>216.9884254047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17.393936568073">
                <text:p>217.3939365680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7.798336741859">
                <text:p>217.7983367418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8.201628969964">
                <text:p>218.2016289699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18.603816287854">
                <text:p>218.6038162878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9.004901722682">
                <text:p>219.0049017226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19.404888293305">
                <text:p>219.4048882933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9.803779010309">
                <text:p>219.8037790103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20.201576876035">
                <text:p>220.2015768760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20.598284884593">
                <text:p>220.598284884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20.993906021896">
                <text:p>220.993906021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21.388443265672">
                <text:p>221.3884432656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21.781899585492">
                <text:p>221.781899585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22.174277942792">
                <text:p>222.1742779427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22.565581290894">
                <text:p>222.5655812908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22.955812575028">
                <text:p>222.955812575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23.344974732357">
                <text:p>223.3449747323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23.733070691994">
                <text:p>223.7330706919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24.12010337503">
                <text:p>224.120103375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24.50607569455">
                <text:p>224.50607569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24.890990555661">
                <text:p>224.8909905556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25.274850855509">
                <text:p>225.2748508555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25.657659483302">
                <text:p>225.6576594833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26.039419320334">
                <text:p>226.039419320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26.420133240004">
                <text:p>226.4201332400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26.79980410784">
                <text:p>226.799804107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27.178434781517">
                <text:p>227.1784347815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27.556028110883">
                <text:p>227.5560281108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27.932586937976">
                <text:p>227.932586937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28.30811409705">
                <text:p>228.308114097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28.682612414593">
                <text:p>228.6826124145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29.056084709347">
                <text:p>229.0560847093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29.428533792335">
                <text:p>229.4285337923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29.799962466877">
                <text:p>229.7999624668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30.170373528611">
                <text:p>230.1703735286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30.539769765519">
                <text:p>230.539769765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30.908153957942">
                <text:p>230.908153957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98cm" svg:height="15.667cm" xlink:href=".." xlink:type="simple" chart:class="chart:scatter" chart:style-name="ch1">
        <chart:title svg:x="10.096cm" svg:y="0.449cm" chart:style-name="ch2">
          <text:p>Birthday Problem Sum</text:p>
        </chart:title>
        <chart:legend chart:legend-position="end" svg:x="21.079cm" svg:y="7.259cm" style:legend-expansion="high" chart:style-name="ch3"/>
        <chart:plot-area chart:style-name="ch4" table:cell-range-address="Prob_Collision.B12:Prob_Collision.B376 Prob_Collision.B7:Prob_Collision.B7 Prob_Collision.F7:Prob_Collision.F8 Prob_Collision.F12:Prob_Collision.F376" chart:data-source-has-labels="row" svg:x="1.531cm" svg:y="2.167cm" svg:width="18.562cm" svg:height="12.179cm">
          <chartooo:coordinate-region svg:x="2.338cm" svg:y="2.379cm" svg:width="17.475cm" svg:height="11.294cm"/>
          <chart:axis chart:dimension="x" chart:name="primary-x" chart:style-name="ch5">
            <chart:title svg:x="9.71cm" svg:y="14.66cm" chart:style-name="ch6">
              <text:p>Days in a Year</text:p>
            </chart:title>
          </chart:axis>
          <chart:axis chart:dimension="y" chart:name="primary-y" chart:style-name="ch7">
            <chart:title svg:x="0.451cm" svg:y="10.39cm" chart:style-name="ch8">
              <text:p>Sequential vs. Random Sum</text:p>
            </chart:title>
            <chart:grid chart:style-name="ch9" chart:class="major"/>
          </chart:axis>
          <chart:series chart:style-name="ch10" chart:values-cell-range-address="Prob_Collision.B12:Prob_Collision.B376" chart:label-cell-address="Prob_Collision.B7:Prob_Collision.B7" chart:class="chart:scatter">
            <chart:domain table:cell-range-address="Prob_Collision.B12:Prob_Collision.B376"/>
            <chart:data-point chart:repeated="365"/>
          </chart:series>
          <chart:series chart:style-name="ch11" chart:values-cell-range-address="Prob_Collision.F12:Prob_Collision.F376" chart:label-cell-address="Prob_Collision.F7:Prob_Collision.F8" chart:class="chart:scatter">
            <chart:data-point chart:repeated="3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ys/Slots</text:p>
                <draw:g>
                  <svg:desc>Prob_Collision.B7:Prob_Collision.B7</svg:desc>
                </draw:g>
              </table:table-cell>
              <table:table-cell office:value-type="string">
                <text:p>Expected Sum</text:p>
                <text:list>
                  <text:list-item>
                    <text:p>Expected</text:p>
                  </text:list-item>
                  <text:list-item>
                    <text:p>Sum</text:p>
                  </text:list-item>
                </text:list>
                <draw:g>
                  <svg:desc>Prob_Collision.F7:Prob_Collision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b_Collision.B12:Prob_Collision.B376</svg:desc>
                </draw:g>
              </table:table-cell>
              <table:table-cell office:value-type="float" office:value="1">
                <text:p>1</text:p>
                <draw:g>
                  <svg:desc>Prob_Collision.B12:Prob_Collision.B376</svg:desc>
                </draw:g>
              </table:table-cell>
              <table:table-cell office:value-type="float" office:value="1">
                <text:p>1</text:p>
                <draw:g>
                  <svg:desc>Prob_Collision.F12:Prob_Collision.F3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2602739726">
                <text:p>1.997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9178832801651">
                <text:p>2.99178832801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8359164766578">
                <text:p>3.983591647665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7267769794615">
                <text:p>4.97267769794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5905392343123">
                <text:p>5.95905392343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4272774829854">
                <text:p>6.94272774829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237065763854">
                <text:p>7.9237065763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0199779124461">
                <text:p>8.90199779124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87760875620011">
                <text:p>9.8776087562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8505468144023">
                <text:p>10.8505468144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8208192888834">
                <text:p>11.820819288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7884334826125">
                <text:p>12.7884334826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7533966785505">
                <text:p>13.75339667855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7157161397052">
                <text:p>14.7157161397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6753991091854">
                <text:p>15.6753991091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6324528102562">
                <text:p>16.6324528102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5868844463925">
                <text:p>17.5868844463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5387012013338">
                <text:p>18.5387012013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4879102391384">
                <text:p>19.4879102391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.4345187042367">
                <text:p>20.4345187042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.3785337214853">
                <text:p>21.3785337214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319962396221">
                <text:p>22.319962396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2588118143135">
                <text:p>23.2588118143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.1950890422195">
                <text:p>24.1950890422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1288011270354">
                <text:p>25.1288011270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0599550965503">
                <text:p>26.0599550965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.9885579592995">
                <text:p>26.9885579592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9146167046165">
                <text:p>27.9146167046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838138302686">
                <text:p>28.83813830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.7591297045965">
                <text:p>29.7591297045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.6775978423921">
                <text:p>30.6775978423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.5935496291253">
                <text:p>31.5935496291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.5069919589085">
                <text:p>32.50699195890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4179317069663">
                <text:p>33.4179317069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3263757296869">
                <text:p>34.3263757296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5.2323308646741">
                <text:p>35.23233086467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6.1358039307983">
                <text:p>36.1358039307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.0368017282481">
                <text:p>37.0368017282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7.9353310385817">
                <text:p>37.9353310385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.8313986247774">
                <text:p>38.8313986247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.7250112312848">
                <text:p>39.7250112312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.6161755840758">
                <text:p>40.61617558407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1.5048983906948">
                <text:p>41.5048983906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2.3911863403094">
                <text:p>42.3911863403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.2750461037606">
                <text:p>43.27504610376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4.1564843336133">
                <text:p>44.1564843336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5.0355076642061">
                <text:p>45.0355076642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5.9121227117014">
                <text:p>45.9121227117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.7863360741351">
                <text:p>46.7863360741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7.6581543314663">
                <text:p>47.6581543314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8.5275840456266">
                <text:p>48.5275840456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.3946317605701">
                <text:p>49.3946317605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0.259304002322">
                <text:p>50.259304002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1.121607279028">
                <text:p>51.121607279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1.9815480810032">
                <text:p>51.981548081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2.8391328807813">
                <text:p>52.8391328807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3.6943681331627">
                <text:p>53.6943681331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4.5472602752636">
                <text:p>54.5472602752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5.3978157265643">
                <text:p>55.39781572656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6.2460408889573">
                <text:p>56.24604088895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7.0919421467957">
                <text:p>57.0919421467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7.9355258669415">
                <text:p>57.9355258669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.7767983988129">
                <text:p>58.7767983988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9.6157660744326">
                <text:p>59.61576607443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0.4524352084752">
                <text:p>60.4524352084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1.286812098315">
                <text:p>61.286812098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2.1189030240731">
                <text:p>62.1189030240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2.9487142486647">
                <text:p>62.94871424866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3.7762520178464">
                <text:p>63.7762520178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.6015225602632">
                <text:p>64.6015225602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5.4245320874954">
                <text:p>65.42453208749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6.245286794105">
                <text:p>66.245286794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7.0637928576828">
                <text:p>67.0637928576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7.8800564388946">
                <text:p>67.8800564388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8.6940836815278">
                <text:p>68.6940836815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9.5058807125373">
                <text:p>69.5058807125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.315453642092">
                <text:p>70.315453642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1.1228085636205">
                <text:p>71.1228085636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1.9279515538572">
                <text:p>71.9279515538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2.7308886728877">
                <text:p>72.7308886728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3.5316259641949">
                <text:p>73.5316259641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4.3301694547039">
                <text:p>74.3301694547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5.126525154828">
                <text:p>75.126525154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5.9206990585134">
                <text:p>75.92069905851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6.7126971432846">
                <text:p>76.7126971432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.5025253702893">
                <text:p>77.50252537028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.2901896843433">
                <text:p>78.2901896843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.0756960139753">
                <text:p>79.0756960139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9.8590502714712">
                <text:p>79.85905027147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0.6402583529193">
                <text:p>80.64025835291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1.4193261382537">
                <text:p>81.4193261382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2.1962594912996">
                <text:p>82.1962594912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2.9710642598166">
                <text:p>82.9710642598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.7437462755431">
                <text:p>83.74374627554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4.5143113542403">
                <text:p>84.5143113542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5.2827652957355">
                <text:p>85.2827652957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.0491138839664">
                <text:p>86.0491138839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6.813362887024">
                <text:p>86.813362887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7.5755180571965">
                <text:p>87.5755180571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8.3355851310124">
                <text:p>88.3355851310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9.0935698292836">
                <text:p>89.09356982928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9.8494778571486">
                <text:p>89.84947785714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0.6033149041153">
                <text:p>90.6033149041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1.3550866441041">
                <text:p>91.35508664410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2.1047987354901">
                <text:p>92.1047987354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2.8524568211463">
                <text:p>92.85245682114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3.5980665284856">
                <text:p>93.5980665284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4.3416334695035">
                <text:p>94.3416334695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5.0831632408199">
                <text:p>95.0831632408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5.8226614237218">
                <text:p>95.8226614237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6.5601335842047">
                <text:p>96.56013358420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7.2955852730151">
                <text:p>97.29558527301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8.0290220256918">
                <text:p>98.02902202569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8.7604493626077">
                <text:p>98.76044936260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9.4898727890115">
                <text:p>99.4898727890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0.217297795069">
                <text:p>100.2172977950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0.942729855904">
                <text:p>100.9427298559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1.666174431642">
                <text:p>101.666174431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2.387636967445">
                <text:p>102.387636967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3.107122893562">
                <text:p>103.1071228935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3.82463762536">
                <text:p>103.824637625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4.540186563373">
                <text:p>104.5401865633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5.253775093337">
                <text:p>105.2537750933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5.965408586232">
                <text:p>105.9654085862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6.675092398324">
                <text:p>106.675092398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7.382831871205">
                <text:p>107.382831871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8.088632331832">
                <text:p>108.0886323318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8.792499092567">
                <text:p>108.7924990925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9.494437451217">
                <text:p>109.4944374512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0.194452691077">
                <text:p>110.1944526910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0.892550080965">
                <text:p>110.8925500809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1.588734875263">
                <text:p>111.5887348752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2.283012313961">
                <text:p>112.283012313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2.97538762269">
                <text:p>112.975387622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3.665866012765">
                <text:p>113.665866012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4.354452681223">
                <text:p>114.354452681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5.041152810864">
                <text:p>115.0411528108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5.725971570286">
                <text:p>115.725971570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6.408914113929">
                <text:p>116.4089141139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7.08998558211">
                <text:p>117.08998558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7.769191101063">
                <text:p>117.7691911010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8.446535782978">
                <text:p>118.446535782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9.122024726038">
                <text:p>119.122024726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9.79566301446">
                <text:p>119.79566301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0.46745571853">
                <text:p>120.467455718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1.137407894644">
                <text:p>121.137407894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1.805524585343">
                <text:p>121.805524585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2.471810819356">
                <text:p>122.4718108193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3.136271611632">
                <text:p>123.1362716116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23.798911963381">
                <text:p>123.7989119633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24.459736862111">
                <text:p>124.459736862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25.118751281667">
                <text:p>125.118751281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5.775960182265">
                <text:p>125.775960182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6.431368510533">
                <text:p>126.431368510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27.084981199545">
                <text:p>127.08498119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7.736803168862">
                <text:p>127.736803168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28.386839324563">
                <text:p>128.386839324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29.035094559291">
                <text:p>129.035094559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9.681573752279">
                <text:p>129.6815737522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0.326281769396">
                <text:p>130.3262817693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0.969223463178">
                <text:p>130.9692234631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1.610403672868">
                <text:p>131.6104036728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2.249827224449">
                <text:p>132.249827224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2.887498930684">
                <text:p>132.887498930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3.523423591148">
                <text:p>133.5234235911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4.157605992268">
                <text:p>134.1576059922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4.790050907358">
                <text:p>134.790050907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5.420763096652">
                <text:p>135.4207630966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6.049747307347">
                <text:p>136.0497473073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36.677008273628">
                <text:p>136.677008273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7.302550716714">
                <text:p>137.302550716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7.926379344887">
                <text:p>137.926379344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8.548498853531">
                <text:p>138.548498853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9.168913925165">
                <text:p>139.1689139251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9.78762922948">
                <text:p>139.787629229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40.404649423372">
                <text:p>140.404649423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41.019979150979">
                <text:p>141.01997915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41.633623043716">
                <text:p>141.6336230437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42.245585720309">
                <text:p>142.2455857203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42.855871786828">
                <text:p>142.8558717868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43.464485836728">
                <text:p>143.4644858367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44.071432450873">
                <text:p>144.0714324508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44.676716197583">
                <text:p>144.676716197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45.280341632659">
                <text:p>145.2803416326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45.882313299418">
                <text:p>145.882313299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46.482635728735">
                <text:p>146.4826357287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7.081313439067">
                <text:p>147.0813134390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47.678350936494">
                <text:p>147.6783509364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48.273752714751">
                <text:p>148.27375271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48.867523255258">
                <text:p>148.8675232552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49.459667027162">
                <text:p>149.4596670271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50.050188487361">
                <text:p>150.0501884873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50.639092080546">
                <text:p>150.6390920805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51.22638223923">
                <text:p>151.226382239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51.81206338378">
                <text:p>151.81206338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52.396139922455">
                <text:p>152.396139922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52.978616251434">
                <text:p>152.978616251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53.559496754855">
                <text:p>153.5594967548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54.138785804842">
                <text:p>154.1387858048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54.716487761541">
                <text:p>154.716487761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55.292606973153">
                <text:p>155.2926069731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55.867147775966">
                <text:p>155.867147775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56.440114494388">
                <text:p>156.4401144943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57.011511440979">
                <text:p>157.0115114409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57.581342916483">
                <text:p>157.581342916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58.149613209862">
                <text:p>158.1496132098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58.716326598329">
                <text:p>158.7163265983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59.281487347374">
                <text:p>159.2814873473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59.845099710806">
                <text:p>159.845099710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60.407167930777">
                <text:p>160.4071679307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60.967696237815">
                <text:p>160.967696237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61.526688850863">
                <text:p>161.5266888508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62.084149977299">
                <text:p>162.0841499772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62.640083812977">
                <text:p>162.640083812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63.194494542257">
                <text:p>163.1944945422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63.747386338031">
                <text:p>163.7473863380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64.298763361763">
                <text:p>164.2987633617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64.848629763511">
                <text:p>164.8486297635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65.396989681967">
                <text:p>165.3969896819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65.943847244483">
                <text:p>165.9438472444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66.489206567101">
                <text:p>166.489206567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67.033071754588">
                <text:p>167.0330717545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67.575446900466">
                <text:p>167.5754469004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68.11633608704">
                <text:p>168.11633608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68.655743385432">
                <text:p>168.6557433854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69.193672855608">
                <text:p>169.1936728556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69.730128546415">
                <text:p>169.7301285464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70.265114495603">
                <text:p>170.2651144956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70.798634729861">
                <text:p>170.7986347298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1.330693264848">
                <text:p>171.330693264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71.861294105218">
                <text:p>171.8612941052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72.390441244656">
                <text:p>172.390441244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2.918138665904">
                <text:p>172.9181386659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73.444390340792">
                <text:p>173.4443903407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73.969200230269">
                <text:p>173.9692002302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4.492572284433">
                <text:p>174.4925722844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75.014510442557">
                <text:p>175.0145104425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5.535018633126">
                <text:p>175.535018633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76.054100773857">
                <text:p>176.0541007738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76.571760771737">
                <text:p>176.571760771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77.088002523047">
                <text:p>177.088002523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77.602829913395">
                <text:p>177.6028299133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78.116246817742">
                <text:p>178.1162468177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78.628257100433">
                <text:p>178.6282571004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9.138864615226">
                <text:p>179.138864615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79.648073205321">
                <text:p>179.6480732053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80.155886703389">
                <text:p>180.1558867033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80.662308931599">
                <text:p>180.6623089315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81.167343701649">
                <text:p>181.1673437016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81.670994814796">
                <text:p>181.6709948147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82.173266061878">
                <text:p>182.1732660618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82.674161223353">
                <text:p>182.674161223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83.173684069316">
                <text:p>183.1736840693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83.671838359537">
                <text:p>183.6718383595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84.168627843484">
                <text:p>184.1686278434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84.664056260351">
                <text:p>184.6640562603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85.158127339089">
                <text:p>185.1581273390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85.650844798434">
                <text:p>185.6508447984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86.142212346932">
                <text:p>186.1422123469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86.632233682968">
                <text:p>186.632233682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87.120912494795">
                <text:p>187.1209124947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87.608252460563">
                <text:p>187.6082524605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88.094257248342">
                <text:p>188.0942572483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88.578930516155">
                <text:p>188.5789305161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89.062275912001">
                <text:p>189.062275912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89.544297073886">
                <text:p>189.5442970738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90.024997629848">
                <text:p>190.0249976298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90.504381197985">
                <text:p>190.5043811979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90.982451386484">
                <text:p>190.9824513864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91.459211793644">
                <text:p>191.459211793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91.934666007908">
                <text:p>191.9346660079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92.408817607887">
                <text:p>192.4088176078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92.881670162386">
                <text:p>192.8816701623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93.353227230434">
                <text:p>193.353227230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93.823492361309">
                <text:p>193.8234923613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94.292469094566">
                <text:p>194.2924690945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94.76016096006">
                <text:p>194.760160960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95.226571477978">
                <text:p>195.226571477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95.69170415886">
                <text:p>195.691704158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96.155562503631">
                <text:p>196.1555625036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96.618150003621">
                <text:p>196.6181500036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97.079470140597">
                <text:p>197.0794701405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97.539526386787">
                <text:p>197.5395263867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97.998322204906">
                <text:p>197.9983222049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98.45586104818">
                <text:p>198.455861048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98.912146360377">
                <text:p>198.9121463603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99.367181575828">
                <text:p>199.3671815758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99.820970119455">
                <text:p>199.8209701194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00.273515406799">
                <text:p>200.2735154067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00.724820844041">
                <text:p>200.7248208440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01.17488982803">
                <text:p>201.174889828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01.623725746309">
                <text:p>201.6237257463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02.071331977141">
                <text:p>202.0713319771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02.517711889533">
                <text:p>202.5177118895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02.96286884326">
                <text:p>202.962868843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03.406806188895">
                <text:p>203.4068061888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03.84952726783">
                <text:p>203.849527267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04.291035412301">
                <text:p>204.2910354123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04.731333945418">
                <text:p>204.7313339454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05.170426181184">
                <text:p>205.1704261811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05.608315424523">
                <text:p>205.6083154245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06.045004971306">
                <text:p>206.045004971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06.48049810837">
                <text:p>206.480498108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06.914798113553">
                <text:p>206.9147981135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07.347908255708">
                <text:p>207.3479082557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07.779831794733">
                <text:p>207.7798317947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08.210571981597">
                <text:p>208.2105719815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08.64013205836">
                <text:p>208.640132058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09.0685152582">
                <text:p>209.0685152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09.495724805438">
                <text:p>209.4957248054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09.92176391556">
                <text:p>209.921763915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10.346635795243">
                <text:p>210.3466357952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0.770343642379">
                <text:p>210.7703436423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11.192890646099">
                <text:p>211.1928906460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11.614279986794">
                <text:p>211.6142799867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2.034514836146">
                <text:p>212.0345148361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2.453598357143">
                <text:p>212.4535983571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12.871533704109">
                <text:p>212.87153370410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13.288324022728">
                <text:p>213.2883240227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3.703972450063">
                <text:p>213.7039724500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14.118482114584">
                <text:p>214.1184821145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14.531856136187">
                <text:p>214.531856136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14.944097626225">
                <text:p>214.9440976262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15.355209687523">
                <text:p>215.3552096875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15.765195414407">
                <text:p>215.7651954144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16.174057892723">
                <text:p>216.1740578927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16.581800199867">
                <text:p>216.5818001998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16.988425404799">
                <text:p>216.9884254047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17.393936568073">
                <text:p>217.3939365680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7.798336741859">
                <text:p>217.7983367418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8.201628969964">
                <text:p>218.2016289699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18.603816287854">
                <text:p>218.6038162878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9.004901722682">
                <text:p>219.0049017226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19.404888293305">
                <text:p>219.4048882933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9.803779010309">
                <text:p>219.8037790103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20.201576876035">
                <text:p>220.2015768760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20.598284884593">
                <text:p>220.5982848845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20.993906021896">
                <text:p>220.9939060218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21.388443265672">
                <text:p>221.3884432656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21.781899585492">
                <text:p>221.7818995854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22.174277942792">
                <text:p>222.1742779427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22.565581290894">
                <text:p>222.56558129089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22.955812575028">
                <text:p>222.955812575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23.344974732357">
                <text:p>223.3449747323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23.733070691994">
                <text:p>223.7330706919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24.12010337503">
                <text:p>224.120103375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24.50607569455">
                <text:p>224.506075694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24.890990555661">
                <text:p>224.8909905556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25.274850855509">
                <text:p>225.2748508555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25.657659483302">
                <text:p>225.6576594833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26.039419320334">
                <text:p>226.0394193203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26.420133240004">
                <text:p>226.4201332400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26.79980410784">
                <text:p>226.799804107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27.178434781517">
                <text:p>227.1784347815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27.556028110883">
                <text:p>227.5560281108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27.932586937976">
                <text:p>227.932586937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28.30811409705">
                <text:p>228.308114097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28.682612414593">
                <text:p>228.6826124145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29.056084709347">
                <text:p>229.0560847093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29.428533792335">
                <text:p>229.4285337923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29.799962466877">
                <text:p>229.7999624668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30.170373528611">
                <text:p>230.1703735286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30.539769765519">
                <text:p>230.5397697655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30.908153957942">
                <text:p>230.908153957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